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77.41pt"/>
    </style:style>
    <style:style style:name="co13" style:family="table-column">
      <style:table-column-properties fo:break-before="auto" style:column-width="105.99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59.64pt"/>
    </style:style>
    <style:style style:name="co16" style:family="table-column">
      <style:table-column-properties fo:break-before="auto" style:column-width="82.8pt"/>
    </style:style>
    <style:style style:name="co17" style:family="table-column">
      <style:table-column-properties fo:break-before="auto" style:column-width="92.1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166.2pt"/>
    </style:style>
    <style:style style:name="co20" style:family="table-column">
      <style:table-column-properties fo:break-before="auto" style:column-width="78.21pt"/>
    </style:style>
    <style:style style:name="co21" style:family="table-column">
      <style:table-column-properties fo:break-before="auto" style:column-width="68.14pt"/>
    </style:style>
    <style:style style:name="co22" style:family="table-column">
      <style:table-column-properties fo:break-before="auto" style:column-width="152.31pt"/>
    </style:style>
    <style:style style:name="co23" style:family="table-column">
      <style:table-column-properties fo:break-before="auto" style:column-width="187.8pt"/>
    </style:style>
    <style:style style:name="co24" style:family="table-column">
      <style:table-column-properties fo:break-before="auto" style:column-width="97.51pt"/>
    </style:style>
    <style:style style:name="co25" style:family="table-column">
      <style:table-column-properties fo:break-before="auto" style:column-width="120.64pt"/>
    </style:style>
    <style:style style:name="co26" style:family="table-column">
      <style:table-column-properties fo:break-before="auto" style:column-width="114.46pt"/>
    </style:style>
    <style:style style:name="co27" style:family="table-column">
      <style:table-column-properties fo:break-before="auto" style:column-width="95.95pt"/>
    </style:style>
    <style:style style:name="co28" style:family="table-column">
      <style:table-column-properties fo:break-before="auto" style:column-width="126.85pt"/>
    </style:style>
    <style:style style:name="co29" style:family="table-column">
      <style:table-column-properties fo:break-before="auto" style:column-width="112.14pt"/>
    </style:style>
    <style:style style:name="co30" style:family="table-column">
      <style:table-column-properties fo:break-before="auto" style:column-width="139.21pt"/>
    </style:style>
    <style:style style:name="co31" style:family="table-column">
      <style:table-column-properties fo:break-before="auto" style:column-width="127.59pt"/>
    </style:style>
    <style:style style:name="co32" style:family="table-column">
      <style:table-column-properties fo:break-before="auto" style:column-width="86.71pt"/>
    </style:style>
    <style:style style:name="co33" style:family="table-column">
      <style:table-column-properties fo:break-before="auto" style:column-width="95.16pt"/>
    </style:style>
    <style:style style:name="co34" style:family="table-column">
      <style:table-column-properties fo:break-before="auto" style:column-width="73.56pt"/>
    </style:style>
    <style:style style:name="co35" style:family="table-column">
      <style:table-column-properties fo:break-before="auto" style:column-width="109.05pt"/>
    </style:style>
    <style:style style:name="co36" style:family="table-column">
      <style:table-column-properties fo:break-before="auto" style:column-width="85.15pt"/>
    </style:style>
    <style:style style:name="co37" style:family="table-column">
      <style:table-column-properties fo:break-before="auto" style:column-width="104.46pt"/>
    </style:style>
    <style:style style:name="co38" style:family="table-column">
      <style:table-column-properties fo:break-before="auto" style:column-width="111.4pt"/>
    </style:style>
    <style:style style:name="co39" style:family="table-column">
      <style:table-column-properties fo:break-before="auto" style:column-width="37.3pt"/>
    </style:style>
    <style:style style:name="co40" style:family="table-column">
      <style:table-column-properties fo:break-before="auto" style:column-width="38.81pt"/>
    </style:style>
    <style:style style:name="co41" style:family="table-column">
      <style:table-column-properties fo:break-before="auto" style:column-width="47.31pt"/>
    </style:style>
    <style:style style:name="co42" style:family="table-column">
      <style:table-column-properties fo:break-before="auto" style:column-width="51.14pt"/>
    </style:style>
    <style:style style:name="co43" style:family="table-column">
      <style:table-column-properties fo:break-before="auto" style:column-width="62.76pt"/>
    </style:style>
    <style:style style:name="co44" style:family="table-column">
      <style:table-column-properties fo:break-before="auto" style:column-width="71.26pt"/>
    </style:style>
    <style:style style:name="co45" style:family="table-column">
      <style:table-column-properties fo:break-before="auto" style:column-width="45.01pt"/>
    </style:style>
    <style:style style:name="co46" style:family="table-column">
      <style:table-column-properties fo:break-before="auto" style:column-width="56.61pt"/>
    </style:style>
    <style:style style:name="co47" style:family="table-column">
      <style:table-column-properties fo:break-before="auto" style:column-width="65.06pt"/>
    </style:style>
    <style:style style:name="co48" style:family="table-column">
      <style:table-column-properties fo:break-before="auto" style:column-width="48.84pt"/>
    </style:style>
    <style:style style:name="co49" style:family="table-column">
      <style:table-column-properties fo:break-before="auto" style:column-width="60.46pt"/>
    </style:style>
    <style:style style:name="co50" style:family="table-column">
      <style:table-column-properties fo:break-before="auto" style:column-width="68.94pt"/>
    </style:style>
    <style:style style:name="co51" style:family="table-column">
      <style:table-column-properties fo:break-before="auto" style:column-width="40.34pt"/>
    </style:style>
    <style:style style:name="co52" style:family="table-column">
      <style:table-column-properties fo:break-before="auto" style:column-width="45.75pt"/>
    </style:style>
    <style:style style:name="co53" style:family="table-column">
      <style:table-column-properties fo:break-before="auto" style:column-width="57.34pt"/>
    </style:style>
    <style:style style:name="co54" style:family="table-column">
      <style:table-column-properties fo:break-before="auto" style:column-width="172.35pt"/>
    </style:style>
    <style:style style:name="co55" style:family="table-column">
      <style:table-column-properties fo:break-before="auto" style:column-width="89.01pt"/>
    </style:style>
    <style:style style:name="co56" style:family="table-column">
      <style:table-column-properties fo:break-before="auto" style:column-width="88.24pt"/>
    </style:style>
    <style:style style:name="co57" style:family="table-column">
      <style:table-column-properties fo:break-before="auto" style:column-width="90.54pt"/>
    </style:style>
    <style:style style:name="co58" style:family="table-column">
      <style:table-column-properties fo:break-before="auto" style:column-width="102.9pt"/>
    </style:style>
    <style:style style:name="co59" style:family="table-column">
      <style:table-column-properties fo:break-before="auto" style:column-width="87.45pt"/>
    </style:style>
    <style:style style:name="co60" style:family="table-column">
      <style:table-column-properties fo:break-before="auto" style:column-width="83.59pt"/>
    </style:style>
    <style:style style:name="co61" style:family="table-column">
      <style:table-column-properties fo:break-before="auto" style:column-width="81.3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119.91pt"/>
    </style:style>
    <style:style style:name="co64" style:family="table-column">
      <style:table-column-properties fo:break-before="auto" style:column-width="49.66pt"/>
    </style:style>
    <style:style style:name="co65" style:family="table-column">
      <style:table-column-properties fo:break-before="auto" style:column-width="80.5pt"/>
    </style:style>
    <style:style style:name="co66" style:family="table-column">
      <style:table-column-properties fo:break-before="auto" style:column-width="78.94pt"/>
    </style:style>
    <style:style style:name="co67" style:family="table-column">
      <style:table-column-properties fo:break-before="auto" style:column-width="79.74pt"/>
    </style:style>
    <style:style style:name="co68" style:family="table-column">
      <style:table-column-properties fo:break-before="auto" style:column-width="99.81pt"/>
    </style:style>
    <style:style style:name="co69" style:family="table-column">
      <style:table-column-properties fo:break-before="auto" style:column-width="69.7pt"/>
    </style:style>
    <style:style style:name="co70" style:family="table-column">
      <style:table-column-properties fo:break-before="auto" style:column-width="121.41pt"/>
    </style:style>
    <style:style style:name="co71" style:family="table-column">
      <style:table-column-properties fo:break-before="auto" style:column-width="123.76pt"/>
    </style:style>
    <style:style style:name="co72" style:family="table-column">
      <style:table-column-properties fo:break-before="auto" style:column-width="117.55pt"/>
    </style:style>
    <style:style style:name="co73" style:family="table-column">
      <style:table-column-properties fo:break-before="auto" style:column-width="122.94pt"/>
    </style:style>
    <style:style style:name="co74" style:family="table-column">
      <style:table-column-properties fo:break-before="auto" style:column-width="116.79pt"/>
    </style:style>
    <style:style style:name="co75" style:family="table-column">
      <style:table-column-properties fo:break-before="auto" style:column-width="134.56pt"/>
    </style:style>
    <style:style style:name="co76" style:family="table-column">
      <style:table-column-properties fo:break-before="auto" style:column-width="162.34pt"/>
    </style:style>
    <style:style style:name="co77" style:family="table-column">
      <style:table-column-properties fo:break-before="auto" style:column-width="58.9pt"/>
    </style:style>
    <style:style style:name="co78" style:family="table-column">
      <style:table-column-properties fo:break-before="auto" style:column-width="76.65pt"/>
    </style:style>
    <style:style style:name="co79" style:family="table-column">
      <style:table-column-properties fo:break-before="auto" style:column-width="67.41pt"/>
    </style:style>
    <style:style style:name="co80" style:family="table-column">
      <style:table-column-properties fo:break-before="auto" style:column-width="103.66pt"/>
    </style:style>
    <style:style style:name="co81" style:family="table-column">
      <style:table-column-properties fo:break-before="auto" style:column-width="109.84pt"/>
    </style:style>
    <style:style style:name="co82" style:family="table-column">
      <style:table-column-properties fo:break-before="auto" style:column-width="96.69pt"/>
    </style:style>
    <style:style style:name="co83" style:family="table-column">
      <style:table-column-properties fo:break-before="auto" style:column-width="137.65pt"/>
    </style:style>
    <style:style style:name="co84" style:family="table-column">
      <style:table-column-properties fo:break-before="auto" style:column-width="85.89pt"/>
    </style:style>
    <style:style style:name="co85" style:family="table-column">
      <style:table-column-properties fo:break-before="auto" style:column-width="75.09pt"/>
    </style:style>
    <style:style style:name="co86" style:family="table-column">
      <style:table-column-properties fo:break-before="auto" style:column-width="101.34pt"/>
    </style:style>
    <style:style style:name="co87" style:family="table-column">
      <style:table-column-properties fo:break-before="auto" style:column-width="106.75pt"/>
    </style:style>
    <style:style style:name="co88" style:family="table-column">
      <style:table-column-properties fo:break-before="auto" style:column-width="119.11pt"/>
    </style:style>
    <style:style style:name="co89" style:family="table-column">
      <style:table-column-properties fo:break-before="auto" style:column-width="70.44pt"/>
    </style:style>
    <style:style style:name="co90" style:family="table-column">
      <style:table-column-properties fo:break-before="auto" style:column-width="63.5pt"/>
    </style:style>
    <style:style style:name="co91" style:family="table-column">
      <style:table-column-properties fo:break-before="auto" style:column-width="61.2pt"/>
    </style:style>
    <style:style style:name="co92" style:family="table-column">
      <style:table-column-properties fo:break-before="auto" style:column-width="84.36pt"/>
    </style:style>
    <style:style style:name="co93" style:family="table-column">
      <style:table-column-properties fo:break-before="auto" style:column-width="72pt"/>
    </style:style>
    <style:style style:name="co94" style:family="table-column">
      <style:table-column-properties fo:break-before="auto" style:column-width="66.61pt"/>
    </style:style>
    <style:style style:name="co95" style:family="table-column">
      <style:table-column-properties fo:break-before="auto" style:column-width="144.6pt"/>
    </style:style>
    <style:style style:name="co96" style:family="table-column">
      <style:table-column-properties fo:break-before="auto" style:column-width="147.66pt"/>
    </style:style>
    <style:style style:name="co97" style:family="table-column">
      <style:table-column-properties fo:break-before="auto" style:column-width="98.25pt"/>
    </style:style>
    <style:style style:name="co98" style:family="table-column">
      <style:table-column-properties fo:break-before="auto" style:column-width="128.35pt"/>
    </style:style>
    <style:style style:name="co99" style:family="table-column">
      <style:table-column-properties fo:break-before="auto" style:column-width="133.74pt"/>
    </style:style>
    <style:style style:name="co100" style:family="table-column">
      <style:table-column-properties fo:break-before="auto" style:column-width="130.71pt"/>
    </style:style>
    <style:style style:name="co101" style:family="table-column">
      <style:table-column-properties fo:break-before="auto" style:column-width="89.74pt"/>
    </style:style>
    <style:style style:name="co102" style:family="table-column">
      <style:table-column-properties fo:break-before="auto" style:column-width="91.3pt"/>
    </style:style>
    <style:style style:name="co103" style:family="table-column">
      <style:table-column-properties fo:break-before="auto" style:column-width="150.01pt"/>
    </style:style>
    <style:style style:name="co104" style:family="table-column">
      <style:table-column-properties fo:break-before="auto" style:column-width="153.04pt"/>
    </style:style>
    <style:style style:name="co105" style:family="table-column">
      <style:table-column-properties fo:break-before="auto" style:column-width="136.09pt"/>
    </style:style>
    <style:style style:name="co10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100">
      <style:table-cell-properties fo:background-color="#ffff00"/>
    </style:style>
    <style:style style:name="ce6" style:family="table-cell" style:parent-style-name="Default" style:data-style-name="N100">
      <style:table-cell-properties fo:background-color="#00ff66"/>
    </style:style>
    <style:style style:name="ce7" style:family="table-cell" style:parent-style-name="Default" style:data-style-name="N100">
      <style:table-cell-properties fo:background-color="#ff3300"/>
    </style:style>
    <style:style style:name="ce8" style:family="table-cell" style:parent-style-name="Default" style:data-style-name="N100">
      <style:table-cell-properties fo:background-color="#ff3333"/>
    </style:style>
  </office:automatic-styles>
  <office:body>
    <office:spreadsheet>
      <table:calculation-settings table:automatic-find-labels="false"/>
      <table:table table:name="big_full_sq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6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3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6" table:default-cell-style-name="ce2"/>
        <table:table-column table:style-name="co15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1" table:default-cell-style-name="ce2"/>
        <table:table-column table:style-name="co49" table:default-cell-style-name="ce2"/>
        <table:table-column table:style-name="co52" table:default-cell-style-name="ce2"/>
        <table:table-column table:style-name="co53" table:default-cell-style-name="ce2"/>
        <table:table-column table:style-name="co14" table:default-cell-style-name="ce2"/>
        <table:table-column table:style-name="co52" table:default-cell-style-name="ce2"/>
        <table:table-column table:style-name="co53" table:default-cell-style-name="ce2"/>
        <table:table-column table:style-name="co14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52" table:default-cell-style-name="ce2"/>
        <table:table-column table:style-name="co53" table:default-cell-style-name="ce2"/>
        <table:table-column table:style-name="co14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column table:style-name="co32" table:default-cell-style-name="ce2"/>
        <table:table-column table:style-name="co58" table:default-cell-style-name="ce2"/>
        <table:table-column table:style-name="co55" table:default-cell-style-name="ce2"/>
        <table:table-column table:style-name="co59" table:default-cell-style-name="ce2"/>
        <table:table-column table:style-name="co60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38" table:number-columns-repeated="3" table:default-cell-style-name="ce2"/>
        <table:table-column table:style-name="co29" table:default-cell-style-name="ce2"/>
        <table:table-column table:style-name="co64" table:default-cell-style-name="ce2"/>
        <table:table-column table:style-name="co65" table:default-cell-style-name="ce2"/>
        <table:table-column table:style-name="co20" table:default-cell-style-name="ce2"/>
        <table:table-column table:style-name="co61" table:default-cell-style-name="ce2"/>
        <table:table-column table:style-name="co66" table:default-cell-style-name="ce2"/>
        <table:table-column table:style-name="co16" table:default-cell-style-name="ce2"/>
        <table:table-column table:style-name="co14" table:number-columns-repeated="2" table:default-cell-style-name="ce2"/>
        <table:table-column table:style-name="co67" table:default-cell-style-name="ce2"/>
        <table:table-column table:style-name="co21" table:default-cell-style-name="ce2"/>
        <table:table-column table:style-name="co68" table:default-cell-style-name="ce2"/>
        <table:table-column table:style-name="co69" table:default-cell-style-name="ce2"/>
        <table:table-column table:style-name="co66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25" table:default-cell-style-name="ce2"/>
        <table:table-column table:style-name="co73" table:default-cell-style-name="ce2"/>
        <table:table-column table:style-name="co74" table:default-cell-style-name="ce2"/>
        <table:table-column table:style-name="co75" table:default-cell-style-name="ce2"/>
        <table:table-column table:style-name="co76" table:default-cell-style-name="ce2"/>
        <table:table-column table:style-name="co14" table:default-cell-style-name="ce2"/>
        <table:table-column table:style-name="co77" table:default-cell-style-name="ce2"/>
        <table:table-column table:style-name="co14" table:number-columns-repeated="3" table:default-cell-style-name="ce2"/>
        <table:table-column table:style-name="co78" table:default-cell-style-name="ce2"/>
        <table:table-column table:style-name="co14" table:default-cell-style-name="ce2"/>
        <table:table-column table:style-name="co44" table:default-cell-style-name="ce2"/>
        <table:table-column table:style-name="co79" table:default-cell-style-name="ce2"/>
        <table:table-column table:style-name="co20" table:default-cell-style-name="ce2"/>
        <table:table-column table:style-name="co44" table:default-cell-style-name="ce2"/>
        <table:table-column table:style-name="co79" table:default-cell-style-name="ce2"/>
        <table:table-column table:style-name="co49" table:default-cell-style-name="ce2"/>
        <table:table-column table:style-name="co79" table:default-cell-style-name="ce2"/>
        <table:table-column table:style-name="co80" table:default-cell-style-name="ce2"/>
        <table:table-column table:style-name="co24" table:default-cell-style-name="ce2"/>
        <table:table-column table:style-name="co81" table:default-cell-style-name="ce2"/>
        <table:table-column table:style-name="co61" table:default-cell-style-name="ce2"/>
        <table:table-column table:style-name="co59" table:default-cell-style-name="ce2"/>
        <table:table-column table:style-name="co82" table:default-cell-style-name="ce2"/>
        <table:table-column table:style-name="co14" table:default-cell-style-name="ce2"/>
        <table:table-column table:style-name="co83" table:default-cell-style-name="ce2"/>
        <table:table-column table:style-name="co63" table:default-cell-style-name="ce2"/>
        <table:table-column table:style-name="co14" table:default-cell-style-name="ce2"/>
        <table:table-column table:style-name="co12" table:default-cell-style-name="ce2"/>
        <table:table-column table:style-name="co84" table:default-cell-style-name="ce2"/>
        <table:table-column table:style-name="co14" table:default-cell-style-name="ce2"/>
        <table:table-column table:style-name="co85" table:default-cell-style-name="ce2"/>
        <table:table-column table:style-name="co43" table:default-cell-style-name="ce2"/>
        <table:table-column table:style-name="co14" table:default-cell-style-name="ce2"/>
        <table:table-column table:style-name="co34" table:default-cell-style-name="ce2"/>
        <table:table-column table:style-name="co86" table:default-cell-style-name="ce2"/>
        <table:table-column table:style-name="co80" table:default-cell-style-name="ce2"/>
        <table:table-column table:style-name="co13" table:default-cell-style-name="ce2"/>
        <table:table-column table:style-name="co44" table:default-cell-style-name="ce2"/>
        <table:table-column table:style-name="co20" table:default-cell-style-name="ce2"/>
        <table:table-column table:style-name="co87" table:default-cell-style-name="ce2"/>
        <table:table-column table:style-name="co14" table:default-cell-style-name="ce2"/>
        <table:table-column table:style-name="co88" table:default-cell-style-name="ce2"/>
        <table:table-column table:style-name="co44" table:default-cell-style-name="ce2"/>
        <table:table-column table:style-name="co78" table:default-cell-style-name="ce2"/>
        <table:table-column table:style-name="co29" table:default-cell-style-name="ce2"/>
        <table:table-column table:style-name="co14" table:number-columns-repeated="3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12" table:default-cell-style-name="ce2"/>
        <table:table-column table:style-name="co85" table:default-cell-style-name="ce2"/>
        <table:table-column table:style-name="co92" table:default-cell-style-name="ce2"/>
        <table:table-column table:style-name="co66" table:default-cell-style-name="ce2"/>
        <table:table-column table:style-name="co93" table:default-cell-style-name="ce2"/>
        <table:table-column table:style-name="co94" table:default-cell-style-name="ce2"/>
        <table:table-column table:style-name="co67" table:default-cell-style-name="ce2"/>
        <table:table-column table:style-name="co95" table:default-cell-style-name="ce2"/>
        <table:table-column table:style-name="co96" table:default-cell-style-name="ce2"/>
        <table:table-column table:style-name="co97" table:default-cell-style-name="ce2"/>
        <table:table-column table:style-name="co73" table:default-cell-style-name="ce2"/>
        <table:table-column table:style-name="co98" table:default-cell-style-name="ce2"/>
        <table:table-column table:style-name="co99" table:number-columns-repeated="4" table:default-cell-style-name="ce2"/>
        <table:table-column table:style-name="co100" table:default-cell-style-name="ce2"/>
        <table:table-column table:style-name="co35" table:default-cell-style-name="ce2"/>
        <table:table-column table:style-name="co57" table:default-cell-style-name="ce2"/>
        <table:table-column table:style-name="co27" table:default-cell-style-name="ce2"/>
        <table:table-column table:style-name="co101" table:default-cell-style-name="ce2"/>
        <table:table-column table:style-name="co16" table:default-cell-style-name="ce2"/>
        <table:table-column table:style-name="co102" table:default-cell-style-name="ce2"/>
        <table:table-column table:style-name="co16" table:default-cell-style-name="ce2"/>
        <table:table-column table:style-name="co65" table:default-cell-style-name="ce2"/>
        <table:table-column table:style-name="co101" table:default-cell-style-name="ce2"/>
        <table:table-column table:style-name="co92" table:default-cell-style-name="ce2"/>
        <table:table-column table:style-name="co12" table:default-cell-style-name="ce2"/>
        <table:table-column table:style-name="co93" table:default-cell-style-name="ce2"/>
        <table:table-column table:style-name="co36" table:default-cell-style-name="ce2"/>
        <table:table-column table:style-name="co103" table:default-cell-style-name="ce2"/>
        <table:table-column table:style-name="co104" table:default-cell-style-name="ce2"/>
        <table:table-column table:style-name="co80" table:default-cell-style-name="ce2"/>
        <table:table-column table:style-name="co98" table:default-cell-style-name="ce2"/>
        <table:table-column table:style-name="co99" table:default-cell-style-name="ce2"/>
        <table:table-column table:style-name="co30" table:number-columns-repeated="4" table:default-cell-style-name="ce2"/>
        <table:table-column table:style-name="co105" table:default-cell-style-name="ce2"/>
        <table:table-column table:style-name="co26" table:default-cell-style-name="ce2"/>
        <table:table-column table:style-name="co27" table:default-cell-style-name="ce2"/>
        <table:table-column table:style-name="co86" table:default-cell-style-name="ce2"/>
        <table:table-column table:style-name="co33" table:default-cell-style-name="ce2"/>
        <table:table-column table:style-name="co56" table:default-cell-style-name="ce2"/>
        <table:table-column table:style-name="co82" table:default-cell-style-name="ce2"/>
        <table:table-column table:style-name="co16" table:default-cell-style-name="ce2"/>
        <table:table-column table:style-name="co65" table:default-cell-style-name="ce2"/>
        <table:table-column table:style-name="co101" table:default-cell-style-name="ce2"/>
        <table:table-column table:style-name="co92" table:default-cell-style-name="ce2"/>
        <table:table-column table:style-name="co12" table:default-cell-style-name="ce2"/>
        <table:table-column table:style-name="co93" table:default-cell-style-name="ce2"/>
        <table:table-column table:style-name="co36" table:default-cell-style-name="ce2"/>
        <table:table-column table:style-name="co103" table:default-cell-style-name="ce2"/>
        <table:table-column table:style-name="co104" table:default-cell-style-name="ce2"/>
        <table:table-column table:style-name="co80" table:default-cell-style-name="ce2"/>
        <table:table-column table:style-name="co98" table:default-cell-style-name="ce2"/>
        <table:table-column table:style-name="co99" table:default-cell-style-name="ce2"/>
        <table:table-column table:style-name="co30" table:number-columns-repeated="4" table:default-cell-style-name="ce2"/>
        <table:table-column table:style-name="co105" table:default-cell-style-name="ce2"/>
        <table:table-column table:style-name="co26" table:default-cell-style-name="ce2"/>
        <table:table-column table:style-name="co27" table:default-cell-style-name="ce2"/>
        <table:table-column table:style-name="co86" table:default-cell-style-name="ce2"/>
        <table:table-column table:style-name="co33" table:default-cell-style-name="ce2"/>
        <table:table-column table:style-name="co56" table:default-cell-style-name="ce2"/>
        <table:table-column table:style-name="co82" table:default-cell-style-name="ce2"/>
        <table:table-column table:style-name="co16" table:default-cell-style-name="ce2"/>
        <table:table-column table:style-name="co65" table:default-cell-style-name="ce2"/>
        <table:table-column table:style-name="co101" table:default-cell-style-name="ce2"/>
        <table:table-column table:style-name="co92" table:default-cell-style-name="ce2"/>
        <table:table-column table:style-name="co12" table:default-cell-style-name="ce2"/>
        <table:table-column table:style-name="co93" table:default-cell-style-name="ce2"/>
        <table:table-column table:style-name="co36" table:default-cell-style-name="ce2"/>
        <table:table-column table:style-name="co103" table:default-cell-style-name="ce2"/>
        <table:table-column table:style-name="co104" table:default-cell-style-name="ce2"/>
        <table:table-column table:style-name="co80" table:default-cell-style-name="ce2"/>
        <table:table-column table:style-name="co98" table:default-cell-style-name="ce2"/>
        <table:table-column table:style-name="co99" table:default-cell-style-name="ce2"/>
        <table:table-column table:style-name="co30" table:number-columns-repeated="4" table:default-cell-style-name="ce2"/>
        <table:table-column table:style-name="co105" table:default-cell-style-name="ce2"/>
        <table:table-column table:style-name="co26" table:default-cell-style-name="ce2"/>
        <table:table-column table:style-name="co27" table:default-cell-style-name="ce2"/>
        <table:table-column table:style-name="co86" table:default-cell-style-name="ce2"/>
        <table:table-column table:style-name="co33" table:default-cell-style-name="ce2"/>
        <table:table-column table:style-name="co56" table:default-cell-style-name="ce2"/>
        <table:table-column table:style-name="co82" table:default-cell-style-name="ce2"/>
        <table:table-column table:style-name="co16" table:default-cell-style-name="ce2"/>
        <table:table-column table:style-name="co65" table:default-cell-style-name="ce2"/>
        <table:table-column table:style-name="co101" table:default-cell-style-name="ce2"/>
        <table:table-column table:style-name="co92" table:default-cell-style-name="ce2"/>
        <table:table-column table:style-name="co12" table:default-cell-style-name="ce2"/>
        <table:table-column table:style-name="co93" table:default-cell-style-name="ce2"/>
        <table:table-column table:style-name="co36" table:default-cell-style-name="ce2"/>
        <table:table-column table:style-name="co103" table:default-cell-style-name="ce2"/>
        <table:table-column table:style-name="co104" table:default-cell-style-name="ce2"/>
        <table:table-column table:style-name="co80" table:default-cell-style-name="ce2"/>
        <table:table-column table:style-name="co98" table:default-cell-style-name="ce2"/>
        <table:table-column table:style-name="co99" table:default-cell-style-name="ce2"/>
        <table:table-column table:style-name="co30" table:number-columns-repeated="4" table:default-cell-style-name="ce2"/>
        <table:table-column table:style-name="co105" table:default-cell-style-name="ce2"/>
        <table:table-column table:style-name="co26" table:default-cell-style-name="ce2"/>
        <table:table-column table:style-name="co27" table:default-cell-style-name="ce2"/>
        <table:table-column table:style-name="co86" table:default-cell-style-name="ce2"/>
        <table:table-column table:style-name="co33" table:default-cell-style-name="ce2"/>
        <table:table-column table:style-name="co56" table:default-cell-style-name="ce2"/>
        <table:table-column table:style-name="co82" table:default-cell-style-name="ce2"/>
        <table:table-column table:style-name="co16" table:default-cell-style-name="ce2"/>
        <table:table-column table:style-name="co65" table:default-cell-style-name="ce2"/>
        <table:table-column table:style-name="co101" table:default-cell-style-name="ce2"/>
        <table:table-column table:style-name="co92" table:default-cell-style-name="ce2"/>
        <table:table-column table:style-name="co12" table:default-cell-style-name="ce2"/>
        <table:table-column table:style-name="co93" table:default-cell-style-name="ce2"/>
        <table:table-column table:style-name="co36" table:default-cell-style-name="ce2"/>
        <table:table-column table:style-name="co103" table:default-cell-style-name="ce2"/>
        <table:table-column table:style-name="co104" table:default-cell-style-name="ce2"/>
        <table:table-column table:style-name="co80" table:default-cell-style-name="ce2"/>
        <table:table-column table:style-name="co98" table:default-cell-style-name="ce2"/>
        <table:table-column table:style-name="co99" table:default-cell-style-name="ce2"/>
        <table:table-column table:style-name="co30" table:number-columns-repeated="4" table:default-cell-style-name="ce2"/>
        <table:table-column table:style-name="co105" table:default-cell-style-name="ce2"/>
        <table:table-column table:style-name="co26" table:default-cell-style-name="ce2"/>
        <table:table-column table:style-name="co27" table:default-cell-style-name="ce2"/>
        <table:table-column table:style-name="co86" table:default-cell-style-name="ce2"/>
        <table:table-column table:style-name="co33" table:default-cell-style-name="ce2"/>
        <table:table-column table:style-name="co56" table:default-cell-style-name="ce2"/>
        <table:table-column table:style-name="co82" table:default-cell-style-name="ce2"/>
        <table:table-column table:style-name="co1" table:default-cell-style-name="ce2"/>
        <table:table-column table:style-name="co106" table:number-columns-repeated="730" table:default-cell-style-name="ce2"/>
        <table:table-row table:style-name="ro1">
          <table:table-cell table:style-name="Default" office:value-type="string" calcext:value-type="string">
            <text:p>price_doc</text:p>
          </table:table-cell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full_sq</text:p>
          </table:table-cell>
          <table:table-cell table:style-name="Default" office:value-type="string" calcext:value-type="string">
            <text:p>life_sq</text:p>
          </table:table-cell>
          <table:table-cell table:style-name="Default" office:value-type="string" calcext:value-type="string">
            <text:p>floor</text:p>
          </table:table-cell>
          <table:table-cell table:style-name="Default" office:value-type="string" calcext:value-type="string">
            <text:p>max_floor</text:p>
          </table:table-cell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build_year</text:p>
          </table:table-cell>
          <table:table-cell table:style-name="Default" office:value-type="string" calcext:value-type="string">
            <text:p>num_room</text:p>
          </table:table-cell>
          <table:table-cell table:style-name="Default" office:value-type="string" calcext:value-type="string">
            <text:p>kitch_sq</text:p>
          </table:table-cell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product_type</text:p>
          </table:table-cell>
          <table:table-cell table:style-name="Default" office:value-type="string" calcext:value-type="string">
            <text:p>sub_area</text:p>
          </table:table-cell>
          <table:table-cell table:style-name="Default" office:value-type="string" calcext:value-type="string">
            <text:p>area_m</text:p>
          </table:table-cell>
          <table:table-cell table:style-name="Default" office:value-type="string" calcext:value-type="string">
            <text:p>raion_popul</text:p>
          </table:table-cell>
          <table:table-cell table:style-name="Default" office:value-type="string" calcext:value-type="string">
            <text:p>green_zone_part</text:p>
          </table:table-cell>
          <table:table-cell table:style-name="Default" office:value-type="string" calcext:value-type="string">
            <text:p>indust_part</text:p>
          </table:table-cell>
          <table:table-cell table:style-name="Default" office:value-type="string" calcext:value-type="string">
            <text:p>children_preschool</text:p>
          </table:table-cell>
          <table:table-cell table:style-name="Default" office:value-type="string" calcext:value-type="string">
            <text:p>preschool_quota</text:p>
          </table:table-cell>
          <table:table-cell table:style-name="Default" office:value-type="string" calcext:value-type="string">
            <text:p>preschool_education_centers_raion</text:p>
          </table:table-cell>
          <table:table-cell table:style-name="Default" office:value-type="string" calcext:value-type="string">
            <text:p>children_school</text:p>
          </table:table-cell>
          <table:table-cell table:style-name="Default" office:value-type="string" calcext:value-type="string">
            <text:p>school_quota</text:p>
          </table:table-cell>
          <table:table-cell table:style-name="Default" office:value-type="string" calcext:value-type="string">
            <text:p>school_education_centers_raion</text:p>
          </table:table-cell>
          <table:table-cell table:style-name="Default" office:value-type="string" calcext:value-type="string">
            <text:p>school_education_centers_top_20_raion</text:p>
          </table:table-cell>
          <table:table-cell table:style-name="Default" office:value-type="string" calcext:value-type="string">
            <text:p>hospital_beds_raion</text:p>
          </table:table-cell>
          <table:table-cell table:style-name="Default" office:value-type="string" calcext:value-type="string">
            <text:p>healthcare_centers_raion</text:p>
          </table:table-cell>
          <table:table-cell table:style-name="Default" office:value-type="string" calcext:value-type="string">
            <text:p>university_top_20_raion</text:p>
          </table:table-cell>
          <table:table-cell table:style-name="Default" office:value-type="string" calcext:value-type="string">
            <text:p>sport_objects_raion</text:p>
          </table:table-cell>
          <table:table-cell table:style-name="Default" office:value-type="string" calcext:value-type="string">
            <text:p>additional_education_raion</text:p>
          </table:table-cell>
          <table:table-cell table:style-name="Default" office:value-type="string" calcext:value-type="string">
            <text:p>culture_objects_top_25</text:p>
          </table:table-cell>
          <table:table-cell table:style-name="Default" office:value-type="string" calcext:value-type="string">
            <text:p>culture_objects_top_25_raion</text:p>
          </table:table-cell>
          <table:table-cell table:style-name="Default" office:value-type="string" calcext:value-type="string">
            <text:p>shopping_centers_raion</text:p>
          </table:table-cell>
          <table:table-cell table:style-name="Default" office:value-type="string" calcext:value-type="string">
            <text:p>office_raion</text:p>
          </table:table-cell>
          <table:table-cell table:style-name="Default" office:value-type="string" calcext:value-type="string">
            <text:p>thermal_power_plant_raion</text:p>
          </table:table-cell>
          <table:table-cell table:style-name="Default" office:value-type="string" calcext:value-type="string">
            <text:p>incineration_raion</text:p>
          </table:table-cell>
          <table:table-cell table:style-name="Default" office:value-type="string" calcext:value-type="string">
            <text:p>oil_chemistry_raion</text:p>
          </table:table-cell>
          <table:table-cell table:style-name="Default" office:value-type="string" calcext:value-type="string">
            <text:p>radiation_raion</text:p>
          </table:table-cell>
          <table:table-cell table:style-name="Default" office:value-type="string" calcext:value-type="string">
            <text:p>railroad_terminal_raion</text:p>
          </table:table-cell>
          <table:table-cell table:style-name="Default" office:value-type="string" calcext:value-type="string">
            <text:p>big_market_raion</text:p>
          </table:table-cell>
          <table:table-cell table:style-name="Default" office:value-type="string" calcext:value-type="string">
            <text:p>nuclear_reactor_raion</text:p>
          </table:table-cell>
          <table:table-cell table:style-name="Default" office:value-type="string" calcext:value-type="string">
            <text:p>detention_facility_raion</text:p>
          </table:table-cell>
          <table:table-cell table:style-name="Default" office:value-type="string" calcext:value-type="string">
            <text:p>full_all</text:p>
          </table:table-cell>
          <table:table-cell table:style-name="Default" office:value-type="string" calcext:value-type="string">
            <text:p>male_f</text:p>
          </table:table-cell>
          <table:table-cell table:style-name="Default" office:value-type="string" calcext:value-type="string">
            <text:p>female_f</text:p>
          </table:table-cell>
          <table:table-cell table:style-name="Default" office:value-type="string" calcext:value-type="string">
            <text:p>young_all</text:p>
          </table:table-cell>
          <table:table-cell table:style-name="Default" office:value-type="string" calcext:value-type="string">
            <text:p>young_male</text:p>
          </table:table-cell>
          <table:table-cell table:style-name="Default" office:value-type="string" calcext:value-type="string">
            <text:p>young_female</text:p>
          </table:table-cell>
          <table:table-cell table:style-name="Default" office:value-type="string" calcext:value-type="string">
            <text:p>work_all</text:p>
          </table:table-cell>
          <table:table-cell table:style-name="Default" office:value-type="string" calcext:value-type="string">
            <text:p>work_male</text:p>
          </table:table-cell>
          <table:table-cell table:style-name="Default" office:value-type="string" calcext:value-type="string">
            <text:p>work_female</text:p>
          </table:table-cell>
          <table:table-cell table:style-name="Default" office:value-type="string" calcext:value-type="string">
            <text:p>ekder_all</text:p>
          </table:table-cell>
          <table:table-cell table:style-name="Default" office:value-type="string" calcext:value-type="string">
            <text:p>ekder_male</text:p>
          </table:table-cell>
          <table:table-cell table:style-name="Default" office:value-type="string" calcext:value-type="string">
            <text:p>ekder_female</text:p>
          </table:table-cell>
          <table:table-cell table:style-name="Default" office:value-type="string" calcext:value-type="string">
            <text:p>0_6_all</text:p>
          </table:table-cell>
          <table:table-cell table:style-name="Default" office:value-type="string" calcext:value-type="string">
            <text:p>0_6_male</text:p>
          </table:table-cell>
          <table:table-cell table:style-name="Default" office:value-type="string" calcext:value-type="string">
            <text:p>0_6_female</text:p>
          </table:table-cell>
          <table:table-cell table:style-name="Default" office:value-type="string" calcext:value-type="string">
            <text:p>7_14_all</text:p>
          </table:table-cell>
          <table:table-cell table:style-name="Default" office:value-type="string" calcext:value-type="string">
            <text:p>7_14_male</text:p>
          </table:table-cell>
          <table:table-cell table:style-name="Default" office:value-type="string" calcext:value-type="string">
            <text:p>7_14_female</text:p>
          </table:table-cell>
          <table:table-cell table:style-name="Default" office:value-type="string" calcext:value-type="string">
            <text:p>0_17_all</text:p>
          </table:table-cell>
          <table:table-cell table:style-name="Default" office:value-type="string" calcext:value-type="string">
            <text:p>0_17_male</text:p>
          </table:table-cell>
          <table:table-cell table:style-name="Default" office:value-type="string" calcext:value-type="string">
            <text:p>0_17_female</text:p>
          </table:table-cell>
          <table:table-cell table:style-name="Default" office:value-type="string" calcext:value-type="string">
            <text:p>16_29_all</text:p>
          </table:table-cell>
          <table:table-cell table:style-name="Default" office:value-type="string" calcext:value-type="string">
            <text:p>16_29_male</text:p>
          </table:table-cell>
          <table:table-cell table:style-name="Default" office:value-type="string" calcext:value-type="string">
            <text:p>16_29_female</text:p>
          </table:table-cell>
          <table:table-cell table:style-name="Default" office:value-type="string" calcext:value-type="string">
            <text:p>0_13_all</text:p>
          </table:table-cell>
          <table:table-cell table:style-name="Default" office:value-type="string" calcext:value-type="string">
            <text:p>0_13_male</text:p>
          </table:table-cell>
          <table:table-cell table:style-name="Default" office:value-type="string" calcext:value-type="string">
            <text:p>0_13_female</text:p>
          </table:table-cell>
          <table:table-cell table:style-name="Default" office:value-type="string" calcext:value-type="string">
            <text:p>raion_build_count_with_material_info</text:p>
          </table:table-cell>
          <table:table-cell table:style-name="Default" office:value-type="string" calcext:value-type="string">
            <text:p>build_count_block</text:p>
          </table:table-cell>
          <table:table-cell table:style-name="Default" office:value-type="string" calcext:value-type="string">
            <text:p>build_count_wood</text:p>
          </table:table-cell>
          <table:table-cell table:style-name="Default" office:value-type="string" calcext:value-type="string">
            <text:p>build_count_frame</text:p>
          </table:table-cell>
          <table:table-cell table:style-name="Default" office:value-type="string" calcext:value-type="string">
            <text:p>build_count_brick</text:p>
          </table:table-cell>
          <table:table-cell table:style-name="Default" office:value-type="string" calcext:value-type="string">
            <text:p>build_count_monolith</text:p>
          </table:table-cell>
          <table:table-cell table:style-name="Default" office:value-type="string" calcext:value-type="string">
            <text:p>build_count_panel</text:p>
          </table:table-cell>
          <table:table-cell table:style-name="Default" office:value-type="string" calcext:value-type="string">
            <text:p>build_count_foam</text:p>
          </table:table-cell>
          <table:table-cell table:style-name="Default" office:value-type="string" calcext:value-type="string">
            <text:p>build_count_slag</text:p>
          </table:table-cell>
          <table:table-cell table:style-name="Default" office:value-type="string" calcext:value-type="string">
            <text:p>build_count_mix</text:p>
          </table:table-cell>
          <table:table-cell table:style-name="Default" office:value-type="string" calcext:value-type="string">
            <text:p>raion_build_count_with_builddate_info</text:p>
          </table:table-cell>
          <table:table-cell table:style-name="Default" office:value-type="string" calcext:value-type="string">
            <text:p>build_count_before_1920</text:p>
          </table:table-cell>
          <table:table-cell table:style-name="Default" office:value-type="string" calcext:value-type="string">
            <text:p>build_count_1921-1945</text:p>
          </table:table-cell>
          <table:table-cell table:style-name="Default" office:value-type="string" calcext:value-type="string">
            <text:p>build_count_1946-1970</text:p>
          </table:table-cell>
          <table:table-cell table:style-name="Default" office:value-type="string" calcext:value-type="string">
            <text:p>build_count_1971-1995</text:p>
          </table:table-cell>
          <table:table-cell table:style-name="Default" office:value-type="string" calcext:value-type="string">
            <text:p>build_count_after_1995</text:p>
          </table:table-cell>
          <table:table-cell table:style-name="Default" office:value-type="string" calcext:value-type="string">
            <text:p>ID_metro</text:p>
          </table:table-cell>
          <table:table-cell table:style-name="Default" office:value-type="string" calcext:value-type="string">
            <text:p>metro_min_avto</text:p>
          </table:table-cell>
          <table:table-cell table:style-name="Default" office:value-type="string" calcext:value-type="string">
            <text:p>metro_km_avto</text:p>
          </table:table-cell>
          <table:table-cell table:style-name="Default" office:value-type="string" calcext:value-type="string">
            <text:p>metro_min_walk</text:p>
          </table:table-cell>
          <table:table-cell table:style-name="Default" office:value-type="string" calcext:value-type="string">
            <text:p>metro_km_walk</text:p>
          </table:table-cell>
          <table:table-cell table:style-name="Default" office:value-type="string" calcext:value-type="string">
            <text:p>kindergarten_km</text:p>
          </table:table-cell>
          <table:table-cell table:style-name="Default" office:value-type="string" calcext:value-type="string">
            <text:p>school_km</text:p>
          </table:table-cell>
          <table:table-cell table:style-name="Default" office:value-type="string" calcext:value-type="string">
            <text:p>park_km</text:p>
          </table:table-cell>
          <table:table-cell table:style-name="Default" office:value-type="string" calcext:value-type="string">
            <text:p>green_zone_km</text:p>
          </table:table-cell>
          <table:table-cell table:style-name="Default" office:value-type="string" calcext:value-type="string">
            <text:p>industrial_km</text:p>
          </table:table-cell>
          <table:table-cell table:style-name="Default" office:value-type="string" calcext:value-type="string">
            <text:p>water_treatment_km</text:p>
          </table:table-cell>
          <table:table-cell table:style-name="Default" office:value-type="string" calcext:value-type="string">
            <text:p>cemetery_km</text:p>
          </table:table-cell>
          <table:table-cell table:style-name="Default" office:value-type="string" calcext:value-type="string">
            <text:p>incineration_km</text:p>
          </table:table-cell>
          <table:table-cell table:style-name="Default" office:value-type="string" calcext:value-type="string">
            <text:p>railroad_station_walk_km</text:p>
          </table:table-cell>
          <table:table-cell table:style-name="Default" office:value-type="string" calcext:value-type="string">
            <text:p>railroad_station_walk_min</text:p>
          </table:table-cell>
          <table:table-cell table:style-name="Default" office:value-type="string" calcext:value-type="string">
            <text:p>ID_railroad_station_walk</text:p>
          </table:table-cell>
          <table:table-cell table:style-name="Default" office:value-type="string" calcext:value-type="string">
            <text:p>railroad_station_avto_km</text:p>
          </table:table-cell>
          <table:table-cell table:style-name="Default" office:value-type="string" calcext:value-type="string">
            <text:p>railroad_station_avto_min</text:p>
          </table:table-cell>
          <table:table-cell table:style-name="Default" office:value-type="string" calcext:value-type="string">
            <text:p>ID_railroad_station_avto</text:p>
          </table:table-cell>
          <table:table-cell table:style-name="Default" office:value-type="string" calcext:value-type="string">
            <text:p>public_transport_station_km</text:p>
          </table:table-cell>
          <table:table-cell table:style-name="Default" office:value-type="string" calcext:value-type="string">
            <text:p>public_transport_station_min_walk</text:p>
          </table:table-cell>
          <table:table-cell table:style-name="Default" office:value-type="string" calcext:value-type="string">
            <text:p>water_km</text:p>
          </table:table-cell>
          <table:table-cell table:style-name="Default" office:value-type="string" calcext:value-type="string">
            <text:p>water_1line</text:p>
          </table:table-cell>
          <table:table-cell table:style-name="Default" office:value-type="string" calcext:value-type="string">
            <text:p>mkad_km</text:p>
          </table:table-cell>
          <table:table-cell table:style-name="Default" office:value-type="string" calcext:value-type="string">
            <text:p>ttk_km</text:p>
          </table:table-cell>
          <table:table-cell table:style-name="Default" office:value-type="string" calcext:value-type="string">
            <text:p>sadovoe_km</text:p>
          </table:table-cell>
          <table:table-cell table:style-name="Default" office:value-type="string" calcext:value-type="string">
            <text:p>bulvar_ring_km</text:p>
          </table:table-cell>
          <table:table-cell table:style-name="Default" office:value-type="string" calcext:value-type="string">
            <text:p>kremlin_km</text:p>
          </table:table-cell>
          <table:table-cell table:style-name="Default" office:value-type="string" calcext:value-type="string">
            <text:p>big_road1_km</text:p>
          </table:table-cell>
          <table:table-cell table:style-name="Default" office:value-type="string" calcext:value-type="string">
            <text:p>ID_big_road1</text:p>
          </table:table-cell>
          <table:table-cell table:style-name="Default" office:value-type="string" calcext:value-type="string">
            <text:p>big_road1_1line</text:p>
          </table:table-cell>
          <table:table-cell table:style-name="Default" office:value-type="string" calcext:value-type="string">
            <text:p>big_road2_km</text:p>
          </table:table-cell>
          <table:table-cell table:style-name="Default" office:value-type="string" calcext:value-type="string">
            <text:p>ID_big_road2</text:p>
          </table:table-cell>
          <table:table-cell table:style-name="Default" office:value-type="string" calcext:value-type="string">
            <text:p>railroad_km</text:p>
          </table:table-cell>
          <table:table-cell table:style-name="Default" office:value-type="string" calcext:value-type="string">
            <text:p>railroad_1line</text:p>
          </table:table-cell>
          <table:table-cell table:style-name="Default" office:value-type="string" calcext:value-type="string">
            <text:p>zd_vokzaly_avto_km</text:p>
          </table:table-cell>
          <table:table-cell table:style-name="Default" office:value-type="string" calcext:value-type="string">
            <text:p>ID_railroad_terminal</text:p>
          </table:table-cell>
          <table:table-cell table:style-name="Default" office:value-type="string" calcext:value-type="string">
            <text:p>bus_terminal_avto_km</text:p>
          </table:table-cell>
          <table:table-cell table:style-name="Default" office:value-type="string" calcext:value-type="string">
            <text:p>ID_bus_terminal</text:p>
          </table:table-cell>
          <table:table-cell table:style-name="Default" office:value-type="string" calcext:value-type="string">
            <text:p>oil_chemistry_km</text:p>
          </table:table-cell>
          <table:table-cell table:style-name="Default" office:value-type="string" calcext:value-type="string">
            <text:p>nuclear_reactor_km</text:p>
          </table:table-cell>
          <table:table-cell table:style-name="Default" office:value-type="string" calcext:value-type="string">
            <text:p>radiation_km</text:p>
          </table:table-cell>
          <table:table-cell table:style-name="Default" office:value-type="string" calcext:value-type="string">
            <text:p>power_transmission_line_km</text:p>
          </table:table-cell>
          <table:table-cell table:style-name="Default" office:value-type="string" calcext:value-type="string">
            <text:p>thermal_power_plant_km</text:p>
          </table:table-cell>
          <table:table-cell table:style-name="Default" office:value-type="string" calcext:value-type="string">
            <text:p>ts_km</text:p>
          </table:table-cell>
          <table:table-cell table:style-name="Default" office:value-type="string" calcext:value-type="string">
            <text:p>big_market_km</text:p>
          </table:table-cell>
          <table:table-cell table:style-name="Default" office:value-type="string" calcext:value-type="string">
            <text:p>market_shop_km</text:p>
          </table:table-cell>
          <table:table-cell table:style-name="Default" office:value-type="string" calcext:value-type="string">
            <text:p>fitness_km</text:p>
          </table:table-cell>
          <table:table-cell table:style-name="Default" office:value-type="string" calcext:value-type="string">
            <text:p>swim_pool_km</text:p>
          </table:table-cell>
          <table:table-cell table:style-name="Default" office:value-type="string" calcext:value-type="string">
            <text:p>ice_rink_km</text:p>
          </table:table-cell>
          <table:table-cell table:style-name="Default" office:value-type="string" calcext:value-type="string">
            <text:p>stadium_km</text:p>
          </table:table-cell>
          <table:table-cell table:style-name="Default" office:value-type="string" calcext:value-type="string">
            <text:p>basketball_km</text:p>
          </table:table-cell>
          <table:table-cell table:style-name="Default" office:value-type="string" calcext:value-type="string">
            <text:p>hospice_morgue_km</text:p>
          </table:table-cell>
          <table:table-cell table:style-name="Default" office:value-type="string" calcext:value-type="string">
            <text:p>detention_facility_km</text:p>
          </table:table-cell>
          <table:table-cell table:style-name="Default" office:value-type="string" calcext:value-type="string">
            <text:p>public_healthcare_km</text:p>
          </table:table-cell>
          <table:table-cell table:style-name="Default" office:value-type="string" calcext:value-type="string">
            <text:p>university_km</text:p>
          </table:table-cell>
          <table:table-cell table:style-name="Default" office:value-type="string" calcext:value-type="string">
            <text:p>workplaces_km</text:p>
          </table:table-cell>
          <table:table-cell table:style-name="Default" office:value-type="string" calcext:value-type="string">
            <text:p>shopping_centers_km</text:p>
          </table:table-cell>
          <table:table-cell table:style-name="Default" office:value-type="string" calcext:value-type="string">
            <text:p>office_km</text:p>
          </table:table-cell>
          <table:table-cell table:style-name="Default" office:value-type="string" calcext:value-type="string">
            <text:p>additional_education_km</text:p>
          </table:table-cell>
          <table:table-cell table:style-name="Default" office:value-type="string" calcext:value-type="string">
            <text:p>preschool_km</text:p>
          </table:table-cell>
          <table:table-cell table:style-name="Default" office:value-type="string" calcext:value-type="string">
            <text:p>big_church_km</text:p>
          </table:table-cell>
          <table:table-cell table:style-name="Default" office:value-type="string" calcext:value-type="string">
            <text:p>church_synagogue_km</text:p>
          </table:table-cell>
          <table:table-cell table:style-name="Default" office:value-type="string" calcext:value-type="string">
            <text:p>mosque_km</text:p>
          </table:table-cell>
          <table:table-cell table:style-name="Default" office:value-type="string" calcext:value-type="string">
            <text:p>theater_km</text:p>
          </table:table-cell>
          <table:table-cell table:style-name="Default" office:value-type="string" calcext:value-type="string">
            <text:p>museum_km</text:p>
          </table:table-cell>
          <table:table-cell table:style-name="Default" office:value-type="string" calcext:value-type="string">
            <text:p>exhibition_km</text:p>
          </table:table-cell>
          <table:table-cell table:style-name="Default" office:value-type="string" calcext:value-type="string">
            <text:p>catering_km</text:p>
          </table:table-cell>
          <table:table-cell table:style-name="Default" office:value-type="string" calcext:value-type="string">
            <text:p>ecology</text:p>
          </table:table-cell>
          <table:table-cell table:style-name="Default" office:value-type="string" calcext:value-type="string">
            <text:p>green_part_500</text:p>
          </table:table-cell>
          <table:table-cell table:style-name="Default" office:value-type="string" calcext:value-type="string">
            <text:p>prom_part_500</text:p>
          </table:table-cell>
          <table:table-cell table:style-name="Default" office:value-type="string" calcext:value-type="string">
            <text:p>office_count_500</text:p>
          </table:table-cell>
          <table:table-cell table:style-name="Default" office:value-type="string" calcext:value-type="string">
            <text:p>office_sqm_500</text:p>
          </table:table-cell>
          <table:table-cell table:style-name="Default" office:value-type="string" calcext:value-type="string">
            <text:p>trc_count_500</text:p>
          </table:table-cell>
          <table:table-cell table:style-name="Default" office:value-type="string" calcext:value-type="string">
            <text:p>trc_sqm_500</text:p>
          </table:table-cell>
          <table:table-cell table:style-name="Default" office:value-type="string" calcext:value-type="string">
            <text:p>cafe_count_500</text:p>
          </table:table-cell>
          <table:table-cell table:style-name="Default" office:value-type="string" calcext:value-type="string">
            <text:p>cafe_sum_500_min_price_avg</text:p>
          </table:table-cell>
          <table:table-cell table:style-name="Default" office:value-type="string" calcext:value-type="string">
            <text:p>cafe_sum_500_max_price_avg</text:p>
          </table:table-cell>
          <table:table-cell table:style-name="Default" office:value-type="string" calcext:value-type="string">
            <text:p>cafe_avg_price_500</text:p>
          </table:table-cell>
          <table:table-cell table:style-name="Default" office:value-type="string" calcext:value-type="string">
            <text:p>cafe_count_500_na_price</text:p>
          </table:table-cell>
          <table:table-cell table:style-name="Default" office:value-type="string" calcext:value-type="string">
            <text:p>cafe_count_500_price_500</text:p>
          </table:table-cell>
          <table:table-cell table:style-name="Default" office:value-type="string" calcext:value-type="string">
            <text:p>cafe_count_500_price_1000</text:p>
          </table:table-cell>
          <table:table-cell table:style-name="Default" office:value-type="string" calcext:value-type="string">
            <text:p>cafe_count_500_price_1500</text:p>
          </table:table-cell>
          <table:table-cell table:style-name="Default" office:value-type="string" calcext:value-type="string">
            <text:p>cafe_count_500_price_2500</text:p>
          </table:table-cell>
          <table:table-cell table:style-name="Default" office:value-type="string" calcext:value-type="string">
            <text:p>cafe_count_500_price_4000</text:p>
          </table:table-cell>
          <table:table-cell table:style-name="Default" office:value-type="string" calcext:value-type="string">
            <text:p>cafe_count_500_price_high</text:p>
          </table:table-cell>
          <table:table-cell table:style-name="Default" office:value-type="string" calcext:value-type="string">
            <text:p>big_church_count_500</text:p>
          </table:table-cell>
          <table:table-cell table:style-name="Default" office:value-type="string" calcext:value-type="string">
            <text:p>church_count_500</text:p>
          </table:table-cell>
          <table:table-cell table:style-name="Default" office:value-type="string" calcext:value-type="string">
            <text:p>mosque_count_500</text:p>
          </table:table-cell>
          <table:table-cell table:style-name="Default" office:value-type="string" calcext:value-type="string">
            <text:p>leisure_count_500</text:p>
          </table:table-cell>
          <table:table-cell table:style-name="Default" office:value-type="string" calcext:value-type="string">
            <text:p>sport_count_500</text:p>
          </table:table-cell>
          <table:table-cell table:style-name="Default" office:value-type="string" calcext:value-type="string">
            <text:p>market_count_500</text:p>
          </table:table-cell>
          <table:table-cell table:style-name="Default" office:value-type="string" calcext:value-type="string">
            <text:p>green_part_1000</text:p>
          </table:table-cell>
          <table:table-cell table:style-name="Default" office:value-type="string" calcext:value-type="string">
            <text:p>prom_part_1000</text:p>
          </table:table-cell>
          <table:table-cell table:style-name="Default" office:value-type="string" calcext:value-type="string">
            <text:p>office_count_1000</text:p>
          </table:table-cell>
          <table:table-cell table:style-name="Default" office:value-type="string" calcext:value-type="string">
            <text:p>office_sqm_1000</text:p>
          </table:table-cell>
          <table:table-cell table:style-name="Default" office:value-type="string" calcext:value-type="string">
            <text:p>trc_count_1000</text:p>
          </table:table-cell>
          <table:table-cell table:style-name="Default" office:value-type="string" calcext:value-type="string">
            <text:p>trc_sqm_1000</text:p>
          </table:table-cell>
          <table:table-cell table:style-name="Default" office:value-type="string" calcext:value-type="string">
            <text:p>cafe_count_1000</text:p>
          </table:table-cell>
          <table:table-cell table:style-name="Default" office:value-type="string" calcext:value-type="string">
            <text:p>cafe_sum_1000_min_price_avg</text:p>
          </table:table-cell>
          <table:table-cell table:style-name="Default" office:value-type="string" calcext:value-type="string">
            <text:p>cafe_sum_1000_max_price_avg</text:p>
          </table:table-cell>
          <table:table-cell table:style-name="Default" office:value-type="string" calcext:value-type="string">
            <text:p>cafe_avg_price_1000</text:p>
          </table:table-cell>
          <table:table-cell table:style-name="Default" office:value-type="string" calcext:value-type="string">
            <text:p>cafe_count_1000_na_price</text:p>
          </table:table-cell>
          <table:table-cell table:style-name="Default" office:value-type="string" calcext:value-type="string">
            <text:p>cafe_count_1000_price_500</text:p>
          </table:table-cell>
          <table:table-cell table:style-name="Default" office:value-type="string" calcext:value-type="string">
            <text:p>cafe_count_1000_price_1000</text:p>
          </table:table-cell>
          <table:table-cell table:style-name="Default" office:value-type="string" calcext:value-type="string">
            <text:p>cafe_count_1000_price_1500</text:p>
          </table:table-cell>
          <table:table-cell table:style-name="Default" office:value-type="string" calcext:value-type="string">
            <text:p>cafe_count_1000_price_2500</text:p>
          </table:table-cell>
          <table:table-cell table:style-name="Default" office:value-type="string" calcext:value-type="string">
            <text:p>cafe_count_1000_price_4000</text:p>
          </table:table-cell>
          <table:table-cell table:style-name="Default" office:value-type="string" calcext:value-type="string">
            <text:p>cafe_count_1000_price_high</text:p>
          </table:table-cell>
          <table:table-cell table:style-name="Default" office:value-type="string" calcext:value-type="string">
            <text:p>big_church_count_1000</text:p>
          </table:table-cell>
          <table:table-cell table:style-name="Default" office:value-type="string" calcext:value-type="string">
            <text:p>church_count_1000</text:p>
          </table:table-cell>
          <table:table-cell table:style-name="Default" office:value-type="string" calcext:value-type="string">
            <text:p>mosque_count_1000</text:p>
          </table:table-cell>
          <table:table-cell table:style-name="Default" office:value-type="string" calcext:value-type="string">
            <text:p>leisure_count_1000</text:p>
          </table:table-cell>
          <table:table-cell table:style-name="Default" office:value-type="string" calcext:value-type="string">
            <text:p>sport_count_1000</text:p>
          </table:table-cell>
          <table:table-cell table:style-name="Default" office:value-type="string" calcext:value-type="string">
            <text:p>market_count_1000</text:p>
          </table:table-cell>
          <table:table-cell table:style-name="Default" office:value-type="string" calcext:value-type="string">
            <text:p>green_part_1500</text:p>
          </table:table-cell>
          <table:table-cell table:style-name="Default" office:value-type="string" calcext:value-type="string">
            <text:p>prom_part_1500</text:p>
          </table:table-cell>
          <table:table-cell table:style-name="Default" office:value-type="string" calcext:value-type="string">
            <text:p>office_count_1500</text:p>
          </table:table-cell>
          <table:table-cell table:style-name="Default" office:value-type="string" calcext:value-type="string">
            <text:p>office_sqm_1500</text:p>
          </table:table-cell>
          <table:table-cell table:style-name="Default" office:value-type="string" calcext:value-type="string">
            <text:p>trc_count_1500</text:p>
          </table:table-cell>
          <table:table-cell table:style-name="Default" office:value-type="string" calcext:value-type="string">
            <text:p>trc_sqm_1500</text:p>
          </table:table-cell>
          <table:table-cell table:style-name="Default" office:value-type="string" calcext:value-type="string">
            <text:p>cafe_count_1500</text:p>
          </table:table-cell>
          <table:table-cell table:style-name="Default" office:value-type="string" calcext:value-type="string">
            <text:p>cafe_sum_1500_min_price_avg</text:p>
          </table:table-cell>
          <table:table-cell table:style-name="Default" office:value-type="string" calcext:value-type="string">
            <text:p>cafe_sum_1500_max_price_avg</text:p>
          </table:table-cell>
          <table:table-cell table:style-name="Default" office:value-type="string" calcext:value-type="string">
            <text:p>cafe_avg_price_1500</text:p>
          </table:table-cell>
          <table:table-cell table:style-name="Default" office:value-type="string" calcext:value-type="string">
            <text:p>cafe_count_1500_na_price</text:p>
          </table:table-cell>
          <table:table-cell table:style-name="Default" office:value-type="string" calcext:value-type="string">
            <text:p>cafe_count_1500_price_500</text:p>
          </table:table-cell>
          <table:table-cell table:style-name="Default" office:value-type="string" calcext:value-type="string">
            <text:p>cafe_count_1500_price_1000</text:p>
          </table:table-cell>
          <table:table-cell table:style-name="Default" office:value-type="string" calcext:value-type="string">
            <text:p>cafe_count_1500_price_1500</text:p>
          </table:table-cell>
          <table:table-cell table:style-name="Default" office:value-type="string" calcext:value-type="string">
            <text:p>cafe_count_1500_price_2500</text:p>
          </table:table-cell>
          <table:table-cell table:style-name="Default" office:value-type="string" calcext:value-type="string">
            <text:p>cafe_count_1500_price_4000</text:p>
          </table:table-cell>
          <table:table-cell table:style-name="Default" office:value-type="string" calcext:value-type="string">
            <text:p>cafe_count_1500_price_high</text:p>
          </table:table-cell>
          <table:table-cell table:style-name="Default" office:value-type="string" calcext:value-type="string">
            <text:p>big_church_count_1500</text:p>
          </table:table-cell>
          <table:table-cell table:style-name="Default" office:value-type="string" calcext:value-type="string">
            <text:p>church_count_1500</text:p>
          </table:table-cell>
          <table:table-cell table:style-name="Default" office:value-type="string" calcext:value-type="string">
            <text:p>mosque_count_1500</text:p>
          </table:table-cell>
          <table:table-cell table:style-name="Default" office:value-type="string" calcext:value-type="string">
            <text:p>leisure_count_1500</text:p>
          </table:table-cell>
          <table:table-cell table:style-name="Default" office:value-type="string" calcext:value-type="string">
            <text:p>sport_count_1500</text:p>
          </table:table-cell>
          <table:table-cell table:style-name="Default" office:value-type="string" calcext:value-type="string">
            <text:p>market_count_1500</text:p>
          </table:table-cell>
          <table:table-cell table:style-name="Default" office:value-type="string" calcext:value-type="string">
            <text:p>green_part_2000</text:p>
          </table:table-cell>
          <table:table-cell table:style-name="Default" office:value-type="string" calcext:value-type="string">
            <text:p>prom_part_2000</text:p>
          </table:table-cell>
          <table:table-cell table:style-name="Default" office:value-type="string" calcext:value-type="string">
            <text:p>office_count_2000</text:p>
          </table:table-cell>
          <table:table-cell table:style-name="Default" office:value-type="string" calcext:value-type="string">
            <text:p>office_sqm_2000</text:p>
          </table:table-cell>
          <table:table-cell table:style-name="Default" office:value-type="string" calcext:value-type="string">
            <text:p>trc_count_2000</text:p>
          </table:table-cell>
          <table:table-cell table:style-name="Default" office:value-type="string" calcext:value-type="string">
            <text:p>trc_sqm_2000</text:p>
          </table:table-cell>
          <table:table-cell table:style-name="Default" office:value-type="string" calcext:value-type="string">
            <text:p>cafe_count_2000</text:p>
          </table:table-cell>
          <table:table-cell table:style-name="Default" office:value-type="string" calcext:value-type="string">
            <text:p>cafe_sum_2000_min_price_avg</text:p>
          </table:table-cell>
          <table:table-cell table:style-name="Default" office:value-type="string" calcext:value-type="string">
            <text:p>cafe_sum_2000_max_price_avg</text:p>
          </table:table-cell>
          <table:table-cell table:style-name="Default" office:value-type="string" calcext:value-type="string">
            <text:p>cafe_avg_price_2000</text:p>
          </table:table-cell>
          <table:table-cell table:style-name="Default" office:value-type="string" calcext:value-type="string">
            <text:p>cafe_count_2000_na_price</text:p>
          </table:table-cell>
          <table:table-cell table:style-name="Default" office:value-type="string" calcext:value-type="string">
            <text:p>cafe_count_2000_price_500</text:p>
          </table:table-cell>
          <table:table-cell table:style-name="Default" office:value-type="string" calcext:value-type="string">
            <text:p>cafe_count_2000_price_1000</text:p>
          </table:table-cell>
          <table:table-cell table:style-name="Default" office:value-type="string" calcext:value-type="string">
            <text:p>cafe_count_2000_price_1500</text:p>
          </table:table-cell>
          <table:table-cell table:style-name="Default" office:value-type="string" calcext:value-type="string">
            <text:p>cafe_count_2000_price_2500</text:p>
          </table:table-cell>
          <table:table-cell table:style-name="Default" office:value-type="string" calcext:value-type="string">
            <text:p>cafe_count_2000_price_4000</text:p>
          </table:table-cell>
          <table:table-cell table:style-name="Default" office:value-type="string" calcext:value-type="string">
            <text:p>cafe_count_2000_price_high</text:p>
          </table:table-cell>
          <table:table-cell table:style-name="Default" office:value-type="string" calcext:value-type="string">
            <text:p>big_church_count_2000</text:p>
          </table:table-cell>
          <table:table-cell table:style-name="Default" office:value-type="string" calcext:value-type="string">
            <text:p>church_count_2000</text:p>
          </table:table-cell>
          <table:table-cell table:style-name="Default" office:value-type="string" calcext:value-type="string">
            <text:p>mosque_count_2000</text:p>
          </table:table-cell>
          <table:table-cell table:style-name="Default" office:value-type="string" calcext:value-type="string">
            <text:p>leisure_count_2000</text:p>
          </table:table-cell>
          <table:table-cell table:style-name="Default" office:value-type="string" calcext:value-type="string">
            <text:p>sport_count_2000</text:p>
          </table:table-cell>
          <table:table-cell table:style-name="Default" office:value-type="string" calcext:value-type="string">
            <text:p>market_count_2000</text:p>
          </table:table-cell>
          <table:table-cell table:style-name="Default" office:value-type="string" calcext:value-type="string">
            <text:p>green_part_3000</text:p>
          </table:table-cell>
          <table:table-cell table:style-name="Default" office:value-type="string" calcext:value-type="string">
            <text:p>prom_part_3000</text:p>
          </table:table-cell>
          <table:table-cell table:style-name="Default" office:value-type="string" calcext:value-type="string">
            <text:p>office_count_3000</text:p>
          </table:table-cell>
          <table:table-cell table:style-name="Default" office:value-type="string" calcext:value-type="string">
            <text:p>office_sqm_3000</text:p>
          </table:table-cell>
          <table:table-cell table:style-name="Default" office:value-type="string" calcext:value-type="string">
            <text:p>trc_count_3000</text:p>
          </table:table-cell>
          <table:table-cell table:style-name="Default" office:value-type="string" calcext:value-type="string">
            <text:p>trc_sqm_3000</text:p>
          </table:table-cell>
          <table:table-cell table:style-name="Default" office:value-type="string" calcext:value-type="string">
            <text:p>cafe_count_3000</text:p>
          </table:table-cell>
          <table:table-cell table:style-name="Default" office:value-type="string" calcext:value-type="string">
            <text:p>cafe_sum_3000_min_price_avg</text:p>
          </table:table-cell>
          <table:table-cell table:style-name="Default" office:value-type="string" calcext:value-type="string">
            <text:p>cafe_sum_3000_max_price_avg</text:p>
          </table:table-cell>
          <table:table-cell table:style-name="Default" office:value-type="string" calcext:value-type="string">
            <text:p>cafe_avg_price_3000</text:p>
          </table:table-cell>
          <table:table-cell table:style-name="Default" office:value-type="string" calcext:value-type="string">
            <text:p>cafe_count_3000_na_price</text:p>
          </table:table-cell>
          <table:table-cell table:style-name="Default" office:value-type="string" calcext:value-type="string">
            <text:p>cafe_count_3000_price_500</text:p>
          </table:table-cell>
          <table:table-cell table:style-name="Default" office:value-type="string" calcext:value-type="string">
            <text:p>cafe_count_3000_price_1000</text:p>
          </table:table-cell>
          <table:table-cell table:style-name="Default" office:value-type="string" calcext:value-type="string">
            <text:p>cafe_count_3000_price_1500</text:p>
          </table:table-cell>
          <table:table-cell table:style-name="Default" office:value-type="string" calcext:value-type="string">
            <text:p>cafe_count_3000_price_2500</text:p>
          </table:table-cell>
          <table:table-cell table:style-name="Default" office:value-type="string" calcext:value-type="string">
            <text:p>cafe_count_3000_price_4000</text:p>
          </table:table-cell>
          <table:table-cell table:style-name="Default" office:value-type="string" calcext:value-type="string">
            <text:p>cafe_count_3000_price_high</text:p>
          </table:table-cell>
          <table:table-cell table:style-name="Default" office:value-type="string" calcext:value-type="string">
            <text:p>big_church_count_3000</text:p>
          </table:table-cell>
          <table:table-cell table:style-name="Default" office:value-type="string" calcext:value-type="string">
            <text:p>church_count_3000</text:p>
          </table:table-cell>
          <table:table-cell table:style-name="Default" office:value-type="string" calcext:value-type="string">
            <text:p>mosque_count_3000</text:p>
          </table:table-cell>
          <table:table-cell table:style-name="Default" office:value-type="string" calcext:value-type="string">
            <text:p>leisure_count_3000</text:p>
          </table:table-cell>
          <table:table-cell table:style-name="Default" office:value-type="string" calcext:value-type="string">
            <text:p>sport_count_3000</text:p>
          </table:table-cell>
          <table:table-cell table:style-name="Default" office:value-type="string" calcext:value-type="string">
            <text:p>market_count_3000</text:p>
          </table:table-cell>
          <table:table-cell table:style-name="Default" office:value-type="string" calcext:value-type="string">
            <text:p>green_part_5000</text:p>
          </table:table-cell>
          <table:table-cell table:style-name="Default" office:value-type="string" calcext:value-type="string">
            <text:p>prom_part_5000</text:p>
          </table:table-cell>
          <table:table-cell table:style-name="Default" office:value-type="string" calcext:value-type="string">
            <text:p>office_count_5000</text:p>
          </table:table-cell>
          <table:table-cell table:style-name="Default" office:value-type="string" calcext:value-type="string">
            <text:p>office_sqm_5000</text:p>
          </table:table-cell>
          <table:table-cell table:style-name="Default" office:value-type="string" calcext:value-type="string">
            <text:p>trc_count_5000</text:p>
          </table:table-cell>
          <table:table-cell table:style-name="Default" office:value-type="string" calcext:value-type="string">
            <text:p>trc_sqm_5000</text:p>
          </table:table-cell>
          <table:table-cell table:style-name="Default" office:value-type="string" calcext:value-type="string">
            <text:p>cafe_count_5000</text:p>
          </table:table-cell>
          <table:table-cell table:style-name="Default" office:value-type="string" calcext:value-type="string">
            <text:p>cafe_sum_5000_min_price_avg</text:p>
          </table:table-cell>
          <table:table-cell table:style-name="Default" office:value-type="string" calcext:value-type="string">
            <text:p>cafe_sum_5000_max_price_avg</text:p>
          </table:table-cell>
          <table:table-cell table:style-name="Default" office:value-type="string" calcext:value-type="string">
            <text:p>cafe_avg_price_5000</text:p>
          </table:table-cell>
          <table:table-cell table:style-name="Default" office:value-type="string" calcext:value-type="string">
            <text:p>cafe_count_5000_na_price</text:p>
          </table:table-cell>
          <table:table-cell table:style-name="Default" office:value-type="string" calcext:value-type="string">
            <text:p>cafe_count_5000_price_500</text:p>
          </table:table-cell>
          <table:table-cell table:style-name="Default" office:value-type="string" calcext:value-type="string">
            <text:p>cafe_count_5000_price_1000</text:p>
          </table:table-cell>
          <table:table-cell table:style-name="Default" office:value-type="string" calcext:value-type="string">
            <text:p>cafe_count_5000_price_1500</text:p>
          </table:table-cell>
          <table:table-cell table:style-name="Default" office:value-type="string" calcext:value-type="string">
            <text:p>cafe_count_5000_price_2500</text:p>
          </table:table-cell>
          <table:table-cell table:style-name="Default" office:value-type="string" calcext:value-type="string">
            <text:p>cafe_count_5000_price_4000</text:p>
          </table:table-cell>
          <table:table-cell table:style-name="Default" office:value-type="string" calcext:value-type="string">
            <text:p>cafe_count_5000_price_high</text:p>
          </table:table-cell>
          <table:table-cell table:style-name="Default" office:value-type="string" calcext:value-type="string">
            <text:p>big_church_count_5000</text:p>
          </table:table-cell>
          <table:table-cell table:style-name="Default" office:value-type="string" calcext:value-type="string">
            <text:p>church_count_5000</text:p>
          </table:table-cell>
          <table:table-cell table:style-name="Default" office:value-type="string" calcext:value-type="string">
            <text:p>mosque_count_5000</text:p>
          </table:table-cell>
          <table:table-cell table:style-name="Default" office:value-type="string" calcext:value-type="string">
            <text:p>leisure_count_5000</text:p>
          </table:table-cell>
          <table:table-cell table:style-name="Default" office:value-type="string" calcext:value-type="string">
            <text:p>sport_count_5000</text:p>
          </table:table-cell>
          <table:table-cell table:style-name="Default" office:value-type="string" calcext:value-type="string">
            <text:p>market_count_5000</text:p>
          </table:table-cell>
          <table:table-cell table:style-name="Default" table:number-columns-repeated="731"/>
        </table:table-row>
        <table:table-row table:style-name="ro1">
          <table:table-cell table:style-name="ce1" office:value-type="float" office:value="5000000" calcext:value-type="float">
            <text:p>500000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5" office:value-type="string" calcext:value-type="string">
            <text:p>2011-10-15</text:p>
          </table:table-cell>
          <table:table-cell table:number-columns-repeated="2" table:style-name="ce1" office:value-type="float" office:value="325" calcext:value-type="float">
            <text:p>32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6"/>
          <table:table-cell table:style-name="ce1" office:value-type="string" calcext:value-type="string">
            <text:p>Investment</text:p>
          </table:table-cell>
          <table:table-cell table:style-name="ce1" office:value-type="string" calcext:value-type="string">
            <text:p>Ivanovskoe</text:p>
          </table:table-cell>
          <table:table-cell table:style-name="ce1" office:value-type="float" office:value="10207215.1" calcext:value-type="float">
            <text:p>10207215.1</text:p>
          </table:table-cell>
          <table:table-cell table:style-name="ce1" office:value-type="float" office:value="122862" calcext:value-type="float">
            <text:p>122862</text:p>
          </table:table-cell>
          <table:table-cell table:style-name="ce1" office:value-type="float" office:value="0.512707469" calcext:value-type="float">
            <text:p>0.512707469</text:p>
          </table:table-cell>
          <table:table-cell table:style-name="ce1" office:value-type="float" office:value="0.000169676" calcext:value-type="float">
            <text:p>0.000169676</text:p>
          </table:table-cell>
          <table:table-cell table:style-name="ce1" office:value-type="float" office:value="6027" calcext:value-type="float">
            <text:p>6027</text:p>
          </table:table-cell>
          <table:table-cell table:style-name="ce1" office:value-type="float" office:value="2697" calcext:value-type="float">
            <text:p>26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992" calcext:value-type="float">
            <text:p>5992</text:p>
          </table:table-cell>
          <table:table-cell table:style-name="ce1" office:value-type="float" office:value="9439" calcext:value-type="float">
            <text:p>943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4" table:style-name="ce1" office:value-type="string" calcext:value-type="string">
            <text:p>no</text:p>
          </table:table-cell>
          <table:table-cell table:style-name="ce1" office:value-type="float" office:value="157010" calcext:value-type="float">
            <text:p>157010</text:p>
          </table:table-cell>
          <table:table-cell table:style-name="ce1" office:value-type="float" office:value="68466" calcext:value-type="float">
            <text:p>68466</text:p>
          </table:table-cell>
          <table:table-cell table:style-name="ce1" office:value-type="float" office:value="88544" calcext:value-type="float">
            <text:p>88544</text:p>
          </table:table-cell>
          <table:table-cell table:style-name="ce1" office:value-type="float" office:value="12919" calcext:value-type="float">
            <text:p>12919</text:p>
          </table:table-cell>
          <table:table-cell table:style-name="ce1" office:value-type="float" office:value="6578" calcext:value-type="float">
            <text:p>6578</text:p>
          </table:table-cell>
          <table:table-cell table:style-name="ce1" office:value-type="float" office:value="6341" calcext:value-type="float">
            <text:p>6341</text:p>
          </table:table-cell>
          <table:table-cell table:style-name="ce1" office:value-type="float" office:value="77612" calcext:value-type="float">
            <text:p>77612</text:p>
          </table:table-cell>
          <table:table-cell table:style-name="ce1" office:value-type="float" office:value="38637" calcext:value-type="float">
            <text:p>38637</text:p>
          </table:table-cell>
          <table:table-cell table:style-name="ce1" office:value-type="float" office:value="38975" calcext:value-type="float">
            <text:p>38975</text:p>
          </table:table-cell>
          <table:table-cell table:style-name="ce1" office:value-type="float" office:value="32331" calcext:value-type="float">
            <text:p>32331</text:p>
          </table:table-cell>
          <table:table-cell table:style-name="ce1" office:value-type="float" office:value="9775" calcext:value-type="float">
            <text:p>9775</text:p>
          </table:table-cell>
          <table:table-cell table:style-name="ce1" office:value-type="float" office:value="22556" calcext:value-type="float">
            <text:p>22556</text:p>
          </table:table-cell>
          <table:table-cell table:style-name="ce1" office:value-type="float" office:value="6027" calcext:value-type="float">
            <text:p>6027</text:p>
          </table:table-cell>
          <table:table-cell table:style-name="ce1" office:value-type="float" office:value="3092" calcext:value-type="float">
            <text:p>3092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5992" calcext:value-type="float">
            <text:p>5992</text:p>
          </table:table-cell>
          <table:table-cell table:style-name="ce1" office:value-type="float" office:value="3035" calcext:value-type="float">
            <text:p>3035</text:p>
          </table:table-cell>
          <table:table-cell table:style-name="ce1" office:value-type="float" office:value="2957" calcext:value-type="float">
            <text:p>2957</text:p>
          </table:table-cell>
          <table:table-cell table:style-name="ce1" office:value-type="float" office:value="14586" calcext:value-type="float">
            <text:p>14586</text:p>
          </table:table-cell>
          <table:table-cell table:style-name="ce1" office:value-type="float" office:value="7366" calcext:value-type="float">
            <text:p>7366</text:p>
          </table:table-cell>
          <table:table-cell table:style-name="ce1" office:value-type="float" office:value="7220" calcext:value-type="float">
            <text:p>7220</text:p>
          </table:table-cell>
          <table:table-cell table:style-name="ce1" office:value-type="float" office:value="30912" calcext:value-type="float">
            <text:p>30912</text:p>
          </table:table-cell>
          <table:table-cell table:style-name="ce1" office:value-type="float" office:value="14269" calcext:value-type="float">
            <text:p>14269</text:p>
          </table:table-cell>
          <table:table-cell table:style-name="ce1" office:value-type="float" office:value="16643" calcext:value-type="float">
            <text:p>16643</text:p>
          </table:table-cell>
          <table:table-cell table:style-name="ce1" office:value-type="float" office:value="11227" calcext:value-type="float">
            <text:p>11227</text:p>
          </table:table-cell>
          <table:table-cell table:style-name="ce1" office:value-type="float" office:value="5734" calcext:value-type="float">
            <text:p>5734</text:p>
          </table:table-cell>
          <table:table-cell table:style-name="ce1" office:value-type="float" office:value="5493" calcext:value-type="float">
            <text:p>549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.503550426" calcext:value-type="float">
            <text:p>1.503550426</text:p>
          </table:table-cell>
          <table:table-cell table:style-name="ce1" office:value-type="float" office:value="1.070555937" calcext:value-type="float">
            <text:p>1.070555937</text:p>
          </table:table-cell>
          <table:table-cell table:style-name="ce1" office:value-type="float" office:value="12.84667124" calcext:value-type="float">
            <text:p>12.84667124</text:p>
          </table:table-cell>
          <table:table-cell table:style-name="ce1" office:value-type="float" office:value="1.070555937" calcext:value-type="float">
            <text:p>1.070555937</text:p>
          </table:table-cell>
          <table:table-cell table:style-name="ce1" office:value-type="float" office:value="0.16140814" calcext:value-type="float">
            <text:p>0.16140814</text:p>
          </table:table-cell>
          <table:table-cell table:style-name="ce1" office:value-type="float" office:value="0.369984359" calcext:value-type="float">
            <text:p>0.369984359</text:p>
          </table:table-cell>
          <table:table-cell table:style-name="ce1" office:value-type="float" office:value="0.432342272" calcext:value-type="float">
            <text:p>0.432342272</text:p>
          </table:table-cell>
          <table:table-cell table:style-name="ce1" office:value-type="float" office:value="0.317645218" calcext:value-type="float">
            <text:p>0.317645218</text:p>
          </table:table-cell>
          <table:table-cell table:style-name="ce1" office:value-type="float" office:value="0.867218193" calcext:value-type="float">
            <text:p>0.867218193</text:p>
          </table:table-cell>
          <table:table-cell table:style-name="ce1" office:value-type="float" office:value="9.659689" calcext:value-type="float">
            <text:p>9.659689</text:p>
          </table:table-cell>
          <table:table-cell table:style-name="ce1" office:value-type="float" office:value="1.092414" calcext:value-type="float">
            <text:p>1.092414</text:p>
          </table:table-cell>
          <table:table-cell table:style-name="ce1" office:value-type="float" office:value="7.332087" calcext:value-type="float">
            <text:p>7.332087</text:p>
          </table:table-cell>
          <table:table-cell table:style-name="ce1" office:value-type="float" office:value="1.549205783" calcext:value-type="float">
            <text:p>1.549205783</text:p>
          </table:table-cell>
          <table:table-cell table:style-name="ce1" office:value-type="float" office:value="18.5904694" calcext:value-type="float">
            <text:p>18.590469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.9930024" calcext:value-type="float">
            <text:p>2.9930024</text:p>
          </table:table-cell>
          <table:table-cell table:style-name="ce1" office:value-type="float" office:value="4.948008855" calcext:value-type="float">
            <text:p>4.94800885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69635474" calcext:value-type="float">
            <text:p>0.069635474</text:p>
          </table:table-cell>
          <table:table-cell table:style-name="ce1" office:value-type="float" office:value="0.835625688" calcext:value-type="float">
            <text:p>0.835625688</text:p>
          </table:table-cell>
          <table:table-cell table:style-name="ce1" office:value-type="float" office:value="0.684961461" calcext:value-type="float">
            <text:p>0.68496146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.675466112" calcext:value-type="float">
            <text:p>0.675466112</text:p>
          </table:table-cell>
          <table:table-cell table:style-name="ce1" office:value-type="float" office:value="8.041182522" calcext:value-type="float">
            <text:p>8.041182522</text:p>
          </table:table-cell>
          <table:table-cell table:style-name="ce1" office:value-type="float" office:value="10.90965859" calcext:value-type="float">
            <text:p>10.90965859</text:p>
          </table:table-cell>
          <table:table-cell table:style-name="ce1" office:value-type="float" office:value="11.46903584" calcext:value-type="float">
            <text:p>11.46903584</text:p>
          </table:table-cell>
          <table:table-cell table:style-name="ce1" office:value-type="float" office:value="13.06619003" calcext:value-type="float">
            <text:p>13.06619003</text:p>
          </table:table-cell>
          <table:table-cell table:style-name="ce1" office:value-type="float" office:value="0.675466123" calcext:value-type="float">
            <text:p>0.675466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.309921557" calcext:value-type="float">
            <text:p>2.3099215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28867767" calcext:value-type="float">
            <text:p>0.528867767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.41232378" calcext:value-type="float">
            <text:p>13.4123237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600370669" calcext:value-type="float">
            <text:p>6.6003706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494719309" calcext:value-type="float">
            <text:p>4.494719309</text:p>
          </table:table-cell>
          <table:table-cell table:style-name="ce1" office:value-type="float" office:value="15.28452092" calcext:value-type="float">
            <text:p>15.28452092</text:p>
          </table:table-cell>
          <table:table-cell table:style-name="ce1" office:value-type="float" office:value="2.130935304" calcext:value-type="float">
            <text:p>2.130935304</text:p>
          </table:table-cell>
          <table:table-cell table:style-name="ce1" office:value-type="float" office:value="0.564922552" calcext:value-type="float">
            <text:p>0.564922552</text:p>
          </table:table-cell>
          <table:table-cell table:style-name="ce1" office:value-type="float" office:value="6.483790971" calcext:value-type="float">
            <text:p>6.483790971</text:p>
          </table:table-cell>
          <table:table-cell table:style-name="ce1" office:value-type="float" office:value="0.934107312" calcext:value-type="float">
            <text:p>0.934107312</text:p>
          </table:table-cell>
          <table:table-cell table:style-name="ce1" office:value-type="float" office:value="15.4731886" calcext:value-type="float">
            <text:p>15.4731886</text:p>
          </table:table-cell>
          <table:table-cell table:style-name="ce1" office:value-type="float" office:value="3.071316164" calcext:value-type="float">
            <text:p>3.071316164</text:p>
          </table:table-cell>
          <table:table-cell table:style-name="ce1" office:value-type="float" office:value="0.842364227" calcext:value-type="float">
            <text:p>0.842364227</text:p>
          </table:table-cell>
          <table:table-cell table:style-name="ce1" office:value-type="float" office:value="3.326037311" calcext:value-type="float">
            <text:p>3.326037311</text:p>
          </table:table-cell>
          <table:table-cell table:style-name="ce1" office:value-type="float" office:value="1.428089971" calcext:value-type="float">
            <text:p>1.428089971</text:p>
          </table:table-cell>
          <table:table-cell table:style-name="ce1" office:value-type="float" office:value="4.810541007" calcext:value-type="float">
            <text:p>4.810541007</text:p>
          </table:table-cell>
          <table:table-cell table:style-name="ce1" office:value-type="float" office:value="0.558083668" calcext:value-type="float">
            <text:p>0.558083668</text:p>
          </table:table-cell>
          <table:table-cell table:style-name="ce1" office:value-type="float" office:value="1.182655672" calcext:value-type="float">
            <text:p>1.182655672</text:p>
          </table:table-cell>
          <table:table-cell table:style-name="ce1" office:value-type="float" office:value="10.03708718" calcext:value-type="float">
            <text:p>10.03708718</text:p>
          </table:table-cell>
          <table:table-cell table:style-name="ce1" office:value-type="float" office:value="1.823911891" calcext:value-type="float">
            <text:p>1.823911891</text:p>
          </table:table-cell>
          <table:table-cell table:style-name="ce1" office:value-type="float" office:value="3.686641506" calcext:value-type="float">
            <text:p>3.686641506</text:p>
          </table:table-cell>
          <table:table-cell table:style-name="ce1" office:value-type="float" office:value="2.272723077" calcext:value-type="float">
            <text:p>2.272723077</text:p>
          </table:table-cell>
          <table:table-cell table:style-name="ce1" office:value-type="float" office:value="0.762353521" calcext:value-type="float">
            <text:p>0.762353521</text:p>
          </table:table-cell>
          <table:table-cell table:style-name="ce1" office:value-type="float" office:value="3.310054408" calcext:value-type="float">
            <text:p>3.310054408</text:p>
          </table:table-cell>
          <table:table-cell table:style-name="ce1" office:value-type="float" office:value="0.602137602" calcext:value-type="float">
            <text:p>0.602137602</text:p>
          </table:table-cell>
          <table:table-cell table:style-name="ce1" office:value-type="float" office:value="0.369984359" calcext:value-type="float">
            <text:p>0.369984359</text:p>
          </table:table-cell>
          <table:table-cell table:style-name="ce1" office:value-type="float" office:value="1.104165028" calcext:value-type="float">
            <text:p>1.104165028</text:p>
          </table:table-cell>
          <table:table-cell table:style-name="ce1" office:value-type="float" office:value="1.247850046" calcext:value-type="float">
            <text:p>1.247850046</text:p>
          </table:table-cell>
          <table:table-cell table:style-name="ce1" office:value-type="float" office:value="7.817076642" calcext:value-type="float">
            <text:p>7.817076642</text:p>
          </table:table-cell>
          <table:table-cell table:style-name="ce1" office:value-type="float" office:value="2.194396007" calcext:value-type="float">
            <text:p>2.194396007</text:p>
          </table:table-cell>
          <table:table-cell table:style-name="ce1" office:value-type="float" office:value="1.143930788" calcext:value-type="float">
            <text:p>1.143930788</text:p>
          </table:table-cell>
          <table:table-cell table:style-name="ce1" office:value-type="float" office:value="3.632797296" calcext:value-type="float">
            <text:p>3.632797296</text:p>
          </table:table-cell>
          <table:table-cell table:style-name="ce1" office:value-type="float" office:value="0.763027866" calcext:value-type="float">
            <text:p>0.763027866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float" office:value="6.32" calcext:value-type="float">
            <text:p>6.3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66.67" calcext:value-type="float">
            <text:p>466.67</text:p>
          </table:table-cell>
          <table:table-cell table:style-name="ce1" office:value-type="float" office:value="833.33" calcext:value-type="float">
            <text:p>833.33</text:p>
          </table:table-cell>
          <table:table-cell table:style-name="ce1" office:value-type="float" office:value="650" calcext:value-type="float">
            <text:p>65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016" calcext:value-type="float">
            <text:p>25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6.67" calcext:value-type="float">
            <text:p>466.67</text:p>
          </table:table-cell>
          <table:table-cell table:style-name="ce1" office:value-type="float" office:value="833.33" calcext:value-type="float">
            <text:p>833.33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44" calcext:value-type="float">
            <text:p>6.44</text:p>
          </table:table-cell>
          <table:table-cell table:style-name="ce1" office:value-type="float" office:value="2.16" calcext:value-type="float">
            <text:p>2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7606" calcext:value-type="float">
            <text:p>1376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6.67" calcext:value-type="float">
            <text:p>586.67</text:p>
          </table:table-cell>
          <table:table-cell table:style-name="ce1" office:value-type="float" office:value="1033.33" calcext:value-type="float">
            <text:p>1033.33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.29" calcext:value-type="float">
            <text:p>11.29</text:p>
          </table:table-cell>
          <table:table-cell table:style-name="ce1" office:value-type="float" office:value="2.69" calcext:value-type="float">
            <text:p>2.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1023" calcext:value-type="float">
            <text:p>53102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065.22" calcext:value-type="float">
            <text:p>1065.22</text:p>
          </table:table-cell>
          <table:table-cell table:style-name="ce1" office:value-type="float" office:value="832.61" calcext:value-type="float">
            <text:p>832.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.79" calcext:value-type="float">
            <text:p>17.79</text:p>
          </table:table-cell>
          <table:table-cell table:style-name="ce1" office:value-type="float" office:value="1.44" calcext:value-type="float">
            <text:p>1.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1523" calcext:value-type="float">
            <text:p>55152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9.27" calcext:value-type="float">
            <text:p>629.27</text:p>
          </table:table-cell>
          <table:table-cell table:style-name="ce1" office:value-type="float" office:value="1085.37" calcext:value-type="float">
            <text:p>1085.37</text:p>
          </table:table-cell>
          <table:table-cell table:style-name="ce1" office:value-type="float" office:value="857.32" calcext:value-type="float">
            <text:p>857.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67" calcext:value-type="float">
            <text:p>26.67</text:p>
          </table:table-cell>
          <table:table-cell table:style-name="ce1" office:value-type="float" office:value="5.24" calcext:value-type="float">
            <text:p>5.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36274" calcext:value-type="float">
            <text:p>3362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14676" calcext:value-type="float">
            <text:p>61467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04.76" calcext:value-type="float">
            <text:p>604.76</text:p>
          </table:table-cell>
          <table:table-cell table:style-name="ce1" office:value-type="float" office:value="1041.67" calcext:value-type="float">
            <text:p>1041.67</text:p>
          </table:table-cell>
          <table:table-cell table:style-name="ce1" office:value-type="float" office:value="823.21" calcext:value-type="float">
            <text:p>823.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731"/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307" calcext:value-type="float">
            <text:p>1307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2012-02-24</text:p>
          </table:table-cell>
          <table:table-cell office:value-type="float" office:value="291" calcext:value-type="float">
            <text:p>29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Investment</text:p>
          </table:table-cell>
          <table:table-cell office:value-type="string" calcext:value-type="string">
            <text:p>Kurkino</text:p>
          </table:table-cell>
          <table:table-cell office:value-type="float" office:value="7792845.494" calcext:value-type="float">
            <text:p>7792845.494</text:p>
          </table:table-cell>
          <table:table-cell office:value-type="float" office:value="21155" calcext:value-type="float">
            <text:p>21155</text:p>
          </table:table-cell>
          <table:table-cell office:value-type="float" office:value="0.528252203" calcext:value-type="float">
            <text:p>0.528252203</text:p>
          </table:table-cell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office:value-type="float" office:value="2794" calcext:value-type="float">
            <text:p>2794</text:p>
          </table:table-cell>
          <table:table-cell office:value-type="float" office:value="4" calcext:value-type="float">
            <text:p>4</text:p>
          </table:table-cell>
          <table:table-cell office:value-type="float" office:value="2733" calcext:value-type="float">
            <text:p>2733</text:p>
          </table:table-cell>
          <table:table-cell office:value-type="float" office:value="6620" calcext:value-type="float">
            <text:p>66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942118" calcext:value-type="float">
            <text:p>942118</text:p>
          </table:table-cell>
          <table:table-cell office:value-type="float" office:value="440615" calcext:value-type="float">
            <text:p>440615</text:p>
          </table:table-cell>
          <table:table-cell office:value-type="float" office:value="501503" calcext:value-type="float">
            <text:p>501503</text:p>
          </table:table-cell>
          <table:table-cell office:value-type="float" office:value="5515" calcext:value-type="float">
            <text:p>5515</text:p>
          </table:table-cell>
          <table:table-cell office:value-type="float" office:value="2829" calcext:value-type="float">
            <text:p>2829</text:p>
          </table:table-cell>
          <table:table-cell office:value-type="float" office:value="2686" calcext:value-type="float">
            <text:p>2686</text:p>
          </table:table-cell>
          <table:table-cell office:value-type="float" office:value="13143" calcext:value-type="float">
            <text:p>13143</text:p>
          </table:table-cell>
          <table:table-cell office:value-type="float" office:value="6291" calcext:value-type="float">
            <text:p>6291</text:p>
          </table:table-cell>
          <table:table-cell office:value-type="float" office:value="6852" calcext:value-type="float">
            <text:p>6852</text:p>
          </table:table-cell>
          <table:table-cell office:value-type="float" office:value="2497" calcext:value-type="float">
            <text:p>2497</text:p>
          </table:table-cell>
          <table:table-cell office:value-type="float" office:value="708" calcext:value-type="float">
            <text:p>708</text:p>
          </table:table-cell>
          <table:table-cell office:value-type="float" office:value="1789" calcext:value-type="float">
            <text:p>1789</text:p>
          </table:table-cell>
          <table:table-cell office:value-type="float" office:value="2539" calcext:value-type="float">
            <text:p>2539</text:p>
          </table:table-cell>
          <table:table-cell office:value-type="float" office:value="1316" calcext:value-type="float">
            <text:p>1316</text:p>
          </table:table-cell>
          <table:table-cell office:value-type="float" office:value="1223" calcext:value-type="float">
            <text:p>1223</text:p>
          </table:table-cell>
          <table:table-cell office:value-type="float" office:value="2733" calcext:value-type="float">
            <text:p>2733</text:p>
          </table:table-cell>
          <table:table-cell office:value-type="float" office:value="1393" calcext:value-type="float">
            <text:p>1393</text:p>
          </table:table-cell>
          <table:table-cell office:value-type="float" office:value="1340" calcext:value-type="float">
            <text:p>1340</text:p>
          </table:table-cell>
          <table:table-cell office:value-type="float" office:value="5971" calcext:value-type="float">
            <text:p>5971</text:p>
          </table:table-cell>
          <table:table-cell office:value-type="float" office:value="3055" calcext:value-type="float">
            <text:p>3055</text:p>
          </table:table-cell>
          <table:table-cell office:value-type="float" office:value="2916" calcext:value-type="float">
            <text:p>2916</text:p>
          </table:table-cell>
          <table:table-cell office:value-type="float" office:value="197154" calcext:value-type="float">
            <text:p>197154</text:p>
          </table:table-cell>
          <table:table-cell office:value-type="float" office:value="99086" calcext:value-type="float">
            <text:p>99086</text:p>
          </table:table-cell>
          <table:table-cell office:value-type="float" office:value="98068" calcext:value-type="float">
            <text:p>98068</text:p>
          </table:table-cell>
          <table:table-cell office:value-type="float" office:value="4971" calcext:value-type="float">
            <text:p>4971</text:p>
          </table:table-cell>
          <table:table-cell office:value-type="float" office:value="2564" calcext:value-type="float">
            <text:p>2564</text:p>
          </table:table-cell>
          <table:table-cell office:value-type="float" office:value="2407" calcext:value-type="float">
            <text:p>2407</text:p>
          </table:table-cell>
          <table:table-cell office:value-type="float" office:value="504" calcext:value-type="float">
            <text:p>504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357" calcext:value-type="float">
            <text:p>357</text:p>
          </table:table-cell>
          <table:table-cell office:value-type="float" office:value="47" calcext:value-type="float">
            <text:p>47</text:p>
          </table:table-cell>
          <table:table-cell office:value-type="float" office:value="11.49871509" calcext:value-type="float">
            <text:p>11.49871509</text:p>
          </table:table-cell>
          <table:table-cell office:value-type="float" office:value="7.255072854" calcext:value-type="float">
            <text:p>7.255072854</text:p>
          </table:table-cell>
          <table:table-cell office:value-type="float" office:value="85.70464219" calcext:value-type="float">
            <text:p>85.70464219</text:p>
          </table:table-cell>
          <table:table-cell office:value-type="float" office:value="7.142053516" calcext:value-type="float">
            <text:p>7.142053516</text:p>
          </table:table-cell>
          <table:table-cell office:value-type="float" office:value="1.621452328" calcext:value-type="float">
            <text:p>1.621452328</text:p>
          </table:table-cell>
          <table:table-cell office:value-type="float" office:value="0.710464685" calcext:value-type="float">
            <text:p>0.710464685</text:p>
          </table:table-cell>
          <table:table-cell office:value-type="float" office:value="1.753024792" calcext:value-type="float">
            <text:p>1.753024792</text:p>
          </table:table-cell>
          <table:table-cell office:value-type="float" office:value="0.117437994" calcext:value-type="float">
            <text:p>0.117437994</text:p>
          </table:table-cell>
          <table:table-cell office:value-type="float" office:value="2.693310548" calcext:value-type="float">
            <text:p>2.693310548</text:p>
          </table:table-cell>
          <table:table-cell office:value-type="float" office:value="11.10852" calcext:value-type="float">
            <text:p>11.10852</text:p>
          </table:table-cell>
          <table:table-cell office:value-type="float" office:value="1.064346" calcext:value-type="float">
            <text:p>1.064346</text:p>
          </table:table-cell>
          <table:table-cell office:value-type="float" office:value="13.44921" calcext:value-type="float">
            <text:p>13.44921</text:p>
          </table:table-cell>
          <table:table-cell office:value-type="float" office:value="6.117541673" calcext:value-type="float">
            <text:p>6.117541673</text:p>
          </table:table-cell>
          <table:table-cell office:value-type="float" office:value="73.41050008" calcext:value-type="float">
            <text:p>73.41050008</text:p>
          </table:table-cell>
          <table:table-cell office:value-type="float" office:value="41" calcext:value-type="float">
            <text:p>41</text:p>
          </table:table-cell>
          <table:table-cell office:value-type="float" office:value="6.668904241" calcext:value-type="float">
            <text:p>6.668904241</text:p>
          </table:table-cell>
          <table:table-cell office:value-type="float" office:value="9.455372785" calcext:value-type="float">
            <text:p>9.455372785</text:p>
          </table:table-cell>
          <table:table-cell office:value-type="float" office:value="41" calcext:value-type="float">
            <text:p>41</text:p>
          </table:table-cell>
          <table:table-cell office:value-type="float" office:value="0.35669754" calcext:value-type="float">
            <text:p>0.35669754</text:p>
          </table:table-cell>
          <table:table-cell office:value-type="float" office:value="4.280370482" calcext:value-type="float">
            <text:p>4.280370482</text:p>
          </table:table-cell>
          <table:table-cell office:value-type="float" office:value="0.201193592" calcext:value-type="float">
            <text:p>0.201193592</text:p>
          </table:table-cell>
          <table:table-cell office:value-type="string" calcext:value-type="string">
            <text:p>no</text:p>
          </table:table-cell>
          <table:table-cell office:value-type="float" office:value="4.007368525" calcext:value-type="float">
            <text:p>4.007368525</text:p>
          </table:table-cell>
          <table:table-cell office:value-type="float" office:value="17.42712887" calcext:value-type="float">
            <text:p>17.42712887</text:p>
          </table:table-cell>
          <table:table-cell office:value-type="float" office:value="20.13364169" calcext:value-type="float">
            <text:p>20.13364169</text:p>
          </table:table-cell>
          <table:table-cell office:value-type="float" office:value="20.88098531" calcext:value-type="float">
            <text:p>20.88098531</text:p>
          </table:table-cell>
          <table:table-cell office:value-type="float" office:value="22.17467727" calcext:value-type="float">
            <text:p>22.17467727</text:p>
          </table:table-cell>
          <table:table-cell office:value-type="float" office:value="2.552818995" calcext:value-type="float">
            <text:p>2.5528189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4.007368517" calcext:value-type="float">
            <text:p>4.007368517</text:p>
          </table:table-cell>
          <table:table-cell office:value-type="float" office:value="1" calcext:value-type="float">
            <text:p>1</text:p>
          </table:table-cell>
          <table:table-cell office:value-type="float" office:value="2.633918873" calcext:value-type="float">
            <text:p>2.633918873</text:p>
          </table:table-cell>
          <table:table-cell office:value-type="string" calcext:value-type="string">
            <text:p>no</text:p>
          </table:table-cell>
          <table:table-cell office:value-type="float" office:value="21.71421314" calcext:value-type="float">
            <text:p>21.71421314</text:p>
          </table:table-cell>
          <table:table-cell office:value-type="float" office:value="83" calcext:value-type="float">
            <text:p>83</text:p>
          </table:table-cell>
          <table:table-cell office:value-type="float" office:value="12.90143739" calcext:value-type="float">
            <text:p>12.90143739</text:p>
          </table:table-cell>
          <table:table-cell office:value-type="float" office:value="1" calcext:value-type="float">
            <text:p>1</text:p>
          </table:table-cell>
          <table:table-cell office:value-type="float" office:value="29.22707942" calcext:value-type="float">
            <text:p>29.22707942</text:p>
          </table:table-cell>
          <table:table-cell office:value-type="float" office:value="8.897993327" calcext:value-type="float">
            <text:p>8.897993327</text:p>
          </table:table-cell>
          <table:table-cell office:value-type="float" office:value="6.709597462" calcext:value-type="float">
            <text:p>6.709597462</text:p>
          </table:table-cell>
          <table:table-cell office:value-type="float" office:value="3.409201455" calcext:value-type="float">
            <text:p>3.409201455</text:p>
          </table:table-cell>
          <table:table-cell office:value-type="float" office:value="8.561431789" calcext:value-type="float">
            <text:p>8.561431789</text:p>
          </table:table-cell>
          <table:table-cell office:value-type="float" office:value="5.953936369" calcext:value-type="float">
            <text:p>5.953936369</text:p>
          </table:table-cell>
          <table:table-cell office:value-type="float" office:value="23.66716751" calcext:value-type="float">
            <text:p>23.66716751</text:p>
          </table:table-cell>
          <table:table-cell office:value-type="float" office:value="7.378440029" calcext:value-type="float">
            <text:p>7.378440029</text:p>
          </table:table-cell>
          <table:table-cell office:value-type="float" office:value="0.855111383" calcext:value-type="float">
            <text:p>0.855111383</text:p>
          </table:table-cell>
          <table:table-cell office:value-type="float" office:value="2.080595632" calcext:value-type="float">
            <text:p>2.080595632</text:p>
          </table:table-cell>
          <table:table-cell office:value-type="float" office:value="3.473435515" calcext:value-type="float">
            <text:p>3.473435515</text:p>
          </table:table-cell>
          <table:table-cell office:value-type="float" office:value="11.72586906" calcext:value-type="float">
            <text:p>11.72586906</text:p>
          </table:table-cell>
          <table:table-cell office:value-type="float" office:value="4.575396536" calcext:value-type="float">
            <text:p>4.575396536</text:p>
          </table:table-cell>
          <table:table-cell office:value-type="float" office:value="1.43113619" calcext:value-type="float">
            <text:p>1.43113619</text:p>
          </table:table-cell>
          <table:table-cell office:value-type="float" office:value="15.0456821" calcext:value-type="float">
            <text:p>15.0456821</text:p>
          </table:table-cell>
          <table:table-cell office:value-type="float" office:value="7.280378195" calcext:value-type="float">
            <text:p>7.280378195</text:p>
          </table:table-cell>
          <table:table-cell office:value-type="float" office:value="12.63158253" calcext:value-type="float">
            <text:p>12.63158253</text:p>
          </table:table-cell>
          <table:table-cell office:value-type="float" office:value="5.606250815" calcext:value-type="float">
            <text:p>5.606250815</text:p>
          </table:table-cell>
          <table:table-cell office:value-type="float" office:value="0.947210652" calcext:value-type="float">
            <text:p>0.947210652</text:p>
          </table:table-cell>
          <table:table-cell office:value-type="float" office:value="2.791192317" calcext:value-type="float">
            <text:p>2.791192317</text:p>
          </table:table-cell>
          <table:table-cell office:value-type="float" office:value="1.653351728" calcext:value-type="float">
            <text:p>1.653351728</text:p>
          </table:table-cell>
          <table:table-cell office:value-type="float" office:value="0.710464685" calcext:value-type="float">
            <text:p>0.710464685</text:p>
          </table:table-cell>
          <table:table-cell office:value-type="float" office:value="1.163004525" calcext:value-type="float">
            <text:p>1.163004525</text:p>
          </table:table-cell>
          <table:table-cell office:value-type="float" office:value="1.168572864" calcext:value-type="float">
            <text:p>1.168572864</text:p>
          </table:table-cell>
          <table:table-cell office:value-type="float" office:value="14.62016102" calcext:value-type="float">
            <text:p>14.62016102</text:p>
          </table:table-cell>
          <table:table-cell office:value-type="float" office:value="26.90604255" calcext:value-type="float">
            <text:p>26.90604255</text:p>
          </table:table-cell>
          <table:table-cell office:value-type="float" office:value="15.81693972" calcext:value-type="float">
            <text:p>15.81693972</text:p>
          </table:table-cell>
          <table:table-cell office:value-type="float" office:value="6.624950228" calcext:value-type="float">
            <text:p>6.624950228</text:p>
          </table:table-cell>
          <table:table-cell office:value-type="float" office:value="0.853574972" calcext:value-type="float">
            <text:p>0.853574972</text:p>
          </table:table-cell>
          <table:table-cell office:value-type="string" calcext:value-type="string">
            <text:p>good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6.67" calcext:value-type="float">
            <text:p>766.67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966.67" calcext:value-type="float">
            <text:p>966.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0.85" calcext:value-type="float">
            <text:p>4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6.67" calcext:value-type="float">
            <text:p>766.67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966.67" calcext:value-type="float">
            <text:p>966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.24" calcext:value-type="float">
            <text:p>3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office:value-type="float" office:value="1428.57" calcext:value-type="float">
            <text:p>1428.57</text:p>
          </table:table-cell>
          <table:table-cell office:value-type="float" office:value="1164.29" calcext:value-type="float">
            <text:p>1164.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.49" calcext:value-type="float">
            <text:p>2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office:value-type="float" office:value="11" calcext:value-type="float">
            <text:p>11</text:p>
          </table:table-cell>
          <table:table-cell office:value-type="float" office:value="890.91" calcext:value-type="float">
            <text:p>890.91</text:p>
          </table:table-cell>
          <table:table-cell office:value-type="float" office:value="1409.09" calcext:value-type="float">
            <text:p>1409.09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7100" calcext:value-type="float">
            <text:p>7100</text:p>
          </table:table-cell>
          <table:table-cell office:value-type="float" office:value="5" calcext:value-type="float">
            <text:p>5</text:p>
          </table:table-cell>
          <table:table-cell office:value-type="float" office:value="292618" calcext:value-type="float">
            <text:p>292618</text:p>
          </table:table-cell>
          <table:table-cell office:value-type="float" office:value="19" calcext:value-type="float">
            <text:p>19</text:p>
          </table:table-cell>
          <table:table-cell office:value-type="float" office:value="1005.26" calcext:value-type="float">
            <text:p>1005.26</text:p>
          </table:table-cell>
          <table:table-cell office:value-type="float" office:value="1605.26" calcext:value-type="float">
            <text:p>1605.26</text:p>
          </table:table-cell>
          <table:table-cell office:value-type="float" office:value="1305.26" calcext:value-type="float">
            <text:p>1305.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.06" calcext:value-type="float">
            <text:p>1.06</text:p>
          </table:table-cell>
          <table:table-cell office:value-type="float" office:value="3" calcext:value-type="float">
            <text:p>3</text:p>
          </table:table-cell>
          <table:table-cell office:value-type="float" office:value="53940" calcext:value-type="float">
            <text:p>53940</text:p>
          </table:table-cell>
          <table:table-cell office:value-type="float" office:value="12" calcext:value-type="float">
            <text:p>12</text:p>
          </table:table-cell>
          <table:table-cell office:value-type="float" office:value="461830" calcext:value-type="float">
            <text:p>461830</text:p>
          </table:table-cell>
          <table:table-cell office:value-type="float" office:value="41" calcext:value-type="float">
            <text:p>41</text:p>
          </table:table-cell>
          <table:table-cell office:value-type="float" office:value="880.49" calcext:value-type="float">
            <text:p>880.49</text:p>
          </table:table-cell>
          <table:table-cell office:value-type="float" office:value="1439.02" calcext:value-type="float">
            <text:p>1439.02</text:p>
          </table:table-cell>
          <table:table-cell office:value-type="float" office:value="1159.76" calcext:value-type="float">
            <text:p>1159.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731"/>
        </table:table-row>
        <table:table-row table:style-name="ro1">
          <table:table-cell table:style-name="ce1" office:value-type="float" office:value="3899400" calcext:value-type="float">
            <text:p>3899400</text:p>
          </table:table-cell>
          <table:table-cell table:style-name="ce1" office:value-type="float" office:value="3596" calcext:value-type="float">
            <text:p>3596</text:p>
          </table:table-cell>
          <table:table-cell table:style-name="ce1" office:value-type="float" office:value="3599" calcext:value-type="float">
            <text:p>3599</text:p>
          </table:table-cell>
          <table:table-cell table:style-name="ce5" office:value-type="string" calcext:value-type="string">
            <text:p>2012-09-12</text:p>
          </table:table-cell>
          <table:table-cell table:style-name="ce1" office:value-type="float" office:value="388" calcext:value-type="float">
            <text:p>388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number-columns-repeated="6"/>
          <table:table-cell table:style-name="ce1" office:value-type="string" calcext:value-type="string">
            <text:p>OwnerOccupier</text:p>
          </table:table-cell>
          <table:table-cell table:style-name="ce1" office:value-type="string" calcext:value-type="string">
            <text:p>Nekrasovka</text:p>
          </table:table-cell>
          <table:table-cell table:style-name="ce1" office:value-type="float" office:value="11391678.48" calcext:value-type="float">
            <text:p>11391678.48</text:p>
          </table:table-cell>
          <table:table-cell table:style-name="ce1" office:value-type="float" office:value="19940" calcext:value-type="float">
            <text:p>19940</text:p>
          </table:table-cell>
          <table:table-cell table:style-name="ce1" office:value-type="float" office:value="0.055643565" calcext:value-type="float">
            <text:p>0.055643565</text:p>
          </table:table-cell>
          <table:table-cell table:style-name="ce1" office:value-type="float" office:value="0.243204519" calcext:value-type="float">
            <text:p>0.243204519</text:p>
          </table:table-cell>
          <table:table-cell table:style-name="ce1" office:value-type="float" office:value="1706" calcext:value-type="float">
            <text:p>1706</text:p>
          </table:table-cell>
          <table:table-cell table:style-name="ce1" office:value-type="float" office:value="2395" calcext:value-type="float">
            <text:p>23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office:value-type="float" office:value="7377" calcext:value-type="float">
            <text:p>73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0" calcext:value-type="float">
            <text:p>5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6" table:style-name="ce1" office:value-type="string" calcext:value-type="string">
            <text:p>no</text:p>
          </table:table-cell>
          <table:table-cell table:style-name="ce1" office:value-type="float" office:value="247469" calcext:value-type="float">
            <text:p>247469</text:p>
          </table:table-cell>
          <table:table-cell table:style-name="ce1" office:value-type="float" office:value="112902" calcext:value-type="float">
            <text:p>112902</text:p>
          </table:table-cell>
          <table:table-cell table:style-name="ce1" office:value-type="float" office:value="134567" calcext:value-type="float">
            <text:p>134567</text:p>
          </table:table-cell>
          <table:table-cell table:style-name="ce1" office:value-type="float" office:value="3459" calcext:value-type="float">
            <text:p>3459</text:p>
          </table:table-cell>
          <table:table-cell table:style-name="ce1" office:value-type="float" office:value="1782" calcext:value-type="float">
            <text:p>1782</text:p>
          </table:table-cell>
          <table:table-cell table:style-name="ce1" office:value-type="float" office:value="1677" calcext:value-type="float">
            <text:p>1677</text:p>
          </table:table-cell>
          <table:table-cell table:style-name="ce1" office:value-type="float" office:value="13331" calcext:value-type="float">
            <text:p>13331</text:p>
          </table:table-cell>
          <table:table-cell table:style-name="ce1" office:value-type="float" office:value="6670" calcext:value-type="float">
            <text:p>6670</text:p>
          </table:table-cell>
          <table:table-cell table:style-name="ce1" office:value-type="float" office:value="6661" calcext:value-type="float">
            <text:p>6661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2202" calcext:value-type="float">
            <text:p>2202</text:p>
          </table:table-cell>
          <table:table-cell table:style-name="ce1" office:value-type="float" office:value="1706" calcext:value-type="float">
            <text:p>1706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3831" calcext:value-type="float">
            <text:p>3831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1858" calcext:value-type="float">
            <text:p>1858</text:p>
          </table:table-cell>
          <table:table-cell table:style-name="ce1" office:value-type="float" office:value="55710" calcext:value-type="float">
            <text:p>55710</text:p>
          </table:table-cell>
          <table:table-cell table:style-name="ce1" office:value-type="float" office:value="27242" calcext:value-type="float">
            <text:p>27242</text:p>
          </table:table-cell>
          <table:table-cell table:style-name="ce1" office:value-type="float" office:value="28468" calcext:value-type="float">
            <text:p>28468</text:p>
          </table:table-cell>
          <table:table-cell table:style-name="ce1" office:value-type="float" office:value="3112" calcext:value-type="float">
            <text:p>3112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0.913143882" calcext:value-type="float">
            <text:p>0.913143882</text:p>
          </table:table-cell>
          <table:table-cell table:style-name="ce1" office:value-type="float" office:value="0.369300592" calcext:value-type="float">
            <text:p>0.369300592</text:p>
          </table:table-cell>
          <table:table-cell table:style-name="ce1" office:value-type="float" office:value="4.431607106" calcext:value-type="float">
            <text:p>4.431607106</text:p>
          </table:table-cell>
          <table:table-cell table:style-name="ce1" office:value-type="float" office:value="0.369300592" calcext:value-type="float">
            <text:p>0.369300592</text:p>
          </table:table-cell>
          <table:table-cell table:style-name="ce1" office:value-type="float" office:value="1.55371797" calcext:value-type="float">
            <text:p>1.55371797</text:p>
          </table:table-cell>
          <table:table-cell table:style-name="ce1" office:value-type="float" office:value="0.480207595" calcext:value-type="float">
            <text:p>0.480207595</text:p>
          </table:table-cell>
          <table:table-cell table:style-name="ce1" office:value-type="float" office:value="3.008938568" calcext:value-type="float">
            <text:p>3.008938568</text:p>
          </table:table-cell>
          <table:table-cell table:style-name="ce1" office:value-type="float" office:value="1.678090283" calcext:value-type="float">
            <text:p>1.678090283</text:p>
          </table:table-cell>
          <table:table-cell table:style-name="ce1" office:value-type="float" office:value="0.754633047" calcext:value-type="float">
            <text:p>0.754633047</text:p>
          </table:table-cell>
          <table:table-cell table:style-name="ce1" office:value-type="float" office:value="1.530345" calcext:value-type="float">
            <text:p>1.530345</text:p>
          </table:table-cell>
          <table:table-cell table:style-name="ce1" office:value-type="float" office:value="3.643177" calcext:value-type="float">
            <text:p>3.643177</text:p>
          </table:table-cell>
          <table:table-cell table:style-name="ce1" office:value-type="float" office:value="1.235872" calcext:value-type="float">
            <text:p>1.235872</text:p>
          </table:table-cell>
          <table:table-cell table:style-name="ce1" office:value-type="float" office:value="3.863016791" calcext:value-type="float">
            <text:p>3.863016791</text:p>
          </table:table-cell>
          <table:table-cell table:style-name="ce1" office:value-type="float" office:value="46.35620149" calcext:value-type="float">
            <text:p>46.356201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.458366327" calcext:value-type="float">
            <text:p>3.458366327</text:p>
          </table:table-cell>
          <table:table-cell table:style-name="ce1" office:value-type="float" office:value="5.268029512" calcext:value-type="float">
            <text:p>5.26802951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0.159566871" calcext:value-type="float">
            <text:p>0.159566871</text:p>
          </table:table-cell>
          <table:table-cell table:style-name="ce1" office:value-type="float" office:value="1.914802452" calcext:value-type="float">
            <text:p>1.914802452</text:p>
          </table:table-cell>
          <table:table-cell table:style-name="ce1" office:value-type="float" office:value="0.74157918" calcext:value-type="float">
            <text:p>0.7415791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5.686274614" calcext:value-type="float">
            <text:p>5.686274614</text:p>
          </table:table-cell>
          <table:table-cell table:style-name="ce1" office:value-type="float" office:value="13.64500839" calcext:value-type="float">
            <text:p>13.64500839</text:p>
          </table:table-cell>
          <table:table-cell table:style-name="ce1" office:value-type="float" office:value="17.64838925" calcext:value-type="float">
            <text:p>17.64838925</text:p>
          </table:table-cell>
          <table:table-cell table:style-name="ce1" office:value-type="float" office:value="18.4071203" calcext:value-type="float">
            <text:p>18.4071203</text:p>
          </table:table-cell>
          <table:table-cell table:style-name="ce1" office:value-type="float" office:value="19.76393757" calcext:value-type="float">
            <text:p>19.76393757</text:p>
          </table:table-cell>
          <table:table-cell table:style-name="ce1" office:value-type="float" office:value="3.262172437" calcext:value-type="float">
            <text:p>3.26217243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.2991285" calcext:value-type="float">
            <text:p>4.29912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.832922626" calcext:value-type="float">
            <text:p>2.83292262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5.25646855" calcext:value-type="float">
            <text:p>25.256468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092672337" calcext:value-type="float">
            <text:p>7.09267233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.425425854" calcext:value-type="float">
            <text:p>9.425425854</text:p>
          </table:table-cell>
          <table:table-cell table:style-name="ce1" office:value-type="float" office:value="16.85346377" calcext:value-type="float">
            <text:p>16.85346377</text:p>
          </table:table-cell>
          <table:table-cell table:style-name="ce1" office:value-type="float" office:value="3.43625425" calcext:value-type="float">
            <text:p>3.43625425</text:p>
          </table:table-cell>
          <table:table-cell table:style-name="ce1" office:value-type="float" office:value="5.815850358" calcext:value-type="float">
            <text:p>5.815850358</text:p>
          </table:table-cell>
          <table:table-cell table:style-name="ce1" office:value-type="float" office:value="10.30455114" calcext:value-type="float">
            <text:p>10.30455114</text:p>
          </table:table-cell>
          <table:table-cell table:style-name="ce1" office:value-type="float" office:value="4.441774645" calcext:value-type="float">
            <text:p>4.441774645</text:p>
          </table:table-cell>
          <table:table-cell table:style-name="ce1" office:value-type="float" office:value="10.10314735" calcext:value-type="float">
            <text:p>10.10314735</text:p>
          </table:table-cell>
          <table:table-cell table:style-name="ce1" office:value-type="float" office:value="4.001085231" calcext:value-type="float">
            <text:p>4.001085231</text:p>
          </table:table-cell>
          <table:table-cell table:style-name="ce1" office:value-type="float" office:value="2.913977218" calcext:value-type="float">
            <text:p>2.913977218</text:p>
          </table:table-cell>
          <table:table-cell table:number-columns-repeated="2" table:style-name="ce1" office:value-type="float" office:value="7.361990761" calcext:value-type="float">
            <text:p>7.361990761</text:p>
          </table:table-cell>
          <table:table-cell table:style-name="ce1" office:value-type="float" office:value="13.43070301" calcext:value-type="float">
            <text:p>13.43070301</text:p>
          </table:table-cell>
          <table:table-cell table:style-name="ce1" office:value-type="float" office:value="6.364524341" calcext:value-type="float">
            <text:p>6.364524341</text:p>
          </table:table-cell>
          <table:table-cell table:style-name="ce1" office:value-type="float" office:value="1.05928882" calcext:value-type="float">
            <text:p>1.05928882</text:p>
          </table:table-cell>
          <table:table-cell table:style-name="ce1" office:value-type="float" office:value="12.07810064" calcext:value-type="float">
            <text:p>12.07810064</text:p>
          </table:table-cell>
          <table:table-cell table:style-name="ce1" office:value-type="float" office:value="3.983902508" calcext:value-type="float">
            <text:p>3.983902508</text:p>
          </table:table-cell>
          <table:table-cell table:style-name="ce1" office:value-type="float" office:value="8.900627404" calcext:value-type="float">
            <text:p>8.900627404</text:p>
          </table:table-cell>
          <table:table-cell table:style-name="ce1" office:value-type="float" office:value="5.081010317" calcext:value-type="float">
            <text:p>5.081010317</text:p>
          </table:table-cell>
          <table:table-cell table:style-name="ce1" office:value-type="float" office:value="2.160933247" calcext:value-type="float">
            <text:p>2.160933247</text:p>
          </table:table-cell>
          <table:table-cell table:style-name="ce1" office:value-type="float" office:value="5.273047018" calcext:value-type="float">
            <text:p>5.273047018</text:p>
          </table:table-cell>
          <table:table-cell table:style-name="ce1" office:value-type="float" office:value="1.818087165" calcext:value-type="float">
            <text:p>1.818087165</text:p>
          </table:table-cell>
          <table:table-cell table:style-name="ce1" office:value-type="float" office:value="0.480207595" calcext:value-type="float">
            <text:p>0.480207595</text:p>
          </table:table-cell>
          <table:table-cell table:style-name="ce1" office:value-type="float" office:value="3.473848585" calcext:value-type="float">
            <text:p>3.473848585</text:p>
          </table:table-cell>
          <table:table-cell table:style-name="ce1" office:value-type="float" office:value="0.922894431" calcext:value-type="float">
            <text:p>0.922894431</text:p>
          </table:table-cell>
          <table:table-cell table:style-name="ce1" office:value-type="float" office:value="9.895089566" calcext:value-type="float">
            <text:p>9.895089566</text:p>
          </table:table-cell>
          <table:table-cell table:style-name="ce1" office:value-type="float" office:value="8.612007262" calcext:value-type="float">
            <text:p>8.612007262</text:p>
          </table:table-cell>
          <table:table-cell table:style-name="ce1" office:value-type="float" office:value="7.215514976" calcext:value-type="float">
            <text:p>7.215514976</text:p>
          </table:table-cell>
          <table:table-cell table:style-name="ce1" office:value-type="float" office:value="6.759573199" calcext:value-type="float">
            <text:p>6.759573199</text:p>
          </table:table-cell>
          <table:table-cell table:style-name="ce1" office:value-type="float" office:value="2.083159304" calcext:value-type="float">
            <text:p>2.083159304</text:p>
          </table:table-cell>
          <table:table-cell table:style-name="ce1" office:value-type="string" calcext:value-type="string">
            <text:p>goo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833.33" calcext:value-type="float">
            <text:p>833.33</text:p>
          </table:table-cell>
          <table:table-cell table:style-name="ce1" office:value-type="float" office:value="1333.33" calcext:value-type="float">
            <text:p>1333.33</text:p>
          </table:table-cell>
          <table:table-cell table:style-name="ce1" office:value-type="float" office:value="1083.33" calcext:value-type="float">
            <text:p>1083.33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float" office:value="3.41" calcext:value-type="float">
            <text:p>3.4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33.33" calcext:value-type="float">
            <text:p>833.33</text:p>
          </table:table-cell>
          <table:table-cell table:style-name="ce1" office:value-type="float" office:value="1333.33" calcext:value-type="float">
            <text:p>1333.33</text:p>
          </table:table-cell>
          <table:table-cell table:style-name="ce1" office:value-type="float" office:value="1083.33" calcext:value-type="float">
            <text:p>1083.3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33.33" calcext:value-type="float">
            <text:p>833.33</text:p>
          </table:table-cell>
          <table:table-cell table:style-name="ce1" office:value-type="float" office:value="1333.33" calcext:value-type="float">
            <text:p>1333.33</text:p>
          </table:table-cell>
          <table:table-cell table:style-name="ce1" office:value-type="float" office:value="1083.33" calcext:value-type="float">
            <text:p>1083.3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14.02" calcext:value-type="float">
            <text:p>14.0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33.33" calcext:value-type="float">
            <text:p>833.33</text:p>
          </table:table-cell>
          <table:table-cell table:style-name="ce1" office:value-type="float" office:value="1333.33" calcext:value-type="float">
            <text:p>1333.33</text:p>
          </table:table-cell>
          <table:table-cell table:style-name="ce1" office:value-type="float" office:value="1083.33" calcext:value-type="float">
            <text:p>1083.3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.71" calcext:value-type="float">
            <text:p>4.71</text:p>
          </table:table-cell>
          <table:table-cell table:style-name="ce1" office:value-type="float" office:value="14.44" calcext:value-type="float">
            <text:p>14.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1100" calcext:value-type="float">
            <text:p>41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3.33" calcext:value-type="float">
            <text:p>833.33</text:p>
          </table:table-cell>
          <table:table-cell table:style-name="ce1" office:value-type="float" office:value="1333.33" calcext:value-type="float">
            <text:p>1333.33</text:p>
          </table:table-cell>
          <table:table-cell table:style-name="ce1" office:value-type="float" office:value="1083.33" calcext:value-type="float">
            <text:p>1083.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7.69" calcext:value-type="float">
            <text:p>7.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437" calcext:value-type="float">
            <text:p>4343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71.43" calcext:value-type="float">
            <text:p>771.43</text:p>
          </table:table-cell>
          <table:table-cell table:style-name="ce1" office:value-type="float" office:value="1285.71" calcext:value-type="float">
            <text:p>1285.71</text:p>
          </table:table-cell>
          <table:table-cell table:style-name="ce1" office:value-type="float" office:value="1028.57" calcext:value-type="float">
            <text:p>1028.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731"/>
        </table:table-row>
        <table:table-row table:style-name="ro1">
          <table:table-cell office:value-type="float" office:value="16529487" calcext:value-type="float">
            <text:p>16529487</text:p>
          </table:table-cell>
          <table:table-cell office:value-type="float" office:value="6146" calcext:value-type="float">
            <text:p>6146</text:p>
          </table:table-cell>
          <table:table-cell office:value-type="float" office:value="6149" calcext:value-type="float">
            <text:p>6149</text:p>
          </table:table-cell>
          <table:table-cell office:value-type="string" calcext:value-type="string">
            <text:p>2013-03-01</text:p>
          </table:table-cell>
          <table:table-cell office:value-type="float" office:value="211" calcext:value-type="float">
            <text:p>21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nvestment</text:p>
          </table:table-cell>
          <table:table-cell office:value-type="string" calcext:value-type="string">
            <text:p>Kurkino</text:p>
          </table:table-cell>
          <table:table-cell office:value-type="float" office:value="7792845.494" calcext:value-type="float">
            <text:p>7792845.494</text:p>
          </table:table-cell>
          <table:table-cell office:value-type="float" office:value="21155" calcext:value-type="float">
            <text:p>21155</text:p>
          </table:table-cell>
          <table:table-cell office:value-type="float" office:value="0.528252203" calcext:value-type="float">
            <text:p>0.528252203</text:p>
          </table:table-cell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office:value-type="float" office:value="2794" calcext:value-type="float">
            <text:p>2794</text:p>
          </table:table-cell>
          <table:table-cell office:value-type="float" office:value="4" calcext:value-type="float">
            <text:p>4</text:p>
          </table:table-cell>
          <table:table-cell office:value-type="float" office:value="2733" calcext:value-type="float">
            <text:p>2733</text:p>
          </table:table-cell>
          <table:table-cell office:value-type="float" office:value="6620" calcext:value-type="float">
            <text:p>66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942118" calcext:value-type="float">
            <text:p>942118</text:p>
          </table:table-cell>
          <table:table-cell office:value-type="float" office:value="440615" calcext:value-type="float">
            <text:p>440615</text:p>
          </table:table-cell>
          <table:table-cell office:value-type="float" office:value="501503" calcext:value-type="float">
            <text:p>501503</text:p>
          </table:table-cell>
          <table:table-cell office:value-type="float" office:value="5515" calcext:value-type="float">
            <text:p>5515</text:p>
          </table:table-cell>
          <table:table-cell office:value-type="float" office:value="2829" calcext:value-type="float">
            <text:p>2829</text:p>
          </table:table-cell>
          <table:table-cell office:value-type="float" office:value="2686" calcext:value-type="float">
            <text:p>2686</text:p>
          </table:table-cell>
          <table:table-cell office:value-type="float" office:value="13143" calcext:value-type="float">
            <text:p>13143</text:p>
          </table:table-cell>
          <table:table-cell office:value-type="float" office:value="6291" calcext:value-type="float">
            <text:p>6291</text:p>
          </table:table-cell>
          <table:table-cell office:value-type="float" office:value="6852" calcext:value-type="float">
            <text:p>6852</text:p>
          </table:table-cell>
          <table:table-cell office:value-type="float" office:value="2497" calcext:value-type="float">
            <text:p>2497</text:p>
          </table:table-cell>
          <table:table-cell office:value-type="float" office:value="708" calcext:value-type="float">
            <text:p>708</text:p>
          </table:table-cell>
          <table:table-cell office:value-type="float" office:value="1789" calcext:value-type="float">
            <text:p>1789</text:p>
          </table:table-cell>
          <table:table-cell office:value-type="float" office:value="2539" calcext:value-type="float">
            <text:p>2539</text:p>
          </table:table-cell>
          <table:table-cell office:value-type="float" office:value="1316" calcext:value-type="float">
            <text:p>1316</text:p>
          </table:table-cell>
          <table:table-cell office:value-type="float" office:value="1223" calcext:value-type="float">
            <text:p>1223</text:p>
          </table:table-cell>
          <table:table-cell office:value-type="float" office:value="2733" calcext:value-type="float">
            <text:p>2733</text:p>
          </table:table-cell>
          <table:table-cell office:value-type="float" office:value="1393" calcext:value-type="float">
            <text:p>1393</text:p>
          </table:table-cell>
          <table:table-cell office:value-type="float" office:value="1340" calcext:value-type="float">
            <text:p>1340</text:p>
          </table:table-cell>
          <table:table-cell office:value-type="float" office:value="5971" calcext:value-type="float">
            <text:p>5971</text:p>
          </table:table-cell>
          <table:table-cell office:value-type="float" office:value="3055" calcext:value-type="float">
            <text:p>3055</text:p>
          </table:table-cell>
          <table:table-cell office:value-type="float" office:value="2916" calcext:value-type="float">
            <text:p>2916</text:p>
          </table:table-cell>
          <table:table-cell office:value-type="float" office:value="197154" calcext:value-type="float">
            <text:p>197154</text:p>
          </table:table-cell>
          <table:table-cell office:value-type="float" office:value="99086" calcext:value-type="float">
            <text:p>99086</text:p>
          </table:table-cell>
          <table:table-cell office:value-type="float" office:value="98068" calcext:value-type="float">
            <text:p>98068</text:p>
          </table:table-cell>
          <table:table-cell office:value-type="float" office:value="4971" calcext:value-type="float">
            <text:p>4971</text:p>
          </table:table-cell>
          <table:table-cell office:value-type="float" office:value="2564" calcext:value-type="float">
            <text:p>2564</text:p>
          </table:table-cell>
          <table:table-cell office:value-type="float" office:value="2407" calcext:value-type="float">
            <text:p>2407</text:p>
          </table:table-cell>
          <table:table-cell office:value-type="float" office:value="504" calcext:value-type="float">
            <text:p>504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357" calcext:value-type="float">
            <text:p>357</text:p>
          </table:table-cell>
          <table:table-cell office:value-type="float" office:value="47" calcext:value-type="float">
            <text:p>47</text:p>
          </table:table-cell>
          <table:table-cell office:value-type="float" office:value="10.82800445" calcext:value-type="float">
            <text:p>10.82800445</text:p>
          </table:table-cell>
          <table:table-cell office:value-type="float" office:value="7.334765865" calcext:value-type="float">
            <text:p>7.334765865</text:p>
          </table:table-cell>
          <table:table-cell office:value-type="float" office:value="86.20167897" calcext:value-type="float">
            <text:p>86.20167897</text:p>
          </table:table-cell>
          <table:table-cell office:value-type="float" office:value="7.183473247" calcext:value-type="float">
            <text:p>7.183473247</text:p>
          </table:table-cell>
          <table:table-cell office:value-type="float" office:value="0.624399966" calcext:value-type="float">
            <text:p>0.624399966</text:p>
          </table:table-cell>
          <table:table-cell office:value-type="float" office:value="0.230635232" calcext:value-type="float">
            <text:p>0.230635232</text:p>
          </table:table-cell>
          <table:table-cell office:value-type="float" office:value="1.0218896" calcext:value-type="float">
            <text:p>1.0218896</text:p>
          </table:table-cell>
          <table:table-cell office:value-type="float" office:value="0.337984718" calcext:value-type="float">
            <text:p>0.337984718</text:p>
          </table:table-cell>
          <table:table-cell office:value-type="float" office:value="1.648697515" calcext:value-type="float">
            <text:p>1.648697515</text:p>
          </table:table-cell>
          <table:table-cell office:value-type="float" office:value="11.32145" calcext:value-type="float">
            <text:p>11.32145</text:p>
          </table:table-cell>
          <table:table-cell office:value-type="float" office:value="0.858014" calcext:value-type="float">
            <text:p>0.858014</text:p>
          </table:table-cell>
          <table:table-cell office:value-type="float" office:value="12.75855" calcext:value-type="float">
            <text:p>12.75855</text:p>
          </table:table-cell>
          <table:table-cell office:value-type="float" office:value="4.371291545" calcext:value-type="float">
            <text:p>4.371291545</text:p>
          </table:table-cell>
          <table:table-cell office:value-type="float" office:value="52.45549854" calcext:value-type="float">
            <text:p>52.45549854</text:p>
          </table:table-cell>
          <table:table-cell office:value-type="float" office:value="67" calcext:value-type="float">
            <text:p>67</text:p>
          </table:table-cell>
          <table:table-cell office:value-type="float" office:value="5.525888294" calcext:value-type="float">
            <text:p>5.525888294</text:p>
          </table:table-cell>
          <table:table-cell office:value-type="float" office:value="7.256275914" calcext:value-type="float">
            <text:p>7.256275914</text:p>
          </table:table-cell>
          <table:table-cell office:value-type="float" office:value="67" calcext:value-type="float">
            <text:p>67</text:p>
          </table:table-cell>
          <table:table-cell office:value-type="float" office:value="0.062989188" calcext:value-type="float">
            <text:p>0.062989188</text:p>
          </table:table-cell>
          <table:table-cell office:value-type="float" office:value="0.75587026" calcext:value-type="float">
            <text:p>0.75587026</text:p>
          </table:table-cell>
          <table:table-cell office:value-type="float" office:value="0.670452241" calcext:value-type="float">
            <text:p>0.670452241</text:p>
          </table:table-cell>
          <table:table-cell office:value-type="string" calcext:value-type="string">
            <text:p>no</text:p>
          </table:table-cell>
          <table:table-cell office:value-type="float" office:value="3.952991995" calcext:value-type="float">
            <text:p>3.952991995</text:p>
          </table:table-cell>
          <table:table-cell office:value-type="float" office:value="17.18169654" calcext:value-type="float">
            <text:p>17.18169654</text:p>
          </table:table-cell>
          <table:table-cell office:value-type="float" office:value="19.92681667" calcext:value-type="float">
            <text:p>19.92681667</text:p>
          </table:table-cell>
          <table:table-cell office:value-type="float" office:value="20.65461805" calcext:value-type="float">
            <text:p>20.65461805</text:p>
          </table:table-cell>
          <table:table-cell office:value-type="float" office:value="21.97709073" calcext:value-type="float">
            <text:p>21.97709073</text:p>
          </table:table-cell>
          <table:table-cell office:value-type="float" office:value="1.432244802" calcext:value-type="float">
            <text:p>1.4322448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3.95299201" calcext:value-type="float">
            <text:p>3.95299201</text:p>
          </table:table-cell>
          <table:table-cell office:value-type="float" office:value="1" calcext:value-type="float">
            <text:p>1</text:p>
          </table:table-cell>
          <table:table-cell office:value-type="float" office:value="1.57492135" calcext:value-type="float">
            <text:p>1.57492135</text:p>
          </table:table-cell>
          <table:table-cell office:value-type="string" calcext:value-type="string">
            <text:p>no</text:p>
          </table:table-cell>
          <table:table-cell office:value-type="float" office:value="21.79390615" calcext:value-type="float">
            <text:p>21.79390615</text:p>
          </table:table-cell>
          <table:table-cell office:value-type="float" office:value="83" calcext:value-type="float">
            <text:p>83</text:p>
          </table:table-cell>
          <table:table-cell office:value-type="float" office:value="12.90985842" calcext:value-type="float">
            <text:p>12.90985842</text:p>
          </table:table-cell>
          <table:table-cell office:value-type="float" office:value="1" calcext:value-type="float">
            <text:p>1</text:p>
          </table:table-cell>
          <table:table-cell office:value-type="float" office:value="28.78497891" calcext:value-type="float">
            <text:p>28.78497891</text:p>
          </table:table-cell>
          <table:table-cell office:value-type="float" office:value="7.996667333" calcext:value-type="float">
            <text:p>7.996667333</text:p>
          </table:table-cell>
          <table:table-cell office:value-type="float" office:value="6.193028745" calcext:value-type="float">
            <text:p>6.193028745</text:p>
          </table:table-cell>
          <table:table-cell office:value-type="float" office:value="3.217484387" calcext:value-type="float">
            <text:p>3.217484387</text:p>
          </table:table-cell>
          <table:table-cell office:value-type="float" office:value="7.709906806" calcext:value-type="float">
            <text:p>7.709906806</text:p>
          </table:table-cell>
          <table:table-cell office:value-type="float" office:value="5.888985687" calcext:value-type="float">
            <text:p>5.888985687</text:p>
          </table:table-cell>
          <table:table-cell office:value-type="float" office:value="23.74686052" calcext:value-type="float">
            <text:p>23.74686052</text:p>
          </table:table-cell>
          <table:table-cell office:value-type="float" office:value="7.45813304" calcext:value-type="float">
            <text:p>7.45813304</text:p>
          </table:table-cell>
          <table:table-cell office:value-type="float" office:value="0.790091777" calcext:value-type="float">
            <text:p>0.790091777</text:p>
          </table:table-cell>
          <table:table-cell office:value-type="float" office:value="1.688755549" calcext:value-type="float">
            <text:p>1.688755549</text:p>
          </table:table-cell>
          <table:table-cell office:value-type="float" office:value="1.340627338" calcext:value-type="float">
            <text:p>1.340627338</text:p>
          </table:table-cell>
          <table:table-cell office:value-type="float" office:value="11.80556207" calcext:value-type="float">
            <text:p>11.80556207</text:p>
          </table:table-cell>
          <table:table-cell office:value-type="float" office:value="3.767846673" calcext:value-type="float">
            <text:p>3.767846673</text:p>
          </table:table-cell>
          <table:table-cell office:value-type="float" office:value="2.039467244" calcext:value-type="float">
            <text:p>2.039467244</text:p>
          </table:table-cell>
          <table:table-cell office:value-type="float" office:value="15.05410312" calcext:value-type="float">
            <text:p>15.05410312</text:p>
          </table:table-cell>
          <table:table-cell office:value-type="float" office:value="7.360071205" calcext:value-type="float">
            <text:p>7.360071205</text:p>
          </table:table-cell>
          <table:table-cell office:value-type="float" office:value="12.71127555" calcext:value-type="float">
            <text:p>12.71127555</text:p>
          </table:table-cell>
          <table:table-cell office:value-type="float" office:value="6.45510434" calcext:value-type="float">
            <text:p>6.45510434</text:p>
          </table:table-cell>
          <table:table-cell office:value-type="float" office:value="0.191668973" calcext:value-type="float">
            <text:p>0.191668973</text:p>
          </table:table-cell>
          <table:table-cell office:value-type="float" office:value="2.097573506" calcext:value-type="float">
            <text:p>2.097573506</text:p>
          </table:table-cell>
          <table:table-cell office:value-type="float" office:value="0.527490878" calcext:value-type="float">
            <text:p>0.527490878</text:p>
          </table:table-cell>
          <table:table-cell office:value-type="float" office:value="0.230635232" calcext:value-type="float">
            <text:p>0.230635232</text:p>
          </table:table-cell>
          <table:table-cell office:value-type="float" office:value="1.657911467" calcext:value-type="float">
            <text:p>1.657911467</text:p>
          </table:table-cell>
          <table:table-cell office:value-type="float" office:value="1.145696581" calcext:value-type="float">
            <text:p>1.145696581</text:p>
          </table:table-cell>
          <table:table-cell office:value-type="float" office:value="13.94106773" calcext:value-type="float">
            <text:p>13.94106773</text:p>
          </table:table-cell>
          <table:table-cell office:value-type="float" office:value="18.25315929" calcext:value-type="float">
            <text:p>18.25315929</text:p>
          </table:table-cell>
          <table:table-cell office:value-type="float" office:value="16.22729336" calcext:value-type="float">
            <text:p>16.22729336</text:p>
          </table:table-cell>
          <table:table-cell office:value-type="float" office:value="6.707638504" calcext:value-type="float">
            <text:p>6.707638504</text:p>
          </table:table-cell>
          <table:table-cell office:value-type="float" office:value="0.131074392" calcext:value-type="float">
            <text:p>0.131074392</text:p>
          </table:table-cell>
          <table:table-cell office:value-type="string" calcext:value-type="string">
            <text:p>good</text:p>
          </table:table-cell>
          <table:table-cell office:value-type="float" office:value="8.05" calcext:value-type="float">
            <text:p>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.77" calcext:value-type="float">
            <text:p>1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88.89" calcext:value-type="float">
            <text:p>1088.89</text:p>
          </table:table-cell>
          <table:table-cell office:value-type="float" office:value="1666.67" calcext:value-type="float">
            <text:p>1666.67</text:p>
          </table:table-cell>
          <table:table-cell office:value-type="float" office:value="1377.78" calcext:value-type="float">
            <text:p>1377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79" calcext:value-type="float">
            <text:p>17.79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8118" calcext:value-type="float">
            <text:p>218118</text:p>
          </table:table-cell>
          <table:table-cell office:value-type="float" office:value="15" calcext:value-type="float">
            <text:p>15</text:p>
          </table:table-cell>
          <table:table-cell office:value-type="float" office:value="973.33" calcext:value-type="float">
            <text:p>973.33</text:p>
          </table:table-cell>
          <table:table-cell office:value-type="float" office:value="1533.33" calcext:value-type="float">
            <text:p>1533.33</text:p>
          </table:table-cell>
          <table:table-cell office:value-type="float" office:value="1253.33" calcext:value-type="float">
            <text:p>1253.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.33" calcext:value-type="float">
            <text:p>17.33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7100" calcext:value-type="float">
            <text:p>7100</text:p>
          </table:table-cell>
          <table:table-cell office:value-type="float" office:value="5" calcext:value-type="float">
            <text:p>5</text:p>
          </table:table-cell>
          <table:table-cell office:value-type="float" office:value="292618" calcext:value-type="float">
            <text:p>292618</text:p>
          </table:table-cell>
          <table:table-cell office:value-type="float" office:value="24" calcext:value-type="float">
            <text:p>24</text:p>
          </table:table-cell>
          <table:table-cell office:value-type="float" office:value="933.33" calcext:value-type="float">
            <text:p>933.33</text:p>
          </table:table-cell>
          <table:table-cell office:value-type="float" office:value="1500" calcext:value-type="float">
            <text:p>1500</text:p>
          </table:table-cell>
          <table:table-cell office:value-type="float" office:value="1216.67" calcext:value-type="float">
            <text:p>1216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253940" calcext:value-type="float">
            <text:p>253940</text:p>
          </table:table-cell>
          <table:table-cell office:value-type="float" office:value="10" calcext:value-type="float">
            <text:p>10</text:p>
          </table:table-cell>
          <table:table-cell office:value-type="float" office:value="397118" calcext:value-type="float">
            <text:p>397118</text:p>
          </table:table-cell>
          <table:table-cell office:value-type="float" office:value="38" calcext:value-type="float">
            <text:p>38</text:p>
          </table:table-cell>
          <table:table-cell office:value-type="float" office:value="877.78" calcext:value-type="float">
            <text:p>877.78</text:p>
          </table:table-cell>
          <table:table-cell office:value-type="float" office:value="1430.56" calcext:value-type="float">
            <text:p>1430.56</text:p>
          </table:table-cell>
          <table:table-cell office:value-type="float" office:value="1154.17" calcext:value-type="float">
            <text:p>1154.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31"/>
        </table:table-row>
        <table:table-row table:style-name="ro1">
          <table:table-cell table:style-name="ce1" office:value-type="float" office:value="13200000" calcext:value-type="float">
            <text:p>13200000</text:p>
          </table:table-cell>
          <table:table-cell table:style-name="ce1" office:value-type="float" office:value="8827" calcext:value-type="float">
            <text:p>8827</text:p>
          </table:table-cell>
          <table:table-cell table:style-name="ce1" office:value-type="float" office:value="8830" calcext:value-type="float">
            <text:p>8830</text:p>
          </table:table-cell>
          <table:table-cell table:style-name="ce5" office:value-type="string" calcext:value-type="string">
            <text:p>2013-07-01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6"/>
          <table:table-cell table:style-name="ce1" office:value-type="string" calcext:value-type="string">
            <text:p>Investment</text:p>
          </table:table-cell>
          <table:table-cell table:style-name="ce1" office:value-type="string" calcext:value-type="string">
            <text:p>Akademicheskoe</text:p>
          </table:table-cell>
          <table:table-cell table:style-name="ce1" office:value-type="float" office:value="5704502.19" calcext:value-type="float">
            <text:p>5704502.19</text:p>
          </table:table-cell>
          <table:table-cell table:style-name="ce1" office:value-type="float" office:value="106445" calcext:value-type="float">
            <text:p>106445</text:p>
          </table:table-cell>
          <table:table-cell table:style-name="ce1" office:value-type="float" office:value="0.043127101" calcext:value-type="float">
            <text:p>0.043127101</text:p>
          </table:table-cell>
          <table:table-cell table:style-name="ce1" office:value-type="float" office:value="0.151346216" calcext:value-type="float">
            <text:p>0.151346216</text:p>
          </table:table-cell>
          <table:table-cell table:style-name="ce1" office:value-type="float" office:value="5506" calcext:value-type="float">
            <text:p>5506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89" calcext:value-type="float">
            <text:p>5889</text:p>
          </table:table-cell>
          <table:table-cell table:style-name="ce1" office:value-type="float" office:value="9501" calcext:value-type="float">
            <text:p>95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62363" calcext:value-type="float">
            <text:p>1362363</text:p>
          </table:table-cell>
          <table:table-cell table:style-name="ce1" office:value-type="float" office:value="637906" calcext:value-type="float">
            <text:p>637906</text:p>
          </table:table-cell>
          <table:table-cell table:style-name="ce1" office:value-type="float" office:value="724457" calcext:value-type="float">
            <text:p>724457</text:p>
          </table:table-cell>
          <table:table-cell table:style-name="ce1" office:value-type="float" office:value="12074" calcext:value-type="float">
            <text:p>12074</text:p>
          </table:table-cell>
          <table:table-cell table:style-name="ce1" office:value-type="float" office:value="6198" calcext:value-type="float">
            <text:p>6198</text:p>
          </table:table-cell>
          <table:table-cell table:style-name="ce1" office:value-type="float" office:value="5876" calcext:value-type="float">
            <text:p>5876</text:p>
          </table:table-cell>
          <table:table-cell table:style-name="ce1" office:value-type="float" office:value="68518" calcext:value-type="float">
            <text:p>68518</text:p>
          </table:table-cell>
          <table:table-cell table:style-name="ce1" office:value-type="float" office:value="34132" calcext:value-type="float">
            <text:p>34132</text:p>
          </table:table-cell>
          <table:table-cell table:style-name="ce1" office:value-type="float" office:value="34386" calcext:value-type="float">
            <text:p>34386</text:p>
          </table:table-cell>
          <table:table-cell table:style-name="ce1" office:value-type="float" office:value="25853" calcext:value-type="float">
            <text:p>25853</text:p>
          </table:table-cell>
          <table:table-cell table:style-name="ce1" office:value-type="float" office:value="8422" calcext:value-type="float">
            <text:p>8422</text:p>
          </table:table-cell>
          <table:table-cell table:style-name="ce1" office:value-type="float" office:value="17431" calcext:value-type="float">
            <text:p>17431</text:p>
          </table:table-cell>
          <table:table-cell table:style-name="ce1" office:value-type="float" office:value="5506" calcext:value-type="float">
            <text:p>5506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5889" calcext:value-type="float">
            <text:p>5889</text:p>
          </table:table-cell>
          <table:table-cell table:style-name="ce1" office:value-type="float" office:value="2990" calcext:value-type="float">
            <text:p>2990</text:p>
          </table:table-cell>
          <table:table-cell table:style-name="ce1" office:value-type="float" office:value="2899" calcext:value-type="float">
            <text:p>2899</text:p>
          </table:table-cell>
          <table:table-cell table:style-name="ce1" office:value-type="float" office:value="14297" calcext:value-type="float">
            <text:p>14297</text:p>
          </table:table-cell>
          <table:table-cell table:style-name="ce1" office:value-type="float" office:value="7209" calcext:value-type="float">
            <text:p>7209</text:p>
          </table:table-cell>
          <table:table-cell table:style-name="ce1" office:value-type="float" office:value="7088" calcext:value-type="float">
            <text:p>7088</text:p>
          </table:table-cell>
          <table:table-cell table:style-name="ce1" office:value-type="float" office:value="291222" calcext:value-type="float">
            <text:p>291222</text:p>
          </table:table-cell>
          <table:table-cell table:style-name="ce1" office:value-type="float" office:value="143474" calcext:value-type="float">
            <text:p>143474</text:p>
          </table:table-cell>
          <table:table-cell table:style-name="ce1" office:value-type="float" office:value="147748" calcext:value-type="float">
            <text:p>147748</text:p>
          </table:table-cell>
          <table:table-cell table:style-name="ce1" office:value-type="float" office:value="10653" calcext:value-type="float">
            <text:p>10653</text:p>
          </table:table-cell>
          <table:table-cell table:style-name="ce1" office:value-type="float" office:value="5506" calcext:value-type="float">
            <text:p>5506</text:p>
          </table:table-cell>
          <table:table-cell table:style-name="ce1" office:value-type="float" office:value="5147" calcext:value-type="float">
            <text:p>5147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.207017045" calcext:value-type="float">
            <text:p>2.207017045</text:p>
          </table:table-cell>
          <table:table-cell table:style-name="ce1" office:value-type="float" office:value="1.159872032" calcext:value-type="float">
            <text:p>1.159872032</text:p>
          </table:table-cell>
          <table:table-cell table:style-name="ce1" office:value-type="float" office:value="13.71116625" calcext:value-type="float">
            <text:p>13.71116625</text:p>
          </table:table-cell>
          <table:table-cell table:style-name="ce1" office:value-type="float" office:value="1.142597188" calcext:value-type="float">
            <text:p>1.142597188</text:p>
          </table:table-cell>
          <table:table-cell table:style-name="ce1" office:value-type="float" office:value="0.236218957" calcext:value-type="float">
            <text:p>0.236218957</text:p>
          </table:table-cell>
          <table:table-cell table:style-name="ce1" office:value-type="float" office:value="0.575921148" calcext:value-type="float">
            <text:p>0.575921148</text:p>
          </table:table-cell>
          <table:table-cell table:style-name="ce1" office:value-type="float" office:value="0.613176058" calcext:value-type="float">
            <text:p>0.613176058</text:p>
          </table:table-cell>
          <table:table-cell table:style-name="ce1" office:value-type="float" office:value="0.053125248" calcext:value-type="float">
            <text:p>0.053125248</text:p>
          </table:table-cell>
          <table:table-cell table:style-name="ce1" office:value-type="float" office:value="1.052783871" calcext:value-type="float">
            <text:p>1.052783871</text:p>
          </table:table-cell>
          <table:table-cell table:style-name="ce1" office:value-type="float" office:value="6.322725" calcext:value-type="float">
            <text:p>6.322725</text:p>
          </table:table-cell>
          <table:table-cell table:style-name="ce1" office:value-type="float" office:value="2.387554" calcext:value-type="float">
            <text:p>2.387554</text:p>
          </table:table-cell>
          <table:table-cell table:style-name="ce1" office:value-type="float" office:value="9.663797" calcext:value-type="float">
            <text:p>9.663797</text:p>
          </table:table-cell>
          <table:table-cell table:style-name="ce1" office:value-type="float" office:value="3.3052965" calcext:value-type="float">
            <text:p>3.3052965</text:p>
          </table:table-cell>
          <table:table-cell table:style-name="ce1" office:value-type="float" office:value="39.663558" calcext:value-type="float">
            <text:p>39.66355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.229496024" calcext:value-type="float">
            <text:p>3.229496024</text:p>
          </table:table-cell>
          <table:table-cell table:style-name="ce1" office:value-type="float" office:value="4.710141456" calcext:value-type="float">
            <text:p>4.71014145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21070434" calcext:value-type="float">
            <text:p>0.121070434</text:p>
          </table:table-cell>
          <table:table-cell table:style-name="ce1" office:value-type="float" office:value="1.452845213" calcext:value-type="float">
            <text:p>1.452845213</text:p>
          </table:table-cell>
          <table:table-cell table:style-name="ce1" office:value-type="float" office:value="0.817971418" calcext:value-type="float">
            <text:p>0.81797141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9.38521035" calcext:value-type="float">
            <text:p>9.38521035</text:p>
          </table:table-cell>
          <table:table-cell table:style-name="ce1" office:value-type="float" office:value="2.303763702" calcext:value-type="float">
            <text:p>2.303763702</text:p>
          </table:table-cell>
          <table:table-cell table:style-name="ce1" office:value-type="float" office:value="5.321427255" calcext:value-type="float">
            <text:p>5.321427255</text:p>
          </table:table-cell>
          <table:table-cell table:style-name="ce1" office:value-type="float" office:value="6.609600542" calcext:value-type="float">
            <text:p>6.609600542</text:p>
          </table:table-cell>
          <table:table-cell table:style-name="ce1" office:value-type="float" office:value="7.302871303" calcext:value-type="float">
            <text:p>7.302871303</text:p>
          </table:table-cell>
          <table:table-cell table:style-name="ce1" office:value-type="float" office:value="2.050176204" calcext:value-type="float">
            <text:p>2.05017620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.303763694" calcext:value-type="float">
            <text:p>2.3037636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57722664" calcext:value-type="float">
            <text:p>1.25772266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8.498942944" calcext:value-type="float">
            <text:p>8.49894294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.422233821" calcext:value-type="float">
            <text:p>8.4222338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.38268887" calcext:value-type="float">
            <text:p>13.38268887</text:p>
          </table:table-cell>
          <table:table-cell table:style-name="ce1" office:value-type="float" office:value="1.48621184" calcext:value-type="float">
            <text:p>1.48621184</text:p>
          </table:table-cell>
          <table:table-cell table:style-name="ce1" office:value-type="float" office:value="1.412735351" calcext:value-type="float">
            <text:p>1.412735351</text:p>
          </table:table-cell>
          <table:table-cell table:style-name="ce1" office:value-type="float" office:value="1.488134335" calcext:value-type="float">
            <text:p>1.488134335</text:p>
          </table:table-cell>
          <table:table-cell table:style-name="ce1" office:value-type="float" office:value="1.750519913" calcext:value-type="float">
            <text:p>1.750519913</text:p>
          </table:table-cell>
          <table:table-cell table:style-name="ce1" office:value-type="float" office:value="4.476981951" calcext:value-type="float">
            <text:p>4.476981951</text:p>
          </table:table-cell>
          <table:table-cell table:style-name="ce1" office:value-type="float" office:value="8.330019027" calcext:value-type="float">
            <text:p>8.330019027</text:p>
          </table:table-cell>
          <table:table-cell table:style-name="ce1" office:value-type="float" office:value="1.136849483" calcext:value-type="float">
            <text:p>1.1368494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188250444" calcext:value-type="float">
            <text:p>1.188250444</text:p>
          </table:table-cell>
          <table:table-cell table:style-name="ce1" office:value-type="float" office:value="8.444734127" calcext:value-type="float">
            <text:p>8.444734127</text:p>
          </table:table-cell>
          <table:table-cell table:style-name="ce1" office:value-type="float" office:value="5.118964999" calcext:value-type="float">
            <text:p>5.118964999</text:p>
          </table:table-cell>
          <table:table-cell table:style-name="ce1" office:value-type="float" office:value="1.808113891" calcext:value-type="float">
            <text:p>1.808113891</text:p>
          </table:table-cell>
          <table:table-cell table:style-name="ce1" office:value-type="float" office:value="1.698449383" calcext:value-type="float">
            <text:p>1.698449383</text:p>
          </table:table-cell>
          <table:table-cell table:style-name="ce1" office:value-type="float" office:value="11.9462647" calcext:value-type="float">
            <text:p>11.9462647</text:p>
          </table:table-cell>
          <table:table-cell table:style-name="ce1" office:value-type="float" office:value="0.366562888" calcext:value-type="float">
            <text:p>0.366562888</text:p>
          </table:table-cell>
          <table:table-cell table:style-name="ce1" office:value-type="float" office:value="1.362254721" calcext:value-type="float">
            <text:p>1.362254721</text:p>
          </table:table-cell>
          <table:table-cell table:style-name="ce1" office:value-type="float" office:value="0.575921148" calcext:value-type="float">
            <text:p>0.575921148</text:p>
          </table:table-cell>
          <table:table-cell table:style-name="ce1" office:value-type="float" office:value="0.874922869" calcext:value-type="float">
            <text:p>0.874922869</text:p>
          </table:table-cell>
          <table:table-cell table:style-name="ce1" office:value-type="float" office:value="0.71938812" calcext:value-type="float">
            <text:p>0.71938812</text:p>
          </table:table-cell>
          <table:table-cell table:style-name="ce1" office:value-type="float" office:value="1.656459722" calcext:value-type="float">
            <text:p>1.656459722</text:p>
          </table:table-cell>
          <table:table-cell table:style-name="ce1" office:value-type="float" office:value="0.575921148" calcext:value-type="float">
            <text:p>0.575921148</text:p>
          </table:table-cell>
          <table:table-cell table:style-name="ce1" office:value-type="float" office:value="0.78043316" calcext:value-type="float">
            <text:p>0.78043316</text:p>
          </table:table-cell>
          <table:table-cell table:style-name="ce1" office:value-type="float" office:value="0.772427719" calcext:value-type="float">
            <text:p>0.772427719</text:p>
          </table:table-cell>
          <table:table-cell table:style-name="ce1" office:value-type="float" office:value="4.402006086" calcext:value-type="float">
            <text:p>4.402006086</text:p>
          </table:table-cell>
          <table:table-cell table:style-name="ce1" office:value-type="float" office:value="3.271769509" calcext:value-type="float">
            <text:p>3.271769509</text:p>
          </table:table-cell>
          <table:table-cell table:style-name="ce1" office:value-type="float" office:value="1.647557657" calcext:value-type="float">
            <text:p>1.647557657</text:p>
          </table:table-cell>
          <table:table-cell table:style-name="ce1" office:value-type="float" office:value="1.310467564" calcext:value-type="float">
            <text:p>1.310467564</text:p>
          </table:table-cell>
          <table:table-cell table:style-name="ce1" office:value-type="float" office:value="0.218928848" calcext:value-type="float">
            <text:p>0.218928848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float" office:value="9.19" calcext:value-type="float">
            <text:p>9.1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31" calcext:value-type="float">
            <text:p>12.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09.52" calcext:value-type="float">
            <text:p>909.52</text:p>
          </table:table-cell>
          <table:table-cell table:style-name="ce1" office:value-type="float" office:value="1476.19" calcext:value-type="float">
            <text:p>1476.19</text:p>
          </table:table-cell>
          <table:table-cell table:style-name="ce1" office:value-type="float" office:value="1192.86" calcext:value-type="float">
            <text:p>1192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5.13" calcext:value-type="float">
            <text:p>5.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6306" calcext:value-type="float">
            <text:p>1663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9500" calcext:value-type="float">
            <text:p>1695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47.92" calcext:value-type="float">
            <text:p>747.92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998.96" calcext:value-type="float">
            <text:p>998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.06" calcext:value-type="float">
            <text:p>8.06</text:p>
          </table:table-cell>
          <table:table-cell table:style-name="ce1" office:value-type="float" office:value="7.29" calcext:value-type="float">
            <text:p>7.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0243" calcext:value-type="float">
            <text:p>2502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3300" calcext:value-type="float">
            <text:p>17330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66.18" calcext:value-type="float">
            <text:p>766.18</text:p>
          </table:table-cell>
          <table:table-cell table:style-name="ce1" office:value-type="float" office:value="1279.41" calcext:value-type="float">
            <text:p>1279.41</text:p>
          </table:table-cell>
          <table:table-cell table:style-name="ce1" office:value-type="float" office:value="1022.79" calcext:value-type="float">
            <text:p>1022.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.07" calcext:value-type="float">
            <text:p>11.07</text:p>
          </table:table-cell>
          <table:table-cell table:style-name="ce1" office:value-type="float" office:value="9.07" calcext:value-type="float">
            <text:p>9.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14246" calcext:value-type="float">
            <text:p>121424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43210" calcext:value-type="float">
            <text:p>84321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790.3" calcext:value-type="float">
            <text:p>790.3</text:p>
          </table:table-cell>
          <table:table-cell table:style-name="ce1" office:value-type="float" office:value="1315.15" calcext:value-type="float">
            <text:p>1315.15</text:p>
          </table:table-cell>
          <table:table-cell table:style-name="ce1" office:value-type="float" office:value="1052.73" calcext:value-type="float">
            <text:p>1052.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.96" calcext:value-type="float">
            <text:p>14.9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068837" calcext:value-type="float">
            <text:p>306883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17360" calcext:value-type="float">
            <text:p>2117360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756.87" calcext:value-type="float">
            <text:p>756.87</text:p>
          </table:table-cell>
          <table:table-cell table:style-name="ce1" office:value-type="float" office:value="1264.22" calcext:value-type="float">
            <text:p>1264.22</text:p>
          </table:table-cell>
          <table:table-cell table:style-name="ce1" office:value-type="float" office:value="1010.55" calcext:value-type="float">
            <text:p>1010.5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731"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5145" calcext:value-type="float">
            <text:p>15145</text:p>
          </table:table-cell>
          <table:table-cell office:value-type="float" office:value="15148" calcext:value-type="float">
            <text:p>15148</text:p>
          </table:table-cell>
          <table:table-cell office:value-type="string" calcext:value-type="string">
            <text:p>2014-02-18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avelki</text:p>
          </table:table-cell>
          <table:table-cell office:value-type="float" office:value="7759253.984" calcext:value-type="float">
            <text:p>7759253.984</text:p>
          </table:table-cell>
          <table:table-cell office:value-type="float" office:value="32071" calcext:value-type="float">
            <text:p>32071</text:p>
          </table:table-cell>
          <table:table-cell office:value-type="float" office:value="0.278314608" calcext:value-type="float">
            <text:p>0.278314608</text:p>
          </table:table-cell>
          <table:table-cell office:value-type="float" office:value="0.148903891" calcext:value-type="float">
            <text:p>0.148903891</text:p>
          </table:table-cell>
          <table:table-cell office:value-type="float" office:value="1888" calcext:value-type="float">
            <text:p>1888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float" office:value="4674" calcext:value-type="float">
            <text:p>46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37807" calcext:value-type="float">
            <text:p>37807</text:p>
          </table:table-cell>
          <table:table-cell office:value-type="float" office:value="17024" calcext:value-type="float">
            <text:p>17024</text:p>
          </table:table-cell>
          <table:table-cell office:value-type="float" office:value="20783" calcext:value-type="float">
            <text:p>20783</text:p>
          </table:table-cell>
          <table:table-cell office:value-type="float" office:value="4100" calcext:value-type="float">
            <text:p>4100</text:p>
          </table:table-cell>
          <table:table-cell office:value-type="float" office:value="2086" calcext:value-type="float">
            <text:p>2086</text:p>
          </table:table-cell>
          <table:table-cell office:value-type="float" office:value="2014" calcext:value-type="float">
            <text:p>2014</text:p>
          </table:table-cell>
          <table:table-cell office:value-type="float" office:value="19960" calcext:value-type="float">
            <text:p>19960</text:p>
          </table:table-cell>
          <table:table-cell office:value-type="float" office:value="10515" calcext:value-type="float">
            <text:p>10515</text:p>
          </table:table-cell>
          <table:table-cell office:value-type="float" office:value="9445" calcext:value-type="float">
            <text:p>9445</text:p>
          </table:table-cell>
          <table:table-cell office:value-type="float" office:value="8011" calcext:value-type="float">
            <text:p>8011</text:p>
          </table:table-cell>
          <table:table-cell office:value-type="float" office:value="2305" calcext:value-type="float">
            <text:p>2305</text:p>
          </table:table-cell>
          <table:table-cell office:value-type="float" office:value="5706" calcext:value-type="float">
            <text:p>5706</text:p>
          </table:table-cell>
          <table:table-cell office:value-type="float" office:value="1888" calcext:value-type="float">
            <text:p>1888</text:p>
          </table:table-cell>
          <table:table-cell office:value-type="float" office:value="972" calcext:value-type="float">
            <text:p>972</text:p>
          </table:table-cell>
          <table:table-cell office:value-type="float" office:value="916" calcext:value-type="float">
            <text:p>916</text:p>
          </table:table-cell>
          <table:table-cell office:value-type="float" office:value="1952" calcext:value-type="float">
            <text:p>1952</text:p>
          </table:table-cell>
          <table:table-cell office:value-type="float" office:value="992" calcext:value-type="float">
            <text:p>992</text:p>
          </table:table-cell>
          <table:table-cell office:value-type="float" office:value="960" calcext:value-type="float">
            <text:p>960</text:p>
          </table:table-cell>
          <table:table-cell office:value-type="float" office:value="4848" calcext:value-type="float">
            <text:p>4848</text:p>
          </table:table-cell>
          <table:table-cell office:value-type="float" office:value="2561" calcext:value-type="float">
            <text:p>2561</text:p>
          </table:table-cell>
          <table:table-cell office:value-type="float" office:value="2287" calcext:value-type="float">
            <text:p>2287</text:p>
          </table:table-cell>
          <table:table-cell office:value-type="float" office:value="7610" calcext:value-type="float">
            <text:p>7610</text:p>
          </table:table-cell>
          <table:table-cell office:value-type="float" office:value="3765" calcext:value-type="float">
            <text:p>3765</text:p>
          </table:table-cell>
          <table:table-cell office:value-type="float" office:value="3845" calcext:value-type="float">
            <text:p>3845</text:p>
          </table:table-cell>
          <table:table-cell office:value-type="float" office:value="3592" calcext:value-type="float">
            <text:p>3592</text:p>
          </table:table-cell>
          <table:table-cell office:value-type="float" office:value="1848" calcext:value-type="float">
            <text:p>1848</text:p>
          </table:table-cell>
          <table:table-cell office:value-type="float" office:value="1744" calcext:value-type="float">
            <text:p>1744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8.83829775" calcext:value-type="float">
            <text:p>28.83829775</text:p>
          </table:table-cell>
          <table:table-cell office:value-type="float" office:value="24.12673603" calcext:value-type="float">
            <text:p>24.12673603</text:p>
          </table:table-cell>
          <table:table-cell office:value-type="float" office:value="315.3499811" calcext:value-type="float">
            <text:p>315.3499811</text:p>
          </table:table-cell>
          <table:table-cell office:value-type="float" office:value="26.27916509" calcext:value-type="float">
            <text:p>26.27916509</text:p>
          </table:table-cell>
          <table:table-cell office:value-type="float" office:value="1.584864321" calcext:value-type="float">
            <text:p>1.584864321</text:p>
          </table:table-cell>
          <table:table-cell office:value-type="float" office:value="1.750848185" calcext:value-type="float">
            <text:p>1.750848185</text:p>
          </table:table-cell>
          <table:table-cell office:value-type="float" office:value="13.65455139" calcext:value-type="float">
            <text:p>13.65455139</text:p>
          </table:table-cell>
          <table:table-cell office:value-type="float" office:value="0.10415567" calcext:value-type="float">
            <text:p>0.10415567</text:p>
          </table:table-cell>
          <table:table-cell office:value-type="float" office:value="0.828336374" calcext:value-type="float">
            <text:p>0.828336374</text:p>
          </table:table-cell>
          <table:table-cell office:value-type="float" office:value="1.430526" calcext:value-type="float">
            <text:p>1.430526</text:p>
          </table:table-cell>
          <table:table-cell office:value-type="float" office:value="0.462509" calcext:value-type="float">
            <text:p>0.462509</text:p>
          </table:table-cell>
          <table:table-cell office:value-type="float" office:value="24.60864" calcext:value-type="float">
            <text:p>24.60864</text:p>
          </table:table-cell>
          <table:table-cell office:value-type="float" office:value="7.402572293" calcext:value-type="float">
            <text:p>7.402572293</text:p>
          </table:table-cell>
          <table:table-cell office:value-type="float" office:value="88.83086752" calcext:value-type="float">
            <text:p>88.83086752</text:p>
          </table:table-cell>
          <table:table-cell office:value-type="float" office:value="28" calcext:value-type="float">
            <text:p>28</text:p>
          </table:table-cell>
          <table:table-cell office:value-type="float" office:value="8.624356891" calcext:value-type="float">
            <text:p>8.624356891</text:p>
          </table:table-cell>
          <table:table-cell office:value-type="float" office:value="11.22646116" calcext:value-type="float">
            <text:p>11.22646116</text:p>
          </table:table-cell>
          <table:table-cell office:value-type="float" office:value="93" calcext:value-type="float">
            <text:p>93</text:p>
          </table:table-cell>
          <table:table-cell office:value-type="float" office:value="0.318210493" calcext:value-type="float">
            <text:p>0.318210493</text:p>
          </table:table-cell>
          <table:table-cell office:value-type="float" office:value="3.818525916" calcext:value-type="float">
            <text:p>3.818525916</text:p>
          </table:table-cell>
          <table:table-cell office:value-type="float" office:value="0.479065511" calcext:value-type="float">
            <text:p>0.479065511</text:p>
          </table:table-cell>
          <table:table-cell office:value-type="string" calcext:value-type="string">
            <text:p>no</text:p>
          </table:table-cell>
          <table:table-cell office:value-type="float" office:value="16.55266601" calcext:value-type="float">
            <text:p>16.55266601</text:p>
          </table:table-cell>
          <table:table-cell office:value-type="float" office:value="29.82098562" calcext:value-type="float">
            <text:p>29.82098562</text:p>
          </table:table-cell>
          <table:table-cell office:value-type="float" office:value="32.57669528" calcext:value-type="float">
            <text:p>32.57669528</text:p>
          </table:table-cell>
          <table:table-cell office:value-type="float" office:value="33.29825566" calcext:value-type="float">
            <text:p>33.29825566</text:p>
          </table:table-cell>
          <table:table-cell office:value-type="float" office:value="34.62819983" calcext:value-type="float">
            <text:p>34.62819983</text:p>
          </table:table-cell>
          <table:table-cell office:value-type="float" office:value="0.271820643" calcext:value-type="float">
            <text:p>0.2718206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2.512264819" calcext:value-type="float">
            <text:p>2.512264819</text:p>
          </table:table-cell>
          <table:table-cell office:value-type="float" office:value="49" calcext:value-type="float">
            <text:p>49</text:p>
          </table:table-cell>
          <table:table-cell office:value-type="float" office:value="3.403898415" calcext:value-type="float">
            <text:p>3.403898415</text:p>
          </table:table-cell>
          <table:table-cell office:value-type="string" calcext:value-type="string">
            <text:p>no</text:p>
          </table:table-cell>
          <table:table-cell office:value-type="float" office:value="35.77871938" calcext:value-type="float">
            <text:p>35.77871938</text:p>
          </table:table-cell>
          <table:table-cell office:value-type="float" office:value="83" calcext:value-type="float">
            <text:p>83</text:p>
          </table:table-cell>
          <table:table-cell office:value-type="float" office:value="30.58564213" calcext:value-type="float">
            <text:p>30.58564213</text:p>
          </table:table-cell>
          <table:table-cell office:value-type="float" office:value="1" calcext:value-type="float">
            <text:p>1</text:p>
          </table:table-cell>
          <table:table-cell office:value-type="float" office:value="41.13975278" calcext:value-type="float">
            <text:p>41.13975278</text:p>
          </table:table-cell>
          <table:table-cell office:value-type="float" office:value="19.24527557" calcext:value-type="float">
            <text:p>19.24527557</text:p>
          </table:table-cell>
          <table:table-cell office:value-type="float" office:value="18.69239076" calcext:value-type="float">
            <text:p>18.69239076</text:p>
          </table:table-cell>
          <table:table-cell office:value-type="float" office:value="15.71980238" calcext:value-type="float">
            <text:p>15.71980238</text:p>
          </table:table-cell>
          <table:table-cell office:value-type="float" office:value="19.22407741" calcext:value-type="float">
            <text:p>19.22407741</text:p>
          </table:table-cell>
          <table:table-cell office:value-type="float" office:value="17.87360591" calcext:value-type="float">
            <text:p>17.87360591</text:p>
          </table:table-cell>
          <table:table-cell office:value-type="float" office:value="37.95546749" calcext:value-type="float">
            <text:p>37.95546749</text:p>
          </table:table-cell>
          <table:table-cell office:value-type="float" office:value="2.69632018" calcext:value-type="float">
            <text:p>2.69632018</text:p>
          </table:table-cell>
          <table:table-cell office:value-type="float" office:value="2.364049245" calcext:value-type="float">
            <text:p>2.364049245</text:p>
          </table:table-cell>
          <table:table-cell office:value-type="float" office:value="3.649729022" calcext:value-type="float">
            <text:p>3.649729022</text:p>
          </table:table-cell>
          <table:table-cell office:value-type="float" office:value="3.591354061" calcext:value-type="float">
            <text:p>3.591354061</text:p>
          </table:table-cell>
          <table:table-cell office:value-type="float" office:value="28.52935013" calcext:value-type="float">
            <text:p>28.52935013</text:p>
          </table:table-cell>
          <table:table-cell office:value-type="float" office:value="15.94610898" calcext:value-type="float">
            <text:p>15.94610898</text:p>
          </table:table-cell>
          <table:table-cell office:value-type="float" office:value="2.181236215" calcext:value-type="float">
            <text:p>2.181236215</text:p>
          </table:table-cell>
          <table:table-cell office:value-type="float" office:value="27.45972609" calcext:value-type="float">
            <text:p>27.45972609</text:p>
          </table:table-cell>
          <table:table-cell office:value-type="float" office:value="4.224128476" calcext:value-type="float">
            <text:p>4.224128476</text:p>
          </table:table-cell>
          <table:table-cell office:value-type="float" office:value="5.173160022" calcext:value-type="float">
            <text:p>5.173160022</text:p>
          </table:table-cell>
          <table:table-cell office:value-type="float" office:value="1.750848185" calcext:value-type="float">
            <text:p>1.750848185</text:p>
          </table:table-cell>
          <table:table-cell office:value-type="float" office:value="2.564806991" calcext:value-type="float">
            <text:p>2.564806991</text:p>
          </table:table-cell>
          <table:table-cell office:value-type="float" office:value="2.510567129" calcext:value-type="float">
            <text:p>2.510567129</text:p>
          </table:table-cell>
          <table:table-cell office:value-type="float" office:value="5.631262261" calcext:value-type="float">
            <text:p>5.631262261</text:p>
          </table:table-cell>
          <table:table-cell office:value-type="float" office:value="1.750848185" calcext:value-type="float">
            <text:p>1.750848185</text:p>
          </table:table-cell>
          <table:table-cell office:value-type="float" office:value="0.941199751" calcext:value-type="float">
            <text:p>0.941199751</text:p>
          </table:table-cell>
          <table:table-cell office:value-type="float" office:value="0.933763746" calcext:value-type="float">
            <text:p>0.933763746</text:p>
          </table:table-cell>
          <table:table-cell office:value-type="float" office:value="25.79882326" calcext:value-type="float">
            <text:p>25.79882326</text:p>
          </table:table-cell>
          <table:table-cell office:value-type="float" office:value="2.861804461" calcext:value-type="float">
            <text:p>2.861804461</text:p>
          </table:table-cell>
          <table:table-cell office:value-type="float" office:value="5.375402911" calcext:value-type="float">
            <text:p>5.375402911</text:p>
          </table:table-cell>
          <table:table-cell office:value-type="float" office:value="19.18771404" calcext:value-type="float">
            <text:p>19.18771404</text:p>
          </table:table-cell>
          <table:table-cell office:value-type="float" office:value="2.382456076" calcext:value-type="float">
            <text:p>2.382456076</text:p>
          </table:table-cell>
          <table:table-cell office:value-type="string" calcext:value-type="string">
            <text:p>no data</text:p>
          </table:table-cell>
          <table:table-cell office:value-type="float" office:value="34.76" calcext:value-type="float">
            <text:p>34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6.67" calcext:value-type="float">
            <text:p>666.67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916.67" calcext:value-type="float">
            <text:p>916.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3.75" calcext:value-type="float">
            <text:p>33.75</text:p>
          </table:table-cell>
          <table:table-cell office:value-type="float" office:value="1.21" calcext:value-type="float">
            <text:p>1.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6.67" calcext:value-type="float">
            <text:p>666.67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916.67" calcext:value-type="float">
            <text:p>916.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04" calcext:value-type="float">
            <text:p>26.04</text:p>
          </table:table-cell>
          <table:table-cell office:value-type="float" office:value="9.41" calcext:value-type="float">
            <text:p>9.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6.67" calcext:value-type="float">
            <text:p>666.67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916.67" calcext:value-type="float">
            <text:p>916.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9" calcext:value-type="float">
            <text:p>19.19</text:p>
          </table:table-cell>
          <table:table-cell office:value-type="float" office:value="10.03" calcext:value-type="float">
            <text:p>10.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6.67" calcext:value-type="float">
            <text:p>666.67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916.67" calcext:value-type="float">
            <text:p>916.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.03" calcext:value-type="float">
            <text:p>26.03</text:p>
          </table:table-cell>
          <table:table-cell office:value-type="float" office:value="5.75" calcext:value-type="float">
            <text:p>5.75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3" calcext:value-type="float">
            <text:p>3</text:p>
          </table:table-cell>
          <table:table-cell office:value-type="float" office:value="666.67" calcext:value-type="float">
            <text:p>666.67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916.67" calcext:value-type="float">
            <text:p>91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.41" calcext:value-type="float">
            <text:p>18.41</text:p>
          </table:table-cell>
          <table:table-cell office:value-type="float" office:value="4.84" calcext:value-type="float">
            <text:p>4.84</text:p>
          </table:table-cell>
          <table:table-cell office:value-type="float" office:value="2" calcext:value-type="float">
            <text:p>2</text:p>
          </table:table-cell>
          <table:table-cell office:value-type="float" office:value="45038" calcext:value-type="float">
            <text:p>45038</text:p>
          </table:table-cell>
          <table:table-cell office:value-type="float" office:value="3" calcext:value-type="float">
            <text:p>3</text:p>
          </table:table-cell>
          <table:table-cell office:value-type="float" office:value="34100" calcext:value-type="float">
            <text:p>34100</text:p>
          </table:table-cell>
          <table:table-cell office:value-type="float" office:value="11" calcext:value-type="float">
            <text:p>11</text:p>
          </table:table-cell>
          <table:table-cell office:value-type="float" office:value="481.82" calcext:value-type="float">
            <text:p>481.82</text:p>
          </table:table-cell>
          <table:table-cell office:value-type="float" office:value="818.18" calcext:value-type="float">
            <text:p>818.18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31"/>
        </table:table-row>
        <table:table-row table:style-name="ro1">
          <table:table-cell office:value-type="float" office:value="54212936" calcext:value-type="float">
            <text:p>54212936</text:p>
          </table:table-cell>
          <table:table-cell office:value-type="float" office:value="16743" calcext:value-type="float">
            <text:p>16743</text:p>
          </table:table-cell>
          <table:table-cell office:value-type="float" office:value="16746" calcext:value-type="float">
            <text:p>16746</text:p>
          </table:table-cell>
          <table:table-cell office:value-type="string" calcext:value-type="string">
            <text:p>2014-03-31</text:p>
          </table:table-cell>
          <table:table-cell office:value-type="float" office:value="303" calcext:value-type="float">
            <text:p>303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wnerOccupier</text:p>
          </table:table-cell>
          <table:table-cell office:value-type="string" calcext:value-type="string">
            <text:p>Obruchevskoe</text:p>
          </table:table-cell>
          <table:table-cell office:value-type="float" office:value="6050064.566" calcext:value-type="float">
            <text:p>6050064.566</text:p>
          </table:table-cell>
          <table:table-cell office:value-type="float" office:value="78616" calcext:value-type="float">
            <text:p>78616</text:p>
          </table:table-cell>
          <table:table-cell office:value-type="float" office:value="0.16752567" calcext:value-type="float">
            <text:p>0.16752567</text:p>
          </table:table-cell>
          <table:table-cell office:value-type="float" office:value="0.093442564" calcext:value-type="float">
            <text:p>0.093442564</text:p>
          </table:table-cell>
          <table:table-cell office:value-type="float" office:value="4215" calcext:value-type="float">
            <text:p>4215</text:p>
          </table:table-cell>
          <table:table-cell office:value-type="float" office:value="2372" calcext:value-type="float">
            <text:p>2372</text:p>
          </table:table-cell>
          <table:table-cell office:value-type="float" office:value="6" calcext:value-type="float">
            <text:p>6</text:p>
          </table:table-cell>
          <table:table-cell office:value-type="float" office:value="4635" calcext:value-type="float">
            <text:p>4635</text:p>
          </table:table-cell>
          <table:table-cell office:value-type="float" office:value="6083" calcext:value-type="float">
            <text:p>60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83844" calcext:value-type="float">
            <text:p>83844</text:p>
          </table:table-cell>
          <table:table-cell office:value-type="float" office:value="36656" calcext:value-type="float">
            <text:p>36656</text:p>
          </table:table-cell>
          <table:table-cell office:value-type="float" office:value="47188" calcext:value-type="float">
            <text:p>47188</text:p>
          </table:table-cell>
          <table:table-cell office:value-type="float" office:value="9414" calcext:value-type="float">
            <text:p>9414</text:p>
          </table:table-cell>
          <table:table-cell office:value-type="float" office:value="4815" calcext:value-type="float">
            <text:p>4815</text:p>
          </table:table-cell>
          <table:table-cell office:value-type="float" office:value="4599" calcext:value-type="float">
            <text:p>4599</text:p>
          </table:table-cell>
          <table:table-cell office:value-type="float" office:value="51445" calcext:value-type="float">
            <text:p>51445</text:p>
          </table:table-cell>
          <table:table-cell office:value-type="float" office:value="25003" calcext:value-type="float">
            <text:p>25003</text:p>
          </table:table-cell>
          <table:table-cell office:value-type="float" office:value="26442" calcext:value-type="float">
            <text:p>26442</text:p>
          </table:table-cell>
          <table:table-cell office:value-type="float" office:value="17757" calcext:value-type="float">
            <text:p>17757</text:p>
          </table:table-cell>
          <table:table-cell office:value-type="float" office:value="5579" calcext:value-type="float">
            <text:p>5579</text:p>
          </table:table-cell>
          <table:table-cell office:value-type="float" office:value="12178" calcext:value-type="float">
            <text:p>12178</text:p>
          </table:table-cell>
          <table:table-cell office:value-type="float" office:value="4215" calcext:value-type="float">
            <text:p>4215</text:p>
          </table:table-cell>
          <table:table-cell office:value-type="float" office:value="2161" calcext:value-type="float">
            <text:p>2161</text:p>
          </table:table-cell>
          <table:table-cell office:value-type="float" office:value="2054" calcext:value-type="float">
            <text:p>2054</text:p>
          </table:table-cell>
          <table:table-cell office:value-type="float" office:value="4635" calcext:value-type="float">
            <text:p>4635</text:p>
          </table:table-cell>
          <table:table-cell office:value-type="float" office:value="2364" calcext:value-type="float">
            <text:p>2364</text:p>
          </table:table-cell>
          <table:table-cell office:value-type="float" office:value="2271" calcext:value-type="float">
            <text:p>2271</text:p>
          </table:table-cell>
          <table:table-cell office:value-type="float" office:value="10896" calcext:value-type="float">
            <text:p>10896</text:p>
          </table:table-cell>
          <table:table-cell office:value-type="float" office:value="5572" calcext:value-type="float">
            <text:p>5572</text:p>
          </table:table-cell>
          <table:table-cell office:value-type="float" office:value="5324" calcext:value-type="float">
            <text:p>5324</text:p>
          </table:table-cell>
          <table:table-cell office:value-type="float" office:value="15835" calcext:value-type="float">
            <text:p>15835</text:p>
          </table:table-cell>
          <table:table-cell office:value-type="float" office:value="7398" calcext:value-type="float">
            <text:p>7398</text:p>
          </table:table-cell>
          <table:table-cell office:value-type="float" office:value="8437" calcext:value-type="float">
            <text:p>8437</text:p>
          </table:table-cell>
          <table:table-cell office:value-type="float" office:value="8301" calcext:value-type="float">
            <text:p>8301</text:p>
          </table:table-cell>
          <table:table-cell office:value-type="float" office:value="4219" calcext:value-type="float">
            <text:p>4219</text:p>
          </table:table-cell>
          <table:table-cell office:value-type="float" office:value="4082" calcext:value-type="float">
            <text:p>4082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3.432497632" calcext:value-type="float">
            <text:p>3.432497632</text:p>
          </table:table-cell>
          <table:table-cell office:value-type="float" office:value="2.07059658" calcext:value-type="float">
            <text:p>2.07059658</text:p>
          </table:table-cell>
          <table:table-cell office:value-type="float" office:value="23.30531202" calcext:value-type="float">
            <text:p>23.30531202</text:p>
          </table:table-cell>
          <table:table-cell office:value-type="float" office:value="1.942109335" calcext:value-type="float">
            <text:p>1.942109335</text:p>
          </table:table-cell>
          <table:table-cell office:value-type="float" office:value="0.41129322" calcext:value-type="float">
            <text:p>0.41129322</text:p>
          </table:table-cell>
          <table:table-cell office:value-type="float" office:value="0.755596306" calcext:value-type="float">
            <text:p>0.755596306</text:p>
          </table:table-cell>
          <table:table-cell office:value-type="float" office:value="1.672691692" calcext:value-type="float">
            <text:p>1.672691692</text:p>
          </table:table-cell>
          <table:table-cell office:value-type="float" office:value="0.488245477" calcext:value-type="float">
            <text:p>0.488245477</text:p>
          </table:table-cell>
          <table:table-cell office:value-type="float" office:value="1.251928039" calcext:value-type="float">
            <text:p>1.251928039</text:p>
          </table:table-cell>
          <table:table-cell office:value-type="float" office:value="10.35516" calcext:value-type="float">
            <text:p>10.35516</text:p>
          </table:table-cell>
          <table:table-cell office:value-type="float" office:value="3.8509" calcext:value-type="float">
            <text:p>3.8509</text:p>
          </table:table-cell>
          <table:table-cell office:value-type="float" office:value="10.31748" calcext:value-type="float">
            <text:p>10.31748</text:p>
          </table:table-cell>
          <table:table-cell office:value-type="float" office:value="6.052097538" calcext:value-type="float">
            <text:p>6.052097538</text:p>
          </table:table-cell>
          <table:table-cell office:value-type="float" office:value="72.62517046" calcext:value-type="float">
            <text:p>72.62517046</text:p>
          </table:table-cell>
          <table:table-cell office:value-type="float" office:value="33" calcext:value-type="float">
            <text:p>33</text:p>
          </table:table-cell>
          <table:table-cell office:value-type="float" office:value="7.191822715" calcext:value-type="float">
            <text:p>7.191822715</text:p>
          </table:table-cell>
          <table:table-cell office:value-type="float" office:value="9.387010938" calcext:value-type="float">
            <text:p>9.387010938</text:p>
          </table:table-cell>
          <table:table-cell office:value-type="float" office:value="33" calcext:value-type="float">
            <text:p>33</text:p>
          </table:table-cell>
          <table:table-cell office:value-type="float" office:value="0.134719129" calcext:value-type="float">
            <text:p>0.134719129</text:p>
          </table:table-cell>
          <table:table-cell office:value-type="float" office:value="1.616629542" calcext:value-type="float">
            <text:p>1.616629542</text:p>
          </table:table-cell>
          <table:table-cell office:value-type="float" office:value="0.679827646" calcext:value-type="float">
            <text:p>0.679827646</text:p>
          </table:table-cell>
          <table:table-cell office:value-type="string" calcext:value-type="string">
            <text:p>no</text:p>
          </table:table-cell>
          <table:table-cell office:value-type="float" office:value="4.434626901" calcext:value-type="float">
            <text:p>4.434626901</text:p>
          </table:table-cell>
          <table:table-cell office:value-type="float" office:value="6.561101266" calcext:value-type="float">
            <text:p>6.561101266</text:p>
          </table:table-cell>
          <table:table-cell office:value-type="float" office:value="9.284762438" calcext:value-type="float">
            <text:p>9.284762438</text:p>
          </table:table-cell>
          <table:table-cell office:value-type="float" office:value="10.41375556" calcext:value-type="float">
            <text:p>10.41375556</text:p>
          </table:table-cell>
          <table:table-cell office:value-type="float" office:value="11.16738686" calcext:value-type="float">
            <text:p>11.16738686</text:p>
          </table:table-cell>
          <table:table-cell office:value-type="float" office:value="0.067001557" calcext:value-type="float">
            <text:p>0.0670015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4.187400498" calcext:value-type="float">
            <text:p>4.187400498</text:p>
          </table:table-cell>
          <table:table-cell office:value-type="float" office:value="51" calcext:value-type="float">
            <text:p>51</text:p>
          </table:table-cell>
          <table:table-cell office:value-type="float" office:value="4.236640553" calcext:value-type="float">
            <text:p>4.236640553</text:p>
          </table:table-cell>
          <table:table-cell office:value-type="string" calcext:value-type="string">
            <text:p>no</text:p>
          </table:table-cell>
          <table:table-cell office:value-type="float" office:value="11.56047937" calcext:value-type="float">
            <text:p>11.56047937</text:p>
          </table:table-cell>
          <table:table-cell office:value-type="float" office:value="32" calcext:value-type="float">
            <text:p>32</text:p>
          </table:table-cell>
          <table:table-cell office:value-type="float" office:value="8.540866091" calcext:value-type="float">
            <text:p>8.540866091</text:p>
          </table:table-cell>
          <table:table-cell office:value-type="float" office:value="8" calcext:value-type="float">
            <text:p>8</text:p>
          </table:table-cell>
          <table:table-cell office:value-type="float" office:value="18.33049428" calcext:value-type="float">
            <text:p>18.33049428</text:p>
          </table:table-cell>
          <table:table-cell office:value-type="float" office:value="5.703893403" calcext:value-type="float">
            <text:p>5.703893403</text:p>
          </table:table-cell>
          <table:table-cell office:value-type="float" office:value="0.30148611" calcext:value-type="float">
            <text:p>0.30148611</text:p>
          </table:table-cell>
          <table:table-cell office:value-type="float" office:value="1.768816625" calcext:value-type="float">
            <text:p>1.768816625</text:p>
          </table:table-cell>
          <table:table-cell office:value-type="float" office:value="5.339531261" calcext:value-type="float">
            <text:p>5.339531261</text:p>
          </table:table-cell>
          <table:table-cell office:value-type="float" office:value="5.007208756" calcext:value-type="float">
            <text:p>5.007208756</text:p>
          </table:table-cell>
          <table:table-cell office:value-type="float" office:value="5.598164295" calcext:value-type="float">
            <text:p>5.598164295</text:p>
          </table:table-cell>
          <table:table-cell office:value-type="float" office:value="1.010578603" calcext:value-type="float">
            <text:p>1.010578603</text:p>
          </table:table-cell>
          <table:table-cell office:value-type="float" office:value="0.525246637" calcext:value-type="float">
            <text:p>0.525246637</text:p>
          </table:table-cell>
          <table:table-cell office:value-type="float" office:value="2.733630723" calcext:value-type="float">
            <text:p>2.733630723</text:p>
          </table:table-cell>
          <table:table-cell office:value-type="float" office:value="5.712879394" calcext:value-type="float">
            <text:p>5.712879394</text:p>
          </table:table-cell>
          <table:table-cell office:value-type="float" office:value="3.272031385" calcext:value-type="float">
            <text:p>3.272031385</text:p>
          </table:table-cell>
          <table:table-cell office:value-type="float" office:value="1.870298723" calcext:value-type="float">
            <text:p>1.870298723</text:p>
          </table:table-cell>
          <table:table-cell office:value-type="float" office:value="1.057409449" calcext:value-type="float">
            <text:p>1.057409449</text:p>
          </table:table-cell>
          <table:table-cell office:value-type="float" office:value="15.01834286" calcext:value-type="float">
            <text:p>15.01834286</text:p>
          </table:table-cell>
          <table:table-cell office:value-type="float" office:value="2.030508835" calcext:value-type="float">
            <text:p>2.030508835</text:p>
          </table:table-cell>
          <table:table-cell office:value-type="float" office:value="3.298001258" calcext:value-type="float">
            <text:p>3.298001258</text:p>
          </table:table-cell>
          <table:table-cell office:value-type="float" office:value="4.151874253" calcext:value-type="float">
            <text:p>4.151874253</text:p>
          </table:table-cell>
          <table:table-cell office:value-type="float" office:value="0.207367722" calcext:value-type="float">
            <text:p>0.207367722</text:p>
          </table:table-cell>
          <table:table-cell office:value-type="float" office:value="0.723275873" calcext:value-type="float">
            <text:p>0.723275873</text:p>
          </table:table-cell>
          <table:table-cell office:value-type="float" office:value="0.597668489" calcext:value-type="float">
            <text:p>0.597668489</text:p>
          </table:table-cell>
          <table:table-cell office:value-type="float" office:value="0.755596306" calcext:value-type="float">
            <text:p>0.755596306</text:p>
          </table:table-cell>
          <table:table-cell office:value-type="float" office:value="1.734076254" calcext:value-type="float">
            <text:p>1.734076254</text:p>
          </table:table-cell>
          <table:table-cell office:value-type="float" office:value="1.045769959" calcext:value-type="float">
            <text:p>1.045769959</text:p>
          </table:table-cell>
          <table:table-cell office:value-type="float" office:value="0.824361578" calcext:value-type="float">
            <text:p>0.824361578</text:p>
          </table:table-cell>
          <table:table-cell office:value-type="float" office:value="3.800175667" calcext:value-type="float">
            <text:p>3.800175667</text:p>
          </table:table-cell>
          <table:table-cell office:value-type="float" office:value="3.234512398" calcext:value-type="float">
            <text:p>3.234512398</text:p>
          </table:table-cell>
          <table:table-cell office:value-type="float" office:value="2.398117609" calcext:value-type="float">
            <text:p>2.398117609</text:p>
          </table:table-cell>
          <table:table-cell office:value-type="float" office:value="0.013524323" calcext:value-type="float">
            <text:p>0.013524323</text:p>
          </table:table-cell>
          <table:table-cell office:value-type="string" calcext:value-type="string">
            <text:p>satisfactory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333.33" calcext:value-type="float">
            <text:p>1333.33</text:p>
          </table:table-cell>
          <table:table-cell office:value-type="float" office:value="1066.67" calcext:value-type="float">
            <text:p>1066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000" calcext:value-type="float">
            <text:p>17000</text:p>
          </table:table-cell>
          <table:table-cell office:value-type="float" office:value="3" calcext:value-type="float">
            <text:p>3</text:p>
          </table:table-cell>
          <table:table-cell office:value-type="float" office:value="24100" calcext:value-type="float">
            <text:p>24100</text:p>
          </table:table-cell>
          <table:table-cell office:value-type="float" office:value="16" calcext:value-type="float">
            <text:p>16</text:p>
          </table:table-cell>
          <table:table-cell office:value-type="float" office:value="793.75" calcext:value-type="float">
            <text:p>793.75</text:p>
          </table:table-cell>
          <table:table-cell office:value-type="float" office:value="1312.5" calcext:value-type="float">
            <text:p>1312.5</text:p>
          </table:table-cell>
          <table:table-cell office:value-type="float" office:value="1053.13" calcext:value-type="float">
            <text:p>1053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.29" calcext:value-type="float">
            <text:p>19.29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213608" calcext:value-type="float">
            <text:p>213608</text:p>
          </table:table-cell>
          <table:table-cell office:value-type="float" office:value="4" calcext:value-type="float">
            <text:p>4</text:p>
          </table:table-cell>
          <table:table-cell office:value-type="float" office:value="42100" calcext:value-type="float">
            <text:p>42100</text:p>
          </table:table-cell>
          <table:table-cell office:value-type="float" office:value="52" calcext:value-type="float">
            <text:p>52</text:p>
          </table:table-cell>
          <table:table-cell office:value-type="float" office:value="656" calcext:value-type="float">
            <text:p>656</text:p>
          </table:table-cell>
          <table:table-cell office:value-type="float" office:value="1110" calcext:value-type="float">
            <text:p>1110</text:p>
          </table:table-cell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4.14" calcext:value-type="float">
            <text:p>4.14</text:p>
          </table:table-cell>
          <table:table-cell office:value-type="float" office:value="11" calcext:value-type="float">
            <text:p>11</text:p>
          </table:table-cell>
          <table:table-cell office:value-type="float" office:value="241214" calcext:value-type="float">
            <text:p>241214</text:p>
          </table:table-cell>
          <table:table-cell office:value-type="float" office:value="6" calcext:value-type="float">
            <text:p>6</text:p>
          </table:table-cell>
          <table:table-cell office:value-type="float" office:value="60100" calcext:value-type="float">
            <text:p>60100</text:p>
          </table:table-cell>
          <table:table-cell office:value-type="float" office:value="84" calcext:value-type="float">
            <text:p>84</text:p>
          </table:table-cell>
          <table:table-cell office:value-type="float" office:value="676.83" calcext:value-type="float">
            <text:p>676.83</text:p>
          </table:table-cell>
          <table:table-cell office:value-type="float" office:value="1140.24" calcext:value-type="float">
            <text:p>1140.24</text:p>
          </table:table-cell>
          <table:table-cell office:value-type="float" office:value="908.54" calcext:value-type="float">
            <text:p>908.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.05" calcext:value-type="float">
            <text:p>14.05</text:p>
          </table:table-cell>
          <table:table-cell office:value-type="float" office:value="6.47" calcext:value-type="float">
            <text:p>6.47</text:p>
          </table:table-cell>
          <table:table-cell office:value-type="float" office:value="31" calcext:value-type="float">
            <text:p>31</text:p>
          </table:table-cell>
          <table:table-cell office:value-type="float" office:value="968903" calcext:value-type="float">
            <text:p>968903</text:p>
          </table:table-cell>
          <table:table-cell office:value-type="float" office:value="25" calcext:value-type="float">
            <text:p>25</text:p>
          </table:table-cell>
          <table:table-cell office:value-type="float" office:value="585095" calcext:value-type="float">
            <text:p>585095</text:p>
          </table:table-cell>
          <table:table-cell office:value-type="float" office:value="178" calcext:value-type="float">
            <text:p>178</text:p>
          </table:table-cell>
          <table:table-cell office:value-type="float" office:value="726.16" calcext:value-type="float">
            <text:p>726.16</text:p>
          </table:table-cell>
          <table:table-cell office:value-type="float" office:value="1218.02" calcext:value-type="float">
            <text:p>1218.02</text:p>
          </table:table-cell>
          <table:table-cell office:value-type="float" office:value="972.09" calcext:value-type="float">
            <text:p>972.0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4.64" calcext:value-type="float">
            <text:p>24.64</text:p>
          </table:table-cell>
          <table:table-cell office:value-type="float" office:value="4.12" calcext:value-type="float">
            <text:p>4.12</text:p>
          </table:table-cell>
          <table:table-cell office:value-type="float" office:value="55" calcext:value-type="float">
            <text:p>55</text:p>
          </table:table-cell>
          <table:table-cell office:value-type="float" office:value="1351147" calcext:value-type="float">
            <text:p>1351147</text:p>
          </table:table-cell>
          <table:table-cell office:value-type="float" office:value="50" calcext:value-type="float">
            <text:p>50</text:p>
          </table:table-cell>
          <table:table-cell office:value-type="float" office:value="1280385" calcext:value-type="float">
            <text:p>1280385</text:p>
          </table:table-cell>
          <table:table-cell office:value-type="float" office:value="338" calcext:value-type="float">
            <text:p>338</text:p>
          </table:table-cell>
          <table:table-cell office:value-type="float" office:value="737.77" calcext:value-type="float">
            <text:p>737.77</text:p>
          </table:table-cell>
          <table:table-cell office:value-type="float" office:value="1236.84" calcext:value-type="float">
            <text:p>1236.84</text:p>
          </table:table-cell>
          <table:table-cell office:value-type="float" office:value="987.31" calcext:value-type="float">
            <text:p>987.31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731"/>
        </table:table-row>
        <table:table-row table:style-name="ro1">
          <table:table-cell office:value-type="float" office:value="37325704" calcext:value-type="float">
            <text:p>37325704</text:p>
          </table:table-cell>
          <table:table-cell office:value-type="float" office:value="17277" calcext:value-type="float">
            <text:p>17277</text:p>
          </table:table-cell>
          <table:table-cell office:value-type="float" office:value="17280" calcext:value-type="float">
            <text:p>17280</text:p>
          </table:table-cell>
          <table:table-cell office:value-type="string" calcext:value-type="string">
            <text:p>2014-04-11</text:p>
          </table:table-cell>
          <table:table-cell office:value-type="float" office:value="220" calcext:value-type="float">
            <text:p>220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Vojkovskoe</text:p>
          </table:table-cell>
          <table:table-cell office:value-type="float" office:value="5333221.259" calcext:value-type="float">
            <text:p>5333221.259</text:p>
          </table:table-cell>
          <table:table-cell office:value-type="float" office:value="64931" calcext:value-type="float">
            <text:p>64931</text:p>
          </table:table-cell>
          <table:table-cell office:value-type="float" office:value="0.074076708" calcext:value-type="float">
            <text:p>0.074076708</text:p>
          </table:table-cell>
          <table:table-cell office:value-type="float" office:value="0.16909109" calcext:value-type="float">
            <text:p>0.16909109</text:p>
          </table:table-cell>
          <table:table-cell office:value-type="float" office:value="3905" calcext:value-type="float">
            <text:p>3905</text:p>
          </table:table-cell>
          <table:table-cell office:value-type="float" office:value="1579" calcext:value-type="float">
            <text:p>1579</text:p>
          </table:table-cell>
          <table:table-cell office:value-type="float" office:value="6" calcext:value-type="float">
            <text:p>6</text:p>
          </table:table-cell>
          <table:table-cell office:value-type="float" office:value="3856" calcext:value-type="float">
            <text:p>3856</text:p>
          </table:table-cell>
          <table:table-cell office:value-type="float" office:value="5838" calcext:value-type="float">
            <text:p>58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73148" calcext:value-type="float">
            <text:p>73148</text:p>
          </table:table-cell>
          <table:table-cell office:value-type="float" office:value="32972" calcext:value-type="float">
            <text:p>32972</text:p>
          </table:table-cell>
          <table:table-cell office:value-type="float" office:value="40176" calcext:value-type="float">
            <text:p>40176</text:p>
          </table:table-cell>
          <table:table-cell office:value-type="float" office:value="8240" calcext:value-type="float">
            <text:p>8240</text:p>
          </table:table-cell>
          <table:table-cell office:value-type="float" office:value="4062" calcext:value-type="float">
            <text:p>4062</text:p>
          </table:table-cell>
          <table:table-cell office:value-type="float" office:value="4178" calcext:value-type="float">
            <text:p>4178</text:p>
          </table:table-cell>
          <table:table-cell office:value-type="float" office:value="38266" calcext:value-type="float">
            <text:p>38266</text:p>
          </table:table-cell>
          <table:table-cell office:value-type="float" office:value="19019" calcext:value-type="float">
            <text:p>19019</text:p>
          </table:table-cell>
          <table:table-cell office:value-type="float" office:value="19247" calcext:value-type="float">
            <text:p>19247</text:p>
          </table:table-cell>
          <table:table-cell office:value-type="float" office:value="18425" calcext:value-type="float">
            <text:p>18425</text:p>
          </table:table-cell>
          <table:table-cell office:value-type="float" office:value="5728" calcext:value-type="float">
            <text:p>5728</text:p>
          </table:table-cell>
          <table:table-cell office:value-type="float" office:value="12697" calcext:value-type="float">
            <text:p>12697</text:p>
          </table:table-cell>
          <table:table-cell office:value-type="float" office:value="3905" calcext:value-type="float">
            <text:p>3905</text:p>
          </table:table-cell>
          <table:table-cell office:value-type="float" office:value="1897" calcext:value-type="float">
            <text:p>1897</text:p>
          </table:table-cell>
          <table:table-cell office:value-type="float" office:value="2008" calcext:value-type="float">
            <text:p>2008</text:p>
          </table:table-cell>
          <table:table-cell office:value-type="float" office:value="3856" calcext:value-type="float">
            <text:p>3856</text:p>
          </table:table-cell>
          <table:table-cell office:value-type="float" office:value="1923" calcext:value-type="float">
            <text:p>1923</text:p>
          </table:table-cell>
          <table:table-cell office:value-type="float" office:value="1933" calcext:value-type="float">
            <text:p>1933</text:p>
          </table:table-cell>
          <table:table-cell office:value-type="float" office:value="9251" calcext:value-type="float">
            <text:p>9251</text:p>
          </table:table-cell>
          <table:table-cell office:value-type="float" office:value="4545" calcext:value-type="float">
            <text:p>4545</text:p>
          </table:table-cell>
          <table:table-cell office:value-type="float" office:value="4706" calcext:value-type="float">
            <text:p>4706</text:p>
          </table:table-cell>
          <table:table-cell office:value-type="float" office:value="11699" calcext:value-type="float">
            <text:p>11699</text:p>
          </table:table-cell>
          <table:table-cell office:value-type="float" office:value="5634" calcext:value-type="float">
            <text:p>5634</text:p>
          </table:table-cell>
          <table:table-cell office:value-type="float" office:value="6065" calcext:value-type="float">
            <text:p>6065</text:p>
          </table:table-cell>
          <table:table-cell office:value-type="float" office:value="7282" calcext:value-type="float">
            <text:p>7282</text:p>
          </table:table-cell>
          <table:table-cell office:value-type="float" office:value="3577" calcext:value-type="float">
            <text:p>3577</text:p>
          </table:table-cell>
          <table:table-cell office:value-type="float" office:value="3705" calcext:value-type="float">
            <text:p>3705</text:p>
          </table:table-cell>
          <table:table-cell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2.51392425" calcext:value-type="float">
            <text:p>2.51392425</text:p>
          </table:table-cell>
          <table:table-cell office:value-type="float" office:value="1.810528359" calcext:value-type="float">
            <text:p>1.810528359</text:p>
          </table:table-cell>
          <table:table-cell office:value-type="float" office:value="24.07243823" calcext:value-type="float">
            <text:p>24.07243823</text:p>
          </table:table-cell>
          <table:table-cell office:value-type="float" office:value="2.006036519" calcext:value-type="float">
            <text:p>2.006036519</text:p>
          </table:table-cell>
          <table:table-cell office:value-type="float" office:value="0.243177254" calcext:value-type="float">
            <text:p>0.243177254</text:p>
          </table:table-cell>
          <table:table-cell office:value-type="float" office:value="0.277773789" calcext:value-type="float">
            <text:p>0.277773789</text:p>
          </table:table-cell>
          <table:table-cell office:value-type="float" office:value="0.894880201" calcext:value-type="float">
            <text:p>0.894880201</text:p>
          </table:table-cell>
          <table:table-cell office:value-type="float" office:value="0.06687336" calcext:value-type="float">
            <text:p>0.06687336</text:p>
          </table:table-cell>
          <table:table-cell office:value-type="float" office:value="0.488276551" calcext:value-type="float">
            <text:p>0.488276551</text:p>
          </table:table-cell>
          <table:table-cell office:value-type="float" office:value="21.34192" calcext:value-type="float">
            <text:p>21.34192</text:p>
          </table:table-cell>
          <table:table-cell office:value-type="float" office:value="1.046063" calcext:value-type="float">
            <text:p>1.046063</text:p>
          </table:table-cell>
          <table:table-cell office:value-type="float" office:value="6.58127" calcext:value-type="float">
            <text:p>6.58127</text:p>
          </table:table-cell>
          <table:table-cell office:value-type="float" office:value="3.085836715" calcext:value-type="float">
            <text:p>3.085836715</text:p>
          </table:table-cell>
          <table:table-cell office:value-type="float" office:value="37.03004058" calcext:value-type="float">
            <text:p>37.03004058</text:p>
          </table:table-cell>
          <table:table-cell office:value-type="float" office:value="62" calcext:value-type="float">
            <text:p>62</text:p>
          </table:table-cell>
          <table:table-cell office:value-type="float" office:value="2.489050614" calcext:value-type="float">
            <text:p>2.489050614</text:p>
          </table:table-cell>
          <table:table-cell office:value-type="float" office:value="3.205160575" calcext:value-type="float">
            <text:p>3.205160575</text:p>
          </table:table-cell>
          <table:table-cell office:value-type="float" office:value="62" calcext:value-type="float">
            <text:p>62</text:p>
          </table:table-cell>
          <table:table-cell office:value-type="float" office:value="0.185350138" calcext:value-type="float">
            <text:p>0.185350138</text:p>
          </table:table-cell>
          <table:table-cell office:value-type="float" office:value="2.224201652" calcext:value-type="float">
            <text:p>2.224201652</text:p>
          </table:table-cell>
          <table:table-cell office:value-type="float" office:value="0.061805846" calcext:value-type="float">
            <text:p>0.061805846</text:p>
          </table:table-cell>
          <table:table-cell office:value-type="string" calcext:value-type="string">
            <text:p>yes</text:p>
          </table:table-cell>
          <table:table-cell office:value-type="float" office:value="5.491256539" calcext:value-type="float">
            <text:p>5.491256539</text:p>
          </table:table-cell>
          <table:table-cell office:value-type="float" office:value="7.224869139" calcext:value-type="float">
            <text:p>7.224869139</text:p>
          </table:table-cell>
          <table:table-cell office:value-type="float" office:value="9.896077065" calcext:value-type="float">
            <text:p>9.896077065</text:p>
          </table:table-cell>
          <table:table-cell office:value-type="float" office:value="10.65224813" calcext:value-type="float">
            <text:p>10.65224813</text:p>
          </table:table-cell>
          <table:table-cell office:value-type="float" office:value="11.93465805" calcext:value-type="float">
            <text:p>11.93465805</text:p>
          </table:table-cell>
          <table:table-cell office:value-type="float" office:value="0.169228155" calcext:value-type="float">
            <text:p>0.1692281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float" office:value="3.359252656" calcext:value-type="float">
            <text:p>3.359252656</text:p>
          </table:table-cell>
          <table:table-cell office:value-type="float" office:value="28" calcext:value-type="float">
            <text:p>28</text:p>
          </table:table-cell>
          <table:table-cell office:value-type="float" office:value="1.021267139" calcext:value-type="float">
            <text:p>1.021267139</text:p>
          </table:table-cell>
          <table:table-cell office:value-type="string" calcext:value-type="string">
            <text:p>no</text:p>
          </table:table-cell>
          <table:table-cell office:value-type="float" office:value="9.398233429" calcext:value-type="float">
            <text:p>9.398233429</text:p>
          </table:table-cell>
          <table:table-cell office:value-type="float" office:value="83" calcext:value-type="float">
            <text:p>83</text:p>
          </table:table-cell>
          <table:table-cell office:value-type="float" office:value="6.622799059" calcext:value-type="float">
            <text:p>6.622799059</text:p>
          </table:table-cell>
          <table:table-cell office:value-type="float" office:value="5" calcext:value-type="float">
            <text:p>5</text:p>
          </table:table-cell>
          <table:table-cell office:value-type="float" office:value="19.38522422" calcext:value-type="float">
            <text:p>19.38522422</text:p>
          </table:table-cell>
          <table:table-cell office:value-type="float" office:value="3.674437515" calcext:value-type="float">
            <text:p>3.674437515</text:p>
          </table:table-cell>
          <table:table-cell office:value-type="float" office:value="2.447215358" calcext:value-type="float">
            <text:p>2.447215358</text:p>
          </table:table-cell>
          <table:table-cell office:value-type="float" office:value="0.732258766" calcext:value-type="float">
            <text:p>0.732258766</text:p>
          </table:table-cell>
          <table:table-cell office:value-type="float" office:value="5.665101941" calcext:value-type="float">
            <text:p>5.665101941</text:p>
          </table:table-cell>
          <table:table-cell office:value-type="float" office:value="3.733763153" calcext:value-type="float">
            <text:p>3.733763153</text:p>
          </table:table-cell>
          <table:table-cell office:value-type="float" office:value="25.19627996" calcext:value-type="float">
            <text:p>25.19627996</text:p>
          </table:table-cell>
          <table:table-cell office:value-type="float" office:value="3.007946724" calcext:value-type="float">
            <text:p>3.007946724</text:p>
          </table:table-cell>
          <table:table-cell office:value-type="float" office:value="0" calcext:value-type="float">
            <text:p>0</text:p>
          </table:table-cell>
          <table:table-cell office:value-type="float" office:value="1.073288566" calcext:value-type="float">
            <text:p>1.073288566</text:p>
          </table:table-cell>
          <table:table-cell office:value-type="float" office:value="5.693679373" calcext:value-type="float">
            <text:p>5.693679373</text:p>
          </table:table-cell>
          <table:table-cell office:value-type="float" office:value="5.54888897" calcext:value-type="float">
            <text:p>5.54888897</text:p>
          </table:table-cell>
          <table:table-cell office:value-type="float" office:value="1.820618705" calcext:value-type="float">
            <text:p>1.820618705</text:p>
          </table:table-cell>
          <table:table-cell office:value-type="float" office:value="1.742230154" calcext:value-type="float">
            <text:p>1.742230154</text:p>
          </table:table-cell>
          <table:table-cell office:value-type="float" office:value="3.015489145" calcext:value-type="float">
            <text:p>3.015489145</text:p>
          </table:table-cell>
          <table:table-cell office:value-type="float" office:value="3.11182634" calcext:value-type="float">
            <text:p>3.11182634</text:p>
          </table:table-cell>
          <table:table-cell office:value-type="float" office:value="4.101034116" calcext:value-type="float">
            <text:p>4.101034116</text:p>
          </table:table-cell>
          <table:table-cell office:value-type="float" office:value="2.077965912" calcext:value-type="float">
            <text:p>2.077965912</text:p>
          </table:table-cell>
          <table:table-cell office:value-type="float" office:value="0.568045248" calcext:value-type="float">
            <text:p>0.568045248</text:p>
          </table:table-cell>
          <table:table-cell office:value-type="float" office:value="0" calcext:value-type="float">
            <text:p>0</text:p>
          </table:table-cell>
          <table:table-cell office:value-type="float" office:value="0.296068552" calcext:value-type="float">
            <text:p>0.296068552</text:p>
          </table:table-cell>
          <table:table-cell office:value-type="float" office:value="0.277773789" calcext:value-type="float">
            <text:p>0.277773789</text:p>
          </table:table-cell>
          <table:table-cell office:value-type="float" office:value="1.076682962" calcext:value-type="float">
            <text:p>1.076682962</text:p>
          </table:table-cell>
          <table:table-cell office:value-type="float" office:value="1.664492996" calcext:value-type="float">
            <text:p>1.664492996</text:p>
          </table:table-cell>
          <table:table-cell office:value-type="float" office:value="7.31731406" calcext:value-type="float">
            <text:p>7.31731406</text:p>
          </table:table-cell>
          <table:table-cell office:value-type="float" office:value="8.910530439" calcext:value-type="float">
            <text:p>8.910530439</text:p>
          </table:table-cell>
          <table:table-cell office:value-type="float" office:value="8.229328303" calcext:value-type="float">
            <text:p>8.229328303</text:p>
          </table:table-cell>
          <table:table-cell office:value-type="float" office:value="3.918539259" calcext:value-type="float">
            <text:p>3.918539259</text:p>
          </table:table-cell>
          <table:table-cell office:value-type="float" office:value="0.140215836" calcext:value-type="float">
            <text:p>0.140215836</text:p>
          </table:table-cell>
          <table:table-cell office:value-type="string" calcext:value-type="string">
            <text:p>poor</text:p>
          </table:table-cell>
          <table:table-cell office:value-type="float" office:value="12.48" calcext:value-type="float">
            <text:p>12.48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93375" calcext:value-type="float">
            <text:p>9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66.67" calcext:value-type="float">
            <text:p>1666.67</text:p>
          </table:table-cell>
          <table:table-cell office:value-type="float" office:value="2666.67" calcext:value-type="float">
            <text:p>2666.67</text:p>
          </table:table-cell>
          <table:table-cell office:value-type="float" office:value="2166.67" calcext:value-type="float">
            <text:p>2166.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8" calcext:value-type="float">
            <text:p>24.58</text:p>
          </table:table-cell>
          <table:table-cell office:value-type="float" office:value="13.87" calcext:value-type="float">
            <text:p>13.87</text:p>
          </table:table-cell>
          <table:table-cell office:value-type="float" office:value="5" calcext:value-type="float">
            <text:p>5</text:p>
          </table:table-cell>
          <table:table-cell office:value-type="float" office:value="116675" calcext:value-type="float">
            <text:p>116675</text:p>
          </table:table-cell>
          <table:table-cell office:value-type="float" office:value="3" calcext:value-type="float">
            <text:p>3</text:p>
          </table:table-cell>
          <table:table-cell office:value-type="float" office:value="79000" calcext:value-type="float">
            <text:p>79000</text:p>
          </table:table-cell>
          <table:table-cell office:value-type="float" office:value="12" calcext:value-type="float">
            <text:p>12</text:p>
          </table:table-cell>
          <table:table-cell office:value-type="float" office:value="875" calcext:value-type="float">
            <text:p>875</text:p>
          </table:table-cell>
          <table:table-cell office:value-type="float" office:value="1416.67" calcext:value-type="float">
            <text:p>1416.67</text:p>
          </table:table-cell>
          <table:table-cell office:value-type="float" office:value="1145.83" calcext:value-type="float">
            <text:p>1145.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.91" calcext:value-type="float">
            <text:p>24.91</text:p>
          </table:table-cell>
          <table:table-cell office:value-type="float" office:value="13.18" calcext:value-type="float">
            <text:p>13.18</text:p>
          </table:table-cell>
          <table:table-cell office:value-type="float" office:value="10" calcext:value-type="float">
            <text:p>10</text:p>
          </table:table-cell>
          <table:table-cell office:value-type="float" office:value="590830" calcext:value-type="float">
            <text:p>590830</text:p>
          </table:table-cell>
          <table:table-cell office:value-type="float" office:value="10" calcext:value-type="float">
            <text:p>10</text:p>
          </table:table-cell>
          <table:table-cell office:value-type="float" office:value="451691" calcext:value-type="float">
            <text:p>451691</text:p>
          </table:table-cell>
          <table:table-cell office:value-type="float" office:value="34" calcext:value-type="float">
            <text:p>34</text:p>
          </table:table-cell>
          <table:table-cell office:value-type="float" office:value="674.19" calcext:value-type="float">
            <text:p>674.19</text:p>
          </table:table-cell>
          <table:table-cell office:value-type="float" office:value="1112.9" calcext:value-type="float">
            <text:p>1112.9</text:p>
          </table:table-cell>
          <table:table-cell office:value-type="float" office:value="893.55" calcext:value-type="float">
            <text:p>893.5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.76" calcext:value-type="float">
            <text:p>23.76</text:p>
          </table:table-cell>
          <table:table-cell office:value-type="float" office:value="12.17" calcext:value-type="float">
            <text:p>12.17</text:p>
          </table:table-cell>
          <table:table-cell office:value-type="float" office:value="17" calcext:value-type="float">
            <text:p>17</text:p>
          </table:table-cell>
          <table:table-cell office:value-type="float" office:value="647912" calcext:value-type="float">
            <text:p>647912</text:p>
          </table:table-cell>
          <table:table-cell office:value-type="float" office:value="11" calcext:value-type="float">
            <text:p>11</text:p>
          </table:table-cell>
          <table:table-cell office:value-type="float" office:value="457291" calcext:value-type="float">
            <text:p>457291</text:p>
          </table:table-cell>
          <table:table-cell office:value-type="float" office:value="62" calcext:value-type="float">
            <text:p>62</text:p>
          </table:table-cell>
          <table:table-cell office:value-type="float" office:value="617.54" calcext:value-type="float">
            <text:p>617.54</text:p>
          </table:table-cell>
          <table:table-cell office:value-type="float" office:value="1035.09" calcext:value-type="float">
            <text:p>1035.09</text:p>
          </table:table-cell>
          <table:table-cell office:value-type="float" office:value="826.32" calcext:value-type="float">
            <text:p>826.3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.09" calcext:value-type="float">
            <text:p>20.09</text:p>
          </table:table-cell>
          <table:table-cell office:value-type="float" office:value="12.64" calcext:value-type="float">
            <text:p>12.64</text:p>
          </table:table-cell>
          <table:table-cell office:value-type="float" office:value="34" calcext:value-type="float">
            <text:p>34</text:p>
          </table:table-cell>
          <table:table-cell office:value-type="float" office:value="1039455" calcext:value-type="float">
            <text:p>1039455</text:p>
          </table:table-cell>
          <table:table-cell office:value-type="float" office:value="23" calcext:value-type="float">
            <text:p>23</text:p>
          </table:table-cell>
          <table:table-cell office:value-type="float" office:value="866706" calcext:value-type="float">
            <text:p>866706</text:p>
          </table:table-cell>
          <table:table-cell office:value-type="float" office:value="133" calcext:value-type="float">
            <text:p>133</text:p>
          </table:table-cell>
          <table:table-cell office:value-type="float" office:value="686.55" calcext:value-type="float">
            <text:p>686.55</text:p>
          </table:table-cell>
          <table:table-cell office:value-type="float" office:value="1147.06" calcext:value-type="float">
            <text:p>1147.06</text:p>
          </table:table-cell>
          <table:table-cell office:value-type="float" office:value="916.81" calcext:value-type="float">
            <text:p>916.8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.99" calcext:value-type="float">
            <text:p>16.99</text:p>
          </table:table-cell>
          <table:table-cell office:value-type="float" office:value="13.65" calcext:value-type="float">
            <text:p>13.65</text:p>
          </table:table-cell>
          <table:table-cell office:value-type="float" office:value="63" calcext:value-type="float">
            <text:p>63</text:p>
          </table:table-cell>
          <table:table-cell office:value-type="float" office:value="1595748" calcext:value-type="float">
            <text:p>1595748</text:p>
          </table:table-cell>
          <table:table-cell office:value-type="float" office:value="37" calcext:value-type="float">
            <text:p>37</text:p>
          </table:table-cell>
          <table:table-cell office:value-type="float" office:value="1267881" calcext:value-type="float">
            <text:p>1267881</text:p>
          </table:table-cell>
          <table:table-cell office:value-type="float" office:value="264" calcext:value-type="float">
            <text:p>264</text:p>
          </table:table-cell>
          <table:table-cell office:value-type="float" office:value="667.09" calcext:value-type="float">
            <text:p>667.09</text:p>
          </table:table-cell>
          <table:table-cell office:value-type="float" office:value="1124.47" calcext:value-type="float">
            <text:p>1124.47</text:p>
          </table:table-cell>
          <table:table-cell office:value-type="float" office:value="895.78" calcext:value-type="float">
            <text:p>895.78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731"/>
        </table:table-row>
        <table:table-row table:style-name="ro1">
          <table:table-cell office:value-type="float" office:value="14526873" calcext:value-type="float">
            <text:p>14526873</text:p>
          </table:table-cell>
          <table:table-cell office:value-type="float" office:value="17710" calcext:value-type="float">
            <text:p>17710</text:p>
          </table:table-cell>
          <table:table-cell office:value-type="float" office:value="17713" calcext:value-type="float">
            <text:p>17713</text:p>
          </table:table-cell>
          <table:table-cell office:value-type="string" calcext:value-type="string">
            <text:p>2014-04-22</text:p>
          </table:table-cell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Jakimanka</text:p>
          </table:table-cell>
          <table:table-cell office:value-type="float" office:value="4800968.266" calcext:value-type="float">
            <text:p>4800968.266</text:p>
          </table:table-cell>
          <table:table-cell office:value-type="float" office:value="26578" calcext:value-type="float">
            <text:p>26578</text:p>
          </table:table-cell>
          <table:table-cell office:value-type="float" office:value="0.294717517" calcext:value-type="float">
            <text:p>0.294717517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6" calcext:value-type="float">
            <text:p>1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102726" calcext:value-type="float">
            <text:p>102726</text:p>
          </table:table-cell>
          <table:table-cell office:value-type="float" office:value="46180" calcext:value-type="float">
            <text:p>46180</text:p>
          </table:table-cell>
          <table:table-cell office:value-type="float" office:value="56546" calcext:value-type="float">
            <text:p>56546</text:p>
          </table:table-cell>
          <table:table-cell office:value-type="float" office:value="3639" calcext:value-type="float">
            <text:p>3639</text:p>
          </table:table-cell>
          <table:table-cell office:value-type="float" office:value="1734" calcext:value-type="float">
            <text:p>1734</text:p>
          </table:table-cell>
          <table:table-cell office:value-type="float" office:value="1905" calcext:value-type="float">
            <text:p>1905</text:p>
          </table:table-cell>
          <table:table-cell office:value-type="float" office:value="16642" calcext:value-type="float">
            <text:p>16642</text:p>
          </table:table-cell>
          <table:table-cell office:value-type="float" office:value="8329" calcext:value-type="float">
            <text:p>8329</text:p>
          </table:table-cell>
          <table:table-cell office:value-type="float" office:value="8313" calcext:value-type="float">
            <text:p>8313</text:p>
          </table:table-cell>
          <table:table-cell office:value-type="float" office:value="6297" calcext:value-type="float">
            <text:p>6297</text:p>
          </table:table-cell>
          <table:table-cell office:value-type="float" office:value="2129" calcext:value-type="float">
            <text:p>2129</text:p>
          </table:table-cell>
          <table:table-cell office:value-type="float" office:value="4168" calcext:value-type="float">
            <text:p>4168</text:p>
          </table:table-cell>
          <table:table-cell office:value-type="float" office:value="1792" calcext:value-type="float">
            <text:p>1792</text:p>
          </table:table-cell>
          <table:table-cell office:value-type="float" office:value="840" calcext:value-type="float">
            <text:p>840</text:p>
          </table:table-cell>
          <table:table-cell office:value-type="float" office:value="952" calcext:value-type="float">
            <text:p>952</text:p>
          </table:table-cell>
          <table:table-cell office:value-type="float" office:value="1660" calcext:value-type="float">
            <text:p>1660</text:p>
          </table:table-cell>
          <table:table-cell office:value-type="float" office:value="789" calcext:value-type="float">
            <text:p>789</text:p>
          </table:table-cell>
          <table:table-cell office:value-type="float" office:value="871" calcext:value-type="float">
            <text:p>871</text:p>
          </table:table-cell>
          <table:table-cell office:value-type="float" office:value="3959" calcext:value-type="float">
            <text:p>3959</text:p>
          </table:table-cell>
          <table:table-cell office:value-type="float" office:value="1892" calcext:value-type="float">
            <text:p>1892</text:p>
          </table:table-cell>
          <table:table-cell office:value-type="float" office:value="2067" calcext:value-type="float">
            <text:p>2067</text:p>
          </table:table-cell>
          <table:table-cell office:value-type="float" office:value="20788" calcext:value-type="float">
            <text:p>20788</text:p>
          </table:table-cell>
          <table:table-cell office:value-type="float" office:value="9936" calcext:value-type="float">
            <text:p>9936</text:p>
          </table:table-cell>
          <table:table-cell office:value-type="float" office:value="10852" calcext:value-type="float">
            <text:p>10852</text:p>
          </table:table-cell>
          <table:table-cell office:value-type="float" office:value="3255" calcext:value-type="float">
            <text:p>3255</text:p>
          </table:table-cell>
          <table:table-cell office:value-type="float" office:value="1535" calcext:value-type="float">
            <text:p>1535</text:p>
          </table:table-cell>
          <table:table-cell office:value-type="float" office:value="1720" calcext:value-type="float">
            <text:p>1720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float" office:value="1.269094103" calcext:value-type="float">
            <text:p>1.269094103</text:p>
          </table:table-cell>
          <table:table-cell office:value-type="float" office:value="0.78573335" calcext:value-type="float">
            <text:p>0.78573335</text:p>
          </table:table-cell>
          <table:table-cell office:value-type="float" office:value="7.468117364" calcext:value-type="float">
            <text:p>7.468117364</text:p>
          </table:table-cell>
          <table:table-cell office:value-type="float" office:value="0.622343114" calcext:value-type="float">
            <text:p>0.622343114</text:p>
          </table:table-cell>
          <table:table-cell office:value-type="float" office:value="0.406481315" calcext:value-type="float">
            <text:p>0.406481315</text:p>
          </table:table-cell>
          <table:table-cell office:value-type="float" office:value="1.00631838" calcext:value-type="float">
            <text:p>1.00631838</text:p>
          </table:table-cell>
          <table:table-cell office:value-type="float" office:value="0.395966179" calcext:value-type="float">
            <text:p>0.395966179</text:p>
          </table:table-cell>
          <table:table-cell office:value-type="float" office:value="0.257612823" calcext:value-type="float">
            <text:p>0.257612823</text:p>
          </table:table-cell>
          <table:table-cell office:value-type="float" office:value="1.402308807" calcext:value-type="float">
            <text:p>1.402308807</text:p>
          </table:table-cell>
          <table:table-cell office:value-type="float" office:value="8.137961" calcext:value-type="float">
            <text:p>8.137961</text:p>
          </table:table-cell>
          <table:table-cell office:value-type="float" office:value="1.490366" calcext:value-type="float">
            <text:p>1.490366</text:p>
          </table:table-cell>
          <table:table-cell office:value-type="float" office:value="13.96176" calcext:value-type="float">
            <text:p>13.96176</text:p>
          </table:table-cell>
          <table:table-cell office:value-type="float" office:value="2.266398578" calcext:value-type="float">
            <text:p>2.266398578</text:p>
          </table:table-cell>
          <table:table-cell office:value-type="float" office:value="27.19678293" calcext:value-type="float">
            <text:p>27.19678293</text:p>
          </table:table-cell>
          <table:table-cell office:value-type="float" office:value="32" calcext:value-type="float">
            <text:p>32</text:p>
          </table:table-cell>
          <table:table-cell office:value-type="float" office:value="2.379935584" calcext:value-type="float">
            <text:p>2.379935584</text:p>
          </table:table-cell>
          <table:table-cell office:value-type="float" office:value="3.287131799" calcext:value-type="float">
            <text:p>3.287131799</text:p>
          </table:table-cell>
          <table:table-cell office:value-type="float" office:value="32" calcext:value-type="float">
            <text:p>32</text:p>
          </table:table-cell>
          <table:table-cell office:value-type="float" office:value="0.065253498" calcext:value-type="float">
            <text:p>0.065253498</text:p>
          </table:table-cell>
          <table:table-cell office:value-type="float" office:value="0.783041973" calcext:value-type="float">
            <text:p>0.783041973</text:p>
          </table:table-cell>
          <table:table-cell office:value-type="float" office:value="0.451348188" calcext:value-type="float">
            <text:p>0.451348188</text:p>
          </table:table-cell>
          <table:table-cell office:value-type="string" calcext:value-type="string">
            <text:p>no</text:p>
          </table:table-cell>
          <table:table-cell office:value-type="float" office:value="12.96915964" calcext:value-type="float">
            <text:p>12.96915964</text:p>
          </table:table-cell>
          <table:table-cell office:value-type="float" office:value="2.435271631" calcext:value-type="float">
            <text:p>2.435271631</text:p>
          </table:table-cell>
          <table:table-cell office:value-type="float" office:value="0.378889375" calcext:value-type="float">
            <text:p>0.378889375</text:p>
          </table:table-cell>
          <table:table-cell office:value-type="float" office:value="1.77437727" calcext:value-type="float">
            <text:p>1.77437727</text:p>
          </table:table-cell>
          <table:table-cell office:value-type="float" office:value="2.394746437" calcext:value-type="float">
            <text:p>2.394746437</text:p>
          </table:table-cell>
          <table:table-cell office:value-type="float" office:value="2.435271651" calcext:value-type="float">
            <text:p>2.435271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2.437576207" calcext:value-type="float">
            <text:p>2.437576207</text:p>
          </table:table-cell>
          <table:table-cell office:value-type="float" office:value="19" calcext:value-type="float">
            <text:p>19</text:p>
          </table:table-cell>
          <table:table-cell office:value-type="float" office:value="1.93556332" calcext:value-type="float">
            <text:p>1.93556332</text:p>
          </table:table-cell>
          <table:table-cell office:value-type="string" calcext:value-type="string">
            <text:p>no</text:p>
          </table:table-cell>
          <table:table-cell office:value-type="float" office:value="2.379935584" calcext:value-type="float">
            <text:p>2.379935584</text:p>
          </table:table-cell>
          <table:table-cell office:value-type="float" office:value="32" calcext:value-type="float">
            <text:p>32</text:p>
          </table:table-cell>
          <table:table-cell office:value-type="float" office:value="2.303226461" calcext:value-type="float">
            <text:p>2.303226461</text:p>
          </table:table-cell>
          <table:table-cell office:value-type="float" office:value="13" calcext:value-type="float">
            <text:p>13</text:p>
          </table:table-cell>
          <table:table-cell office:value-type="float" office:value="9.889513379" calcext:value-type="float">
            <text:p>9.889513379</text:p>
          </table:table-cell>
          <table:table-cell office:value-type="float" office:value="3.612053765" calcext:value-type="float">
            <text:p>3.612053765</text:p>
          </table:table-cell>
          <table:table-cell office:value-type="float" office:value="1.17860501" calcext:value-type="float">
            <text:p>1.17860501</text:p>
          </table:table-cell>
          <table:table-cell office:value-type="float" office:value="4.327106442" calcext:value-type="float">
            <text:p>4.327106442</text:p>
          </table:table-cell>
          <table:table-cell office:value-type="float" office:value="3.282489623" calcext:value-type="float">
            <text:p>3.282489623</text:p>
          </table:table-cell>
          <table:table-cell office:value-type="float" office:value="6.382779645" calcext:value-type="float">
            <text:p>6.382779645</text:p>
          </table:table-cell>
          <table:table-cell office:value-type="float" office:value="6.607727275" calcext:value-type="float">
            <text:p>6.607727275</text:p>
          </table:table-cell>
          <table:table-cell office:value-type="float" office:value="3.181281983" calcext:value-type="float">
            <text:p>3.181281983</text:p>
          </table:table-cell>
          <table:table-cell office:value-type="float" office:value="0.295314273" calcext:value-type="float">
            <text:p>0.295314273</text:p>
          </table:table-cell>
          <table:table-cell office:value-type="float" office:value="0.85661132" calcext:value-type="float">
            <text:p>0.85661132</text:p>
          </table:table-cell>
          <table:table-cell office:value-type="float" office:value="4.127121361" calcext:value-type="float">
            <text:p>4.127121361</text:p>
          </table:table-cell>
          <table:table-cell office:value-type="float" office:value="3.414078371" calcext:value-type="float">
            <text:p>3.414078371</text:p>
          </table:table-cell>
          <table:table-cell office:value-type="float" office:value="1.306101488" calcext:value-type="float">
            <text:p>1.306101488</text:p>
          </table:table-cell>
          <table:table-cell office:value-type="float" office:value="0.369728623" calcext:value-type="float">
            <text:p>0.369728623</text:p>
          </table:table-cell>
          <table:table-cell office:value-type="float" office:value="6.079063919" calcext:value-type="float">
            <text:p>6.079063919</text:p>
          </table:table-cell>
          <table:table-cell office:value-type="float" office:value="1.023094676" calcext:value-type="float">
            <text:p>1.023094676</text:p>
          </table:table-cell>
          <table:table-cell office:value-type="float" office:value="1.098036796" calcext:value-type="float">
            <text:p>1.098036796</text:p>
          </table:table-cell>
          <table:table-cell office:value-type="float" office:value="1.303413466" calcext:value-type="float">
            <text:p>1.303413466</text:p>
          </table:table-cell>
          <table:table-cell office:value-type="float" office:value="0.323051492" calcext:value-type="float">
            <text:p>0.323051492</text:p>
          </table:table-cell>
          <table:table-cell office:value-type="float" office:value="0.113445737" calcext:value-type="float">
            <text:p>0.113445737</text:p>
          </table:table-cell>
          <table:table-cell office:value-type="float" office:value="0.701003088" calcext:value-type="float">
            <text:p>0.701003088</text:p>
          </table:table-cell>
          <table:table-cell office:value-type="float" office:value="1.00631838" calcext:value-type="float">
            <text:p>1.00631838</text:p>
          </table:table-cell>
          <table:table-cell office:value-type="float" office:value="0.438665071" calcext:value-type="float">
            <text:p>0.438665071</text:p>
          </table:table-cell>
          <table:table-cell office:value-type="float" office:value="0.367658347" calcext:value-type="float">
            <text:p>0.367658347</text:p>
          </table:table-cell>
          <table:table-cell office:value-type="float" office:value="1.992970664" calcext:value-type="float">
            <text:p>1.992970664</text:p>
          </table:table-cell>
          <table:table-cell office:value-type="float" office:value="1.055946968" calcext:value-type="float">
            <text:p>1.055946968</text:p>
          </table:table-cell>
          <table:table-cell office:value-type="float" office:value="1.144513189" calcext:value-type="float">
            <text:p>1.144513189</text:p>
          </table:table-cell>
          <table:table-cell office:value-type="float" office:value="1.547398339" calcext:value-type="float">
            <text:p>1.547398339</text:p>
          </table:table-cell>
          <table:table-cell office:value-type="float" office:value="0.093584936" calcext:value-type="float">
            <text:p>0.093584936</text:p>
          </table:table-cell>
          <table:table-cell office:value-type="string" calcext:value-type="string">
            <text:p>excellent</text:p>
          </table:table-cell>
          <table:table-cell office:value-type="float" office:value="13.42" calcext:value-type="float">
            <text:p>13.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7372" calcext:value-type="float">
            <text:p>147372</text:p>
          </table:table-cell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43" calcext:value-type="float">
            <text:p>43</text:p>
          </table:table-cell>
          <table:table-cell office:value-type="float" office:value="886.84" calcext:value-type="float">
            <text:p>886.84</text:p>
          </table:table-cell>
          <table:table-cell office:value-type="float" office:value="1473.68" calcext:value-type="float">
            <text:p>1473.68</text:p>
          </table:table-cell>
          <table:table-cell office:value-type="float" office:value="1180.26" calcext:value-type="float">
            <text:p>1180.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33" calcext:value-type="float">
            <text:p>25.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3040" calcext:value-type="float">
            <text:p>303040</text:p>
          </table:table-cell>
          <table:table-cell office:value-type="float" office:value="3" calcext:value-type="float">
            <text:p>3</text:p>
          </table:table-cell>
          <table:table-cell office:value-type="float" office:value="40000" calcext:value-type="float">
            <text:p>40000</text:p>
          </table:table-cell>
          <table:table-cell office:value-type="float" office:value="96" calcext:value-type="float">
            <text:p>96</text:p>
          </table:table-cell>
          <table:table-cell office:value-type="float" office:value="763.41" calcext:value-type="float">
            <text:p>763.41</text:p>
          </table:table-cell>
          <table:table-cell office:value-type="float" office:value="1280.49" calcext:value-type="float">
            <text:p>1280.49</text:p>
          </table:table-cell>
          <table:table-cell office:value-type="float" office:value="1021.95" calcext:value-type="float">
            <text:p>1021.9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.02" calcext:value-type="float">
            <text:p>17.02</text:p>
          </table:table-cell>
          <table:table-cell office:value-type="float" office:value="0.28" calcext:value-type="float">
            <text:p>0.28</text:p>
          </table:table-cell>
          <table:table-cell office:value-type="float" office:value="73" calcext:value-type="float">
            <text:p>73</text:p>
          </table:table-cell>
          <table:table-cell office:value-type="float" office:value="982291" calcext:value-type="float">
            <text:p>982291</text:p>
          </table:table-cell>
          <table:table-cell office:value-type="float" office:value="9" calcext:value-type="float">
            <text:p>9</text:p>
          </table:table-cell>
          <table:table-cell office:value-type="float" office:value="129026" calcext:value-type="float">
            <text:p>129026</text:p>
          </table:table-cell>
          <table:table-cell office:value-type="float" office:value="195" calcext:value-type="float">
            <text:p>195</text:p>
          </table:table-cell>
          <table:table-cell office:value-type="float" office:value="808.52" calcext:value-type="float">
            <text:p>808.52</text:p>
          </table:table-cell>
          <table:table-cell office:value-type="float" office:value="1335.23" calcext:value-type="float">
            <text:p>1335.23</text:p>
          </table:table-cell>
          <table:table-cell office:value-type="float" office:value="1071.88" calcext:value-type="float">
            <text:p>1071.8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.99" calcext:value-type="float">
            <text:p>12.99</text:p>
          </table:table-cell>
          <table:table-cell office:value-type="float" office:value="1.27" calcext:value-type="float">
            <text:p>1.27</text:p>
          </table:table-cell>
          <table:table-cell office:value-type="float" office:value="125" calcext:value-type="float">
            <text:p>125</text:p>
          </table:table-cell>
          <table:table-cell office:value-type="float" office:value="1400215" calcext:value-type="float">
            <text:p>1400215</text:p>
          </table:table-cell>
          <table:table-cell office:value-type="float" office:value="12" calcext:value-type="float">
            <text:p>12</text:p>
          </table:table-cell>
          <table:table-cell office:value-type="float" office:value="146426" calcext:value-type="float">
            <text:p>146426</text:p>
          </table:table-cell>
          <table:table-cell office:value-type="float" office:value="364" calcext:value-type="float">
            <text:p>364</text:p>
          </table:table-cell>
          <table:table-cell office:value-type="float" office:value="876.49" calcext:value-type="float">
            <text:p>876.49</text:p>
          </table:table-cell>
          <table:table-cell office:value-type="float" office:value="1443.45" calcext:value-type="float">
            <text:p>1443.45</text:p>
          </table:table-cell>
          <table:table-cell office:value-type="float" office:value="1159.97" calcext:value-type="float">
            <text:p>1159.97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1.63" calcext:value-type="float">
            <text:p>1.63</text:p>
          </table:table-cell>
          <table:table-cell office:value-type="float" office:value="269" calcext:value-type="float">
            <text:p>269</text:p>
          </table:table-cell>
          <table:table-cell office:value-type="float" office:value="3666277" calcext:value-type="float">
            <text:p>3666277</text:p>
          </table:table-cell>
          <table:table-cell office:value-type="float" office:value="27" calcext:value-type="float">
            <text:p>27</text:p>
          </table:table-cell>
          <table:table-cell office:value-type="float" office:value="1009803" calcext:value-type="float">
            <text:p>1009803</text:p>
          </table:table-cell>
          <table:table-cell office:value-type="float" office:value="696" calcext:value-type="float">
            <text:p>696</text:p>
          </table:table-cell>
          <table:table-cell office:value-type="float" office:value="840.06" calcext:value-type="float">
            <text:p>840.06</text:p>
          </table:table-cell>
          <table:table-cell office:value-type="float" office:value="1386.75" calcext:value-type="float">
            <text:p>1386.75</text:p>
          </table:table-cell>
          <table:table-cell office:value-type="float" office:value="1113.41" calcext:value-type="float">
            <text:p>1113.41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.21" calcext:value-type="float">
            <text:p>9.21</text:p>
          </table:table-cell>
          <table:table-cell office:value-type="float" office:value="8.75" calcext:value-type="float">
            <text:p>8.75</text:p>
          </table:table-cell>
          <table:table-cell office:value-type="float" office:value="596" calcext:value-type="float">
            <text:p>596</text:p>
          </table:table-cell>
          <table:table-cell office:value-type="float" office:value="8677481" calcext:value-type="float">
            <text:p>8677481</text:p>
          </table:table-cell>
          <table:table-cell office:value-type="float" office:value="89" calcext:value-type="float">
            <text:p>89</text:p>
          </table:table-cell>
          <table:table-cell office:value-type="float" office:value="3771326" calcext:value-type="float">
            <text:p>3771326</text:p>
          </table:table-cell>
          <table:table-cell office:value-type="float" office:value="2187" calcext:value-type="float">
            <text:p>2187</text:p>
          </table:table-cell>
          <table:table-cell office:value-type="float" office:value="900.39" calcext:value-type="float">
            <text:p>900.39</text:p>
          </table:table-cell>
          <table:table-cell office:value-type="float" office:value="1480.84" calcext:value-type="float">
            <text:p>1480.84</text:p>
          </table:table-cell>
          <table:table-cell office:value-type="float" office:value="1190.62" calcext:value-type="float">
            <text:p>1190.62</text:p>
          </table:table-cell>
          <table:table-cell office:value-type="float" office:value="151" calcext:value-type="float">
            <text:p>151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  <table:table-cell office:value-type="float" office:value="546" calcext:value-type="float">
            <text:p>546</text:p>
          </table:table-cell>
          <table:table-cell office:value-type="float" office:value="313" calcext:value-type="float">
            <text:p>313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number-columns-repeated="731"/>
        </table:table-row>
        <table:table-row table:style-name="ro1">
          <table:table-cell table:style-name="ce3" office:value-type="float" office:value="6213200" calcext:value-type="float">
            <text:p>6213200</text:p>
          </table:table-cell>
          <table:table-cell table:style-name="ce3" office:value-type="float" office:value="18341" calcext:value-type="float">
            <text:p>18341</text:p>
          </table:table-cell>
          <table:table-cell table:style-name="ce3" office:value-type="float" office:value="18344" calcext:value-type="float">
            <text:p>18344</text:p>
          </table:table-cell>
          <table:table-cell table:style-name="ce7" office:value-type="string" calcext:value-type="string">
            <text:p>2014-05-13</text:p>
          </table:table-cell>
          <table:table-cell table:style-name="ce3" office:value-type="float" office:value="634" calcext:value-type="float">
            <text:p>634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OwnerOccupier</text:p>
          </table:table-cell>
          <table:table-cell table:style-name="ce3" office:value-type="string" calcext:value-type="string">
            <text:p>Nekrasovka</text:p>
          </table:table-cell>
          <table:table-cell table:style-name="ce3" office:value-type="float" office:value="11391678.48" calcext:value-type="float">
            <text:p>11391678.48</text:p>
          </table:table-cell>
          <table:table-cell table:style-name="ce3" office:value-type="float" office:value="19940" calcext:value-type="float">
            <text:p>19940</text:p>
          </table:table-cell>
          <table:table-cell table:style-name="ce3" office:value-type="float" office:value="0.055643565" calcext:value-type="float">
            <text:p>0.055643565</text:p>
          </table:table-cell>
          <table:table-cell table:style-name="ce3" office:value-type="float" office:value="0.243204519" calcext:value-type="float">
            <text:p>0.243204519</text:p>
          </table:table-cell>
          <table:table-cell table:style-name="ce3" office:value-type="float" office:value="1706" calcext:value-type="float">
            <text:p>1706</text:p>
          </table:table-cell>
          <table:table-cell table:style-name="ce3" office:value-type="float" office:value="2395" calcext:value-type="float">
            <text:p>23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64" calcext:value-type="float">
            <text:p>1564</text:p>
          </table:table-cell>
          <table:table-cell table:style-name="ce3" office:value-type="float" office:value="7377" calcext:value-type="float">
            <text:p>73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number-columns-repeated="6" table:style-name="ce3" office:value-type="string" calcext:value-type="string">
            <text:p>no</text:p>
          </table:table-cell>
          <table:table-cell table:style-name="ce3" office:value-type="float" office:value="247469" calcext:value-type="float">
            <text:p>247469</text:p>
          </table:table-cell>
          <table:table-cell table:style-name="ce3" office:value-type="float" office:value="112902" calcext:value-type="float">
            <text:p>112902</text:p>
          </table:table-cell>
          <table:table-cell table:style-name="ce3" office:value-type="float" office:value="134567" calcext:value-type="float">
            <text:p>134567</text:p>
          </table:table-cell>
          <table:table-cell table:style-name="ce3" office:value-type="float" office:value="3459" calcext:value-type="float">
            <text:p>3459</text:p>
          </table:table-cell>
          <table:table-cell table:style-name="ce3" office:value-type="float" office:value="1782" calcext:value-type="float">
            <text:p>1782</text:p>
          </table:table-cell>
          <table:table-cell table:style-name="ce3" office:value-type="float" office:value="1677" calcext:value-type="float">
            <text:p>1677</text:p>
          </table:table-cell>
          <table:table-cell table:style-name="ce3" office:value-type="float" office:value="13331" calcext:value-type="float">
            <text:p>13331</text:p>
          </table:table-cell>
          <table:table-cell table:style-name="ce3" office:value-type="float" office:value="6670" calcext:value-type="float">
            <text:p>6670</text:p>
          </table:table-cell>
          <table:table-cell table:style-name="ce3" office:value-type="float" office:value="6661" calcext:value-type="float">
            <text:p>6661</text:p>
          </table:table-cell>
          <table:table-cell table:style-name="ce3" office:value-type="float" office:value="3150" calcext:value-type="float">
            <text:p>315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202" calcext:value-type="float">
            <text:p>2202</text:p>
          </table:table-cell>
          <table:table-cell table:style-name="ce3" office:value-type="float" office:value="1706" calcext:value-type="float">
            <text:p>170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564" calcext:value-type="float">
            <text:p>156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831" calcext:value-type="float">
            <text:p>3831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float" office:value="1858" calcext:value-type="float">
            <text:p>1858</text:p>
          </table:table-cell>
          <table:table-cell table:style-name="ce3" office:value-type="float" office:value="55710" calcext:value-type="float">
            <text:p>55710</text:p>
          </table:table-cell>
          <table:table-cell table:style-name="ce3" office:value-type="float" office:value="27242" calcext:value-type="float">
            <text:p>27242</text:p>
          </table:table-cell>
          <table:table-cell table:style-name="ce3" office:value-type="float" office:value="28468" calcext:value-type="float">
            <text:p>28468</text:p>
          </table:table-cell>
          <table:table-cell table:style-name="ce3" office:value-type="float" office:value="3112" calcext:value-type="float">
            <text:p>3112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.721044964" calcext:value-type="float">
            <text:p>4.721044964</text:p>
          </table:table-cell>
          <table:table-cell table:style-name="ce3" office:value-type="float" office:value="3.776835959" calcext:value-type="float">
            <text:p>3.776835959</text:p>
          </table:table-cell>
          <table:table-cell table:style-name="ce3" office:value-type="float" office:value="45.3220315" calcext:value-type="float">
            <text:p>45.3220315</text:p>
          </table:table-cell>
          <table:table-cell table:style-name="ce3" office:value-type="float" office:value="3.776835959" calcext:value-type="float">
            <text:p>3.776835959</text:p>
          </table:table-cell>
          <table:table-cell table:style-name="ce3" office:value-type="float" office:value="0.286711204" calcext:value-type="float">
            <text:p>0.286711204</text:p>
          </table:table-cell>
          <table:table-cell table:style-name="ce3" office:value-type="float" office:value="0.214196513" calcext:value-type="float">
            <text:p>0.214196513</text:p>
          </table:table-cell>
          <table:table-cell table:style-name="ce3" office:value-type="float" office:value="4.616176397" calcext:value-type="float">
            <text:p>4.616176397</text:p>
          </table:table-cell>
          <table:table-cell table:style-name="ce3" office:value-type="float" office:value="0.017572412" calcext:value-type="float">
            <text:p>0.017572412</text:p>
          </table:table-cell>
          <table:table-cell table:style-name="ce3" office:value-type="float" office:value="0.394107795" calcext:value-type="float">
            <text:p>0.394107795</text:p>
          </table:table-cell>
          <table:table-cell table:style-name="ce3" office:value-type="float" office:value="0.387777" calcext:value-type="float">
            <text:p>0.387777</text:p>
          </table:table-cell>
          <table:table-cell table:style-name="ce3" office:value-type="float" office:value="5.6181" calcext:value-type="float">
            <text:p>5.6181</text:p>
          </table:table-cell>
          <table:table-cell table:style-name="ce3" office:value-type="float" office:value="3.194229" calcext:value-type="float">
            <text:p>3.194229</text:p>
          </table:table-cell>
          <table:table-cell table:style-name="ce3" office:value-type="float" office:value="1.923494882" calcext:value-type="float">
            <text:p>1.923494882</text:p>
          </table:table-cell>
          <table:table-cell table:style-name="ce3" office:value-type="float" office:value="23.08193859" calcext:value-type="float">
            <text:p>23.0819385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.923494882" calcext:value-type="float">
            <text:p>1.923494882</text:p>
          </table:table-cell>
          <table:table-cell table:style-name="ce3" office:value-type="float" office:value="3.050726605" calcext:value-type="float">
            <text:p>3.05072660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.035986494" calcext:value-type="float">
            <text:p>0.035986494</text:p>
          </table:table-cell>
          <table:table-cell table:style-name="ce3" office:value-type="float" office:value="0.431837931" calcext:value-type="float">
            <text:p>0.431837931</text:p>
          </table:table-cell>
          <table:table-cell table:style-name="ce3" office:value-type="float" office:value="1.110328656" calcext:value-type="float">
            <text:p>1.110328656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5.94690829" calcext:value-type="float">
            <text:p>5.94690829</text:p>
          </table:table-cell>
          <table:table-cell table:style-name="ce3" office:value-type="float" office:value="14.29822506" calcext:value-type="float">
            <text:p>14.29822506</text:p>
          </table:table-cell>
          <table:table-cell table:style-name="ce3" office:value-type="float" office:value="18.41892854" calcext:value-type="float">
            <text:p>18.41892854</text:p>
          </table:table-cell>
          <table:table-cell table:style-name="ce3" office:value-type="float" office:value="19.27253651" calcext:value-type="float">
            <text:p>19.27253651</text:p>
          </table:table-cell>
          <table:table-cell table:style-name="ce3" office:value-type="float" office:value="20.54946417" calcext:value-type="float">
            <text:p>20.54946417</text:p>
          </table:table-cell>
          <table:table-cell table:style-name="ce3" office:value-type="float" office:value="1.905125046" calcext:value-type="float">
            <text:p>1.9051250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2.6573363" calcext:value-type="float">
            <text:p>2.657336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.214861324" calcext:value-type="float">
            <text:p>1.214861324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24.06121446" calcext:value-type="float">
            <text:p>24.061214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253743448" calcext:value-type="float">
            <text:p>7.2537434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.483391369" calcext:value-type="float">
            <text:p>8.483391369</text:p>
          </table:table-cell>
          <table:table-cell table:style-name="ce3" office:value-type="float" office:value="16.37250999" calcext:value-type="float">
            <text:p>16.37250999</text:p>
          </table:table-cell>
          <table:table-cell table:style-name="ce3" office:value-type="float" office:value="4.317743898" calcext:value-type="float">
            <text:p>4.317743898</text:p>
          </table:table-cell>
          <table:table-cell table:style-name="ce3" office:value-type="float" office:value="6.380917966" calcext:value-type="float">
            <text:p>6.380917966</text:p>
          </table:table-cell>
          <table:table-cell table:style-name="ce3" office:value-type="float" office:value="9.04631931" calcext:value-type="float">
            <text:p>9.04631931</text:p>
          </table:table-cell>
          <table:table-cell table:style-name="ce3" office:value-type="float" office:value="5.013100324" calcext:value-type="float">
            <text:p>5.013100324</text:p>
          </table:table-cell>
          <table:table-cell table:style-name="ce3" office:value-type="float" office:value="10.26421846" calcext:value-type="float">
            <text:p>10.26421846</text:p>
          </table:table-cell>
          <table:table-cell table:style-name="ce3" office:value-type="float" office:value="5.43973407" calcext:value-type="float">
            <text:p>5.43973407</text:p>
          </table:table-cell>
          <table:table-cell table:style-name="ce3" office:value-type="float" office:value="2.493235501" calcext:value-type="float">
            <text:p>2.493235501</text:p>
          </table:table-cell>
          <table:table-cell table:style-name="ce3" office:value-type="float" office:value="8.10693648" calcext:value-type="float">
            <text:p>8.10693648</text:p>
          </table:table-cell>
          <table:table-cell table:style-name="ce3" office:value-type="float" office:value="8.623789488" calcext:value-type="float">
            <text:p>8.623789488</text:p>
          </table:table-cell>
          <table:table-cell table:style-name="ce3" office:value-type="float" office:value="13.59177412" calcext:value-type="float">
            <text:p>13.59177412</text:p>
          </table:table-cell>
          <table:table-cell table:style-name="ce3" office:value-type="float" office:value="5.211200806" calcext:value-type="float">
            <text:p>5.211200806</text:p>
          </table:table-cell>
          <table:table-cell table:style-name="ce3" office:value-type="float" office:value="1.451897754" calcext:value-type="float">
            <text:p>1.451897754</text:p>
          </table:table-cell>
          <table:table-cell table:style-name="ce3" office:value-type="float" office:value="12.23917176" calcext:value-type="float">
            <text:p>12.23917176</text:p>
          </table:table-cell>
          <table:table-cell table:style-name="ce3" office:value-type="float" office:value="5.422551348" calcext:value-type="float">
            <text:p>5.422551348</text:p>
          </table:table-cell>
          <table:table-cell table:style-name="ce3" office:value-type="float" office:value="8.837248169" calcext:value-type="float">
            <text:p>8.837248169</text:p>
          </table:table-cell>
          <table:table-cell table:style-name="ce3" office:value-type="float" office:value="5.599071264" calcext:value-type="float">
            <text:p>5.599071264</text:p>
          </table:table-cell>
          <table:table-cell table:style-name="ce3" office:value-type="float" office:value="2.215103803" calcext:value-type="float">
            <text:p>2.215103803</text:p>
          </table:table-cell>
          <table:table-cell table:style-name="ce3" office:value-type="float" office:value="4.778766451" calcext:value-type="float">
            <text:p>4.778766451</text:p>
          </table:table-cell>
          <table:table-cell table:style-name="ce3" office:value-type="float" office:value="0.203465689" calcext:value-type="float">
            <text:p>0.203465689</text:p>
          </table:table-cell>
          <table:table-cell table:style-name="ce3" office:value-type="float" office:value="0.214196513" calcext:value-type="float">
            <text:p>0.214196513</text:p>
          </table:table-cell>
          <table:table-cell table:style-name="ce3" office:value-type="float" office:value="3.468289388" calcext:value-type="float">
            <text:p>3.468289388</text:p>
          </table:table-cell>
          <table:table-cell table:style-name="ce3" office:value-type="float" office:value="0.912168384" calcext:value-type="float">
            <text:p>0.912168384</text:p>
          </table:table-cell>
          <table:table-cell table:style-name="ce3" office:value-type="float" office:value="11.89150635" calcext:value-type="float">
            <text:p>11.89150635</text:p>
          </table:table-cell>
          <table:table-cell table:style-name="ce3" office:value-type="float" office:value="9.836242109" calcext:value-type="float">
            <text:p>9.836242109</text:p>
          </table:table-cell>
          <table:table-cell table:style-name="ce3" office:value-type="float" office:value="7.288785259" calcext:value-type="float">
            <text:p>7.288785259</text:p>
          </table:table-cell>
          <table:table-cell table:style-name="ce3" office:value-type="float" office:value="7.402243589" calcext:value-type="float">
            <text:p>7.402243589</text:p>
          </table:table-cell>
          <table:table-cell table:style-name="ce3" office:value-type="float" office:value="1.83607316" calcext:value-type="float">
            <text:p>1.83607316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float" office:value="42.63" calcext:value-type="float">
            <text:p>42.63</text:p>
          </table:table-cell>
          <table:table-cell table:style-name="ce3" office:value-type="float" office:value="5.76" calcext:value-type="float">
            <text:p>5.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25" calcext:value-type="float">
            <text:p>825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21.22" calcext:value-type="float">
            <text:p>21.22</text:p>
          </table:table-cell>
          <table:table-cell table:style-name="ce3" office:value-type="float" office:value="28.43" calcext:value-type="float">
            <text:p>28.4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25" calcext:value-type="float">
            <text:p>82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.43" calcext:value-type="float">
            <text:p>9.43</text:p>
          </table:table-cell>
          <table:table-cell table:style-name="ce3" office:value-type="float" office:value="34.86" calcext:value-type="float">
            <text:p>34.8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25" calcext:value-type="float">
            <text:p>825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26.61" calcext:value-type="float">
            <text:p>26.6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13.06" calcext:value-type="float">
            <text:p>13.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100" calcext:value-type="float">
            <text:p>411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030" calcext:value-type="float">
            <text:p>1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6" calcext:value-type="float">
            <text:p>4.46</text:p>
          </table:table-cell>
          <table:table-cell table:style-name="ce3" office:value-type="float" office:value="6.54" calcext:value-type="float">
            <text:p>6.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50" calcext:value-type="float">
            <text:p>269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37" calcext:value-type="float">
            <text:p>444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2.5" calcext:value-type="float">
            <text:p>662.5</text:p>
          </table:table-cell>
          <table:table-cell table:style-name="ce3" office:value-type="float" office:value="1156.25" calcext:value-type="float">
            <text:p>1156.25</text:p>
          </table:table-cell>
          <table:table-cell table:style-name="ce3" office:value-type="float" office:value="909.38" calcext:value-type="float">
            <text:p>909.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731"/>
        </table:table-row>
        <table:table-row table:style-name="ro1">
          <table:table-cell office:value-type="float" office:value="15919294" calcext:value-type="float">
            <text:p>15919294</text:p>
          </table:table-cell>
          <table:table-cell office:value-type="float" office:value="18525" calcext:value-type="float">
            <text:p>18525</text:p>
          </table:table-cell>
          <table:table-cell office:value-type="float" office:value="18528" calcext:value-type="float">
            <text:p>18528</text:p>
          </table:table-cell>
          <table:table-cell office:value-type="string" calcext:value-type="string">
            <text:p>2014-05-16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hhukino</text:p>
          </table:table-cell>
          <table:table-cell office:value-type="float" office:value="7963518.819" calcext:value-type="float">
            <text:p>7963518.819</text:p>
          </table:table-cell>
          <table:table-cell office:value-type="float" office:value="105663" calcext:value-type="float">
            <text:p>105663</text:p>
          </table:table-cell>
          <table:table-cell office:value-type="float" office:value="0.126499246" calcext:value-type="float">
            <text:p>0.126499246</text:p>
          </table:table-cell>
          <table:table-cell office:value-type="float" office:value="0.161975568" calcext:value-type="float">
            <text:p>0.161975568</text:p>
          </table:table-cell>
          <table:table-cell office:value-type="float" office:value="6700" calcext:value-type="float">
            <text:p>6700</text:p>
          </table:table-cell>
          <table:table-cell office:value-type="float" office:value="2854" calcext:value-type="float">
            <text:p>2854</text:p>
          </table:table-cell>
          <table:table-cell office:value-type="float" office:value="4" calcext:value-type="float">
            <text:p>4</text:p>
          </table:table-cell>
          <table:table-cell office:value-type="float" office:value="7010" calcext:value-type="float">
            <text:p>7010</text:p>
          </table:table-cell>
          <table:table-cell office:value-type="float" office:value="7023" calcext:value-type="float">
            <text:p>70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66803" calcext:value-type="float">
            <text:p>166803</text:p>
          </table:table-cell>
          <table:table-cell office:value-type="float" office:value="77246" calcext:value-type="float">
            <text:p>77246</text:p>
          </table:table-cell>
          <table:table-cell office:value-type="float" office:value="89557" calcext:value-type="float">
            <text:p>89557</text:p>
          </table:table-cell>
          <table:table-cell office:value-type="float" office:value="14588" calcext:value-type="float">
            <text:p>14588</text:p>
          </table:table-cell>
          <table:table-cell office:value-type="float" office:value="7421" calcext:value-type="float">
            <text:p>7421</text:p>
          </table:table-cell>
          <table:table-cell office:value-type="float" office:value="7167" calcext:value-type="float">
            <text:p>7167</text:p>
          </table:table-cell>
          <table:table-cell office:value-type="float" office:value="64875" calcext:value-type="float">
            <text:p>64875</text:p>
          </table:table-cell>
          <table:table-cell office:value-type="float" office:value="33603" calcext:value-type="float">
            <text:p>33603</text:p>
          </table:table-cell>
          <table:table-cell office:value-type="float" office:value="31272" calcext:value-type="float">
            <text:p>31272</text:p>
          </table:table-cell>
          <table:table-cell office:value-type="float" office:value="26200" calcext:value-type="float">
            <text:p>26200</text:p>
          </table:table-cell>
          <table:table-cell office:value-type="float" office:value="8001" calcext:value-type="float">
            <text:p>8001</text:p>
          </table:table-cell>
          <table:table-cell office:value-type="float" office:value="18199" calcext:value-type="float">
            <text:p>18199</text:p>
          </table:table-cell>
          <table:table-cell office:value-type="float" office:value="6700" calcext:value-type="float">
            <text:p>6700</text:p>
          </table:table-cell>
          <table:table-cell office:value-type="float" office:value="3383" calcext:value-type="float">
            <text:p>3383</text:p>
          </table:table-cell>
          <table:table-cell office:value-type="float" office:value="3317" calcext:value-type="float">
            <text:p>3317</text:p>
          </table:table-cell>
          <table:table-cell office:value-type="float" office:value="7010" calcext:value-type="float">
            <text:p>7010</text:p>
          </table:table-cell>
          <table:table-cell office:value-type="float" office:value="3585" calcext:value-type="float">
            <text:p>3585</text:p>
          </table:table-cell>
          <table:table-cell office:value-type="float" office:value="3425" calcext:value-type="float">
            <text:p>3425</text:p>
          </table:table-cell>
          <table:table-cell office:value-type="float" office:value="16161" calcext:value-type="float">
            <text:p>16161</text:p>
          </table:table-cell>
          <table:table-cell office:value-type="float" office:value="8244" calcext:value-type="float">
            <text:p>8244</text:p>
          </table:table-cell>
          <table:table-cell office:value-type="float" office:value="7917" calcext:value-type="float">
            <text:p>7917</text:p>
          </table:table-cell>
          <table:table-cell office:value-type="float" office:value="31968" calcext:value-type="float">
            <text:p>31968</text:p>
          </table:table-cell>
          <table:table-cell office:value-type="float" office:value="15597" calcext:value-type="float">
            <text:p>15597</text:p>
          </table:table-cell>
          <table:table-cell office:value-type="float" office:value="16371" calcext:value-type="float">
            <text:p>16371</text:p>
          </table:table-cell>
          <table:table-cell office:value-type="float" office:value="12927" calcext:value-type="float">
            <text:p>12927</text:p>
          </table:table-cell>
          <table:table-cell office:value-type="float" office:value="6566" calcext:value-type="float">
            <text:p>6566</text:p>
          </table:table-cell>
          <table:table-cell office:value-type="float" office:value="6361" calcext:value-type="float">
            <text:p>6361</text:p>
          </table:table-cell>
          <table:table-cell office:value-type="float" office:value="407" calcext:value-type="float">
            <text:p>40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office:value-type="float" office:value="2.331337269" calcext:value-type="float">
            <text:p>2.331337269</text:p>
          </table:table-cell>
          <table:table-cell office:value-type="float" office:value="1.234877893" calcext:value-type="float">
            <text:p>1.234877893</text:p>
          </table:table-cell>
          <table:table-cell office:value-type="float" office:value="14.29807978" calcext:value-type="float">
            <text:p>14.29807978</text:p>
          </table:table-cell>
          <table:table-cell office:value-type="float" office:value="1.191506648" calcext:value-type="float">
            <text:p>1.191506648</text:p>
          </table:table-cell>
          <table:table-cell office:value-type="float" office:value="2.295333424" calcext:value-type="float">
            <text:p>2.295333424</text:p>
          </table:table-cell>
          <table:table-cell office:value-type="float" office:value="0.139822228" calcext:value-type="float">
            <text:p>0.139822228</text:p>
          </table:table-cell>
          <table:table-cell office:value-type="float" office:value="1.643600933" calcext:value-type="float">
            <text:p>1.643600933</text:p>
          </table:table-cell>
          <table:table-cell office:value-type="float" office:value="0.234175156" calcext:value-type="float">
            <text:p>0.234175156</text:p>
          </table:table-cell>
          <table:table-cell office:value-type="float" office:value="1.470180098" calcext:value-type="float">
            <text:p>1.470180098</text:p>
          </table:table-cell>
          <table:table-cell office:value-type="float" office:value="21.4572" calcext:value-type="float">
            <text:p>21.4572</text:p>
          </table:table-cell>
          <table:table-cell office:value-type="float" office:value="3.573238" calcext:value-type="float">
            <text:p>3.573238</text:p>
          </table:table-cell>
          <table:table-cell office:value-type="float" office:value="9.862355" calcext:value-type="float">
            <text:p>9.862355</text:p>
          </table:table-cell>
          <table:table-cell office:value-type="float" office:value="2.413514596" calcext:value-type="float">
            <text:p>2.413514596</text:p>
          </table:table-cell>
          <table:table-cell office:value-type="float" office:value="28.96217515" calcext:value-type="float">
            <text:p>28.96217515</text:p>
          </table:table-cell>
          <table:table-cell office:value-type="float" office:value="26" calcext:value-type="float">
            <text:p>26</text:p>
          </table:table-cell>
          <table:table-cell office:value-type="float" office:value="2.873029401" calcext:value-type="float">
            <text:p>2.873029401</text:p>
          </table:table-cell>
          <table:table-cell office:value-type="float" office:value="4.346490725" calcext:value-type="float">
            <text:p>4.346490725</text:p>
          </table:table-cell>
          <table:table-cell office:value-type="float" office:value="26" calcext:value-type="float">
            <text:p>26</text:p>
          </table:table-cell>
          <table:table-cell office:value-type="float" office:value="0.260887902" calcext:value-type="float">
            <text:p>0.260887902</text:p>
          </table:table-cell>
          <table:table-cell office:value-type="float" office:value="3.130654823" calcext:value-type="float">
            <text:p>3.130654823</text:p>
          </table:table-cell>
          <table:table-cell office:value-type="float" office:value="0.146074814" calcext:value-type="float">
            <text:p>0.146074814</text:p>
          </table:table-cell>
          <table:table-cell office:value-type="string" calcext:value-type="string">
            <text:p>yes</text:p>
          </table:table-cell>
          <table:table-cell office:value-type="float" office:value="3.829722917" calcext:value-type="float">
            <text:p>3.829722917</text:p>
          </table:table-cell>
          <table:table-cell office:value-type="float" office:value="7.066461629" calcext:value-type="float">
            <text:p>7.066461629</text:p>
          </table:table-cell>
          <table:table-cell office:value-type="float" office:value="9.916779604" calcext:value-type="float">
            <text:p>9.916779604</text:p>
          </table:table-cell>
          <table:table-cell office:value-type="float" office:value="10.77672415" calcext:value-type="float">
            <text:p>10.77672415</text:p>
          </table:table-cell>
          <table:table-cell office:value-type="float" office:value="11.94632514" calcext:value-type="float">
            <text:p>11.94632514</text:p>
          </table:table-cell>
          <table:table-cell office:value-type="float" office:value="3.16405173" calcext:value-type="float">
            <text:p>3.164051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office:value-type="float" office:value="3.250077183" calcext:value-type="float">
            <text:p>3.250077183</text:p>
          </table:table-cell>
          <table:table-cell office:value-type="float" office:value="14" calcext:value-type="float">
            <text:p>14</text:p>
          </table:table-cell>
          <table:table-cell office:value-type="float" office:value="0.502592548" calcext:value-type="float">
            <text:p>0.502592548</text:p>
          </table:table-cell>
          <table:table-cell office:value-type="string" calcext:value-type="string">
            <text:p>no</text:p>
          </table:table-cell>
          <table:table-cell office:value-type="float" office:value="10.45087586" calcext:value-type="float">
            <text:p>10.45087586</text:p>
          </table:table-cell>
          <table:table-cell office:value-type="float" office:value="83" calcext:value-type="float">
            <text:p>83</text:p>
          </table:table-cell>
          <table:table-cell office:value-type="float" office:value="6.376559032" calcext:value-type="float">
            <text:p>6.376559032</text:p>
          </table:table-cell>
          <table:table-cell office:value-type="float" office:value="1" calcext:value-type="float">
            <text:p>1</text:p>
          </table:table-cell>
          <table:table-cell office:value-type="float" office:value="20.32963965" calcext:value-type="float">
            <text:p>20.32963965</text:p>
          </table:table-cell>
          <table:table-cell office:value-type="float" office:value="1.982062319" calcext:value-type="float">
            <text:p>1.982062319</text:p>
          </table:table-cell>
          <table:table-cell office:value-type="float" office:value="1.20433468" calcext:value-type="float">
            <text:p>1.20433468</text:p>
          </table:table-cell>
          <table:table-cell office:value-type="float" office:value="1.22078227" calcext:value-type="float">
            <text:p>1.22078227</text:p>
          </table:table-cell>
          <table:table-cell office:value-type="float" office:value="4.330401162" calcext:value-type="float">
            <text:p>4.330401162</text:p>
          </table:table-cell>
          <table:table-cell office:value-type="float" office:value="3.781039384" calcext:value-type="float">
            <text:p>3.781039384</text:p>
          </table:table-cell>
          <table:table-cell office:value-type="float" office:value="32.28278828" calcext:value-type="float">
            <text:p>32.28278828</text:p>
          </table:table-cell>
          <table:table-cell office:value-type="float" office:value="1.640810871" calcext:value-type="float">
            <text:p>1.640810871</text:p>
          </table:table-cell>
          <table:table-cell office:value-type="float" office:value="0.103631542" calcext:value-type="float">
            <text:p>0.103631542</text:p>
          </table:table-cell>
          <table:table-cell office:value-type="float" office:value="0.115178094" calcext:value-type="float">
            <text:p>0.115178094</text:p>
          </table:table-cell>
          <table:table-cell office:value-type="float" office:value="2.608461841" calcext:value-type="float">
            <text:p>2.608461841</text:p>
          </table:table-cell>
          <table:table-cell office:value-type="float" office:value="2.587510233" calcext:value-type="float">
            <text:p>2.587510233</text:p>
          </table:table-cell>
          <table:table-cell office:value-type="float" office:value="0.560448283" calcext:value-type="float">
            <text:p>0.560448283</text:p>
          </table:table-cell>
          <table:table-cell office:value-type="float" office:value="1.633265939" calcext:value-type="float">
            <text:p>1.633265939</text:p>
          </table:table-cell>
          <table:table-cell office:value-type="float" office:value="6.796020929" calcext:value-type="float">
            <text:p>6.796020929</text:p>
          </table:table-cell>
          <table:table-cell office:value-type="float" office:value="1.987482829" calcext:value-type="float">
            <text:p>1.987482829</text:p>
          </table:table-cell>
          <table:table-cell office:value-type="float" office:value="3.875656808" calcext:value-type="float">
            <text:p>3.875656808</text:p>
          </table:table-cell>
          <table:table-cell office:value-type="float" office:value="2.349161304" calcext:value-type="float">
            <text:p>2.349161304</text:p>
          </table:table-cell>
          <table:table-cell office:value-type="float" office:value="0.663087931" calcext:value-type="float">
            <text:p>0.663087931</text:p>
          </table:table-cell>
          <table:table-cell office:value-type="float" office:value="1.575779796" calcext:value-type="float">
            <text:p>1.575779796</text:p>
          </table:table-cell>
          <table:table-cell office:value-type="float" office:value="0.700590761" calcext:value-type="float">
            <text:p>0.700590761</text:p>
          </table:table-cell>
          <table:table-cell office:value-type="float" office:value="0.139822228" calcext:value-type="float">
            <text:p>0.139822228</text:p>
          </table:table-cell>
          <table:table-cell office:value-type="float" office:value="2.794428857" calcext:value-type="float">
            <text:p>2.794428857</text:p>
          </table:table-cell>
          <table:table-cell office:value-type="float" office:value="1.371263866" calcext:value-type="float">
            <text:p>1.371263866</text:p>
          </table:table-cell>
          <table:table-cell office:value-type="float" office:value="9.594834108" calcext:value-type="float">
            <text:p>9.594834108</text:p>
          </table:table-cell>
          <table:table-cell office:value-type="float" office:value="9.963172872" calcext:value-type="float">
            <text:p>9.963172872</text:p>
          </table:table-cell>
          <table:table-cell office:value-type="float" office:value="8.909099709" calcext:value-type="float">
            <text:p>8.909099709</text:p>
          </table:table-cell>
          <table:table-cell office:value-type="float" office:value="3.376297085" calcext:value-type="float">
            <text:p>3.376297085</text:p>
          </table:table-cell>
          <table:table-cell office:value-type="float" office:value="0.678462296" calcext:value-type="float">
            <text:p>0.678462296</text:p>
          </table:table-cell>
          <table:table-cell office:value-type="string" calcext:value-type="string">
            <text:p>satisfactory</text:p>
          </table:table-cell>
          <table:table-cell office:value-type="float" office:value="10.21" calcext:value-type="float">
            <text:p>10.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7.14" calcext:value-type="float">
            <text:p>757.14</text:p>
          </table:table-cell>
          <table:table-cell office:value-type="float" office:value="1285.71" calcext:value-type="float">
            <text:p>1285.71</text:p>
          </table:table-cell>
          <table:table-cell office:value-type="float" office:value="1021.43" calcext:value-type="float">
            <text:p>1021.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.13" calcext:value-type="float">
            <text:p>1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1375" calcext:value-type="float">
            <text:p>151375</text:p>
          </table:table-cell>
          <table:table-cell office:value-type="float" office:value="18" calcext:value-type="float">
            <text:p>18</text:p>
          </table:table-cell>
          <table:table-cell office:value-type="float" office:value="757.14" calcext:value-type="float">
            <text:p>757.14</text:p>
          </table:table-cell>
          <table:table-cell office:value-type="float" office:value="1285.71" calcext:value-type="float">
            <text:p>1285.71</text:p>
          </table:table-cell>
          <table:table-cell office:value-type="float" office:value="1021.43" calcext:value-type="float">
            <text:p>1021.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.53" calcext:value-type="float">
            <text:p>18.5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1375" calcext:value-type="float">
            <text:p>151375</text:p>
          </table:table-cell>
          <table:table-cell office:value-type="float" office:value="25" calcext:value-type="float">
            <text:p>25</text:p>
          </table:table-cell>
          <table:table-cell office:value-type="float" office:value="819.05" calcext:value-type="float">
            <text:p>819.05</text:p>
          </table:table-cell>
          <table:table-cell office:value-type="float" office:value="1357.14" calcext:value-type="float">
            <text:p>1357.14</text:p>
          </table:table-cell>
          <table:table-cell office:value-type="float" office:value="1088.1" calcext:value-type="float">
            <text:p>1088.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156975" calcext:value-type="float">
            <text:p>156975</text:p>
          </table:table-cell>
          <table:table-cell office:value-type="float" office:value="33" calcext:value-type="float">
            <text:p>33</text:p>
          </table:table-cell>
          <table:table-cell office:value-type="float" office:value="920.69" calcext:value-type="float">
            <text:p>920.69</text:p>
          </table:table-cell>
          <table:table-cell office:value-type="float" office:value="1517.24" calcext:value-type="float">
            <text:p>1517.24</text:p>
          </table:table-cell>
          <table:table-cell office:value-type="float" office:value="1218.97" calcext:value-type="float">
            <text:p>1218.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.41" calcext:value-type="float">
            <text:p>23.41</text:p>
          </table:table-cell>
          <table:table-cell office:value-type="float" office:value="6.88" calcext:value-type="float">
            <text:p>6.88</text:p>
          </table:table-cell>
          <table:table-cell office:value-type="float" office:value="13" calcext:value-type="float">
            <text:p>13</text:p>
          </table:table-cell>
          <table:table-cell office:value-type="float" office:value="282170" calcext:value-type="float">
            <text:p>282170</text:p>
          </table:table-cell>
          <table:table-cell office:value-type="float" office:value="12" calcext:value-type="float">
            <text:p>12</text:p>
          </table:table-cell>
          <table:table-cell office:value-type="float" office:value="324192" calcext:value-type="float">
            <text:p>324192</text:p>
          </table:table-cell>
          <table:table-cell office:value-type="float" office:value="82" calcext:value-type="float">
            <text:p>82</text:p>
          </table:table-cell>
          <table:table-cell office:value-type="float" office:value="806.85" calcext:value-type="float">
            <text:p>806.85</text:p>
          </table:table-cell>
          <table:table-cell office:value-type="float" office:value="1342.47" calcext:value-type="float">
            <text:p>1342.47</text:p>
          </table:table-cell>
          <table:table-cell office:value-type="float" office:value="1074.66" calcext:value-type="float">
            <text:p>1074.6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.95" calcext:value-type="float">
            <text:p>18.95</text:p>
          </table:table-cell>
          <table:table-cell office:value-type="float" office:value="11.07" calcext:value-type="float">
            <text:p>11.07</text:p>
          </table:table-cell>
          <table:table-cell office:value-type="float" office:value="62" calcext:value-type="float">
            <text:p>62</text:p>
          </table:table-cell>
          <table:table-cell office:value-type="float" office:value="1718396" calcext:value-type="float">
            <text:p>1718396</text:p>
          </table:table-cell>
          <table:table-cell office:value-type="float" office:value="41" calcext:value-type="float">
            <text:p>41</text:p>
          </table:table-cell>
          <table:table-cell office:value-type="float" office:value="1728211" calcext:value-type="float">
            <text:p>1728211</text:p>
          </table:table-cell>
          <table:table-cell office:value-type="float" office:value="254" calcext:value-type="float">
            <text:p>254</text:p>
          </table:table-cell>
          <table:table-cell office:value-type="float" office:value="749.13" calcext:value-type="float">
            <text:p>749.13</text:p>
          </table:table-cell>
          <table:table-cell office:value-type="float" office:value="1256.52" calcext:value-type="float">
            <text:p>1256.52</text:p>
          </table:table-cell>
          <table:table-cell office:value-type="float" office:value="1002.83" calcext:value-type="float">
            <text:p>1002.83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731"/>
        </table:table-row>
        <table:table-row table:style-name="ro1">
          <table:table-cell table:style-name="ce3" office:value-type="float" office:value="4725142" calcext:value-type="float">
            <text:p>4725142</text:p>
          </table:table-cell>
          <table:table-cell table:style-name="ce3" office:value-type="float" office:value="22785" calcext:value-type="float">
            <text:p>22785</text:p>
          </table:table-cell>
          <table:table-cell table:style-name="ce3" office:value-type="float" office:value="22788" calcext:value-type="float">
            <text:p>22788</text:p>
          </table:table-cell>
          <table:table-cell table:style-name="ce7" office:value-type="string" calcext:value-type="string">
            <text:p>2014-09-23</text:p>
          </table:table-cell>
          <table:table-cell table:number-columns-repeated="2" table:style-name="ce3" office:value-type="float" office:value="637" calcext:value-type="float">
            <text:p>6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wnerOccupier</text:p>
          </table:table-cell>
          <table:table-cell table:style-name="ce3" office:value-type="string" calcext:value-type="string">
            <text:p>Poselenie Shherbinka</text:p>
          </table:table-cell>
          <table:table-cell table:style-name="ce3" office:value-type="float" office:value="7878765.473" calcext:value-type="float">
            <text:p>7878765.473</text:p>
          </table:table-cell>
          <table:table-cell table:style-name="ce3" office:value-type="float" office:value="32241" calcext:value-type="float">
            <text:p>32241</text:p>
          </table:table-cell>
          <table:table-cell table:style-name="ce3" office:value-type="float" office:value="0.05707006" calcext:value-type="float">
            <text:p>0.05707006</text:p>
          </table:table-cell>
          <table:table-cell table:style-name="ce3" office:value-type="float" office:value="0.211401214" calcext:value-type="float">
            <text:p>0.211401214</text:p>
          </table:table-cell>
          <table:table-cell table:style-name="ce3" office:value-type="float" office:value="2041" calcext:value-type="float">
            <text:p>2041</text:p>
          </table:table-cell>
          <table:table-cell table:style-name="ce3" office:value-type="float" office:value="1874" calcext:value-type="float">
            <text:p>1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2" calcext:value-type="float">
            <text:p>1892</text:p>
          </table:table-cell>
          <table:table-cell table:style-name="ce3" office:value-type="float" office:value="6772" calcext:value-type="float">
            <text:p>67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04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no</text:p>
          </table:table-cell>
          <table:table-cell table:style-name="ce3" office:value-type="float" office:value="39873" calcext:value-type="float">
            <text:p>39873</text:p>
          </table:table-cell>
          <table:table-cell table:style-name="ce3" office:value-type="float" office:value="18306" calcext:value-type="float">
            <text:p>18306</text:p>
          </table:table-cell>
          <table:table-cell table:style-name="ce3" office:value-type="float" office:value="21567" calcext:value-type="float">
            <text:p>21567</text:p>
          </table:table-cell>
          <table:table-cell table:style-name="ce3" office:value-type="float" office:value="4207" calcext:value-type="float">
            <text:p>4207</text:p>
          </table:table-cell>
          <table:table-cell table:style-name="ce3" office:value-type="float" office:value="2168" calcext:value-type="float">
            <text:p>2168</text:p>
          </table:table-cell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20445" calcext:value-type="float">
            <text:p>20445</text:p>
          </table:table-cell>
          <table:table-cell table:style-name="ce3" office:value-type="float" office:value="10490" calcext:value-type="float">
            <text:p>10490</text:p>
          </table:table-cell>
          <table:table-cell table:style-name="ce3" office:value-type="float" office:value="9955" calcext:value-type="float">
            <text:p>9955</text:p>
          </table:table-cell>
          <table:table-cell table:style-name="ce3" office:value-type="float" office:value="7589" calcext:value-type="float">
            <text:p>7589</text:p>
          </table:table-cell>
          <table:table-cell table:style-name="ce3" office:value-type="float" office:value="2090" calcext:value-type="float">
            <text:p>2090</text:p>
          </table:table-cell>
          <table:table-cell table:style-name="ce3" office:value-type="float" office:value="5499" calcext:value-type="float">
            <text:p>5499</text:p>
          </table:table-cell>
          <table:table-cell table:style-name="ce3" office:value-type="float" office:value="2041" calcext:value-type="float">
            <text:p>2041</text:p>
          </table:table-cell>
          <table:table-cell table:style-name="ce3" office:value-type="float" office:value="1065" calcext:value-type="float">
            <text:p>106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892" calcext:value-type="float">
            <text:p>1892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724" calcext:value-type="float">
            <text:p>4724</text:p>
          </table:table-cell>
          <table:table-cell table:style-name="ce3" office:value-type="float" office:value="2441" calcext:value-type="float">
            <text:p>2441</text:p>
          </table:table-cell>
          <table:table-cell table:style-name="ce3" office:value-type="float" office:value="2283" calcext:value-type="float">
            <text:p>2283</text:p>
          </table:table-cell>
          <table:table-cell table:style-name="ce3" office:value-type="float" office:value="7467" calcext:value-type="float">
            <text:p>7467</text:p>
          </table:table-cell>
          <table:table-cell table:style-name="ce3" office:value-type="float" office:value="3649" calcext:value-type="float">
            <text:p>3649</text:p>
          </table:table-cell>
          <table:table-cell table:style-name="ce3" office:value-type="float" office:value="3818" calcext:value-type="float">
            <text:p>3818</text:p>
          </table:table-cell>
          <table:table-cell table:style-name="ce3" office:value-type="float" office:value="3681" calcext:value-type="float">
            <text:p>3681</text:p>
          </table:table-cell>
          <table:table-cell table:style-name="ce3" office:value-type="float" office:value="1894" calcext:value-type="float">
            <text:p>1894</text:p>
          </table:table-cell>
          <table:table-cell table:style-name="ce3" office:value-type="float" office:value="1787" calcext:value-type="float">
            <text:p>17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.982632792" calcext:value-type="float">
            <text:p>8.982632792</text:p>
          </table:table-cell>
          <table:table-cell table:style-name="ce3" office:value-type="float" office:value="6.422605055" calcext:value-type="float">
            <text:p>6.422605055</text:p>
          </table:table-cell>
          <table:table-cell table:style-name="ce3" office:value-type="float" office:value="77.27163904" calcext:value-type="float">
            <text:p>77.27163904</text:p>
          </table:table-cell>
          <table:table-cell table:style-name="ce3" office:value-type="float" office:value="6.439303253" calcext:value-type="float">
            <text:p>6.439303253</text:p>
          </table:table-cell>
          <table:table-cell table:style-name="ce3" office:value-type="float" office:value="1.051261173" calcext:value-type="float">
            <text:p>1.051261173</text:p>
          </table:table-cell>
          <table:table-cell table:style-name="ce3" office:value-type="float" office:value="2.771872309" calcext:value-type="float">
            <text:p>2.771872309</text:p>
          </table:table-cell>
          <table:table-cell table:style-name="ce3" office:value-type="float" office:value="2.85795927" calcext:value-type="float">
            <text:p>2.85795927</text:p>
          </table:table-cell>
          <table:table-cell table:style-name="ce3" office:value-type="float" office:value="0.025877238" calcext:value-type="float">
            <text:p>0.025877238</text:p>
          </table:table-cell>
          <table:table-cell table:style-name="ce3" office:value-type="float" office:value="0.263992635" calcext:value-type="float">
            <text:p>0.263992635</text:p>
          </table:table-cell>
          <table:table-cell table:style-name="ce3" office:value-type="float" office:value="3.443912" calcext:value-type="float">
            <text:p>3.443912</text:p>
          </table:table-cell>
          <table:table-cell table:style-name="ce3" office:value-type="float" office:value="2.536173" calcext:value-type="float">
            <text:p>2.536173</text:p>
          </table:table-cell>
          <table:table-cell table:style-name="ce3" office:value-type="float" office:value="12.61015" calcext:value-type="float">
            <text:p>12.61015</text:p>
          </table:table-cell>
          <table:table-cell table:style-name="ce3" office:value-type="float" office:value="1.889594623" calcext:value-type="float">
            <text:p>1.889594623</text:p>
          </table:table-cell>
          <table:table-cell table:style-name="ce3" office:value-type="float" office:value="22.67513547" calcext:value-type="float">
            <text:p>22.6751354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.872896424" calcext:value-type="float">
            <text:p>1.872896424</text:p>
          </table:table-cell>
          <table:table-cell table:style-name="ce3" office:value-type="float" office:value="3.167954188" calcext:value-type="float">
            <text:p>3.16795418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452854699" calcext:value-type="float">
            <text:p>0.452854699</text:p>
          </table:table-cell>
          <table:table-cell table:style-name="ce3" office:value-type="float" office:value="5.434256389" calcext:value-type="float">
            <text:p>5.434256389</text:p>
          </table:table-cell>
          <table:table-cell table:style-name="ce3" office:value-type="float" office:value="0.240682815" calcext:value-type="float">
            <text:p>0.240682815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9.364663025" calcext:value-type="float">
            <text:p>9.364663025</text:p>
          </table:table-cell>
          <table:table-cell table:style-name="ce3" office:value-type="float" office:value="23.17278474" calcext:value-type="float">
            <text:p>23.17278474</text:p>
          </table:table-cell>
          <table:table-cell table:style-name="ce3" office:value-type="float" office:value="26.37071462" calcext:value-type="float">
            <text:p>26.37071462</text:p>
          </table:table-cell>
          <table:table-cell table:style-name="ce3" office:value-type="float" office:value="27.74872469" calcext:value-type="float">
            <text:p>27.74872469</text:p>
          </table:table-cell>
          <table:table-cell table:style-name="ce3" office:value-type="float" office:value="28.41012436" calcext:value-type="float">
            <text:p>28.41012436</text:p>
          </table:table-cell>
          <table:table-cell table:style-name="ce3" office:value-type="float" office:value="1.148141812" calcext:value-type="float">
            <text:p>1.1481418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3.539756729" calcext:value-type="float">
            <text:p>3.5397567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21181477" calcext:value-type="float">
            <text:p>0.21181477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28.47293128" calcext:value-type="float">
            <text:p>28.472931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.65798394" calcext:value-type="float">
            <text:p>10.657983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.48993628" calcext:value-type="float">
            <text:p>23.48993628</text:p>
          </table:table-cell>
          <table:table-cell table:style-name="ce3" office:value-type="float" office:value="18.45573005" calcext:value-type="float">
            <text:p>18.45573005</text:p>
          </table:table-cell>
          <table:table-cell table:style-name="ce3" office:value-type="float" office:value="9.807242948" calcext:value-type="float">
            <text:p>9.807242948</text:p>
          </table:table-cell>
          <table:table-cell table:style-name="ce3" office:value-type="float" office:value="6.898956843" calcext:value-type="float">
            <text:p>6.898956843</text:p>
          </table:table-cell>
          <table:table-cell table:style-name="ce3" office:value-type="float" office:value="10.41459767" calcext:value-type="float">
            <text:p>10.41459767</text:p>
          </table:table-cell>
          <table:table-cell table:style-name="ce3" office:value-type="float" office:value="12.34733573" calcext:value-type="float">
            <text:p>12.34733573</text:p>
          </table:table-cell>
          <table:table-cell table:style-name="ce3" office:value-type="float" office:value="20.38905786" calcext:value-type="float">
            <text:p>20.38905786</text:p>
          </table:table-cell>
          <table:table-cell table:style-name="ce3" office:value-type="float" office:value="2.375822589" calcext:value-type="float">
            <text:p>2.375822589</text:p>
          </table:table-cell>
          <table:table-cell table:style-name="ce3" office:value-type="float" office:value="2.652628456" calcext:value-type="float">
            <text:p>2.652628456</text:p>
          </table:table-cell>
          <table:table-cell table:style-name="ce3" office:value-type="float" office:value="4.857522339" calcext:value-type="float">
            <text:p>4.857522339</text:p>
          </table:table-cell>
          <table:table-cell table:style-name="ce3" office:value-type="float" office:value="14.7021146" calcext:value-type="float">
            <text:p>14.7021146</text:p>
          </table:table-cell>
          <table:table-cell table:style-name="ce3" office:value-type="float" office:value="20.27923557" calcext:value-type="float">
            <text:p>20.27923557</text:p>
          </table:table-cell>
          <table:table-cell table:style-name="ce3" office:value-type="float" office:value="12.41026873" calcext:value-type="float">
            <text:p>12.41026873</text:p>
          </table:table-cell>
          <table:table-cell table:style-name="ce3" office:value-type="float" office:value="5.588951861" calcext:value-type="float">
            <text:p>5.588951861</text:p>
          </table:table-cell>
          <table:table-cell table:style-name="ce3" office:value-type="float" office:value="26.25209559" calcext:value-type="float">
            <text:p>26.25209559</text:p>
          </table:table-cell>
          <table:table-cell table:style-name="ce3" office:value-type="float" office:value="7.299849113" calcext:value-type="float">
            <text:p>7.299849113</text:p>
          </table:table-cell>
          <table:table-cell table:style-name="ce3" office:value-type="float" office:value="22.12001593" calcext:value-type="float">
            <text:p>22.12001593</text:p>
          </table:table-cell>
          <table:table-cell table:style-name="ce3" office:value-type="float" office:value="10.60436719" calcext:value-type="float">
            <text:p>10.60436719</text:p>
          </table:table-cell>
          <table:table-cell table:style-name="ce3" office:value-type="float" office:value="1.421624363" calcext:value-type="float">
            <text:p>1.421624363</text:p>
          </table:table-cell>
          <table:table-cell table:style-name="ce3" office:value-type="float" office:value="2.275725488" calcext:value-type="float">
            <text:p>2.275725488</text:p>
          </table:table-cell>
          <table:table-cell table:style-name="ce3" office:value-type="float" office:value="1.207023744" calcext:value-type="float">
            <text:p>1.207023744</text:p>
          </table:table-cell>
          <table:table-cell table:style-name="ce3" office:value-type="float" office:value="2.771872309" calcext:value-type="float">
            <text:p>2.771872309</text:p>
          </table:table-cell>
          <table:table-cell table:style-name="ce3" office:value-type="float" office:value="4.86769316" calcext:value-type="float">
            <text:p>4.86769316</text:p>
          </table:table-cell>
          <table:table-cell table:style-name="ce3" office:value-type="float" office:value="1.729544684" calcext:value-type="float">
            <text:p>1.729544684</text:p>
          </table:table-cell>
          <table:table-cell table:style-name="ce3" office:value-type="float" office:value="5.947574922" calcext:value-type="float">
            <text:p>5.947574922</text:p>
          </table:table-cell>
          <table:table-cell table:style-name="ce3" office:value-type="float" office:value="24.85855815" calcext:value-type="float">
            <text:p>24.85855815</text:p>
          </table:table-cell>
          <table:table-cell table:style-name="ce3" office:value-type="float" office:value="15.74074865" calcext:value-type="float">
            <text:p>15.74074865</text:p>
          </table:table-cell>
          <table:table-cell table:style-name="ce3" office:value-type="float" office:value="12.91389164" calcext:value-type="float">
            <text:p>12.91389164</text:p>
          </table:table-cell>
          <table:table-cell table:style-name="ce3" office:value-type="float" office:value="1.065670603" calcext:value-type="float">
            <text:p>1.065670603</text:p>
          </table:table-cell>
          <table:table-cell table:style-name="ce3" office:value-type="string" calcext:value-type="string">
            <text:p>no data</text:p>
          </table:table-cell>
          <table:table-cell table:style-name="ce3" office:value-type="float" office:value="6.56" calcext:value-type="float">
            <text:p>6.56</text:p>
          </table:table-cell>
          <table:table-cell table:style-name="ce3" office:value-type="float" office:value="17.94" calcext:value-type="float">
            <text:p>17.9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954.84" calcext:value-type="float">
            <text:p>954.84</text:p>
          </table:table-cell>
          <table:table-cell table:style-name="ce3" office:value-type="float" office:value="1564.52" calcext:value-type="float">
            <text:p>1564.52</text:p>
          </table:table-cell>
          <table:table-cell table:style-name="ce3" office:value-type="float" office:value="1259.68" calcext:value-type="float">
            <text:p>1259.68</text:p>
          </table:table-cell>
          <table:table-cell table:number-columns-repeated="13" table:style-name="ce3" office:value-type="float" office:value="0" calcext:value-type="float">
            <text:p>0</text:p>
          </table:table-cell>
          <table:table-cell table:style-name="ce3" office:value-type="float" office:value="4.73" calcext:value-type="float">
            <text:p>4.73</text:p>
          </table:table-cell>
          <table:table-cell table:style-name="ce3" office:value-type="float" office:value="27.8" calcext:value-type="float">
            <text:p>27.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914.53" calcext:value-type="float">
            <text:p>914.53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207.26" calcext:value-type="float">
            <text:p>1207.26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46" calcext:value-type="float">
            <text:p>4.46</text:p>
          </table:table-cell>
          <table:table-cell table:style-name="ce3" office:value-type="float" office:value="20.3" calcext:value-type="float">
            <text:p>20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000" calcext:value-type="float">
            <text:p>175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12" calcext:value-type="float">
            <text:p>3.12</text:p>
          </table:table-cell>
          <table:table-cell table:style-name="ce3" office:value-type="float" office:value="18.83" calcext:value-type="float">
            <text:p>18.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000" calcext:value-type="float">
            <text:p>175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3.33" calcext:value-type="float">
            <text:p>533.33</text:p>
          </table:table-cell>
          <table:table-cell table:style-name="ce3" office:value-type="float" office:value="833.33" calcext:value-type="float">
            <text:p>833.33</text:p>
          </table:table-cell>
          <table:table-cell table:style-name="ce3" office:value-type="float" office:value="683.33" calcext:value-type="float">
            <text:p>683.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.35" calcext:value-type="float">
            <text:p>5.35</text:p>
          </table:table-cell>
          <table:table-cell table:style-name="ce3" office:value-type="float" office:value="12.59" calcext:value-type="float">
            <text:p>12.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08" calcext:value-type="float">
            <text:p>638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000" calcext:value-type="float">
            <text:p>1750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012.5" calcext:value-type="float">
            <text:p>1012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.34" calcext:value-type="float">
            <text:p>9.34</text:p>
          </table:table-cell>
          <table:table-cell table:style-name="ce3" office:value-type="float" office:value="6.16" calcext:value-type="float">
            <text:p>6.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08" calcext:value-type="float">
            <text:p>638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000" calcext:value-type="float">
            <text:p>175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333.33" calcext:value-type="float">
            <text:p>1333.33</text:p>
          </table:table-cell>
          <table:table-cell table:style-name="ce3" office:value-type="float" office:value="1091.67" calcext:value-type="float">
            <text:p>1091.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731"/>
        </table:table-row>
        <table:table-row table:style-name="ro1">
          <table:table-cell table:style-name="ce4" office:value-type="float" office:value="6572700" calcext:value-type="float">
            <text:p>6572700</text:p>
          </table:table-cell>
          <table:table-cell table:style-name="ce4" office:value-type="float" office:value="23715" calcext:value-type="float">
            <text:p>23715</text:p>
          </table:table-cell>
          <table:table-cell table:style-name="ce4" office:value-type="float" office:value="23718" calcext:value-type="float">
            <text:p>23718</text:p>
          </table:table-cell>
          <table:table-cell table:style-name="ce8" office:value-type="string" calcext:value-type="string">
            <text:p>2014-10-20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OwnerOccupier</text:p>
          </table:table-cell>
          <table:table-cell table:style-name="ce4" office:value-type="string" calcext:value-type="string">
            <text:p>Krjukovo</text:p>
          </table:table-cell>
          <table:table-cell table:style-name="ce4" office:value-type="float" office:value="10842309.74" calcext:value-type="float">
            <text:p>10842309.74</text:p>
          </table:table-cell>
          <table:table-cell table:style-name="ce4" office:value-type="float" office:value="85219" calcext:value-type="float">
            <text:p>85219</text:p>
          </table:table-cell>
          <table:table-cell table:style-name="ce4" office:value-type="float" office:value="0.06217241" calcext:value-type="float">
            <text:p>0.06217241</text:p>
          </table:table-cell>
          <table:table-cell table:style-name="ce4" office:value-type="float" office:value="0.161531741" calcext:value-type="float">
            <text:p>0.161531741</text:p>
          </table:table-cell>
          <table:table-cell table:style-name="ce4" office:value-type="float" office:value="5767" calcext:value-type="float">
            <text:p>5767</text:p>
          </table:table-cell>
          <table:table-cell table:style-name="ce4" office:value-type="float" office:value="5278" calcext:value-type="float">
            <text:p>527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648" calcext:value-type="float">
            <text:p>5648</text:p>
          </table:table-cell>
          <table:table-cell table:style-name="ce4" office:value-type="float" office:value="10529" calcext:value-type="float">
            <text:p>1052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no</text:p>
          </table:table-cell>
          <table:table-cell table:style-name="ce4" office:value-type="float" office:value="221709" calcext:value-type="float">
            <text:p>221709</text:p>
          </table:table-cell>
          <table:table-cell table:style-name="ce4" office:value-type="float" office:value="101426" calcext:value-type="float">
            <text:p>101426</text:p>
          </table:table-cell>
          <table:table-cell table:style-name="ce4" office:value-type="float" office:value="120283" calcext:value-type="float">
            <text:p>120283</text:p>
          </table:table-cell>
          <table:table-cell table:style-name="ce4" office:value-type="float" office:value="12194" calcext:value-type="float">
            <text:p>12194</text:p>
          </table:table-cell>
          <table:table-cell table:style-name="ce4" office:value-type="float" office:value="6155" calcext:value-type="float">
            <text:p>6155</text:p>
          </table:table-cell>
          <table:table-cell table:style-name="ce4" office:value-type="float" office:value="6039" calcext:value-type="float">
            <text:p>6039</text:p>
          </table:table-cell>
          <table:table-cell table:style-name="ce4" office:value-type="float" office:value="58114" calcext:value-type="float">
            <text:p>58114</text:p>
          </table:table-cell>
          <table:table-cell table:style-name="ce4" office:value-type="float" office:value="28761" calcext:value-type="float">
            <text:p>28761</text:p>
          </table:table-cell>
          <table:table-cell table:style-name="ce4" office:value-type="float" office:value="29353" calcext:value-type="float">
            <text:p>29353</text:p>
          </table:table-cell>
          <table:table-cell table:style-name="ce4" office:value-type="float" office:value="14911" calcext:value-type="float">
            <text:p>14911</text:p>
          </table:table-cell>
          <table:table-cell table:style-name="ce4" office:value-type="float" office:value="4222" calcext:value-type="float">
            <text:p>4222</text:p>
          </table:table-cell>
          <table:table-cell table:style-name="ce4" office:value-type="float" office:value="10689" calcext:value-type="float">
            <text:p>10689</text:p>
          </table:table-cell>
          <table:table-cell table:style-name="ce4" office:value-type="float" office:value="5767" calcext:value-type="float">
            <text:p>5767</text:p>
          </table:table-cell>
          <table:table-cell table:style-name="ce4" office:value-type="float" office:value="2919" calcext:value-type="float">
            <text:p>2919</text:p>
          </table:table-cell>
          <table:table-cell table:style-name="ce4" office:value-type="float" office:value="2848" calcext:value-type="float">
            <text:p>2848</text:p>
          </table:table-cell>
          <table:table-cell table:style-name="ce4" office:value-type="float" office:value="5648" calcext:value-type="float">
            <text:p>5648</text:p>
          </table:table-cell>
          <table:table-cell table:style-name="ce4" office:value-type="float" office:value="2830" calcext:value-type="float">
            <text:p>2830</text:p>
          </table:table-cell>
          <table:table-cell table:style-name="ce4" office:value-type="float" office:value="2818" calcext:value-type="float">
            <text:p>2818</text:p>
          </table:table-cell>
          <table:table-cell table:style-name="ce4" office:value-type="float" office:value="13872" calcext:value-type="float">
            <text:p>13872</text:p>
          </table:table-cell>
          <table:table-cell table:style-name="ce4" office:value-type="float" office:value="7020" calcext:value-type="float">
            <text:p>7020</text:p>
          </table:table-cell>
          <table:table-cell table:style-name="ce4" office:value-type="float" office:value="6852" calcext:value-type="float">
            <text:p>6852</text:p>
          </table:table-cell>
          <table:table-cell table:style-name="ce4" office:value-type="float" office:value="49415" calcext:value-type="float">
            <text:p>49415</text:p>
          </table:table-cell>
          <table:table-cell table:style-name="ce4" office:value-type="float" office:value="25109" calcext:value-type="float">
            <text:p>25109</text:p>
          </table:table-cell>
          <table:table-cell table:style-name="ce4" office:value-type="float" office:value="24306" calcext:value-type="float">
            <text:p>24306</text:p>
          </table:table-cell>
          <table:table-cell table:style-name="ce4" office:value-type="float" office:value="10654" calcext:value-type="float">
            <text:p>10654</text:p>
          </table:table-cell>
          <table:table-cell table:style-name="ce4" office:value-type="float" office:value="5374" calcext:value-type="float">
            <text:p>5374</text:p>
          </table:table-cell>
          <table:table-cell table:style-name="ce4" office:value-type="float" office:value="5280" calcext:value-type="float">
            <text:p>528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3.4374703" calcext:value-type="float">
            <text:p>23.4374703</text:p>
          </table:table-cell>
          <table:table-cell table:style-name="ce4" office:value-type="float" office:value="19.57135761" calcext:value-type="float">
            <text:p>19.57135761</text:p>
          </table:table-cell>
          <table:table-cell table:style-name="ce4" office:value-type="float" office:value="226.917425" calcext:value-type="float">
            <text:p>226.917425</text:p>
          </table:table-cell>
          <table:table-cell table:style-name="ce4" office:value-type="float" office:value="18.90978542" calcext:value-type="float">
            <text:p>18.90978542</text:p>
          </table:table-cell>
          <table:table-cell table:style-name="ce4" office:value-type="float" office:value="1.162811552" calcext:value-type="float">
            <text:p>1.162811552</text:p>
          </table:table-cell>
          <table:table-cell table:style-name="ce4" office:value-type="float" office:value="0.648343842" calcext:value-type="float">
            <text:p>0.648343842</text:p>
          </table:table-cell>
          <table:table-cell table:style-name="ce4" office:value-type="float" office:value="15.86621147" calcext:value-type="float">
            <text:p>15.86621147</text:p>
          </table:table-cell>
          <table:table-cell table:style-name="ce4" office:value-type="float" office:value="0.306573199" calcext:value-type="float">
            <text:p>0.306573199</text:p>
          </table:table-cell>
          <table:table-cell table:style-name="ce4" office:value-type="float" office:value="0.01149424" calcext:value-type="float">
            <text:p>0.01149424</text:p>
          </table:table-cell>
          <table:table-cell table:style-name="ce4" office:value-type="float" office:value="4.375824" calcext:value-type="float">
            <text:p>4.375824</text:p>
          </table:table-cell>
          <table:table-cell table:style-name="ce4" office:value-type="float" office:value="2.78559" calcext:value-type="float">
            <text:p>2.78559</text:p>
          </table:table-cell>
          <table:table-cell table:style-name="ce4" office:value-type="float" office:value="27.51811" calcext:value-type="float">
            <text:p>27.51811</text:p>
          </table:table-cell>
          <table:table-cell table:style-name="ce4" office:value-type="float" office:value="1.072801559" calcext:value-type="float">
            <text:p>1.072801559</text:p>
          </table:table-cell>
          <table:table-cell table:style-name="ce4" office:value-type="float" office:value="12.87361871" calcext:value-type="float">
            <text:p>12.8736187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.108640038" calcext:value-type="float">
            <text:p>1.108640038</text:p>
          </table:table-cell>
          <table:table-cell table:style-name="ce4" office:value-type="float" office:value="1.534438072" calcext:value-type="float">
            <text:p>1.53443807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146132241" calcext:value-type="float">
            <text:p>0.146132241</text:p>
          </table:table-cell>
          <table:table-cell table:style-name="ce4" office:value-type="float" office:value="1.753586897" calcext:value-type="float">
            <text:p>1.753586897</text:p>
          </table:table-cell>
          <table:table-cell table:style-name="ce4" office:value-type="float" office:value="0.376955327" calcext:value-type="float">
            <text:p>0.376955327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18.22391848" calcext:value-type="float">
            <text:p>18.22391848</text:p>
          </table:table-cell>
          <table:table-cell table:style-name="ce4" office:value-type="float" office:value="31.72875402" calcext:value-type="float">
            <text:p>31.72875402</text:p>
          </table:table-cell>
          <table:table-cell table:style-name="ce4" office:value-type="float" office:value="34.3697826" calcext:value-type="float">
            <text:p>34.3697826</text:p>
          </table:table-cell>
          <table:table-cell table:style-name="ce4" office:value-type="float" office:value="35.14777627" calcext:value-type="float">
            <text:p>35.14777627</text:p>
          </table:table-cell>
          <table:table-cell table:style-name="ce4" office:value-type="float" office:value="36.39579596" calcext:value-type="float">
            <text:p>36.39579596</text:p>
          </table:table-cell>
          <table:table-cell table:style-name="ce4" office:value-type="float" office:value="4.686736656" calcext:value-type="float">
            <text:p>4.68673665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7.642578904" calcext:value-type="float">
            <text:p>7.64257890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.314807085" calcext:value-type="float">
            <text:p>0.314807085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36.83612086" calcext:value-type="float">
            <text:p>36.8361208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.09235853" calcext:value-type="float">
            <text:p>26.092358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.60668745" calcext:value-type="float">
            <text:p>43.60668745</text:p>
          </table:table-cell>
          <table:table-cell table:style-name="ce4" office:value-type="float" office:value="22.38622757" calcext:value-type="float">
            <text:p>22.38622757</text:p>
          </table:table-cell>
          <table:table-cell table:style-name="ce4" office:value-type="float" office:value="21.03529526" calcext:value-type="float">
            <text:p>21.03529526</text:p>
          </table:table-cell>
          <table:table-cell table:style-name="ce4" office:value-type="float" office:value="16.9779339" calcext:value-type="float">
            <text:p>16.9779339</text:p>
          </table:table-cell>
          <table:table-cell table:style-name="ce4" office:value-type="float" office:value="22.24919437" calcext:value-type="float">
            <text:p>22.24919437</text:p>
          </table:table-cell>
          <table:table-cell table:style-name="ce4" office:value-type="float" office:value="18.05812919" calcext:value-type="float">
            <text:p>18.05812919</text:p>
          </table:table-cell>
          <table:table-cell table:style-name="ce4" office:value-type="float" office:value="41.68369501" calcext:value-type="float">
            <text:p>41.68369501</text:p>
          </table:table-cell>
          <table:table-cell table:style-name="ce4" office:value-type="float" office:value="2.336362156" calcext:value-type="float">
            <text:p>2.336362156</text:p>
          </table:table-cell>
          <table:table-cell table:style-name="ce4" office:value-type="float" office:value="1.361867402" calcext:value-type="float">
            <text:p>1.361867402</text:p>
          </table:table-cell>
          <table:table-cell table:style-name="ce4" office:value-type="float" office:value="4.726812847" calcext:value-type="float">
            <text:p>4.726812847</text:p>
          </table:table-cell>
          <table:table-cell table:style-name="ce4" office:value-type="float" office:value="4.668437887" calcext:value-type="float">
            <text:p>4.668437887</text:p>
          </table:table-cell>
          <table:table-cell table:style-name="ce4" office:value-type="float" office:value="26.7432612" calcext:value-type="float">
            <text:p>26.7432612</text:p>
          </table:table-cell>
          <table:table-cell table:style-name="ce4" office:value-type="float" office:value="14.72030949" calcext:value-type="float">
            <text:p>14.72030949</text:p>
          </table:table-cell>
          <table:table-cell table:style-name="ce4" office:value-type="float" office:value="2.016590103" calcext:value-type="float">
            <text:p>2.016590103</text:p>
          </table:table-cell>
          <table:table-cell table:style-name="ce4" office:value-type="float" office:value="28.46320539" calcext:value-type="float">
            <text:p>28.46320539</text:p>
          </table:table-cell>
          <table:table-cell table:style-name="ce4" office:value-type="float" office:value="2.348603792" calcext:value-type="float">
            <text:p>2.348603792</text:p>
          </table:table-cell>
          <table:table-cell table:style-name="ce4" office:value-type="float" office:value="2.330872986" calcext:value-type="float">
            <text:p>2.330872986</text:p>
          </table:table-cell>
          <table:table-cell table:style-name="ce4" office:value-type="float" office:value="4.154584278" calcext:value-type="float">
            <text:p>4.154584278</text:p>
          </table:table-cell>
          <table:table-cell table:style-name="ce4" office:value-type="float" office:value="0.862337789" calcext:value-type="float">
            <text:p>0.862337789</text:p>
          </table:table-cell>
          <table:table-cell table:style-name="ce4" office:value-type="float" office:value="0.931016136" calcext:value-type="float">
            <text:p>0.931016136</text:p>
          </table:table-cell>
          <table:table-cell table:style-name="ce4" office:value-type="float" office:value="2.123951349" calcext:value-type="float">
            <text:p>2.123951349</text:p>
          </table:table-cell>
          <table:table-cell table:style-name="ce4" office:value-type="float" office:value="0.648343842" calcext:value-type="float">
            <text:p>0.648343842</text:p>
          </table:table-cell>
          <table:table-cell table:style-name="ce4" office:value-type="float" office:value="4.561576843" calcext:value-type="float">
            <text:p>4.561576843</text:p>
          </table:table-cell>
          <table:table-cell table:style-name="ce4" office:value-type="float" office:value="1.792235611" calcext:value-type="float">
            <text:p>1.792235611</text:p>
          </table:table-cell>
          <table:table-cell table:style-name="ce4" office:value-type="float" office:value="28.71081091" calcext:value-type="float">
            <text:p>28.71081091</text:p>
          </table:table-cell>
          <table:table-cell table:style-name="ce4" office:value-type="float" office:value="5.525777523" calcext:value-type="float">
            <text:p>5.525777523</text:p>
          </table:table-cell>
          <table:table-cell table:style-name="ce4" office:value-type="float" office:value="1.649936056" calcext:value-type="float">
            <text:p>1.649936056</text:p>
          </table:table-cell>
          <table:table-cell table:style-name="ce4" office:value-type="float" office:value="20.6765098" calcext:value-type="float">
            <text:p>20.6765098</text:p>
          </table:table-cell>
          <table:table-cell table:style-name="ce4" office:value-type="float" office:value="1.076193072" calcext:value-type="float">
            <text:p>1.076193072</text:p>
          </table:table-cell>
          <table:table-cell table:style-name="ce4" office:value-type="string" calcext:value-type="string">
            <text:p>no data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12.74" calcext:value-type="float">
            <text:p>12.7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640" calcext:value-type="float">
            <text:p>640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15.22" calcext:value-type="float">
            <text:p>15.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640" calcext:value-type="float">
            <text:p>640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7.25" calcext:value-type="float">
            <text:p>7.25</text:p>
          </table:table-cell>
          <table:table-cell table:style-name="ce4" office:value-type="float" office:value="19.25" calcext:value-type="float">
            <text:p>19.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.49" calcext:value-type="float">
            <text:p>12.49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600" calcext:value-type="float">
            <text:p>156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.59" calcext:value-type="float">
            <text:p>27.59</text:p>
          </table:table-cell>
          <table:table-cell table:style-name="ce4" office:value-type="float" office:value="9.51" calcext:value-type="float">
            <text:p>9.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00" calcext:value-type="float">
            <text:p>310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700" calcext:value-type="float">
            <text:p>4970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937.5" calcext:value-type="float">
            <text:p>937.5</text:p>
          </table:table-cell>
          <table:table-cell table:style-name="ce4" office:value-type="float" office:value="743.75" calcext:value-type="float">
            <text:p>743.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.49" calcext:value-type="float">
            <text:p>33.49</text:p>
          </table:table-cell>
          <table:table-cell table:style-name="ce4" office:value-type="float" office:value="7.96" calcext:value-type="float">
            <text:p>7.9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1038" calcext:value-type="float">
            <text:p>5103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700" calcext:value-type="float">
            <text:p>497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07.14" calcext:value-type="float">
            <text:p>507.14</text:p>
          </table:table-cell>
          <table:table-cell table:style-name="ce4" office:value-type="float" office:value="857.14" calcext:value-type="float">
            <text:p>857.14</text:p>
          </table:table-cell>
          <table:table-cell table:style-name="ce4" office:value-type="float" office:value="682.14" calcext:value-type="float">
            <text:p>682.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731"/>
        </table:table-row>
        <table:table-row table:style-name="ro1">
          <table:table-cell table:style-name="ce4" office:value-type="float" office:value="46191272" calcext:value-type="float">
            <text:p>46191272</text:p>
          </table:table-cell>
          <table:table-cell table:style-name="ce4" office:value-type="float" office:value="23896" calcext:value-type="float">
            <text:p>23896</text:p>
          </table:table-cell>
          <table:table-cell table:style-name="ce4" office:value-type="float" office:value="23899" calcext:value-type="float">
            <text:p>23899</text:p>
          </table:table-cell>
          <table:table-cell table:style-name="ce8" office:value-type="string" calcext:value-type="string">
            <text:p>2014-10-23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vestment</text:p>
          </table:table-cell>
          <table:table-cell table:style-name="ce4" office:value-type="string" calcext:value-type="string">
            <text:p>Vojkovskoe</text:p>
          </table:table-cell>
          <table:table-cell table:style-name="ce4" office:value-type="float" office:value="5333221.259" calcext:value-type="float">
            <text:p>5333221.259</text:p>
          </table:table-cell>
          <table:table-cell table:style-name="ce4" office:value-type="float" office:value="64931" calcext:value-type="float">
            <text:p>64931</text:p>
          </table:table-cell>
          <table:table-cell table:style-name="ce4" office:value-type="float" office:value="0.074076708" calcext:value-type="float">
            <text:p>0.074076708</text:p>
          </table:table-cell>
          <table:table-cell table:style-name="ce4" office:value-type="float" office:value="0.16909109" calcext:value-type="float">
            <text:p>0.16909109</text:p>
          </table:table-cell>
          <table:table-cell table:style-name="ce4" office:value-type="float" office:value="3905" calcext:value-type="float">
            <text:p>3905</text:p>
          </table:table-cell>
          <table:table-cell table:style-name="ce4" office:value-type="float" office:value="1579" calcext:value-type="float">
            <text:p>157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56" calcext:value-type="float">
            <text:p>3856</text:p>
          </table:table-cell>
          <table:table-cell table:style-name="ce4" office:value-type="float" office:value="5838" calcext:value-type="float">
            <text:p>58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73148" calcext:value-type="float">
            <text:p>73148</text:p>
          </table:table-cell>
          <table:table-cell table:style-name="ce4" office:value-type="float" office:value="32972" calcext:value-type="float">
            <text:p>32972</text:p>
          </table:table-cell>
          <table:table-cell table:style-name="ce4" office:value-type="float" office:value="40176" calcext:value-type="float">
            <text:p>40176</text:p>
          </table:table-cell>
          <table:table-cell table:style-name="ce4" office:value-type="float" office:value="8240" calcext:value-type="float">
            <text:p>8240</text:p>
          </table:table-cell>
          <table:table-cell table:style-name="ce4" office:value-type="float" office:value="4062" calcext:value-type="float">
            <text:p>4062</text:p>
          </table:table-cell>
          <table:table-cell table:style-name="ce4" office:value-type="float" office:value="4178" calcext:value-type="float">
            <text:p>4178</text:p>
          </table:table-cell>
          <table:table-cell table:style-name="ce4" office:value-type="float" office:value="38266" calcext:value-type="float">
            <text:p>38266</text:p>
          </table:table-cell>
          <table:table-cell table:style-name="ce4" office:value-type="float" office:value="19019" calcext:value-type="float">
            <text:p>19019</text:p>
          </table:table-cell>
          <table:table-cell table:style-name="ce4" office:value-type="float" office:value="19247" calcext:value-type="float">
            <text:p>19247</text:p>
          </table:table-cell>
          <table:table-cell table:style-name="ce4" office:value-type="float" office:value="18425" calcext:value-type="float">
            <text:p>18425</text:p>
          </table:table-cell>
          <table:table-cell table:style-name="ce4" office:value-type="float" office:value="5728" calcext:value-type="float">
            <text:p>5728</text:p>
          </table:table-cell>
          <table:table-cell table:style-name="ce4" office:value-type="float" office:value="12697" calcext:value-type="float">
            <text:p>12697</text:p>
          </table:table-cell>
          <table:table-cell table:style-name="ce4" office:value-type="float" office:value="3905" calcext:value-type="float">
            <text:p>3905</text:p>
          </table:table-cell>
          <table:table-cell table:style-name="ce4" office:value-type="float" office:value="1897" calcext:value-type="float">
            <text:p>1897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3856" calcext:value-type="float">
            <text:p>3856</text:p>
          </table:table-cell>
          <table:table-cell table:style-name="ce4" office:value-type="float" office:value="1923" calcext:value-type="float">
            <text:p>1923</text:p>
          </table:table-cell>
          <table:table-cell table:style-name="ce4" office:value-type="float" office:value="1933" calcext:value-type="float">
            <text:p>1933</text:p>
          </table:table-cell>
          <table:table-cell table:style-name="ce4" office:value-type="float" office:value="9251" calcext:value-type="float">
            <text:p>9251</text:p>
          </table:table-cell>
          <table:table-cell table:style-name="ce4" office:value-type="float" office:value="4545" calcext:value-type="float">
            <text:p>4545</text:p>
          </table:table-cell>
          <table:table-cell table:style-name="ce4" office:value-type="float" office:value="4706" calcext:value-type="float">
            <text:p>4706</text:p>
          </table:table-cell>
          <table:table-cell table:style-name="ce4" office:value-type="float" office:value="11699" calcext:value-type="float">
            <text:p>11699</text:p>
          </table:table-cell>
          <table:table-cell table:style-name="ce4" office:value-type="float" office:value="5634" calcext:value-type="float">
            <text:p>5634</text:p>
          </table:table-cell>
          <table:table-cell table:style-name="ce4" office:value-type="float" office:value="6065" calcext:value-type="float">
            <text:p>6065</text:p>
          </table:table-cell>
          <table:table-cell table:style-name="ce4" office:value-type="float" office:value="7282" calcext:value-type="float">
            <text:p>7282</text:p>
          </table:table-cell>
          <table:table-cell table:style-name="ce4" office:value-type="float" office:value="3577" calcext:value-type="float">
            <text:p>3577</text:p>
          </table:table-cell>
          <table:table-cell table:style-name="ce4" office:value-type="float" office:value="3705" calcext:value-type="float">
            <text:p>370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.51392425" calcext:value-type="float">
            <text:p>2.51392425</text:p>
          </table:table-cell>
          <table:table-cell table:style-name="ce4" office:value-type="float" office:value="1.810528359" calcext:value-type="float">
            <text:p>1.810528359</text:p>
          </table:table-cell>
          <table:table-cell table:style-name="ce4" office:value-type="float" office:value="24.07243823" calcext:value-type="float">
            <text:p>24.07243823</text:p>
          </table:table-cell>
          <table:table-cell table:style-name="ce4" office:value-type="float" office:value="2.006036519" calcext:value-type="float">
            <text:p>2.006036519</text:p>
          </table:table-cell>
          <table:table-cell table:style-name="ce4" office:value-type="float" office:value="0.243177254" calcext:value-type="float">
            <text:p>0.243177254</text:p>
          </table:table-cell>
          <table:table-cell table:style-name="ce4" office:value-type="float" office:value="0.277773789" calcext:value-type="float">
            <text:p>0.277773789</text:p>
          </table:table-cell>
          <table:table-cell table:style-name="ce4" office:value-type="float" office:value="0.894880201" calcext:value-type="float">
            <text:p>0.894880201</text:p>
          </table:table-cell>
          <table:table-cell table:style-name="ce4" office:value-type="float" office:value="0.06687336" calcext:value-type="float">
            <text:p>0.06687336</text:p>
          </table:table-cell>
          <table:table-cell table:style-name="ce4" office:value-type="float" office:value="0.488276551" calcext:value-type="float">
            <text:p>0.488276551</text:p>
          </table:table-cell>
          <table:table-cell table:style-name="ce4" office:value-type="float" office:value="21.34192" calcext:value-type="float">
            <text:p>21.34192</text:p>
          </table:table-cell>
          <table:table-cell table:style-name="ce4" office:value-type="float" office:value="1.046063" calcext:value-type="float">
            <text:p>1.046063</text:p>
          </table:table-cell>
          <table:table-cell table:style-name="ce4" office:value-type="float" office:value="6.58127" calcext:value-type="float">
            <text:p>6.58127</text:p>
          </table:table-cell>
          <table:table-cell table:style-name="ce4" office:value-type="float" office:value="3.085836715" calcext:value-type="float">
            <text:p>3.085836715</text:p>
          </table:table-cell>
          <table:table-cell table:style-name="ce4" office:value-type="float" office:value="37.03004058" calcext:value-type="float">
            <text:p>37.0300405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.489050614" calcext:value-type="float">
            <text:p>2.489050614</text:p>
          </table:table-cell>
          <table:table-cell table:style-name="ce4" office:value-type="float" office:value="3.205160575" calcext:value-type="float">
            <text:p>3.20516057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0.185350138" calcext:value-type="float">
            <text:p>0.185350138</text:p>
          </table:table-cell>
          <table:table-cell table:style-name="ce4" office:value-type="float" office:value="2.224201652" calcext:value-type="float">
            <text:p>2.224201652</text:p>
          </table:table-cell>
          <table:table-cell table:style-name="ce4" office:value-type="float" office:value="0.061805846" calcext:value-type="float">
            <text:p>0.061805846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5.491256539" calcext:value-type="float">
            <text:p>5.491256539</text:p>
          </table:table-cell>
          <table:table-cell table:style-name="ce4" office:value-type="float" office:value="7.224869139" calcext:value-type="float">
            <text:p>7.224869139</text:p>
          </table:table-cell>
          <table:table-cell table:style-name="ce4" office:value-type="float" office:value="9.896077065" calcext:value-type="float">
            <text:p>9.896077065</text:p>
          </table:table-cell>
          <table:table-cell table:style-name="ce4" office:value-type="float" office:value="10.65224813" calcext:value-type="float">
            <text:p>10.65224813</text:p>
          </table:table-cell>
          <table:table-cell table:style-name="ce4" office:value-type="float" office:value="11.93465805" calcext:value-type="float">
            <text:p>11.93465805</text:p>
          </table:table-cell>
          <table:table-cell table:style-name="ce4" office:value-type="float" office:value="0.169228155" calcext:value-type="float">
            <text:p>0.1692281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3.359252656" calcext:value-type="float">
            <text:p>3.35925265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.021267139" calcext:value-type="float">
            <text:p>1.021267139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9.398233429" calcext:value-type="float">
            <text:p>9.39823342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.622799059" calcext:value-type="float">
            <text:p>6.6227990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.38522422" calcext:value-type="float">
            <text:p>19.38522422</text:p>
          </table:table-cell>
          <table:table-cell table:style-name="ce4" office:value-type="float" office:value="3.674437515" calcext:value-type="float">
            <text:p>3.674437515</text:p>
          </table:table-cell>
          <table:table-cell table:style-name="ce4" office:value-type="float" office:value="2.447215358" calcext:value-type="float">
            <text:p>2.447215358</text:p>
          </table:table-cell>
          <table:table-cell table:style-name="ce4" office:value-type="float" office:value="0.732258766" calcext:value-type="float">
            <text:p>0.732258766</text:p>
          </table:table-cell>
          <table:table-cell table:style-name="ce4" office:value-type="float" office:value="5.665101941" calcext:value-type="float">
            <text:p>5.665101941</text:p>
          </table:table-cell>
          <table:table-cell table:style-name="ce4" office:value-type="float" office:value="3.733763153" calcext:value-type="float">
            <text:p>3.733763153</text:p>
          </table:table-cell>
          <table:table-cell table:style-name="ce4" office:value-type="float" office:value="25.19627996" calcext:value-type="float">
            <text:p>25.19627996</text:p>
          </table:table-cell>
          <table:table-cell table:style-name="ce4" office:value-type="float" office:value="3.007946724" calcext:value-type="float">
            <text:p>3.0079467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073288566" calcext:value-type="float">
            <text:p>1.073288566</text:p>
          </table:table-cell>
          <table:table-cell table:style-name="ce4" office:value-type="float" office:value="5.693679373" calcext:value-type="float">
            <text:p>5.693679373</text:p>
          </table:table-cell>
          <table:table-cell table:style-name="ce4" office:value-type="float" office:value="5.54888897" calcext:value-type="float">
            <text:p>5.54888897</text:p>
          </table:table-cell>
          <table:table-cell table:style-name="ce4" office:value-type="float" office:value="1.820618705" calcext:value-type="float">
            <text:p>1.820618705</text:p>
          </table:table-cell>
          <table:table-cell table:style-name="ce4" office:value-type="float" office:value="1.742230154" calcext:value-type="float">
            <text:p>1.742230154</text:p>
          </table:table-cell>
          <table:table-cell table:style-name="ce4" office:value-type="float" office:value="3.015489145" calcext:value-type="float">
            <text:p>3.015489145</text:p>
          </table:table-cell>
          <table:table-cell table:style-name="ce4" office:value-type="float" office:value="3.11182634" calcext:value-type="float">
            <text:p>3.11182634</text:p>
          </table:table-cell>
          <table:table-cell table:style-name="ce4" office:value-type="float" office:value="4.101034116" calcext:value-type="float">
            <text:p>4.101034116</text:p>
          </table:table-cell>
          <table:table-cell table:style-name="ce4" office:value-type="float" office:value="2.077965912" calcext:value-type="float">
            <text:p>2.077965912</text:p>
          </table:table-cell>
          <table:table-cell table:style-name="ce4" office:value-type="float" office:value="0.568045248" calcext:value-type="float">
            <text:p>0.5680452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96068552" calcext:value-type="float">
            <text:p>0.296068552</text:p>
          </table:table-cell>
          <table:table-cell table:style-name="ce4" office:value-type="float" office:value="0.277773789" calcext:value-type="float">
            <text:p>0.277773789</text:p>
          </table:table-cell>
          <table:table-cell table:style-name="ce4" office:value-type="float" office:value="1.076682962" calcext:value-type="float">
            <text:p>1.076682962</text:p>
          </table:table-cell>
          <table:table-cell table:style-name="ce4" office:value-type="float" office:value="1.664492996" calcext:value-type="float">
            <text:p>1.664492996</text:p>
          </table:table-cell>
          <table:table-cell table:style-name="ce4" office:value-type="float" office:value="7.31731406" calcext:value-type="float">
            <text:p>7.31731406</text:p>
          </table:table-cell>
          <table:table-cell table:style-name="ce4" office:value-type="float" office:value="8.910530439" calcext:value-type="float">
            <text:p>8.910530439</text:p>
          </table:table-cell>
          <table:table-cell table:style-name="ce4" office:value-type="float" office:value="8.229328303" calcext:value-type="float">
            <text:p>8.229328303</text:p>
          </table:table-cell>
          <table:table-cell table:style-name="ce4" office:value-type="float" office:value="3.918539259" calcext:value-type="float">
            <text:p>3.918539259</text:p>
          </table:table-cell>
          <table:table-cell table:style-name="ce4" office:value-type="float" office:value="0.140215836" calcext:value-type="float">
            <text:p>0.140215836</text:p>
          </table:table-cell>
          <table:table-cell table:style-name="ce4" office:value-type="string" calcext:value-type="string">
            <text:p>poor</text:p>
          </table:table-cell>
          <table:table-cell table:style-name="ce4" office:value-type="float" office:value="12.48" calcext:value-type="float">
            <text:p>12.48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3375" calcext:value-type="float">
            <text:p>933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66.67" calcext:value-type="float">
            <text:p>1666.67</text:p>
          </table:table-cell>
          <table:table-cell table:style-name="ce4" office:value-type="float" office:value="2666.67" calcext:value-type="float">
            <text:p>2666.67</text:p>
          </table:table-cell>
          <table:table-cell table:style-name="ce4" office:value-type="float" office:value="2166.67" calcext:value-type="float">
            <text:p>2166.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.58" calcext:value-type="float">
            <text:p>24.58</text:p>
          </table:table-cell>
          <table:table-cell table:style-name="ce4" office:value-type="float" office:value="13.87" calcext:value-type="float">
            <text:p>13.8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6675" calcext:value-type="float">
            <text:p>11667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9000" calcext:value-type="float">
            <text:p>7900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1416.67" calcext:value-type="float">
            <text:p>1416.67</text:p>
          </table:table-cell>
          <table:table-cell table:style-name="ce4" office:value-type="float" office:value="1145.83" calcext:value-type="float">
            <text:p>1145.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.91" calcext:value-type="float">
            <text:p>24.91</text:p>
          </table:table-cell>
          <table:table-cell table:style-name="ce4" office:value-type="float" office:value="13.18" calcext:value-type="float">
            <text:p>13.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90830" calcext:value-type="float">
            <text:p>5908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51691" calcext:value-type="float">
            <text:p>45169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74.19" calcext:value-type="float">
            <text:p>674.19</text:p>
          </table:table-cell>
          <table:table-cell table:style-name="ce4" office:value-type="float" office:value="1112.9" calcext:value-type="float">
            <text:p>1112.9</text:p>
          </table:table-cell>
          <table:table-cell table:style-name="ce4" office:value-type="float" office:value="893.55" calcext:value-type="float">
            <text:p>893.5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.76" calcext:value-type="float">
            <text:p>23.76</text:p>
          </table:table-cell>
          <table:table-cell table:style-name="ce4" office:value-type="float" office:value="12.17" calcext:value-type="float">
            <text:p>12.1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47912" calcext:value-type="float">
            <text:p>6479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57291" calcext:value-type="float">
            <text:p>45729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17.54" calcext:value-type="float">
            <text:p>617.54</text:p>
          </table:table-cell>
          <table:table-cell table:style-name="ce4" office:value-type="float" office:value="1035.09" calcext:value-type="float">
            <text:p>1035.09</text:p>
          </table:table-cell>
          <table:table-cell table:style-name="ce4" office:value-type="float" office:value="826.32" calcext:value-type="float">
            <text:p>826.3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.09" calcext:value-type="float">
            <text:p>20.09</text:p>
          </table:table-cell>
          <table:table-cell table:style-name="ce4" office:value-type="float" office:value="12.64" calcext:value-type="float">
            <text:p>12.6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39455" calcext:value-type="float">
            <text:p>103945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66706" calcext:value-type="float">
            <text:p>86670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686.55" calcext:value-type="float">
            <text:p>686.55</text:p>
          </table:table-cell>
          <table:table-cell table:style-name="ce4" office:value-type="float" office:value="1147.06" calcext:value-type="float">
            <text:p>1147.06</text:p>
          </table:table-cell>
          <table:table-cell table:style-name="ce4" office:value-type="float" office:value="916.81" calcext:value-type="float">
            <text:p>916.8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.99" calcext:value-type="float">
            <text:p>16.99</text:p>
          </table:table-cell>
          <table:table-cell table:style-name="ce4" office:value-type="float" office:value="13.65" calcext:value-type="float">
            <text:p>13.6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95748" calcext:value-type="float">
            <text:p>159574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267881" calcext:value-type="float">
            <text:p>126788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667.09" calcext:value-type="float">
            <text:p>667.09</text:p>
          </table:table-cell>
          <table:table-cell table:style-name="ce4" office:value-type="float" office:value="1124.47" calcext:value-type="float">
            <text:p>1124.47</text:p>
          </table:table-cell>
          <table:table-cell table:style-name="ce4" office:value-type="float" office:value="895.78" calcext:value-type="float">
            <text:p>895.7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731"/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183" calcext:value-type="float">
            <text:p>25183</text:p>
          </table:table-cell>
          <table:table-cell office:value-type="float" office:value="25186" calcext:value-type="float">
            <text:p>25186</text:p>
          </table:table-cell>
          <table:table-cell office:value-type="string" calcext:value-type="string">
            <text:p>2014-11-24</text:p>
          </table:table-cell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Jakimanka</text:p>
          </table:table-cell>
          <table:table-cell office:value-type="float" office:value="4800968.266" calcext:value-type="float">
            <text:p>4800968.266</text:p>
          </table:table-cell>
          <table:table-cell office:value-type="float" office:value="26578" calcext:value-type="float">
            <text:p>26578</text:p>
          </table:table-cell>
          <table:table-cell office:value-type="float" office:value="0.294717517" calcext:value-type="float">
            <text:p>0.294717517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6" calcext:value-type="float">
            <text:p>1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102726" calcext:value-type="float">
            <text:p>102726</text:p>
          </table:table-cell>
          <table:table-cell office:value-type="float" office:value="46180" calcext:value-type="float">
            <text:p>46180</text:p>
          </table:table-cell>
          <table:table-cell office:value-type="float" office:value="56546" calcext:value-type="float">
            <text:p>56546</text:p>
          </table:table-cell>
          <table:table-cell office:value-type="float" office:value="3639" calcext:value-type="float">
            <text:p>3639</text:p>
          </table:table-cell>
          <table:table-cell office:value-type="float" office:value="1734" calcext:value-type="float">
            <text:p>1734</text:p>
          </table:table-cell>
          <table:table-cell office:value-type="float" office:value="1905" calcext:value-type="float">
            <text:p>1905</text:p>
          </table:table-cell>
          <table:table-cell office:value-type="float" office:value="16642" calcext:value-type="float">
            <text:p>16642</text:p>
          </table:table-cell>
          <table:table-cell office:value-type="float" office:value="8329" calcext:value-type="float">
            <text:p>8329</text:p>
          </table:table-cell>
          <table:table-cell office:value-type="float" office:value="8313" calcext:value-type="float">
            <text:p>8313</text:p>
          </table:table-cell>
          <table:table-cell office:value-type="float" office:value="6297" calcext:value-type="float">
            <text:p>6297</text:p>
          </table:table-cell>
          <table:table-cell office:value-type="float" office:value="2129" calcext:value-type="float">
            <text:p>2129</text:p>
          </table:table-cell>
          <table:table-cell office:value-type="float" office:value="4168" calcext:value-type="float">
            <text:p>4168</text:p>
          </table:table-cell>
          <table:table-cell office:value-type="float" office:value="1792" calcext:value-type="float">
            <text:p>1792</text:p>
          </table:table-cell>
          <table:table-cell office:value-type="float" office:value="840" calcext:value-type="float">
            <text:p>840</text:p>
          </table:table-cell>
          <table:table-cell office:value-type="float" office:value="952" calcext:value-type="float">
            <text:p>952</text:p>
          </table:table-cell>
          <table:table-cell office:value-type="float" office:value="1660" calcext:value-type="float">
            <text:p>1660</text:p>
          </table:table-cell>
          <table:table-cell office:value-type="float" office:value="789" calcext:value-type="float">
            <text:p>789</text:p>
          </table:table-cell>
          <table:table-cell office:value-type="float" office:value="871" calcext:value-type="float">
            <text:p>871</text:p>
          </table:table-cell>
          <table:table-cell office:value-type="float" office:value="3959" calcext:value-type="float">
            <text:p>3959</text:p>
          </table:table-cell>
          <table:table-cell office:value-type="float" office:value="1892" calcext:value-type="float">
            <text:p>1892</text:p>
          </table:table-cell>
          <table:table-cell office:value-type="float" office:value="2067" calcext:value-type="float">
            <text:p>2067</text:p>
          </table:table-cell>
          <table:table-cell office:value-type="float" office:value="20788" calcext:value-type="float">
            <text:p>20788</text:p>
          </table:table-cell>
          <table:table-cell office:value-type="float" office:value="9936" calcext:value-type="float">
            <text:p>9936</text:p>
          </table:table-cell>
          <table:table-cell office:value-type="float" office:value="10852" calcext:value-type="float">
            <text:p>10852</text:p>
          </table:table-cell>
          <table:table-cell office:value-type="float" office:value="3255" calcext:value-type="float">
            <text:p>3255</text:p>
          </table:table-cell>
          <table:table-cell office:value-type="float" office:value="1535" calcext:value-type="float">
            <text:p>1535</text:p>
          </table:table-cell>
          <table:table-cell office:value-type="float" office:value="1720" calcext:value-type="float">
            <text:p>1720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4" calcext:value-type="float">
            <text:p>134</text:p>
          </table:table-cell>
          <table:table-cell office:value-type="float" office:value="1.269094103" calcext:value-type="float">
            <text:p>1.269094103</text:p>
          </table:table-cell>
          <table:table-cell office:value-type="float" office:value="0.78573335" calcext:value-type="float">
            <text:p>0.78573335</text:p>
          </table:table-cell>
          <table:table-cell office:value-type="float" office:value="7.468117364" calcext:value-type="float">
            <text:p>7.468117364</text:p>
          </table:table-cell>
          <table:table-cell office:value-type="float" office:value="0.622343114" calcext:value-type="float">
            <text:p>0.622343114</text:p>
          </table:table-cell>
          <table:table-cell office:value-type="float" office:value="0.406481315" calcext:value-type="float">
            <text:p>0.406481315</text:p>
          </table:table-cell>
          <table:table-cell office:value-type="float" office:value="1.00631838" calcext:value-type="float">
            <text:p>1.00631838</text:p>
          </table:table-cell>
          <table:table-cell office:value-type="float" office:value="0.395966179" calcext:value-type="float">
            <text:p>0.395966179</text:p>
          </table:table-cell>
          <table:table-cell office:value-type="float" office:value="0.257612823" calcext:value-type="float">
            <text:p>0.257612823</text:p>
          </table:table-cell>
          <table:table-cell office:value-type="float" office:value="1.402308807" calcext:value-type="float">
            <text:p>1.402308807</text:p>
          </table:table-cell>
          <table:table-cell office:value-type="float" office:value="8.137961" calcext:value-type="float">
            <text:p>8.137961</text:p>
          </table:table-cell>
          <table:table-cell office:value-type="float" office:value="1.490366" calcext:value-type="float">
            <text:p>1.490366</text:p>
          </table:table-cell>
          <table:table-cell office:value-type="float" office:value="13.96176" calcext:value-type="float">
            <text:p>13.96176</text:p>
          </table:table-cell>
          <table:table-cell office:value-type="float" office:value="2.266398578" calcext:value-type="float">
            <text:p>2.266398578</text:p>
          </table:table-cell>
          <table:table-cell office:value-type="float" office:value="27.19678293" calcext:value-type="float">
            <text:p>27.19678293</text:p>
          </table:table-cell>
          <table:table-cell office:value-type="float" office:value="32" calcext:value-type="float">
            <text:p>32</text:p>
          </table:table-cell>
          <table:table-cell office:value-type="float" office:value="2.379935584" calcext:value-type="float">
            <text:p>2.379935584</text:p>
          </table:table-cell>
          <table:table-cell office:value-type="float" office:value="3.287131799" calcext:value-type="float">
            <text:p>3.287131799</text:p>
          </table:table-cell>
          <table:table-cell office:value-type="float" office:value="32" calcext:value-type="float">
            <text:p>32</text:p>
          </table:table-cell>
          <table:table-cell office:value-type="float" office:value="0.065253498" calcext:value-type="float">
            <text:p>0.065253498</text:p>
          </table:table-cell>
          <table:table-cell office:value-type="float" office:value="0.783041973" calcext:value-type="float">
            <text:p>0.783041973</text:p>
          </table:table-cell>
          <table:table-cell office:value-type="float" office:value="0.451348188" calcext:value-type="float">
            <text:p>0.451348188</text:p>
          </table:table-cell>
          <table:table-cell office:value-type="string" calcext:value-type="string">
            <text:p>no</text:p>
          </table:table-cell>
          <table:table-cell office:value-type="float" office:value="12.96915964" calcext:value-type="float">
            <text:p>12.96915964</text:p>
          </table:table-cell>
          <table:table-cell office:value-type="float" office:value="2.435271631" calcext:value-type="float">
            <text:p>2.435271631</text:p>
          </table:table-cell>
          <table:table-cell office:value-type="float" office:value="0.378889375" calcext:value-type="float">
            <text:p>0.378889375</text:p>
          </table:table-cell>
          <table:table-cell office:value-type="float" office:value="1.77437727" calcext:value-type="float">
            <text:p>1.77437727</text:p>
          </table:table-cell>
          <table:table-cell office:value-type="float" office:value="2.394746437" calcext:value-type="float">
            <text:p>2.394746437</text:p>
          </table:table-cell>
          <table:table-cell office:value-type="float" office:value="2.435271651" calcext:value-type="float">
            <text:p>2.435271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2.437576207" calcext:value-type="float">
            <text:p>2.437576207</text:p>
          </table:table-cell>
          <table:table-cell office:value-type="float" office:value="19" calcext:value-type="float">
            <text:p>19</text:p>
          </table:table-cell>
          <table:table-cell office:value-type="float" office:value="1.93556332" calcext:value-type="float">
            <text:p>1.93556332</text:p>
          </table:table-cell>
          <table:table-cell office:value-type="string" calcext:value-type="string">
            <text:p>no</text:p>
          </table:table-cell>
          <table:table-cell office:value-type="float" office:value="2.379935584" calcext:value-type="float">
            <text:p>2.379935584</text:p>
          </table:table-cell>
          <table:table-cell office:value-type="float" office:value="32" calcext:value-type="float">
            <text:p>32</text:p>
          </table:table-cell>
          <table:table-cell office:value-type="float" office:value="2.303226461" calcext:value-type="float">
            <text:p>2.303226461</text:p>
          </table:table-cell>
          <table:table-cell office:value-type="float" office:value="13" calcext:value-type="float">
            <text:p>13</text:p>
          </table:table-cell>
          <table:table-cell office:value-type="float" office:value="9.889513379" calcext:value-type="float">
            <text:p>9.889513379</text:p>
          </table:table-cell>
          <table:table-cell office:value-type="float" office:value="3.612053765" calcext:value-type="float">
            <text:p>3.612053765</text:p>
          </table:table-cell>
          <table:table-cell office:value-type="float" office:value="1.17860501" calcext:value-type="float">
            <text:p>1.17860501</text:p>
          </table:table-cell>
          <table:table-cell office:value-type="float" office:value="4.327106442" calcext:value-type="float">
            <text:p>4.327106442</text:p>
          </table:table-cell>
          <table:table-cell office:value-type="float" office:value="3.282489623" calcext:value-type="float">
            <text:p>3.282489623</text:p>
          </table:table-cell>
          <table:table-cell office:value-type="float" office:value="6.382779645" calcext:value-type="float">
            <text:p>6.382779645</text:p>
          </table:table-cell>
          <table:table-cell office:value-type="float" office:value="6.607727275" calcext:value-type="float">
            <text:p>6.607727275</text:p>
          </table:table-cell>
          <table:table-cell office:value-type="float" office:value="3.181281983" calcext:value-type="float">
            <text:p>3.181281983</text:p>
          </table:table-cell>
          <table:table-cell office:value-type="float" office:value="0.295314273" calcext:value-type="float">
            <text:p>0.295314273</text:p>
          </table:table-cell>
          <table:table-cell office:value-type="float" office:value="0.85661132" calcext:value-type="float">
            <text:p>0.85661132</text:p>
          </table:table-cell>
          <table:table-cell office:value-type="float" office:value="4.127121361" calcext:value-type="float">
            <text:p>4.127121361</text:p>
          </table:table-cell>
          <table:table-cell office:value-type="float" office:value="3.414078371" calcext:value-type="float">
            <text:p>3.414078371</text:p>
          </table:table-cell>
          <table:table-cell office:value-type="float" office:value="1.306101488" calcext:value-type="float">
            <text:p>1.306101488</text:p>
          </table:table-cell>
          <table:table-cell office:value-type="float" office:value="0.369728623" calcext:value-type="float">
            <text:p>0.369728623</text:p>
          </table:table-cell>
          <table:table-cell office:value-type="float" office:value="6.079063919" calcext:value-type="float">
            <text:p>6.079063919</text:p>
          </table:table-cell>
          <table:table-cell office:value-type="float" office:value="1.023094676" calcext:value-type="float">
            <text:p>1.023094676</text:p>
          </table:table-cell>
          <table:table-cell office:value-type="float" office:value="1.098036796" calcext:value-type="float">
            <text:p>1.098036796</text:p>
          </table:table-cell>
          <table:table-cell office:value-type="float" office:value="1.303413466" calcext:value-type="float">
            <text:p>1.303413466</text:p>
          </table:table-cell>
          <table:table-cell office:value-type="float" office:value="0.323051492" calcext:value-type="float">
            <text:p>0.323051492</text:p>
          </table:table-cell>
          <table:table-cell office:value-type="float" office:value="0.113445737" calcext:value-type="float">
            <text:p>0.113445737</text:p>
          </table:table-cell>
          <table:table-cell office:value-type="float" office:value="0.701003088" calcext:value-type="float">
            <text:p>0.701003088</text:p>
          </table:table-cell>
          <table:table-cell office:value-type="float" office:value="1.00631838" calcext:value-type="float">
            <text:p>1.00631838</text:p>
          </table:table-cell>
          <table:table-cell office:value-type="float" office:value="0.438665071" calcext:value-type="float">
            <text:p>0.438665071</text:p>
          </table:table-cell>
          <table:table-cell office:value-type="float" office:value="0.367658347" calcext:value-type="float">
            <text:p>0.367658347</text:p>
          </table:table-cell>
          <table:table-cell office:value-type="float" office:value="1.992970664" calcext:value-type="float">
            <text:p>1.992970664</text:p>
          </table:table-cell>
          <table:table-cell office:value-type="float" office:value="1.055946968" calcext:value-type="float">
            <text:p>1.055946968</text:p>
          </table:table-cell>
          <table:table-cell office:value-type="float" office:value="1.144513189" calcext:value-type="float">
            <text:p>1.144513189</text:p>
          </table:table-cell>
          <table:table-cell office:value-type="float" office:value="1.547398339" calcext:value-type="float">
            <text:p>1.547398339</text:p>
          </table:table-cell>
          <table:table-cell office:value-type="float" office:value="0.093584936" calcext:value-type="float">
            <text:p>0.093584936</text:p>
          </table:table-cell>
          <table:table-cell office:value-type="string" calcext:value-type="string">
            <text:p>excellent</text:p>
          </table:table-cell>
          <table:table-cell office:value-type="float" office:value="13.42" calcext:value-type="float">
            <text:p>13.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7372" calcext:value-type="float">
            <text:p>147372</text:p>
          </table:table-cell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43" calcext:value-type="float">
            <text:p>43</text:p>
          </table:table-cell>
          <table:table-cell office:value-type="float" office:value="886.84" calcext:value-type="float">
            <text:p>886.84</text:p>
          </table:table-cell>
          <table:table-cell office:value-type="float" office:value="1473.68" calcext:value-type="float">
            <text:p>1473.68</text:p>
          </table:table-cell>
          <table:table-cell office:value-type="float" office:value="1180.26" calcext:value-type="float">
            <text:p>1180.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33" calcext:value-type="float">
            <text:p>25.3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3040" calcext:value-type="float">
            <text:p>303040</text:p>
          </table:table-cell>
          <table:table-cell office:value-type="float" office:value="3" calcext:value-type="float">
            <text:p>3</text:p>
          </table:table-cell>
          <table:table-cell office:value-type="float" office:value="40000" calcext:value-type="float">
            <text:p>40000</text:p>
          </table:table-cell>
          <table:table-cell office:value-type="float" office:value="96" calcext:value-type="float">
            <text:p>96</text:p>
          </table:table-cell>
          <table:table-cell office:value-type="float" office:value="763.41" calcext:value-type="float">
            <text:p>763.41</text:p>
          </table:table-cell>
          <table:table-cell office:value-type="float" office:value="1280.49" calcext:value-type="float">
            <text:p>1280.49</text:p>
          </table:table-cell>
          <table:table-cell office:value-type="float" office:value="1021.95" calcext:value-type="float">
            <text:p>1021.9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.02" calcext:value-type="float">
            <text:p>17.02</text:p>
          </table:table-cell>
          <table:table-cell office:value-type="float" office:value="0.28" calcext:value-type="float">
            <text:p>0.28</text:p>
          </table:table-cell>
          <table:table-cell office:value-type="float" office:value="73" calcext:value-type="float">
            <text:p>73</text:p>
          </table:table-cell>
          <table:table-cell office:value-type="float" office:value="982291" calcext:value-type="float">
            <text:p>982291</text:p>
          </table:table-cell>
          <table:table-cell office:value-type="float" office:value="9" calcext:value-type="float">
            <text:p>9</text:p>
          </table:table-cell>
          <table:table-cell office:value-type="float" office:value="129026" calcext:value-type="float">
            <text:p>129026</text:p>
          </table:table-cell>
          <table:table-cell office:value-type="float" office:value="195" calcext:value-type="float">
            <text:p>195</text:p>
          </table:table-cell>
          <table:table-cell office:value-type="float" office:value="808.52" calcext:value-type="float">
            <text:p>808.52</text:p>
          </table:table-cell>
          <table:table-cell office:value-type="float" office:value="1335.23" calcext:value-type="float">
            <text:p>1335.23</text:p>
          </table:table-cell>
          <table:table-cell office:value-type="float" office:value="1071.88" calcext:value-type="float">
            <text:p>1071.8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.99" calcext:value-type="float">
            <text:p>12.99</text:p>
          </table:table-cell>
          <table:table-cell office:value-type="float" office:value="1.27" calcext:value-type="float">
            <text:p>1.27</text:p>
          </table:table-cell>
          <table:table-cell office:value-type="float" office:value="125" calcext:value-type="float">
            <text:p>125</text:p>
          </table:table-cell>
          <table:table-cell office:value-type="float" office:value="1400215" calcext:value-type="float">
            <text:p>1400215</text:p>
          </table:table-cell>
          <table:table-cell office:value-type="float" office:value="12" calcext:value-type="float">
            <text:p>12</text:p>
          </table:table-cell>
          <table:table-cell office:value-type="float" office:value="146426" calcext:value-type="float">
            <text:p>146426</text:p>
          </table:table-cell>
          <table:table-cell office:value-type="float" office:value="364" calcext:value-type="float">
            <text:p>364</text:p>
          </table:table-cell>
          <table:table-cell office:value-type="float" office:value="876.49" calcext:value-type="float">
            <text:p>876.49</text:p>
          </table:table-cell>
          <table:table-cell office:value-type="float" office:value="1443.45" calcext:value-type="float">
            <text:p>1443.45</text:p>
          </table:table-cell>
          <table:table-cell office:value-type="float" office:value="1159.97" calcext:value-type="float">
            <text:p>1159.97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 office:value-type="float" office:value="1.63" calcext:value-type="float">
            <text:p>1.63</text:p>
          </table:table-cell>
          <table:table-cell office:value-type="float" office:value="269" calcext:value-type="float">
            <text:p>269</text:p>
          </table:table-cell>
          <table:table-cell office:value-type="float" office:value="3666277" calcext:value-type="float">
            <text:p>3666277</text:p>
          </table:table-cell>
          <table:table-cell office:value-type="float" office:value="27" calcext:value-type="float">
            <text:p>27</text:p>
          </table:table-cell>
          <table:table-cell office:value-type="float" office:value="1009803" calcext:value-type="float">
            <text:p>1009803</text:p>
          </table:table-cell>
          <table:table-cell office:value-type="float" office:value="696" calcext:value-type="float">
            <text:p>696</text:p>
          </table:table-cell>
          <table:table-cell office:value-type="float" office:value="840.06" calcext:value-type="float">
            <text:p>840.06</text:p>
          </table:table-cell>
          <table:table-cell office:value-type="float" office:value="1386.75" calcext:value-type="float">
            <text:p>1386.75</text:p>
          </table:table-cell>
          <table:table-cell office:value-type="float" office:value="1113.41" calcext:value-type="float">
            <text:p>1113.41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.21" calcext:value-type="float">
            <text:p>9.21</text:p>
          </table:table-cell>
          <table:table-cell office:value-type="float" office:value="8.75" calcext:value-type="float">
            <text:p>8.75</text:p>
          </table:table-cell>
          <table:table-cell office:value-type="float" office:value="596" calcext:value-type="float">
            <text:p>596</text:p>
          </table:table-cell>
          <table:table-cell office:value-type="float" office:value="8677481" calcext:value-type="float">
            <text:p>8677481</text:p>
          </table:table-cell>
          <table:table-cell office:value-type="float" office:value="89" calcext:value-type="float">
            <text:p>89</text:p>
          </table:table-cell>
          <table:table-cell office:value-type="float" office:value="3771326" calcext:value-type="float">
            <text:p>3771326</text:p>
          </table:table-cell>
          <table:table-cell office:value-type="float" office:value="2187" calcext:value-type="float">
            <text:p>2187</text:p>
          </table:table-cell>
          <table:table-cell office:value-type="float" office:value="900.39" calcext:value-type="float">
            <text:p>900.39</text:p>
          </table:table-cell>
          <table:table-cell office:value-type="float" office:value="1480.84" calcext:value-type="float">
            <text:p>1480.84</text:p>
          </table:table-cell>
          <table:table-cell office:value-type="float" office:value="1190.62" calcext:value-type="float">
            <text:p>1190.62</text:p>
          </table:table-cell>
          <table:table-cell office:value-type="float" office:value="151" calcext:value-type="float">
            <text:p>151</text:p>
          </table:table-cell>
          <table:table-cell office:value-type="float" office:value="509" calcext:value-type="float">
            <text:p>509</text:p>
          </table:table-cell>
          <table:table-cell office:value-type="float" office:value="519" calcext:value-type="float">
            <text:p>519</text:p>
          </table:table-cell>
          <table:table-cell office:value-type="float" office:value="546" calcext:value-type="float">
            <text:p>546</text:p>
          </table:table-cell>
          <table:table-cell office:value-type="float" office:value="313" calcext:value-type="float">
            <text:p>313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number-columns-repeated="731"/>
        </table:table-row>
        <table:table-row table:style-name="ro1">
          <table:table-cell table:style-name="ce4" office:value-type="float" office:value="3134129" calcext:value-type="float">
            <text:p>3134129</text:p>
          </table:table-cell>
          <table:table-cell table:style-name="ce4" office:value-type="float" office:value="27793" calcext:value-type="float">
            <text:p>27793</text:p>
          </table:table-cell>
          <table:table-cell table:style-name="ce4" office:value-type="float" office:value="27796" calcext:value-type="float">
            <text:p>27796</text:p>
          </table:table-cell>
          <table:table-cell table:style-name="ce8" office:value-type="string" calcext:value-type="string">
            <text:p>2015-02-09</text:p>
          </table:table-cell>
          <table:table-cell table:number-columns-repeated="2" table:style-name="ce4" office:value-type="float" office:value="407" calcext:value-type="float">
            <text:p>407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wnerOccupier</text:p>
          </table:table-cell>
          <table:table-cell table:style-name="ce4" office:value-type="string" calcext:value-type="string">
            <text:p>Filevskij Park</text:p>
          </table:table-cell>
          <table:table-cell table:style-name="ce4" office:value-type="float" office:value="9629358.472" calcext:value-type="float">
            <text:p>9629358.472</text:p>
          </table:table-cell>
          <table:table-cell table:style-name="ce4" office:value-type="float" office:value="89467" calcext:value-type="float">
            <text:p>89467</text:p>
          </table:table-cell>
          <table:table-cell table:style-name="ce4" office:value-type="float" office:value="0.343753988" calcext:value-type="float">
            <text:p>0.343753988</text:p>
          </table:table-cell>
          <table:table-cell table:style-name="ce4" office:value-type="float" office:value="0.23861713" calcext:value-type="float">
            <text:p>0.23861713</text:p>
          </table:table-cell>
          <table:table-cell table:style-name="ce4" office:value-type="float" office:value="3903" calcext:value-type="float">
            <text:p>3903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89" calcext:value-type="float">
            <text:p>3889</text:p>
          </table:table-cell>
          <table:table-cell table:style-name="ce4" office:value-type="float" office:value="4904" calcext:value-type="float">
            <text:p>49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no</text:p>
          </table:table-cell>
          <table:table-cell table:style-name="ce4" office:value-type="float" office:value="112804" calcext:value-type="float">
            <text:p>112804</text:p>
          </table:table-cell>
          <table:table-cell table:style-name="ce4" office:value-type="float" office:value="51631" calcext:value-type="float">
            <text:p>51631</text:p>
          </table:table-cell>
          <table:table-cell table:style-name="ce4" office:value-type="float" office:value="61173" calcext:value-type="float">
            <text:p>61173</text:p>
          </table:table-cell>
          <table:table-cell table:style-name="ce4" office:value-type="float" office:value="8294" calcext:value-type="float">
            <text:p>8294</text:p>
          </table:table-cell>
          <table:table-cell table:style-name="ce4" office:value-type="float" office:value="4236" calcext:value-type="float">
            <text:p>4236</text:p>
          </table:table-cell>
          <table:table-cell table:style-name="ce4" office:value-type="float" office:value="4058" calcext:value-type="float">
            <text:p>4058</text:p>
          </table:table-cell>
          <table:table-cell table:style-name="ce4" office:value-type="float" office:value="65115" calcext:value-type="float">
            <text:p>65115</text:p>
          </table:table-cell>
          <table:table-cell table:style-name="ce4" office:value-type="float" office:value="38782" calcext:value-type="float">
            <text:p>38782</text:p>
          </table:table-cell>
          <table:table-cell table:style-name="ce4" office:value-type="float" office:value="26333" calcext:value-type="float">
            <text:p>26333</text:p>
          </table:table-cell>
          <table:table-cell table:style-name="ce4" office:value-type="float" office:value="16058" calcext:value-type="float">
            <text:p>16058</text:p>
          </table:table-cell>
          <table:table-cell table:style-name="ce4" office:value-type="float" office:value="4692" calcext:value-type="float">
            <text:p>4692</text:p>
          </table:table-cell>
          <table:table-cell table:style-name="ce4" office:value-type="float" office:value="11366" calcext:value-type="float">
            <text:p>11366</text:p>
          </table:table-cell>
          <table:table-cell table:style-name="ce4" office:value-type="float" office:value="3903" calcext:value-type="float">
            <text:p>3903</text:p>
          </table:table-cell>
          <table:table-cell table:style-name="ce4" office:value-type="float" office:value="1989" calcext:value-type="float">
            <text:p>1989</text:p>
          </table:table-cell>
          <table:table-cell table:style-name="ce4" office:value-type="float" office:value="1914" calcext:value-type="float">
            <text:p>1914</text:p>
          </table:table-cell>
          <table:table-cell table:style-name="ce4" office:value-type="float" office:value="3889" calcext:value-type="float">
            <text:p>3889</text:p>
          </table:table-cell>
          <table:table-cell table:style-name="ce4" office:value-type="float" office:value="1971" calcext:value-type="float">
            <text:p>1971</text:p>
          </table:table-cell>
          <table:table-cell table:style-name="ce4" office:value-type="float" office:value="1918" calcext:value-type="float">
            <text:p>1918</text:p>
          </table:table-cell>
          <table:table-cell table:style-name="ce4" office:value-type="float" office:value="9249" calcext:value-type="float">
            <text:p>9249</text:p>
          </table:table-cell>
          <table:table-cell table:style-name="ce4" office:value-type="float" office:value="4691" calcext:value-type="float">
            <text:p>4691</text:p>
          </table:table-cell>
          <table:table-cell table:style-name="ce4" office:value-type="float" office:value="4558" calcext:value-type="float">
            <text:p>4558</text:p>
          </table:table-cell>
          <table:table-cell table:style-name="ce4" office:value-type="float" office:value="23768" calcext:value-type="float">
            <text:p>23768</text:p>
          </table:table-cell>
          <table:table-cell table:style-name="ce4" office:value-type="float" office:value="11420" calcext:value-type="float">
            <text:p>11420</text:p>
          </table:table-cell>
          <table:table-cell table:style-name="ce4" office:value-type="float" office:value="12348" calcext:value-type="float">
            <text:p>12348</text:p>
          </table:table-cell>
          <table:table-cell table:style-name="ce4" office:value-type="float" office:value="7332" calcext:value-type="float">
            <text:p>7332</text:p>
          </table:table-cell>
          <table:table-cell table:style-name="ce4" office:value-type="float" office:value="3715" calcext:value-type="float">
            <text:p>3715</text:p>
          </table:table-cell>
          <table:table-cell table:style-name="ce4" office:value-type="float" office:value="3617" calcext:value-type="float">
            <text:p>361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.067963667" calcext:value-type="float">
            <text:p>2.067963667</text:p>
          </table:table-cell>
          <table:table-cell table:style-name="ce4" office:value-type="float" office:value="1.057236265" calcext:value-type="float">
            <text:p>1.057236265</text:p>
          </table:table-cell>
          <table:table-cell table:style-name="ce4" office:value-type="float" office:value="12.68683518" calcext:value-type="float">
            <text:p>12.68683518</text:p>
          </table:table-cell>
          <table:table-cell table:style-name="ce4" office:value-type="float" office:value="1.057236265" calcext:value-type="float">
            <text:p>1.057236265</text:p>
          </table:table-cell>
          <table:table-cell table:style-name="ce4" office:value-type="float" office:value="0.697650565" calcext:value-type="float">
            <text:p>0.697650565</text:p>
          </table:table-cell>
          <table:table-cell table:style-name="ce4" office:value-type="float" office:value="0.989807876" calcext:value-type="float">
            <text:p>0.989807876</text:p>
          </table:table-cell>
          <table:table-cell table:style-name="ce4" office:value-type="float" office:value="1.664829084" calcext:value-type="float">
            <text:p>1.664829084</text:p>
          </table:table-cell>
          <table:table-cell table:style-name="ce4" office:value-type="float" office:value="0.258018088" calcext:value-type="float">
            <text:p>0.258018088</text:p>
          </table:table-cell>
          <table:table-cell table:style-name="ce4" office:value-type="float" office:value="0.054394215" calcext:value-type="float">
            <text:p>0.054394215</text:p>
          </table:table-cell>
          <table:table-cell table:style-name="ce4" office:value-type="float" office:value="14.57781" calcext:value-type="float">
            <text:p>14.57781</text:p>
          </table:table-cell>
          <table:table-cell table:style-name="ce4" office:value-type="float" office:value="2.523107" calcext:value-type="float">
            <text:p>2.523107</text:p>
          </table:table-cell>
          <table:table-cell table:style-name="ce4" office:value-type="float" office:value="12.61393" calcext:value-type="float">
            <text:p>12.61393</text:p>
          </table:table-cell>
          <table:table-cell table:style-name="ce4" office:value-type="float" office:value="1.987555494" calcext:value-type="float">
            <text:p>1.987555494</text:p>
          </table:table-cell>
          <table:table-cell table:style-name="ce4" office:value-type="float" office:value="23.85066592" calcext:value-type="float">
            <text:p>23.8506659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.241622673" calcext:value-type="float">
            <text:p>2.241622673</text:p>
          </table:table-cell>
          <table:table-cell table:style-name="ce4" office:value-type="float" office:value="4.346042633" calcext:value-type="float">
            <text:p>4.34604263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260852965" calcext:value-type="float">
            <text:p>0.260852965</text:p>
          </table:table-cell>
          <table:table-cell table:style-name="ce4" office:value-type="float" office:value="3.130235585" calcext:value-type="float">
            <text:p>3.130235585</text:p>
          </table:table-cell>
          <table:table-cell table:style-name="ce4" office:value-type="float" office:value="0.426383881" calcext:value-type="float">
            <text:p>0.426383881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8.69697561" calcext:value-type="float">
            <text:p>8.69697561</text:p>
          </table:table-cell>
          <table:table-cell table:style-name="ce4" office:value-type="float" office:value="1.362796695" calcext:value-type="float">
            <text:p>1.362796695</text:p>
          </table:table-cell>
          <table:table-cell table:style-name="ce4" office:value-type="float" office:value="4.587057619" calcext:value-type="float">
            <text:p>4.587057619</text:p>
          </table:table-cell>
          <table:table-cell table:style-name="ce4" office:value-type="float" office:value="5.551334614" calcext:value-type="float">
            <text:p>5.551334614</text:p>
          </table:table-cell>
          <table:table-cell table:style-name="ce4" office:value-type="float" office:value="6.470232784" calcext:value-type="float">
            <text:p>6.470232784</text:p>
          </table:table-cell>
          <table:table-cell table:style-name="ce4" office:value-type="float" office:value="1.362796691" calcext:value-type="float">
            <text:p>1.36279669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1.72884654" calcext:value-type="float">
            <text:p>1.7288465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054394215" calcext:value-type="float">
            <text:p>0.054394215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8.254704037" calcext:value-type="float">
            <text:p>8.25470403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.949296419" calcext:value-type="float">
            <text:p>8.9492964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.69357904" calcext:value-type="float">
            <text:p>15.69357904</text:p>
          </table:table-cell>
          <table:table-cell table:style-name="ce4" office:value-type="float" office:value="5.201883099" calcext:value-type="float">
            <text:p>5.201883099</text:p>
          </table:table-cell>
          <table:table-cell table:style-name="ce4" office:value-type="float" office:value="0.704179947" calcext:value-type="float">
            <text:p>0.704179947</text:p>
          </table:table-cell>
          <table:table-cell table:style-name="ce4" office:value-type="float" office:value="0.550666323" calcext:value-type="float">
            <text:p>0.550666323</text:p>
          </table:table-cell>
          <table:table-cell table:style-name="ce4" office:value-type="float" office:value="3.212884497" calcext:value-type="float">
            <text:p>3.212884497</text:p>
          </table:table-cell>
          <table:table-cell table:style-name="ce4" office:value-type="float" office:value="1.425589349" calcext:value-type="float">
            <text:p>1.425589349</text:p>
          </table:table-cell>
          <table:table-cell table:style-name="ce4" office:value-type="float" office:value="17.94237602" calcext:value-type="float">
            <text:p>17.94237602</text:p>
          </table:table-cell>
          <table:table-cell table:style-name="ce4" office:value-type="float" office:value="4.717414264" calcext:value-type="float">
            <text:p>4.717414264</text:p>
          </table:table-cell>
          <table:table-cell table:style-name="ce4" office:value-type="float" office:value="0.714012692" calcext:value-type="float">
            <text:p>0.714012692</text:p>
          </table:table-cell>
          <table:table-cell table:style-name="ce4" office:value-type="float" office:value="1.116695352" calcext:value-type="float">
            <text:p>1.116695352</text:p>
          </table:table-cell>
          <table:table-cell table:style-name="ce4" office:value-type="float" office:value="3.620278382" calcext:value-type="float">
            <text:p>3.620278382</text:p>
          </table:table-cell>
          <table:table-cell table:style-name="ce4" office:value-type="float" office:value="1.432752214" calcext:value-type="float">
            <text:p>1.432752214</text:p>
          </table:table-cell>
          <table:table-cell table:style-name="ce4" office:value-type="float" office:value="2.215382987" calcext:value-type="float">
            <text:p>2.215382987</text:p>
          </table:table-cell>
          <table:table-cell table:style-name="ce4" office:value-type="float" office:value="1.989846851" calcext:value-type="float">
            <text:p>1.989846851</text:p>
          </table:table-cell>
          <table:table-cell table:style-name="ce4" office:value-type="float" office:value="3.401478644" calcext:value-type="float">
            <text:p>3.401478644</text:p>
          </table:table-cell>
          <table:table-cell table:style-name="ce4" office:value-type="float" office:value="0.998273403" calcext:value-type="float">
            <text:p>0.998273403</text:p>
          </table:table-cell>
          <table:table-cell table:style-name="ce4" office:value-type="float" office:value="1.241018506" calcext:value-type="float">
            <text:p>1.241018506</text:p>
          </table:table-cell>
          <table:table-cell table:style-name="ce4" office:value-type="float" office:value="2.413283007" calcext:value-type="float">
            <text:p>2.413283007</text:p>
          </table:table-cell>
          <table:table-cell table:number-columns-repeated="2" table:style-name="ce4" office:value-type="float" office:value="0.157071662" calcext:value-type="float">
            <text:p>0.157071662</text:p>
          </table:table-cell>
          <table:table-cell table:style-name="ce4" office:value-type="float" office:value="0.812016962" calcext:value-type="float">
            <text:p>0.812016962</text:p>
          </table:table-cell>
          <table:table-cell table:style-name="ce4" office:value-type="float" office:value="0.989807876" calcext:value-type="float">
            <text:p>0.989807876</text:p>
          </table:table-cell>
          <table:table-cell table:style-name="ce4" office:value-type="float" office:value="0.625855253" calcext:value-type="float">
            <text:p>0.625855253</text:p>
          </table:table-cell>
          <table:table-cell table:style-name="ce4" office:value-type="float" office:value="0.336791688" calcext:value-type="float">
            <text:p>0.336791688</text:p>
          </table:table-cell>
          <table:table-cell table:style-name="ce4" office:value-type="float" office:value="3.253174324" calcext:value-type="float">
            <text:p>3.253174324</text:p>
          </table:table-cell>
          <table:table-cell table:style-name="ce4" office:value-type="float" office:value="2.538474485" calcext:value-type="float">
            <text:p>2.538474485</text:p>
          </table:table-cell>
          <table:table-cell table:style-name="ce4" office:value-type="float" office:value="1.865492744" calcext:value-type="float">
            <text:p>1.865492744</text:p>
          </table:table-cell>
          <table:table-cell table:style-name="ce4" office:value-type="float" office:value="4.020151126" calcext:value-type="float">
            <text:p>4.020151126</text:p>
          </table:table-cell>
          <table:table-cell table:style-name="ce4" office:value-type="float" office:value="0.381593895" calcext:value-type="float">
            <text:p>0.381593895</text:p>
          </table:table-cell>
          <table:table-cell table:style-name="ce4" office:value-type="string" calcext:value-type="string">
            <text:p>satisfactory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43.05" calcext:value-type="float">
            <text:p>43.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0.22" calcext:value-type="float">
            <text:p>10.22</text:p>
          </table:table-cell>
          <table:table-cell table:style-name="ce4" office:value-type="float" office:value="33.66" calcext:value-type="float">
            <text:p>33.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16.67" calcext:value-type="float">
            <text:p>716.67</text:p>
          </table:table-cell>
          <table:table-cell table:style-name="ce4" office:value-type="float" office:value="1250" calcext:value-type="float">
            <text:p>1250</text:p>
          </table:table-cell>
          <table:table-cell table:style-name="ce4" office:value-type="float" office:value="983.33" calcext:value-type="float">
            <text:p>983.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.83" calcext:value-type="float">
            <text:p>11.83</text:p>
          </table:table-cell>
          <table:table-cell table:style-name="ce4" office:value-type="float" office:value="40.77" calcext:value-type="float">
            <text:p>40.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7700" calcext:value-type="float">
            <text:p>1577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42141" calcext:value-type="float">
            <text:p>24214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58.82" calcext:value-type="float">
            <text:p>558.82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779.41" calcext:value-type="float">
            <text:p>779.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.19" calcext:value-type="float">
            <text:p>12.19</text:p>
          </table:table-cell>
          <table:table-cell table:style-name="ce4" office:value-type="float" office:value="35.77" calcext:value-type="float">
            <text:p>35.7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522692" calcext:value-type="float">
            <text:p>252269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3741" calcext:value-type="float">
            <text:p>64374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57.14" calcext:value-type="float">
            <text:p>857.14</text:p>
          </table:table-cell>
          <table:table-cell table:style-name="ce4" office:value-type="float" office:value="1428.57" calcext:value-type="float">
            <text:p>1428.57</text:p>
          </table:table-cell>
          <table:table-cell table:style-name="ce4" office:value-type="float" office:value="1142.86" calcext:value-type="float">
            <text:p>1142.8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.05" calcext:value-type="float">
            <text:p>14.05</text:p>
          </table:table-cell>
          <table:table-cell table:style-name="ce4" office:value-type="float" office:value="22.11" calcext:value-type="float">
            <text:p>22.1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167660" calcext:value-type="float">
            <text:p>316766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01867" calcext:value-type="float">
            <text:p>1101867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948.65" calcext:value-type="float">
            <text:p>948.65</text:p>
          </table:table-cell>
          <table:table-cell table:style-name="ce4" office:value-type="float" office:value="1574.32" calcext:value-type="float">
            <text:p>1574.32</text:p>
          </table:table-cell>
          <table:table-cell table:style-name="ce4" office:value-type="float" office:value="1261.49" calcext:value-type="float">
            <text:p>1261.4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.76" calcext:value-type="float">
            <text:p>15.76</text:p>
          </table:table-cell>
          <table:table-cell table:style-name="ce4" office:value-type="float" office:value="11.62" calcext:value-type="float">
            <text:p>11.62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4861912" calcext:value-type="float">
            <text:p>486191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276854" calcext:value-type="float">
            <text:p>2276854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035.92" calcext:value-type="float">
            <text:p>1035.92</text:p>
          </table:table-cell>
          <table:table-cell table:style-name="ce4" office:value-type="float" office:value="1694.3" calcext:value-type="float">
            <text:p>1694.3</text:p>
          </table:table-cell>
          <table:table-cell table:style-name="ce4" office:value-type="float" office:value="1365.11" calcext:value-type="float">
            <text:p>1365.1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731"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28081" calcext:value-type="float">
            <text:p>28081</text:p>
          </table:table-cell>
          <table:table-cell office:value-type="float" office:value="28084" calcext:value-type="float">
            <text:p>28084</text:p>
          </table:table-cell>
          <table:table-cell office:value-type="string" calcext:value-type="string">
            <text:p>2015-02-26</text:p>
          </table:table-cell>
          <table:table-cell office:value-type="float" office:value="219" calcext:value-type="float">
            <text:p>21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Juzhnoe Butovo</text:p>
          </table:table-cell>
          <table:table-cell office:value-type="float" office:value="26155137.04" calcext:value-type="float">
            <text:p>26155137.04</text:p>
          </table:table-cell>
          <table:table-cell office:value-type="float" office:value="178264" calcext:value-type="float">
            <text:p>178264</text:p>
          </table:table-cell>
          <table:table-cell office:value-type="float" office:value="0.137846204" calcext:value-type="float">
            <text:p>0.137846204</text:p>
          </table:table-cell>
          <table:table-cell office:value-type="float" office:value="0.041116354" calcext:value-type="float">
            <text:p>0.041116354</text:p>
          </table:table-cell>
          <table:table-cell office:value-type="float" office:value="14080" calcext:value-type="float">
            <text:p>14080</text:p>
          </table:table-cell>
          <table:table-cell office:value-type="float" office:value="11926" calcext:value-type="float">
            <text:p>11926</text:p>
          </table:table-cell>
          <table:table-cell office:value-type="float" office:value="11" calcext:value-type="float">
            <text:p>11</text:p>
          </table:table-cell>
          <table:table-cell office:value-type="float" office:value="14892" calcext:value-type="float">
            <text:p>14892</text:p>
          </table:table-cell>
          <table:table-cell office:value-type="float" office:value="24750" calcext:value-type="float">
            <text:p>247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102618" calcext:value-type="float">
            <text:p>102618</text:p>
          </table:table-cell>
          <table:table-cell office:value-type="float" office:value="47681" calcext:value-type="float">
            <text:p>47681</text:p>
          </table:table-cell>
          <table:table-cell office:value-type="float" office:value="54937" calcext:value-type="float">
            <text:p>54937</text:p>
          </table:table-cell>
          <table:table-cell office:value-type="float" office:value="30808" calcext:value-type="float">
            <text:p>30808</text:p>
          </table:table-cell>
          <table:table-cell office:value-type="float" office:value="16251" calcext:value-type="float">
            <text:p>16251</text:p>
          </table:table-cell>
          <table:table-cell office:value-type="float" office:value="14557" calcext:value-type="float">
            <text:p>14557</text:p>
          </table:table-cell>
          <table:table-cell office:value-type="float" office:value="121369" calcext:value-type="float">
            <text:p>121369</text:p>
          </table:table-cell>
          <table:table-cell office:value-type="float" office:value="59138" calcext:value-type="float">
            <text:p>59138</text:p>
          </table:table-cell>
          <table:table-cell office:value-type="float" office:value="62231" calcext:value-type="float">
            <text:p>62231</text:p>
          </table:table-cell>
          <table:table-cell office:value-type="float" office:value="26087" calcext:value-type="float">
            <text:p>26087</text:p>
          </table:table-cell>
          <table:table-cell office:value-type="float" office:value="7410" calcext:value-type="float">
            <text:p>7410</text:p>
          </table:table-cell>
          <table:table-cell office:value-type="float" office:value="18677" calcext:value-type="float">
            <text:p>18677</text:p>
          </table:table-cell>
          <table:table-cell office:value-type="float" office:value="14080" calcext:value-type="float">
            <text:p>14080</text:p>
          </table:table-cell>
          <table:table-cell office:value-type="float" office:value="7457" calcext:value-type="float">
            <text:p>7457</text:p>
          </table:table-cell>
          <table:table-cell office:value-type="float" office:value="6623" calcext:value-type="float">
            <text:p>6623</text:p>
          </table:table-cell>
          <table:table-cell office:value-type="float" office:value="14892" calcext:value-type="float">
            <text:p>14892</text:p>
          </table:table-cell>
          <table:table-cell office:value-type="float" office:value="7839" calcext:value-type="float">
            <text:p>7839</text:p>
          </table:table-cell>
          <table:table-cell office:value-type="float" office:value="7053" calcext:value-type="float">
            <text:p>7053</text:p>
          </table:table-cell>
          <table:table-cell office:value-type="float" office:value="34341" calcext:value-type="float">
            <text:p>34341</text:p>
          </table:table-cell>
          <table:table-cell office:value-type="float" office:value="18094" calcext:value-type="float">
            <text:p>18094</text:p>
          </table:table-cell>
          <table:table-cell office:value-type="float" office:value="16247" calcext:value-type="float">
            <text:p>16247</text:p>
          </table:table-cell>
          <table:table-cell office:value-type="float" office:value="19906" calcext:value-type="float">
            <text:p>19906</text:p>
          </table:table-cell>
          <table:table-cell office:value-type="float" office:value="9676" calcext:value-type="float">
            <text:p>9676</text:p>
          </table:table-cell>
          <table:table-cell office:value-type="float" office:value="10230" calcext:value-type="float">
            <text:p>10230</text:p>
          </table:table-cell>
          <table:table-cell office:value-type="float" office:value="27123" calcext:value-type="float">
            <text:p>27123</text:p>
          </table:table-cell>
          <table:table-cell office:value-type="float" office:value="14340" calcext:value-type="float">
            <text:p>14340</text:p>
          </table:table-cell>
          <table:table-cell office:value-type="float" office:value="12783" calcext:value-type="float">
            <text:p>12783</text:p>
          </table:table-cell>
          <table:table-cell office:value-type="float" office:value="1681" calcext:value-type="float">
            <text:p>1681</text:p>
          </table:table-cell>
          <table:table-cell office:value-type="float" office:value="173" calcext:value-type="float">
            <text:p>173</text:p>
          </table:table-cell>
          <table:table-cell office:value-type="float" office:value="607" calcext:value-type="float">
            <text:p>607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116" calcext:value-type="float">
            <text:p>116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680" calcext:value-type="float">
            <text:p>1680</text:p>
          </table:table-cell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office:value-type="float" office:value="439" calcext:value-type="float">
            <text:p>439</text:p>
          </table:table-cell>
          <table:table-cell office:value-type="float" office:value="109" calcext:value-type="float">
            <text:p>109</text:p>
          </table:table-cell>
          <table:table-cell office:value-type="float" office:value="799" calcext:value-type="float">
            <text:p>799</text:p>
          </table:table-cell>
          <table:table-cell office:value-type="float" office:value="45" calcext:value-type="float">
            <text:p>45</text:p>
          </table:table-cell>
          <table:table-cell office:value-type="float" office:value="4.106039735" calcext:value-type="float">
            <text:p>4.106039735</text:p>
          </table:table-cell>
          <table:table-cell office:value-type="float" office:value="3.182797536" calcext:value-type="float">
            <text:p>3.182797536</text:p>
          </table:table-cell>
          <table:table-cell office:value-type="float" office:value="38.19357043" calcext:value-type="float">
            <text:p>38.19357043</text:p>
          </table:table-cell>
          <table:table-cell office:value-type="float" office:value="3.182797536" calcext:value-type="float">
            <text:p>3.182797536</text:p>
          </table:table-cell>
          <table:table-cell office:value-type="float" office:value="1.044568201" calcext:value-type="float">
            <text:p>1.044568201</text:p>
          </table:table-cell>
          <table:table-cell office:value-type="float" office:value="1.244416359" calcext:value-type="float">
            <text:p>1.244416359</text:p>
          </table:table-cell>
          <table:table-cell office:value-type="float" office:value="3.680947469" calcext:value-type="float">
            <text:p>3.680947469</text:p>
          </table:table-cell>
          <table:table-cell office:value-type="float" office:value="0.307999352" calcext:value-type="float">
            <text:p>0.307999352</text:p>
          </table:table-cell>
          <table:table-cell office:value-type="float" office:value="0.627645421" calcext:value-type="float">
            <text:p>0.627645421</text:p>
          </table:table-cell>
          <table:table-cell office:value-type="float" office:value="2.930486" calcext:value-type="float">
            <text:p>2.930486</text:p>
          </table:table-cell>
          <table:table-cell office:value-type="float" office:value="1.194228" calcext:value-type="float">
            <text:p>1.194228</text:p>
          </table:table-cell>
          <table:table-cell office:value-type="float" office:value="12.4927" calcext:value-type="float">
            <text:p>12.4927</text:p>
          </table:table-cell>
          <table:table-cell office:value-type="float" office:value="7.253855269" calcext:value-type="float">
            <text:p>7.253855269</text:p>
          </table:table-cell>
          <table:table-cell office:value-type="float" office:value="87.04626323" calcext:value-type="float">
            <text:p>87.04626323</text:p>
          </table:table-cell>
          <table:table-cell office:value-type="float" office:value="39" calcext:value-type="float">
            <text:p>39</text:p>
          </table:table-cell>
          <table:table-cell office:value-type="float" office:value="7.253855269" calcext:value-type="float">
            <text:p>7.253855269</text:p>
          </table:table-cell>
          <table:table-cell office:value-type="float" office:value="9.067319108" calcext:value-type="float">
            <text:p>9.067319108</text:p>
          </table:table-cell>
          <table:table-cell office:value-type="float" office:value="39" calcext:value-type="float">
            <text:p>39</text:p>
          </table:table-cell>
          <table:table-cell office:value-type="float" office:value="1.444519268" calcext:value-type="float">
            <text:p>1.444519268</text:p>
          </table:table-cell>
          <table:table-cell office:value-type="float" office:value="17.33423122" calcext:value-type="float">
            <text:p>17.33423122</text:p>
          </table:table-cell>
          <table:table-cell office:value-type="float" office:value="0.357712177" calcext:value-type="float">
            <text:p>0.357712177</text:p>
          </table:table-cell>
          <table:table-cell office:value-type="string" calcext:value-type="string">
            <text:p>no</text:p>
          </table:table-cell>
          <table:table-cell office:value-type="float" office:value="7.448313371" calcext:value-type="float">
            <text:p>7.448313371</text:p>
          </table:table-cell>
          <table:table-cell office:value-type="float" office:value="20.63481068" calcext:value-type="float">
            <text:p>20.63481068</text:p>
          </table:table-cell>
          <table:table-cell office:value-type="float" office:value="23.68806262" calcext:value-type="float">
            <text:p>23.68806262</text:p>
          </table:table-cell>
          <table:table-cell office:value-type="float" office:value="24.9090778" calcext:value-type="float">
            <text:p>24.9090778</text:p>
          </table:table-cell>
          <table:table-cell office:value-type="float" office:value="25.63011327" calcext:value-type="float">
            <text:p>25.63011327</text:p>
          </table:table-cell>
          <table:table-cell office:value-type="float" office:value="3.744614313" calcext:value-type="float">
            <text:p>3.7446143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float" office:value="6.484209623" calcext:value-type="float">
            <text:p>6.484209623</text:p>
          </table:table-cell>
          <table:table-cell office:value-type="float" office:value="2" calcext:value-type="float">
            <text:p>2</text:p>
          </table:table-cell>
          <table:table-cell office:value-type="float" office:value="2.179281716" calcext:value-type="float">
            <text:p>2.179281716</text:p>
          </table:table-cell>
          <table:table-cell office:value-type="string" calcext:value-type="string">
            <text:p>no</text:p>
          </table:table-cell>
          <table:table-cell office:value-type="float" office:value="29.60071693" calcext:value-type="float">
            <text:p>29.60071693</text:p>
          </table:table-cell>
          <table:table-cell office:value-type="float" office:value="32" calcext:value-type="float">
            <text:p>32</text:p>
          </table:table-cell>
          <table:table-cell office:value-type="float" office:value="10.47219075" calcext:value-type="float">
            <text:p>10.47219075</text:p>
          </table:table-cell>
          <table:table-cell office:value-type="float" office:value="9" calcext:value-type="float">
            <text:p>9</text:p>
          </table:table-cell>
          <table:table-cell office:value-type="float" office:value="24.70874078" calcext:value-type="float">
            <text:p>24.70874078</text:p>
          </table:table-cell>
          <table:table-cell office:value-type="float" office:value="17.94774391" calcext:value-type="float">
            <text:p>17.94774391</text:p>
          </table:table-cell>
          <table:table-cell office:value-type="float" office:value="7.67913169" calcext:value-type="float">
            <text:p>7.67913169</text:p>
          </table:table-cell>
          <table:table-cell office:value-type="float" office:value="4.648386596" calcext:value-type="float">
            <text:p>4.648386596</text:p>
          </table:table-cell>
          <table:table-cell office:value-type="float" office:value="11.10522491" calcext:value-type="float">
            <text:p>11.10522491</text:p>
          </table:table-cell>
          <table:table-cell office:value-type="float" office:value="9.228188076" calcext:value-type="float">
            <text:p>9.228188076</text:p>
          </table:table-cell>
          <table:table-cell office:value-type="float" office:value="11.74358911" calcext:value-type="float">
            <text:p>11.74358911</text:p>
          </table:table-cell>
          <table:table-cell office:value-type="float" office:value="7.756781434" calcext:value-type="float">
            <text:p>7.756781434</text:p>
          </table:table-cell>
          <table:table-cell office:value-type="float" office:value="2.210795425" calcext:value-type="float">
            <text:p>2.210795425</text:p>
          </table:table-cell>
          <table:table-cell office:value-type="float" office:value="5.721172885" calcext:value-type="float">
            <text:p>5.721172885</text:p>
          </table:table-cell>
          <table:table-cell office:value-type="float" office:value="13.85807071" calcext:value-type="float">
            <text:p>13.85807071</text:p>
          </table:table-cell>
          <table:table-cell office:value-type="float" office:value="19.5799529" calcext:value-type="float">
            <text:p>19.5799529</text:p>
          </table:table-cell>
          <table:table-cell office:value-type="float" office:value="10.43550095" calcext:value-type="float">
            <text:p>10.43550095</text:p>
          </table:table-cell>
          <table:table-cell office:value-type="float" office:value="5.615977715" calcext:value-type="float">
            <text:p>5.615977715</text:p>
          </table:table-cell>
          <table:table-cell office:value-type="float" office:value="27.50997217" calcext:value-type="float">
            <text:p>27.50997217</text:p>
          </table:table-cell>
          <table:table-cell office:value-type="float" office:value="2.875216119" calcext:value-type="float">
            <text:p>2.875216119</text:p>
          </table:table-cell>
          <table:table-cell office:value-type="float" office:value="16.4023968" calcext:value-type="float">
            <text:p>16.4023968</text:p>
          </table:table-cell>
          <table:table-cell office:value-type="float" office:value="9.599219179" calcext:value-type="float">
            <text:p>9.599219179</text:p>
          </table:table-cell>
          <table:table-cell office:value-type="float" office:value="4.564409552" calcext:value-type="float">
            <text:p>4.564409552</text:p>
          </table:table-cell>
          <table:table-cell office:value-type="float" office:value="7.025920969" calcext:value-type="float">
            <text:p>7.025920969</text:p>
          </table:table-cell>
          <table:table-cell office:value-type="float" office:value="2.033635448" calcext:value-type="float">
            <text:p>2.033635448</text:p>
          </table:table-cell>
          <table:table-cell office:value-type="float" office:value="1.244416359" calcext:value-type="float">
            <text:p>1.244416359</text:p>
          </table:table-cell>
          <table:table-cell office:value-type="float" office:value="3.119344371" calcext:value-type="float">
            <text:p>3.119344371</text:p>
          </table:table-cell>
          <table:table-cell office:value-type="float" office:value="1.397443196" calcext:value-type="float">
            <text:p>1.397443196</text:p>
          </table:table-cell>
          <table:table-cell office:value-type="float" office:value="3.89230982" calcext:value-type="float">
            <text:p>3.89230982</text:p>
          </table:table-cell>
          <table:table-cell office:value-type="float" office:value="19.14093903" calcext:value-type="float">
            <text:p>19.14093903</text:p>
          </table:table-cell>
          <table:table-cell office:value-type="float" office:value="16.00673753" calcext:value-type="float">
            <text:p>16.00673753</text:p>
          </table:table-cell>
          <table:table-cell office:value-type="float" office:value="13.01285896" calcext:value-type="float">
            <text:p>13.01285896</text:p>
          </table:table-cell>
          <table:table-cell office:value-type="float" office:value="1.846062369" calcext:value-type="float">
            <text:p>1.846062369</text:p>
          </table:table-cell>
          <table:table-cell office:value-type="string" calcext:value-type="string">
            <text:p>satisfactory</text:p>
          </table:table-cell>
          <table:table-cell office:value-type="float" office:value="15.13" calcext:value-type="float">
            <text:p>15.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.09" calcext:value-type="float">
            <text:p>14.09</text:p>
          </table:table-cell>
          <table:table-cell office:value-type="float" office:value="3.66" calcext:value-type="float">
            <text:p>3.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.87" calcext:value-type="float">
            <text:p>11.87</text:p>
          </table:table-cell>
          <table:table-cell office:value-type="float" office:value="1.73" calcext:value-type="float">
            <text:p>1.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75" calcext:value-type="float">
            <text:p>12.75</text:p>
          </table:table-cell>
          <table:table-cell office:value-type="float" office:value="1.88" calcext:value-type="float">
            <text:p>1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2.07" calcext:value-type="float">
            <text:p>2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.34" calcext:value-type="float">
            <text:p>22.34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8000" calcext:value-type="float">
            <text:p>248000</text:p>
          </table:table-cell>
          <table:table-cell office:value-type="float" office:value="12" calcext:value-type="float">
            <text:p>12</text:p>
          </table:table-cell>
          <table:table-cell office:value-type="float" office:value="1163.64" calcext:value-type="float">
            <text:p>1163.64</text:p>
          </table:table-cell>
          <table:table-cell office:value-type="float" office:value="1863.64" calcext:value-type="float">
            <text:p>1863.64</text:p>
          </table:table-cell>
          <table:table-cell office:value-type="float" office:value="1513.64" calcext:value-type="float">
            <text:p>1513.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31"/>
        </table:table-row>
        <table:table-row table:style-name="ro1">
          <table:table-cell office:value-type="float" office:value="95122496" calcext:value-type="float">
            <text:p>95122496</text:p>
          </table:table-cell>
          <table:table-cell office:value-type="float" office:value="28326" calcext:value-type="float">
            <text:p>28326</text:p>
          </table:table-cell>
          <table:table-cell office:value-type="float" office:value="28329" calcext:value-type="float">
            <text:p>28329</text:p>
          </table:table-cell>
          <table:table-cell office:value-type="string" calcext:value-type="string">
            <text:p>2015-03-12</text:p>
          </table:table-cell>
          <table:table-cell office:value-type="float" office:value="220" calcext:value-type="float">
            <text:p>220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27" calcext:value-type="float">
            <text:p>192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resnenskoe</text:p>
          </table:table-cell>
          <table:table-cell office:value-type="float" office:value="11638050.15" calcext:value-type="float">
            <text:p>11638050.15</text:p>
          </table:table-cell>
          <table:table-cell office:value-type="float" office:value="123280" calcext:value-type="float">
            <text:p>123280</text:p>
          </table:table-cell>
          <table:table-cell office:value-type="float" office:value="0.068202173" calcext:value-type="float">
            <text:p>0.068202173</text:p>
          </table:table-cell>
          <table:table-cell office:value-type="float" office:value="0.042031587" calcext:value-type="float">
            <text:p>0.042031587</text:p>
          </table:table-cell>
          <table:table-cell office:value-type="float" office:value="7125" calcext:value-type="float">
            <text:p>7125</text:p>
          </table:table-cell>
          <table:table-cell office:value-type="float" office:value="3240" calcext:value-type="float">
            <text:p>3240</text:p>
          </table:table-cell>
          <table:table-cell office:value-type="float" office:value="7" calcext:value-type="float">
            <text:p>7</text:p>
          </table:table-cell>
          <table:table-cell office:value-type="float" office:value="6856" calcext:value-type="float">
            <text:p>6856</text:p>
          </table:table-cell>
          <table:table-cell office:value-type="float" office:value="10602" calcext:value-type="float">
            <text:p>106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7999" calcext:value-type="float">
            <text:p>57999</text:p>
          </table:table-cell>
          <table:table-cell office:value-type="float" office:value="25611" calcext:value-type="float">
            <text:p>25611</text:p>
          </table:table-cell>
          <table:table-cell office:value-type="float" office:value="32388" calcext:value-type="float">
            <text:p>32388</text:p>
          </table:table-cell>
          <table:table-cell office:value-type="float" office:value="14906" calcext:value-type="float">
            <text:p>14906</text:p>
          </table:table-cell>
          <table:table-cell office:value-type="float" office:value="7789" calcext:value-type="float">
            <text:p>7789</text:p>
          </table:table-cell>
          <table:table-cell office:value-type="float" office:value="7117" calcext:value-type="float">
            <text:p>7117</text:p>
          </table:table-cell>
          <table:table-cell office:value-type="float" office:value="75357" calcext:value-type="float">
            <text:p>75357</text:p>
          </table:table-cell>
          <table:table-cell office:value-type="float" office:value="38841" calcext:value-type="float">
            <text:p>38841</text:p>
          </table:table-cell>
          <table:table-cell office:value-type="float" office:value="36516" calcext:value-type="float">
            <text:p>36516</text:p>
          </table:table-cell>
          <table:table-cell office:value-type="float" office:value="33017" calcext:value-type="float">
            <text:p>33017</text:p>
          </table:table-cell>
          <table:table-cell office:value-type="float" office:value="10594" calcext:value-type="float">
            <text:p>10594</text:p>
          </table:table-cell>
          <table:table-cell office:value-type="float" office:value="22423" calcext:value-type="float">
            <text:p>22423</text:p>
          </table:table-cell>
          <table:table-cell office:value-type="float" office:value="7125" calcext:value-type="float">
            <text:p>7125</text:p>
          </table:table-cell>
          <table:table-cell office:value-type="float" office:value="3725" calcext:value-type="float">
            <text:p>3725</text:p>
          </table:table-cell>
          <table:table-cell office:value-type="float" office:value="3400" calcext:value-type="float">
            <text:p>3400</text:p>
          </table:table-cell>
          <table:table-cell office:value-type="float" office:value="6856" calcext:value-type="float">
            <text:p>6856</text:p>
          </table:table-cell>
          <table:table-cell office:value-type="float" office:value="3580" calcext:value-type="float">
            <text:p>3580</text:p>
          </table:table-cell>
          <table:table-cell office:value-type="float" office:value="3276" calcext:value-type="float">
            <text:p>3276</text:p>
          </table:table-cell>
          <table:table-cell office:value-type="float" office:value="16727" calcext:value-type="float">
            <text:p>16727</text:p>
          </table:table-cell>
          <table:table-cell office:value-type="float" office:value="8746" calcext:value-type="float">
            <text:p>8746</text:p>
          </table:table-cell>
          <table:table-cell office:value-type="float" office:value="7981" calcext:value-type="float">
            <text:p>7981</text:p>
          </table:table-cell>
          <table:table-cell office:value-type="float" office:value="10184" calcext:value-type="float">
            <text:p>10184</text:p>
          </table:table-cell>
          <table:table-cell office:value-type="float" office:value="4834" calcext:value-type="float">
            <text:p>4834</text:p>
          </table:table-cell>
          <table:table-cell office:value-type="float" office:value="5350" calcext:value-type="float">
            <text:p>5350</text:p>
          </table:table-cell>
          <table:table-cell office:value-type="float" office:value="13121" calcext:value-type="float">
            <text:p>13121</text:p>
          </table:table-cell>
          <table:table-cell office:value-type="float" office:value="6880" calcext:value-type="float">
            <text:p>6880</text:p>
          </table:table-cell>
          <table:table-cell office:value-type="float" office:value="6241" calcext:value-type="float">
            <text:p>6241</text:p>
          </table:table-cell>
          <table:table-cell office:value-type="float" office:value="836" calcext:value-type="float">
            <text:p>836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2.295375448" calcext:value-type="float">
            <text:p>2.295375448</text:p>
          </table:table-cell>
          <table:table-cell office:value-type="float" office:value="1.34487669" calcext:value-type="float">
            <text:p>1.34487669</text:p>
          </table:table-cell>
          <table:table-cell office:value-type="float" office:value="13.80855339" calcext:value-type="float">
            <text:p>13.80855339</text:p>
          </table:table-cell>
          <table:table-cell office:value-type="float" office:value="1.150712783" calcext:value-type="float">
            <text:p>1.150712783</text:p>
          </table:table-cell>
          <table:table-cell office:value-type="float" office:value="0.010781196" calcext:value-type="float">
            <text:p>0.010781196</text:p>
          </table:table-cell>
          <table:table-cell office:value-type="float" office:value="0.345084372" calcext:value-type="float">
            <text:p>0.345084372</text:p>
          </table:table-cell>
          <table:table-cell office:value-type="float" office:value="0.415343197" calcext:value-type="float">
            <text:p>0.415343197</text:p>
          </table:table-cell>
          <table:table-cell office:value-type="float" office:value="0.208633092" calcext:value-type="float">
            <text:p>0.208633092</text:p>
          </table:table-cell>
          <table:table-cell office:value-type="float" office:value="1.8139861" calcext:value-type="float">
            <text:p>1.8139861</text:p>
          </table:table-cell>
          <table:table-cell office:value-type="float" office:value="11.6641" calcext:value-type="float">
            <text:p>11.6641</text:p>
          </table:table-cell>
          <table:table-cell office:value-type="float" office:value="2.58595" calcext:value-type="float">
            <text:p>2.58595</text:p>
          </table:table-cell>
          <table:table-cell office:value-type="float" office:value="11.29913" calcext:value-type="float">
            <text:p>11.29913</text:p>
          </table:table-cell>
          <table:table-cell office:value-type="float" office:value="2.819067182" calcext:value-type="float">
            <text:p>2.819067182</text:p>
          </table:table-cell>
          <table:table-cell office:value-type="float" office:value="33.82880619" calcext:value-type="float">
            <text:p>33.82880619</text:p>
          </table:table-cell>
          <table:table-cell office:value-type="float" office:value="83" calcext:value-type="float">
            <text:p>83</text:p>
          </table:table-cell>
          <table:table-cell office:value-type="float" office:value="3.679549205" calcext:value-type="float">
            <text:p>3.679549205</text:p>
          </table:table-cell>
          <table:table-cell office:value-type="float" office:value="5.213716074" calcext:value-type="float">
            <text:p>5.213716074</text:p>
          </table:table-cell>
          <table:table-cell office:value-type="float" office:value="83" calcext:value-type="float">
            <text:p>83</text:p>
          </table:table-cell>
          <table:table-cell office:value-type="float" office:value="0.22986938" calcext:value-type="float">
            <text:p>0.22986938</text:p>
          </table:table-cell>
          <table:table-cell office:value-type="float" office:value="2.758432564" calcext:value-type="float">
            <text:p>2.758432564</text:p>
          </table:table-cell>
          <table:table-cell office:value-type="float" office:value="0.45224453" calcext:value-type="float">
            <text:p>0.45224453</text:p>
          </table:table-cell>
          <table:table-cell office:value-type="string" calcext:value-type="string">
            <text:p>no</text:p>
          </table:table-cell>
          <table:table-cell office:value-type="float" office:value="13.78849701" calcext:value-type="float">
            <text:p>13.78849701</text:p>
          </table:table-cell>
          <table:table-cell office:value-type="float" office:value="3.131689251" calcext:value-type="float">
            <text:p>3.131689251</text:p>
          </table:table-cell>
          <table:table-cell office:value-type="float" office:value="0.621388168" calcext:value-type="float">
            <text:p>0.621388168</text:p>
          </table:table-cell>
          <table:table-cell office:value-type="float" office:value="0.209500075" calcext:value-type="float">
            <text:p>0.209500075</text:p>
          </table:table-cell>
          <table:table-cell office:value-type="float" office:value="1.387914526" calcext:value-type="float">
            <text:p>1.387914526</text:p>
          </table:table-cell>
          <table:table-cell office:value-type="float" office:value="3.131689259" calcext:value-type="float">
            <text:p>3.131689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3.443086659" calcext:value-type="float">
            <text:p>3.443086659</text:p>
          </table:table-cell>
          <table:table-cell office:value-type="float" office:value="28" calcext:value-type="float">
            <text:p>28</text:p>
          </table:table-cell>
          <table:table-cell office:value-type="float" office:value="1.681474502" calcext:value-type="float">
            <text:p>1.681474502</text:p>
          </table:table-cell>
          <table:table-cell office:value-type="string" calcext:value-type="string">
            <text:p>no</text:p>
          </table:table-cell>
          <table:table-cell office:value-type="float" office:value="2.963453693" calcext:value-type="float">
            <text:p>2.963453693</text:p>
          </table:table-cell>
          <table:table-cell office:value-type="float" office:value="83" calcext:value-type="float">
            <text:p>83</text:p>
          </table:table-cell>
          <table:table-cell office:value-type="float" office:value="5.356536328" calcext:value-type="float">
            <text:p>5.356536328</text:p>
          </table:table-cell>
          <table:table-cell office:value-type="float" office:value="13" calcext:value-type="float">
            <text:p>13</text:p>
          </table:table-cell>
          <table:table-cell office:value-type="float" office:value="10.30643936" calcext:value-type="float">
            <text:p>10.30643936</text:p>
          </table:table-cell>
          <table:table-cell office:value-type="float" office:value="6.939299163" calcext:value-type="float">
            <text:p>6.939299163</text:p>
          </table:table-cell>
          <table:table-cell office:value-type="float" office:value="0.957059841" calcext:value-type="float">
            <text:p>0.957059841</text:p>
          </table:table-cell>
          <table:table-cell office:value-type="float" office:value="5.058984987" calcext:value-type="float">
            <text:p>5.058984987</text:p>
          </table:table-cell>
          <table:table-cell office:value-type="float" office:value="3.506071842" calcext:value-type="float">
            <text:p>3.506071842</text:p>
          </table:table-cell>
          <table:table-cell office:value-type="float" office:value="4.068716054" calcext:value-type="float">
            <text:p>4.068716054</text:p>
          </table:table-cell>
          <table:table-cell office:value-type="float" office:value="9.750911001" calcext:value-type="float">
            <text:p>9.750911001</text:p>
          </table:table-cell>
          <table:table-cell office:value-type="float" office:value="3.010810636" calcext:value-type="float">
            <text:p>3.010810636</text:p>
          </table:table-cell>
          <table:table-cell office:value-type="float" office:value="0.130117167" calcext:value-type="float">
            <text:p>0.130117167</text:p>
          </table:table-cell>
          <table:table-cell office:value-type="float" office:value="1.3981535" calcext:value-type="float">
            <text:p>1.3981535</text:p>
          </table:table-cell>
          <table:table-cell office:value-type="float" office:value="2.439860505" calcext:value-type="float">
            <text:p>2.439860505</text:p>
          </table:table-cell>
          <table:table-cell office:value-type="float" office:value="3.236919548" calcext:value-type="float">
            <text:p>3.236919548</text:p>
          </table:table-cell>
          <table:table-cell office:value-type="float" office:value="1.198445371" calcext:value-type="float">
            <text:p>1.198445371</text:p>
          </table:table-cell>
          <table:table-cell office:value-type="float" office:value="1.043935322" calcext:value-type="float">
            <text:p>1.043935322</text:p>
          </table:table-cell>
          <table:table-cell office:value-type="float" office:value="2.615508528" calcext:value-type="float">
            <text:p>2.615508528</text:p>
          </table:table-cell>
          <table:table-cell office:value-type="float" office:value="2.290210158" calcext:value-type="float">
            <text:p>2.290210158</text:p>
          </table:table-cell>
          <table:table-cell office:value-type="float" office:value="0.988490253" calcext:value-type="float">
            <text:p>0.988490253</text:p>
          </table:table-cell>
          <table:table-cell office:value-type="float" office:value="0.79314684" calcext:value-type="float">
            <text:p>0.79314684</text:p>
          </table:table-cell>
          <table:table-cell office:value-type="float" office:value="0.832809993" calcext:value-type="float">
            <text:p>0.832809993</text:p>
          </table:table-cell>
          <table:table-cell office:value-type="float" office:value="0.18551951" calcext:value-type="float">
            <text:p>0.18551951</text:p>
          </table:table-cell>
          <table:table-cell office:value-type="float" office:value="0.742409414" calcext:value-type="float">
            <text:p>0.742409414</text:p>
          </table:table-cell>
          <table:table-cell office:value-type="float" office:value="0.345084372" calcext:value-type="float">
            <text:p>0.345084372</text:p>
          </table:table-cell>
          <table:table-cell office:value-type="float" office:value="0.22675185" calcext:value-type="float">
            <text:p>0.22675185</text:p>
          </table:table-cell>
          <table:table-cell office:value-type="float" office:value="0.140001544" calcext:value-type="float">
            <text:p>0.140001544</text:p>
          </table:table-cell>
          <table:table-cell office:value-type="float" office:value="2.90019851" calcext:value-type="float">
            <text:p>2.90019851</text:p>
          </table:table-cell>
          <table:table-cell office:value-type="float" office:value="0.736764678" calcext:value-type="float">
            <text:p>0.736764678</text:p>
          </table:table-cell>
          <table:table-cell office:value-type="float" office:value="0.722783999" calcext:value-type="float">
            <text:p>0.722783999</text:p>
          </table:table-cell>
          <table:table-cell office:value-type="float" office:value="1.187263745" calcext:value-type="float">
            <text:p>1.187263745</text:p>
          </table:table-cell>
          <table:table-cell office:value-type="float" office:value="0.002998124" calcext:value-type="float">
            <text:p>0.002998124</text:p>
          </table:table-cell>
          <table:table-cell office:value-type="string" calcext:value-type="string">
            <text:p>excellent</text:p>
          </table:table-cell>
          <table:table-cell office:value-type="float" office:value="7.41" calcext:value-type="float">
            <text:p>7.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283" calcext:value-type="float">
            <text:p>11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65.52" calcext:value-type="float">
            <text:p>1165.52</text:p>
          </table:table-cell>
          <table:table-cell office:value-type="float" office:value="1896.55" calcext:value-type="float">
            <text:p>1896.55</text:p>
          </table:table-cell>
          <table:table-cell office:value-type="float" office:value="1531.03" calcext:value-type="float">
            <text:p>1531.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51" calcext:value-type="float">
            <text:p>7.5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6770" calcext:value-type="float">
            <text:p>556770</text:p>
          </table:table-cell>
          <table:table-cell office:value-type="float" office:value="6" calcext:value-type="float">
            <text:p>6</text:p>
          </table:table-cell>
          <table:table-cell office:value-type="float" office:value="71316" calcext:value-type="float">
            <text:p>71316</text:p>
          </table:table-cell>
          <table:table-cell office:value-type="float" office:value="325" calcext:value-type="float">
            <text:p>325</text:p>
          </table:table-cell>
          <table:table-cell office:value-type="float" office:value="924.18" calcext:value-type="float">
            <text:p>924.18</text:p>
          </table:table-cell>
          <table:table-cell office:value-type="float" office:value="1524.51" calcext:value-type="float">
            <text:p>1524.51</text:p>
          </table:table-cell>
          <table:table-cell office:value-type="float" office:value="1224.35" calcext:value-type="float">
            <text:p>1224.3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6548" calcext:value-type="float">
            <text:p>1366548</text:p>
          </table:table-cell>
          <table:table-cell office:value-type="float" office:value="18" calcext:value-type="float">
            <text:p>18</text:p>
          </table:table-cell>
          <table:table-cell office:value-type="float" office:value="612992" calcext:value-type="float">
            <text:p>612992</text:p>
          </table:table-cell>
          <table:table-cell office:value-type="float" office:value="693" calcext:value-type="float">
            <text:p>693</text:p>
          </table:table-cell>
          <table:table-cell office:value-type="float" office:value="919.48" calcext:value-type="float">
            <text:p>919.48</text:p>
          </table:table-cell>
          <table:table-cell office:value-type="float" office:value="1511.5" calcext:value-type="float">
            <text:p>1511.5</text:p>
          </table:table-cell>
          <table:table-cell office:value-type="float" office:value="1215.49" calcext:value-type="float">
            <text:p>1215.4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.67" calcext:value-type="float">
            <text:p>6.67</text:p>
          </table:table-cell>
          <table:table-cell office:value-type="float" office:value="0.19" calcext:value-type="float">
            <text:p>0.19</text:p>
          </table:table-cell>
          <table:table-cell office:value-type="float" office:value="221" calcext:value-type="float">
            <text:p>221</text:p>
          </table:table-cell>
          <table:table-cell office:value-type="float" office:value="2124466" calcext:value-type="float">
            <text:p>2124466</text:p>
          </table:table-cell>
          <table:table-cell office:value-type="float" office:value="34" calcext:value-type="float">
            <text:p>34</text:p>
          </table:table-cell>
          <table:table-cell office:value-type="float" office:value="1303792" calcext:value-type="float">
            <text:p>1303792</text:p>
          </table:table-cell>
          <table:table-cell office:value-type="float" office:value="994" calcext:value-type="float">
            <text:p>994</text:p>
          </table:table-cell>
          <table:table-cell office:value-type="float" office:value="944.23" calcext:value-type="float">
            <text:p>944.23</text:p>
          </table:table-cell>
          <table:table-cell office:value-type="float" office:value="1551.82" calcext:value-type="float">
            <text:p>1551.82</text:p>
          </table:table-cell>
          <table:table-cell office:value-type="float" office:value="1248.02" calcext:value-type="float">
            <text:p>1248.02</text:p>
          </table:table-cell>
          <table:table-cell office:value-type="float" office:value="58" calcext:value-type="float">
            <text:p>58</text:p>
          </table:table-cell>
          <table:table-cell office:value-type="float" office:value="241" calcext:value-type="float">
            <text:p>241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.86" calcext:value-type="float">
            <text:p>6.86</text:p>
          </table:table-cell>
          <table:table-cell office:value-type="float" office:value="1.54" calcext:value-type="float">
            <text:p>1.54</text:p>
          </table:table-cell>
          <table:table-cell office:value-type="float" office:value="424" calcext:value-type="float">
            <text:p>424</text:p>
          </table:table-cell>
          <table:table-cell office:value-type="float" office:value="4698954" calcext:value-type="float">
            <text:p>4698954</text:p>
          </table:table-cell>
          <table:table-cell office:value-type="float" office:value="49" calcext:value-type="float">
            <text:p>49</text:p>
          </table:table-cell>
          <table:table-cell office:value-type="float" office:value="1745942" calcext:value-type="float">
            <text:p>1745942</text:p>
          </table:table-cell>
          <table:table-cell office:value-type="float" office:value="1724" calcext:value-type="float">
            <text:p>1724</text:p>
          </table:table-cell>
          <table:table-cell office:value-type="float" office:value="914.88" calcext:value-type="float">
            <text:p>914.88</text:p>
          </table:table-cell>
          <table:table-cell office:value-type="float" office:value="1504.34" calcext:value-type="float">
            <text:p>1504.34</text:p>
          </table:table-cell>
          <table:table-cell office:value-type="float" office:value="1209.61" calcext:value-type="float">
            <text:p>1209.61</text:p>
          </table:table-cell>
          <table:table-cell office:value-type="float" office:value="111" calcext:value-type="float">
            <text:p>111</text:p>
          </table:table-cell>
          <table:table-cell office:value-type="float" office:value="419" calcext:value-type="float">
            <text:p>419</text:p>
          </table:table-cell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office:value-type="float" office:value="258" calcext:value-type="float">
            <text:p>258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6.58" calcext:value-type="float">
            <text:p>6.58</text:p>
          </table:table-cell>
          <table:table-cell office:value-type="float" office:value="8.96" calcext:value-type="float">
            <text:p>8.96</text:p>
          </table:table-cell>
          <table:table-cell office:value-type="float" office:value="767" calcext:value-type="float">
            <text:p>767</text:p>
          </table:table-cell>
          <table:table-cell office:value-type="float" office:value="12372993" calcext:value-type="float">
            <text:p>12372993</text:p>
          </table:table-cell>
          <table:table-cell office:value-type="float" office:value="91" calcext:value-type="float">
            <text:p>91</text:p>
          </table:table-cell>
          <table:table-cell office:value-type="float" office:value="3513891" calcext:value-type="float">
            <text:p>3513891</text:p>
          </table:table-cell>
          <table:table-cell office:value-type="float" office:value="2583" calcext:value-type="float">
            <text:p>2583</text:p>
          </table:table-cell>
          <table:table-cell office:value-type="float" office:value="891.03" calcext:value-type="float">
            <text:p>891.03</text:p>
          </table:table-cell>
          <table:table-cell office:value-type="float" office:value="1467.34" calcext:value-type="float">
            <text:p>1467.34</text:p>
          </table:table-cell>
          <table:table-cell office:value-type="float" office:value="1179.19" calcext:value-type="float">
            <text:p>1179.19</text:p>
          </table:table-cell>
          <table:table-cell office:value-type="float" office:value="164" calcext:value-type="float">
            <text:p>164</text:p>
          </table:table-cell>
          <table:table-cell office:value-type="float" office:value="633" calcext:value-type="float">
            <text:p>633</text:p>
          </table:table-cell>
          <table:table-cell office:value-type="float" office:value="622" calcext:value-type="float">
            <text:p>622</text:p>
          </table:table-cell>
          <table:table-cell office:value-type="float" office:value="618" calcext:value-type="float">
            <text:p>618</text:p>
          </table:table-cell>
          <table:table-cell office:value-type="float" office:value="372" calcext:value-type="float">
            <text:p>372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table:number-columns-repeated="731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9656" calcext:value-type="float">
            <text:p>29656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2015-05-12</text:p>
          </table:table-cell>
          <table:table-cell office:value-type="float" office:value="211" calcext:value-type="float">
            <text:p>21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14" calcext:value-type="float">
            <text:p>19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resnenskoe</text:p>
          </table:table-cell>
          <table:table-cell office:value-type="float" office:value="11638050.15" calcext:value-type="float">
            <text:p>11638050.15</text:p>
          </table:table-cell>
          <table:table-cell office:value-type="float" office:value="123280" calcext:value-type="float">
            <text:p>123280</text:p>
          </table:table-cell>
          <table:table-cell office:value-type="float" office:value="0.068202173" calcext:value-type="float">
            <text:p>0.068202173</text:p>
          </table:table-cell>
          <table:table-cell office:value-type="float" office:value="0.042031587" calcext:value-type="float">
            <text:p>0.042031587</text:p>
          </table:table-cell>
          <table:table-cell office:value-type="float" office:value="7125" calcext:value-type="float">
            <text:p>7125</text:p>
          </table:table-cell>
          <table:table-cell office:value-type="float" office:value="3240" calcext:value-type="float">
            <text:p>3240</text:p>
          </table:table-cell>
          <table:table-cell office:value-type="float" office:value="7" calcext:value-type="float">
            <text:p>7</text:p>
          </table:table-cell>
          <table:table-cell office:value-type="float" office:value="6856" calcext:value-type="float">
            <text:p>6856</text:p>
          </table:table-cell>
          <table:table-cell office:value-type="float" office:value="10602" calcext:value-type="float">
            <text:p>106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7999" calcext:value-type="float">
            <text:p>57999</text:p>
          </table:table-cell>
          <table:table-cell office:value-type="float" office:value="25611" calcext:value-type="float">
            <text:p>25611</text:p>
          </table:table-cell>
          <table:table-cell office:value-type="float" office:value="32388" calcext:value-type="float">
            <text:p>32388</text:p>
          </table:table-cell>
          <table:table-cell office:value-type="float" office:value="14906" calcext:value-type="float">
            <text:p>14906</text:p>
          </table:table-cell>
          <table:table-cell office:value-type="float" office:value="7789" calcext:value-type="float">
            <text:p>7789</text:p>
          </table:table-cell>
          <table:table-cell office:value-type="float" office:value="7117" calcext:value-type="float">
            <text:p>7117</text:p>
          </table:table-cell>
          <table:table-cell office:value-type="float" office:value="75357" calcext:value-type="float">
            <text:p>75357</text:p>
          </table:table-cell>
          <table:table-cell office:value-type="float" office:value="38841" calcext:value-type="float">
            <text:p>38841</text:p>
          </table:table-cell>
          <table:table-cell office:value-type="float" office:value="36516" calcext:value-type="float">
            <text:p>36516</text:p>
          </table:table-cell>
          <table:table-cell office:value-type="float" office:value="33017" calcext:value-type="float">
            <text:p>33017</text:p>
          </table:table-cell>
          <table:table-cell office:value-type="float" office:value="10594" calcext:value-type="float">
            <text:p>10594</text:p>
          </table:table-cell>
          <table:table-cell office:value-type="float" office:value="22423" calcext:value-type="float">
            <text:p>22423</text:p>
          </table:table-cell>
          <table:table-cell office:value-type="float" office:value="7125" calcext:value-type="float">
            <text:p>7125</text:p>
          </table:table-cell>
          <table:table-cell office:value-type="float" office:value="3725" calcext:value-type="float">
            <text:p>3725</text:p>
          </table:table-cell>
          <table:table-cell office:value-type="float" office:value="3400" calcext:value-type="float">
            <text:p>3400</text:p>
          </table:table-cell>
          <table:table-cell office:value-type="float" office:value="6856" calcext:value-type="float">
            <text:p>6856</text:p>
          </table:table-cell>
          <table:table-cell office:value-type="float" office:value="3580" calcext:value-type="float">
            <text:p>3580</text:p>
          </table:table-cell>
          <table:table-cell office:value-type="float" office:value="3276" calcext:value-type="float">
            <text:p>3276</text:p>
          </table:table-cell>
          <table:table-cell office:value-type="float" office:value="16727" calcext:value-type="float">
            <text:p>16727</text:p>
          </table:table-cell>
          <table:table-cell office:value-type="float" office:value="8746" calcext:value-type="float">
            <text:p>8746</text:p>
          </table:table-cell>
          <table:table-cell office:value-type="float" office:value="7981" calcext:value-type="float">
            <text:p>7981</text:p>
          </table:table-cell>
          <table:table-cell office:value-type="float" office:value="10184" calcext:value-type="float">
            <text:p>10184</text:p>
          </table:table-cell>
          <table:table-cell office:value-type="float" office:value="4834" calcext:value-type="float">
            <text:p>4834</text:p>
          </table:table-cell>
          <table:table-cell office:value-type="float" office:value="5350" calcext:value-type="float">
            <text:p>5350</text:p>
          </table:table-cell>
          <table:table-cell office:value-type="float" office:value="13121" calcext:value-type="float">
            <text:p>13121</text:p>
          </table:table-cell>
          <table:table-cell office:value-type="float" office:value="6880" calcext:value-type="float">
            <text:p>6880</text:p>
          </table:table-cell>
          <table:table-cell office:value-type="float" office:value="6241" calcext:value-type="float">
            <text:p>6241</text:p>
          </table:table-cell>
          <table:table-cell office:value-type="float" office:value="836" calcext:value-type="float">
            <text:p>836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84" calcext:value-type="float">
            <text:p>184</text:p>
          </table:table-cell>
          <table:table-cell office:value-type="float" office:value="1.202471316" calcext:value-type="float">
            <text:p>1.202471316</text:p>
          </table:table-cell>
          <table:table-cell office:value-type="float" office:value="0.961977052" calcext:value-type="float">
            <text:p>0.961977052</text:p>
          </table:table-cell>
          <table:table-cell office:value-type="float" office:value="11.54372462" calcext:value-type="float">
            <text:p>11.54372462</text:p>
          </table:table-cell>
          <table:table-cell office:value-type="float" office:value="0.961977052" calcext:value-type="float">
            <text:p>0.961977052</text:p>
          </table:table-cell>
          <table:table-cell office:value-type="float" office:value="0.207973465" calcext:value-type="float">
            <text:p>0.207973465</text:p>
          </table:table-cell>
          <table:table-cell office:value-type="float" office:value="0.219067573" calcext:value-type="float">
            <text:p>0.219067573</text:p>
          </table:table-cell>
          <table:table-cell office:value-type="float" office:value="0.23140029" calcext:value-type="float">
            <text:p>0.23140029</text:p>
          </table:table-cell>
          <table:table-cell office:value-type="float" office:value="0.232852436" calcext:value-type="float">
            <text:p>0.232852436</text:p>
          </table:table-cell>
          <table:table-cell office:value-type="float" office:value="1.605982288" calcext:value-type="float">
            <text:p>1.605982288</text:p>
          </table:table-cell>
          <table:table-cell office:value-type="float" office:value="11.87964" calcext:value-type="float">
            <text:p>11.87964</text:p>
          </table:table-cell>
          <table:table-cell office:value-type="float" office:value="2.32847" calcext:value-type="float">
            <text:p>2.32847</text:p>
          </table:table-cell>
          <table:table-cell office:value-type="float" office:value="11.16893" calcext:value-type="float">
            <text:p>11.16893</text:p>
          </table:table-cell>
          <table:table-cell office:value-type="float" office:value="2.436167544" calcext:value-type="float">
            <text:p>2.436167544</text:p>
          </table:table-cell>
          <table:table-cell office:value-type="float" office:value="29.23401053" calcext:value-type="float">
            <text:p>29.23401053</text:p>
          </table:table-cell>
          <table:table-cell office:value-type="float" office:value="83" calcext:value-type="float">
            <text:p>83</text:p>
          </table:table-cell>
          <table:table-cell office:value-type="float" office:value="3.296649567" calcext:value-type="float">
            <text:p>3.296649567</text:p>
          </table:table-cell>
          <table:table-cell office:value-type="float" office:value="4.120811942" calcext:value-type="float">
            <text:p>4.120811942</text:p>
          </table:table-cell>
          <table:table-cell office:value-type="float" office:value="83" calcext:value-type="float">
            <text:p>83</text:p>
          </table:table-cell>
          <table:table-cell office:value-type="float" office:value="0.372052302" calcext:value-type="float">
            <text:p>0.372052302</text:p>
          </table:table-cell>
          <table:table-cell office:value-type="float" office:value="4.464627622" calcext:value-type="float">
            <text:p>4.464627622</text:p>
          </table:table-cell>
          <table:table-cell office:value-type="float" office:value="0.275142763" calcext:value-type="float">
            <text:p>0.275142763</text:p>
          </table:table-cell>
          <table:table-cell office:value-type="string" calcext:value-type="string">
            <text:p>no</text:p>
          </table:table-cell>
          <table:table-cell office:value-type="float" office:value="13.64935146" calcext:value-type="float">
            <text:p>13.64935146</text:p>
          </table:table-cell>
          <table:table-cell office:value-type="float" office:value="2.873600789" calcext:value-type="float">
            <text:p>2.873600789</text:p>
          </table:table-cell>
          <table:table-cell office:value-type="float" office:value="0.360323578" calcext:value-type="float">
            <text:p>0.360323578</text:p>
          </table:table-cell>
          <table:table-cell office:value-type="float" office:value="0.469764791" calcext:value-type="float">
            <text:p>0.469764791</text:p>
          </table:table-cell>
          <table:table-cell office:value-type="float" office:value="1.648677252" calcext:value-type="float">
            <text:p>1.648677252</text:p>
          </table:table-cell>
          <table:table-cell office:value-type="float" office:value="2.873600796" calcext:value-type="float">
            <text:p>2.8736007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3.223150679" calcext:value-type="float">
            <text:p>3.223150679</text:p>
          </table:table-cell>
          <table:table-cell office:value-type="float" office:value="28" calcext:value-type="float">
            <text:p>28</text:p>
          </table:table-cell>
          <table:table-cell office:value-type="float" office:value="1.628230457" calcext:value-type="float">
            <text:p>1.628230457</text:p>
          </table:table-cell>
          <table:table-cell office:value-type="string" calcext:value-type="string">
            <text:p>no</text:p>
          </table:table-cell>
          <table:table-cell office:value-type="float" office:value="2.580554055" calcext:value-type="float">
            <text:p>2.580554055</text:p>
          </table:table-cell>
          <table:table-cell office:value-type="float" office:value="83" calcext:value-type="float">
            <text:p>83</text:p>
          </table:table-cell>
          <table:table-cell office:value-type="float" office:value="5.41400234" calcext:value-type="float">
            <text:p>5.41400234</text:p>
          </table:table-cell>
          <table:table-cell office:value-type="float" office:value="4" calcext:value-type="float">
            <text:p>4</text:p>
          </table:table-cell>
          <table:table-cell office:value-type="float" office:value="10.55048953" calcext:value-type="float">
            <text:p>10.55048953</text:p>
          </table:table-cell>
          <table:table-cell office:value-type="float" office:value="7.026171366" calcext:value-type="float">
            <text:p>7.026171366</text:p>
          </table:table-cell>
          <table:table-cell office:value-type="float" office:value="1.016910041" calcext:value-type="float">
            <text:p>1.016910041</text:p>
          </table:table-cell>
          <table:table-cell office:value-type="float" office:value="4.829491747" calcext:value-type="float">
            <text:p>4.829491747</text:p>
          </table:table-cell>
          <table:table-cell office:value-type="float" office:value="3.445756528" calcext:value-type="float">
            <text:p>3.445756528</text:p>
          </table:table-cell>
          <table:table-cell office:value-type="float" office:value="4.012585372" calcext:value-type="float">
            <text:p>4.012585372</text:p>
          </table:table-cell>
          <table:table-cell office:value-type="float" office:value="9.921696281" calcext:value-type="float">
            <text:p>9.921696281</text:p>
          </table:table-cell>
          <table:table-cell office:value-type="float" office:value="2.627910998" calcext:value-type="float">
            <text:p>2.627910998</text:p>
          </table:table-cell>
          <table:table-cell office:value-type="float" office:value="0.220870713" calcext:value-type="float">
            <text:p>0.220870713</text:p>
          </table:table-cell>
          <table:table-cell office:value-type="float" office:value="0.939895695" calcext:value-type="float">
            <text:p>0.939895695</text:p>
          </table:table-cell>
          <table:table-cell office:value-type="float" office:value="2.31866749" calcext:value-type="float">
            <text:p>2.31866749</text:p>
          </table:table-cell>
          <table:table-cell office:value-type="float" office:value="3.40413141" calcext:value-type="float">
            <text:p>3.40413141</text:p>
          </table:table-cell>
          <table:table-cell office:value-type="float" office:value="1.197712464" calcext:value-type="float">
            <text:p>1.197712464</text:p>
          </table:table-cell>
          <table:table-cell office:value-type="float" office:value="1.304629909" calcext:value-type="float">
            <text:p>1.304629909</text:p>
          </table:table-cell>
          <table:table-cell office:value-type="float" office:value="2.694435867" calcext:value-type="float">
            <text:p>2.694435867</text:p>
          </table:table-cell>
          <table:table-cell office:value-type="float" office:value="1.90731052" calcext:value-type="float">
            <text:p>1.90731052</text:p>
          </table:table-cell>
          <table:table-cell office:value-type="float" office:value="0.977481159" calcext:value-type="float">
            <text:p>0.977481159</text:p>
          </table:table-cell>
          <table:table-cell office:value-type="float" office:value="0.823436819" calcext:value-type="float">
            <text:p>0.823436819</text:p>
          </table:table-cell>
          <table:table-cell office:value-type="float" office:value="0.969444084" calcext:value-type="float">
            <text:p>0.969444084</text:p>
          </table:table-cell>
          <table:table-cell office:value-type="float" office:value="0.214194702" calcext:value-type="float">
            <text:p>0.214194702</text:p>
          </table:table-cell>
          <table:table-cell office:value-type="float" office:value="0.759789657" calcext:value-type="float">
            <text:p>0.759789657</text:p>
          </table:table-cell>
          <table:table-cell office:value-type="float" office:value="0.219067573" calcext:value-type="float">
            <text:p>0.219067573</text:p>
          </table:table-cell>
          <table:table-cell office:value-type="float" office:value="0.392247632" calcext:value-type="float">
            <text:p>0.392247632</text:p>
          </table:table-cell>
          <table:table-cell office:value-type="float" office:value="0.373612233" calcext:value-type="float">
            <text:p>0.373612233</text:p>
          </table:table-cell>
          <table:table-cell office:value-type="float" office:value="2.987564085" calcext:value-type="float">
            <text:p>2.987564085</text:p>
          </table:table-cell>
          <table:table-cell office:value-type="float" office:value="0.35386504" calcext:value-type="float">
            <text:p>0.35386504</text:p>
          </table:table-cell>
          <table:table-cell office:value-type="float" office:value="0.734204094" calcext:value-type="float">
            <text:p>0.734204094</text:p>
          </table:table-cell>
          <table:table-cell office:value-type="float" office:value="1.301706351" calcext:value-type="float">
            <text:p>1.301706351</text:p>
          </table:table-cell>
          <table:table-cell office:value-type="float" office:value="0.10445432" calcext:value-type="float">
            <text:p>0.10445432</text:p>
          </table:table-cell>
          <table:table-cell office:value-type="string" calcext:value-type="string">
            <text:p>excellent</text:p>
          </table:table-cell>
          <table:table-cell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434" calcext:value-type="float">
            <text:p>1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13.85" calcext:value-type="float">
            <text:p>1213.85</text:p>
          </table:table-cell>
          <table:table-cell office:value-type="float" office:value="1976.92" calcext:value-type="float">
            <text:p>1976.92</text:p>
          </table:table-cell>
          <table:table-cell office:value-type="float" office:value="1595.38" calcext:value-type="float">
            <text:p>1595.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1374" calcext:value-type="float">
            <text:p>391374</text:p>
          </table:table-cell>
          <table:table-cell office:value-type="float" office:value="4" calcext:value-type="float">
            <text:p>4</text:p>
          </table:table-cell>
          <table:table-cell office:value-type="float" office:value="41836" calcext:value-type="float">
            <text:p>41836</text:p>
          </table:table-cell>
          <table:table-cell office:value-type="float" office:value="282" calcext:value-type="float">
            <text:p>282</text:p>
          </table:table-cell>
          <table:table-cell office:value-type="float" office:value="949.25" calcext:value-type="float">
            <text:p>949.25</text:p>
          </table:table-cell>
          <table:table-cell office:value-type="float" office:value="1562.03" calcext:value-type="float">
            <text:p>1562.03</text:p>
          </table:table-cell>
          <table:table-cell office:value-type="float" office:value="1255.64" calcext:value-type="float">
            <text:p>1255.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65" calcext:value-type="float">
            <text:p>6.6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01855" calcext:value-type="float">
            <text:p>1301855</text:p>
          </table:table-cell>
          <table:table-cell office:value-type="float" office:value="11" calcext:value-type="float">
            <text:p>11</text:p>
          </table:table-cell>
          <table:table-cell office:value-type="float" office:value="210781" calcext:value-type="float">
            <text:p>210781</text:p>
          </table:table-cell>
          <table:table-cell office:value-type="float" office:value="622" calcext:value-type="float">
            <text:p>622</text:p>
          </table:table-cell>
          <table:table-cell office:value-type="float" office:value="915.42" calcext:value-type="float">
            <text:p>915.42</text:p>
          </table:table-cell>
          <table:table-cell office:value-type="float" office:value="1505.08" calcext:value-type="float">
            <text:p>1505.08</text:p>
          </table:table-cell>
          <table:table-cell office:value-type="float" office:value="1210.25" calcext:value-type="float">
            <text:p>1210.25</text:p>
          </table:table-cell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56" calcext:value-type="float">
            <text:p>0.56</text:p>
          </table:table-cell>
          <table:table-cell office:value-type="float" office:value="208" calcext:value-type="float">
            <text:p>208</text:p>
          </table:table-cell>
          <table:table-cell office:value-type="float" office:value="1956494" calcext:value-type="float">
            <text:p>1956494</text:p>
          </table:table-cell>
          <table:table-cell office:value-type="float" office:value="26" calcext:value-type="float">
            <text:p>26</text:p>
          </table:table-cell>
          <table:table-cell office:value-type="float" office:value="945078" calcext:value-type="float">
            <text:p>945078</text:p>
          </table:table-cell>
          <table:table-cell office:value-type="float" office:value="962" calcext:value-type="float">
            <text:p>962</text:p>
          </table:table-cell>
          <table:table-cell office:value-type="float" office:value="953.19" calcext:value-type="float">
            <text:p>953.19</text:p>
          </table:table-cell>
          <table:table-cell office:value-type="float" office:value="1562.64" calcext:value-type="float">
            <text:p>1562.64</text:p>
          </table:table-cell>
          <table:table-cell office:value-type="float" office:value="1257.91" calcext:value-type="float">
            <text:p>1257.91</text:p>
          </table:table-cell>
          <table:table-cell office:value-type="float" office:value="52" calcext:value-type="float">
            <text:p>52</text:p>
          </table:table-cell>
          <table:table-cell office:value-type="float" office:value="233" calcext:value-type="float">
            <text:p>233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6.75" calcext:value-type="float">
            <text:p>6.75</text:p>
          </table:table-cell>
          <table:table-cell office:value-type="float" office:value="1.84" calcext:value-type="float">
            <text:p>1.84</text:p>
          </table:table-cell>
          <table:table-cell office:value-type="float" office:value="410" calcext:value-type="float">
            <text:p>410</text:p>
          </table:table-cell>
          <table:table-cell office:value-type="float" office:value="4698415" calcext:value-type="float">
            <text:p>4698415</text:p>
          </table:table-cell>
          <table:table-cell office:value-type="float" office:value="46" calcext:value-type="float">
            <text:p>46</text:p>
          </table:table-cell>
          <table:table-cell office:value-type="float" office:value="1666722" calcext:value-type="float">
            <text:p>1666722</text:p>
          </table:table-cell>
          <table:table-cell office:value-type="float" office:value="1654" calcext:value-type="float">
            <text:p>1654</text:p>
          </table:table-cell>
          <table:table-cell office:value-type="float" office:value="917.04" calcext:value-type="float">
            <text:p>917.04</text:p>
          </table:table-cell>
          <table:table-cell office:value-type="float" office:value="1507.75" calcext:value-type="float">
            <text:p>1507.75</text:p>
          </table:table-cell>
          <table:table-cell office:value-type="float" office:value="1212.4" calcext:value-type="float">
            <text:p>1212.4</text:p>
          </table:table-cell>
          <table:table-cell office:value-type="float" office:value="105" calcext:value-type="float">
            <text:p>105</text:p>
          </table:table-cell>
          <table:table-cell office:value-type="float" office:value="405" calcext:value-type="float">
            <text:p>405</text:p>
          </table:table-cell>
          <table:table-cell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.35" calcext:value-type="float">
            <text:p>6.35</text:p>
          </table:table-cell>
          <table:table-cell office:value-type="float" office:value="9.64" calcext:value-type="float">
            <text:p>9.64</text:p>
          </table:table-cell>
          <table:table-cell office:value-type="float" office:value="751" calcext:value-type="float">
            <text:p>751</text:p>
          </table:table-cell>
          <table:table-cell office:value-type="float" office:value="12065451" calcext:value-type="float">
            <text:p>12065451</text:p>
          </table:table-cell>
          <table:table-cell office:value-type="float" office:value="94" calcext:value-type="float">
            <text:p>94</text:p>
          </table:table-cell>
          <table:table-cell office:value-type="float" office:value="4051947" calcext:value-type="float">
            <text:p>4051947</text:p>
          </table:table-cell>
          <table:table-cell office:value-type="float" office:value="2562" calcext:value-type="float">
            <text:p>2562</text:p>
          </table:table-cell>
          <table:table-cell office:value-type="float" office:value="889.43" calcext:value-type="float">
            <text:p>889.43</text:p>
          </table:table-cell>
          <table:table-cell office:value-type="float" office:value="1465.24" calcext:value-type="float">
            <text:p>1465.24</text:p>
          </table:table-cell>
          <table:table-cell office:value-type="float" office:value="1177.33" calcext:value-type="float">
            <text:p>1177.33</text:p>
          </table:table-cell>
          <table:table-cell office:value-type="float" office:value="160" calcext:value-type="float">
            <text:p>160</text:p>
          </table:table-cell>
          <table:table-cell office:value-type="float" office:value="628" calcext:value-type="float">
            <text:p>628</text:p>
          </table:table-cell>
          <table:table-cell office:value-type="float" office:value="624" calcext:value-type="float">
            <text:p>624</text:p>
          </table:table-cell>
          <table:table-cell office:value-type="float" office:value="611" calcext:value-type="float">
            <text:p>611</text:p>
          </table:table-cell>
          <table:table-cell office:value-type="float" office:value="366" calcext:value-type="float">
            <text:p>366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table:number-columns-repeated="7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2T12:43:10.448813792</dc:date>
    <meta:editing-duration>PT7M58S</meta:editing-duration>
    <meta:editing-cycles>1</meta:editing-cycles>
    <meta:document-statistic meta:table-count="1" meta:cell-count="5815" meta:object-count="0"/>
    <meta:generator>LibreOffice/5.1.6.2$Linux_X86_64 LibreOffice_project/10m0$Build-2</meta:generator>
  </office:meta>
</office:document-meta>
</file>